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keep-with-next="always" fo:widows="0" fo:orphans="0" fo:break-before="page" fo:text-align="center" fo:margin-top="0.0833in" fo:margin-bottom="0in" fo:line-height="100%"/>
    </style:style>
    <style:style style:name="T2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" style:parent-style-name="Normal" style:family="paragraph">
      <style:paragraph-properties fo:text-align="justify" style:writing-mode="rl-tb" fo:margin-top="0.0833in" fo:margin-bottom="0in" fo:line-height="100%"/>
    </style:style>
    <style:style style:name="T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" style:parent-style-name="DefaultParagraphFont" style:family="text">
      <style:text-properties style:font-name="Ezra SIL" style:font-name-complex="Ezra SIL" fo:font-size="18pt" style:font-size-asian="18pt" style:font-size-complex="18pt"/>
    </style:style>
    <style:style style:name="T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" style:parent-style-name="Normal" style:family="paragraph">
      <style:paragraph-properties fo:text-align="justify" style:writing-mode="rl-tb" fo:margin-top="0.0833in" fo:margin-bottom="0in" fo:line-height="100%"/>
    </style:style>
    <style:style style:name="T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" style:parent-style-name="Normal" style:family="paragraph">
      <style:paragraph-properties fo:text-align="justify" style:writing-mode="rl-tb" fo:margin-top="0.0833in" fo:margin-bottom="0in" fo:line-height="100%"/>
    </style:style>
    <style:style style:name="T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9" style:parent-style-name="Normal" style:family="paragraph">
      <style:paragraph-properties fo:text-align="justify" style:writing-mode="rl-tb" fo:margin-top="0.0833in" fo:margin-bottom="0in" fo:line-height="100%"/>
    </style:style>
    <style:style style:name="T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9" style:parent-style-name="Normal" style:family="paragraph">
      <style:paragraph-properties fo:text-align="justify" style:writing-mode="rl-tb" fo:margin-top="0.0833in" fo:margin-bottom="0in" fo:line-height="100%"/>
    </style:style>
    <style:style style:name="T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3" style:parent-style-name="Normal" style:family="paragraph">
      <style:paragraph-properties fo:text-align="justify" style:writing-mode="rl-tb" fo:margin-top="0.0833in" fo:margin-bottom="0in" fo:line-height="100%"/>
    </style:style>
    <style:style style:name="T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" style:family="section">
      <style:section-properties fo:margin-left="0in" fo:margin-right="0in" style:writing-mode="lr-tb"/>
    </style:style>
    <style:style style:name="P10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10" style:parent-style-name="Normal" style:family="paragraph">
      <style:paragraph-properties fo:text-align="justify" style:writing-mode="rl-tb" fo:margin-top="0.0833in" fo:margin-bottom="0in" fo:line-height="100%"/>
    </style:style>
    <style:style style:name="T1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0" style:parent-style-name="Normal" style:family="paragraph">
      <style:paragraph-properties fo:text-align="justify" style:writing-mode="rl-tb" fo:margin-top="0.0833in" fo:margin-bottom="0in" fo:line-height="100%"/>
    </style:style>
    <style:style style:name="T1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" style:family="section">
      <style:section-properties fo:margin-left="0in" fo:margin-right="0in" style:writing-mode="lr-tb"/>
    </style:style>
    <style:style style:name="P18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89" style:parent-style-name="Normal" style:family="paragraph">
      <style:paragraph-properties fo:text-align="justify" style:writing-mode="rl-tb" fo:margin-top="0.0833in" fo:margin-bottom="0in" fo:line-height="100%"/>
    </style:style>
    <style:style style:name="T1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6" style:parent-style-name="Normal" style:family="paragraph">
      <style:paragraph-properties fo:text-align="justify" style:writing-mode="rl-tb" fo:margin-top="0.0833in" fo:margin-bottom="0in" fo:line-height="100%"/>
    </style:style>
    <style:style style:name="T2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3" style:family="section">
      <style:section-properties fo:margin-left="0in" fo:margin-right="0in" style:writing-mode="lr-tb"/>
    </style:style>
    <style:style style:name="P26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68" style:parent-style-name="Normal" style:family="paragraph">
      <style:paragraph-properties fo:text-align="justify" style:writing-mode="rl-tb" fo:margin-top="0.0833in" fo:margin-bottom="0in" fo:line-height="100%"/>
    </style:style>
    <style:style style:name="T2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" style:family="section">
      <style:section-properties fo:margin-left="0in" fo:margin-right="0in" style:writing-mode="lr-tb"/>
    </style:style>
    <style:style style:name="P34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49" style:parent-style-name="Normal" style:family="paragraph">
      <style:paragraph-properties fo:text-align="justify" style:writing-mode="rl-tb" fo:margin-top="0.0833in" fo:margin-bottom="0in" fo:line-height="100%"/>
    </style:style>
    <style:style style:name="T3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0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16" style:parent-style-name="Normal" style:family="paragraph">
      <style:paragraph-properties fo:text-align="justify" style:writing-mode="rl-tb" fo:margin-top="0.0833in" fo:margin-bottom="0in" fo:line-height="100%"/>
    </style:style>
    <style:style style:name="T4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30" style:parent-style-name="Normal" style:family="paragraph">
      <style:paragraph-properties fo:text-align="justify" style:writing-mode="rl-tb" fo:margin-top="0.0833in" fo:margin-bottom="0in" fo:line-height="100%"/>
    </style:style>
    <style:style style:name="T4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41" style:parent-style-name="Normal" style:family="paragraph">
      <style:paragraph-properties fo:text-align="justify" style:writing-mode="rl-tb" fo:margin-top="0.0833in" fo:margin-bottom="0in" fo:line-height="100%"/>
    </style:style>
    <style:style style:name="T4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5" style:family="section">
      <style:section-properties fo:margin-left="0in" fo:margin-right="0in" style:writing-mode="lr-tb"/>
    </style:style>
    <style:style style:name="P45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59" style:parent-style-name="Normal" style:family="paragraph">
      <style:paragraph-properties fo:text-align="justify" style:writing-mode="rl-tb" fo:margin-top="0.0833in" fo:margin-bottom="0in" fo:line-height="100%"/>
    </style:style>
    <style:style style:name="T4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72" style:parent-style-name="Normal" style:family="paragraph">
      <style:paragraph-properties fo:text-align="justify" style:writing-mode="rl-tb" fo:margin-top="0.0833in" fo:margin-bottom="0in" fo:line-height="100%"/>
    </style:style>
    <style:style style:name="T4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86" style:parent-style-name="Normal" style:family="paragraph">
      <style:paragraph-properties fo:text-align="justify" style:writing-mode="rl-tb" fo:margin-top="0.0833in" fo:margin-bottom="0in" fo:line-height="100%"/>
    </style:style>
    <style:style style:name="T4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9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6" style:family="section">
      <style:section-properties fo:margin-left="0in" fo:margin-right="0in" style:writing-mode="lr-tb"/>
    </style:style>
    <style:style style:name="P53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533" style:parent-style-name="Normal" style:family="paragraph">
      <style:paragraph-properties fo:text-align="justify" style:writing-mode="rl-tb" fo:margin-top="0.0833in" fo:margin-bottom="0in" fo:line-height="100%"/>
    </style:style>
    <style:style style:name="T5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7" style:family="section">
      <style:section-properties fo:margin-left="0in" fo:margin-right="0in" style:writing-mode="lr-tb"/>
    </style:style>
    <style:style style:name="P60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606" style:parent-style-name="Normal" style:family="paragraph">
      <style:paragraph-properties fo:text-align="justify" style:writing-mode="rl-tb" fo:margin-top="0.0833in" fo:margin-bottom="0in" fo:line-height="100%"/>
    </style:style>
    <style:style style:name="T6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4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8" style:family="section">
      <style:section-properties fo:margin-left="0in" fo:margin-right="0in" style:writing-mode="lr-tb"/>
    </style:style>
    <style:style style:name="P67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674" style:parent-style-name="Normal" style:family="paragraph">
      <style:paragraph-properties fo:text-align="justify" style:writing-mode="rl-tb" fo:margin-top="0.0833in" fo:margin-bottom="0in" fo:line-height="100%"/>
    </style:style>
    <style:style style:name="T6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9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27" style:parent-style-name="Normal" style:family="paragraph">
      <style:paragraph-properties fo:text-align="justify" style:writing-mode="rl-tb" fo:margin-top="0.0833in" fo:margin-bottom="0in" fo:line-height="100%"/>
    </style:style>
    <style:style style:name="T7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9" style:family="section">
      <style:section-properties fo:margin-left="0in" fo:margin-right="0in" style:writing-mode="lr-tb"/>
    </style:style>
    <style:style style:name="P76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766" style:parent-style-name="Normal" style:family="paragraph">
      <style:paragraph-properties fo:text-align="justify" style:writing-mode="rl-tb" fo:margin-top="0.0833in" fo:margin-bottom="0in" fo:line-height="100%"/>
    </style:style>
    <style:style style:name="T7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0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0" style:family="section">
      <style:section-properties fo:margin-left="0in" fo:margin-right="0in" style:writing-mode="lr-tb"/>
    </style:style>
    <style:style style:name="P86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866" style:parent-style-name="Normal" style:family="paragraph">
      <style:paragraph-properties fo:text-align="justify" style:writing-mode="rl-tb" fo:margin-top="0.0833in" fo:margin-bottom="0in" fo:line-height="100%"/>
    </style:style>
    <style:style style:name="T8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95" style:parent-style-name="Normal" style:family="paragraph">
      <style:paragraph-properties fo:text-align="justify" style:writing-mode="rl-tb" fo:margin-top="0.0833in" fo:margin-bottom="0in" fo:line-height="100%"/>
    </style:style>
    <style:style style:name="T8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0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0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3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4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7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1" style:family="section">
      <style:section-properties fo:margin-left="0in" fo:margin-right="0in" style:writing-mode="lr-tb"/>
    </style:style>
    <style:style style:name="P97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975" style:parent-style-name="Normal" style:family="paragraph">
      <style:paragraph-properties fo:text-align="justify" style:writing-mode="rl-tb" fo:margin-top="0.0833in" fo:margin-bottom="0in" fo:line-height="100%"/>
    </style:style>
    <style:style style:name="T9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04" style:parent-style-name="Normal" style:family="paragraph">
      <style:paragraph-properties fo:text-align="justify" style:writing-mode="rl-tb" fo:margin-top="0.0833in" fo:margin-bottom="0in" fo:line-height="100%"/>
    </style:style>
    <style:style style:name="T10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2" style:family="section">
      <style:section-properties fo:margin-left="0in" fo:margin-right="0in" style:writing-mode="lr-tb"/>
    </style:style>
    <style:style style:name="P103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039" style:parent-style-name="Normal" style:family="paragraph">
      <style:paragraph-properties fo:text-align="justify" style:writing-mode="rl-tb" fo:margin-top="0.0833in" fo:margin-bottom="0in" fo:line-height="100%"/>
    </style:style>
    <style:style style:name="T10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3" style:family="section">
      <style:section-properties fo:margin-left="0in" fo:margin-right="0in" style:writing-mode="lr-tb"/>
    </style:style>
    <style:style style:name="P109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095" style:parent-style-name="Normal" style:family="paragraph">
      <style:paragraph-properties fo:text-align="justify" style:writing-mode="rl-tb" fo:margin-top="0.0833in" fo:margin-bottom="0in" fo:line-height="100%"/>
    </style:style>
    <style:style style:name="T10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6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4" style:family="section">
      <style:section-properties fo:margin-left="0in" fo:margin-right="0in" style:writing-mode="lr-tb"/>
    </style:style>
    <style:style style:name="P116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170" style:parent-style-name="Normal" style:family="paragraph">
      <style:paragraph-properties fo:text-align="justify" style:writing-mode="rl-tb" fo:margin-top="0.0833in" fo:margin-bottom="0in" fo:line-height="100%"/>
    </style:style>
    <style:style style:name="T11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3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5" style:family="section">
      <style:section-properties fo:margin-left="0in" fo:margin-right="0in" style:writing-mode="lr-tb"/>
    </style:style>
    <style:style style:name="P123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236" style:parent-style-name="Normal" style:family="paragraph">
      <style:paragraph-properties fo:text-align="justify" style:writing-mode="rl-tb" fo:margin-top="0.0833in" fo:margin-bottom="0in" fo:line-height="100%"/>
    </style:style>
    <style:style style:name="T12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6" style:family="section">
      <style:section-properties fo:margin-left="0in" fo:margin-right="0in" style:writing-mode="lr-tb"/>
    </style:style>
    <style:style style:name="P128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285" style:parent-style-name="Normal" style:family="paragraph">
      <style:paragraph-properties fo:text-align="justify" style:writing-mode="rl-tb" fo:margin-top="0.0833in" fo:margin-bottom="0in" fo:line-height="100%"/>
    </style:style>
    <style:style style:name="T12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7" style:family="section">
      <style:section-properties fo:margin-left="0in" fo:margin-right="0in" style:writing-mode="lr-tb"/>
    </style:style>
    <style:style style:name="P136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369" style:parent-style-name="Normal" style:family="paragraph">
      <style:paragraph-properties fo:text-align="justify" style:writing-mode="rl-tb" fo:margin-top="0.0833in" fo:margin-bottom="0in" fo:line-height="100%"/>
    </style:style>
    <style:style style:name="T13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8" style:family="section">
      <style:section-properties fo:margin-left="0in" fo:margin-right="0in" style:writing-mode="lr-tb"/>
    </style:style>
    <style:style style:name="P146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470" style:parent-style-name="Normal" style:family="paragraph">
      <style:paragraph-properties fo:text-align="justify" style:writing-mode="rl-tb" fo:margin-top="0.0833in" fo:margin-bottom="0in" fo:line-height="100%"/>
    </style:style>
    <style:style style:name="T14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8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9" style:family="section">
      <style:section-properties fo:margin-left="0in" fo:margin-right="0in" style:writing-mode="lr-tb"/>
    </style:style>
    <style:style style:name="P158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586" style:parent-style-name="Normal" style:family="paragraph">
      <style:paragraph-properties fo:text-align="justify" style:writing-mode="rl-tb" fo:margin-top="0.0833in" fo:margin-bottom="0in" fo:line-height="100%"/>
    </style:style>
    <style:style style:name="T15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4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0" style:family="section">
      <style:section-properties fo:margin-left="0in" fo:margin-right="0in" style:writing-mode="lr-tb"/>
    </style:style>
    <style:style style:name="P164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643" style:parent-style-name="Normal" style:family="paragraph">
      <style:paragraph-properties fo:text-align="justify" style:writing-mode="rl-tb" fo:margin-top="0.0833in" fo:margin-bottom="0in" fo:line-height="100%"/>
    </style:style>
    <style:style style:name="T16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07" style:parent-style-name="Normal" style:family="paragraph">
      <style:paragraph-properties fo:text-align="justify" style:writing-mode="rl-tb" fo:margin-top="0.0833in" fo:margin-bottom="0in" fo:line-height="100%"/>
    </style:style>
    <style:style style:name="T17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1" style:family="section">
      <style:section-properties fo:margin-left="0in" fo:margin-right="0in" style:writing-mode="lr-tb"/>
    </style:style>
    <style:style style:name="P174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749" style:parent-style-name="Normal" style:family="paragraph">
      <style:paragraph-properties fo:text-align="justify" style:writing-mode="rl-tb" fo:margin-top="0.0833in" fo:margin-bottom="0in" fo:line-height="100%"/>
    </style:style>
    <style:style style:name="T17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08" style:parent-style-name="Normal" style:family="paragraph">
      <style:paragraph-properties fo:text-align="justify" style:writing-mode="rl-tb" fo:margin-top="0.0833in" fo:margin-bottom="0in" fo:line-height="100%"/>
    </style:style>
    <style:style style:name="T18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2" style:family="section">
      <style:section-properties fo:margin-left="0in" fo:margin-right="0in" style:writing-mode="lr-tb"/>
    </style:style>
    <style:style style:name="P182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826" style:parent-style-name="Normal" style:family="paragraph">
      <style:paragraph-properties fo:text-align="justify" style:writing-mode="rl-tb" fo:margin-top="0.0833in" fo:margin-bottom="0in" fo:line-height="100%"/>
    </style:style>
    <style:style style:name="T18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8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3" style:family="section">
      <style:section-properties fo:margin-left="0in" fo:margin-right="0in" style:writing-mode="lr-tb"/>
    </style:style>
    <style:style style:name="P188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888" style:parent-style-name="Normal" style:family="paragraph">
      <style:paragraph-properties fo:text-align="justify" style:writing-mode="rl-tb" fo:margin-top="0.0833in" fo:margin-bottom="0in" fo:line-height="100%"/>
    </style:style>
    <style:style style:name="T18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4" style:family="section">
      <style:section-properties fo:margin-left="0in" fo:margin-right="0in" style:writing-mode="lr-tb"/>
    </style:style>
    <style:style style:name="P209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092" style:parent-style-name="Normal" style:family="paragraph">
      <style:paragraph-properties fo:text-align="justify" style:writing-mode="rl-tb" fo:margin-top="0.0833in" fo:margin-bottom="0in" fo:line-height="100%"/>
    </style:style>
    <style:style style:name="T20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2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49" style:parent-style-name="Normal" style:family="paragraph">
      <style:paragraph-properties fo:text-align="justify" style:writing-mode="rl-tb" fo:margin-top="0.0833in" fo:margin-bottom="0in" fo:line-height="100%"/>
    </style:style>
    <style:style style:name="T21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9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5" style:family="section">
      <style:section-properties fo:margin-left="0in" fo:margin-right="0in" style:writing-mode="lr-tb"/>
    </style:style>
    <style:style style:name="P219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200" style:parent-style-name="Normal" style:family="paragraph">
      <style:paragraph-properties fo:text-align="justify" style:writing-mode="rl-tb" fo:margin-top="0.0833in" fo:margin-bottom="0in" fo:line-height="100%"/>
    </style:style>
    <style:style style:name="T22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0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0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6" style:family="section">
      <style:section-properties fo:margin-left="0in" fo:margin-right="0in" style:writing-mode="lr-tb"/>
    </style:style>
    <style:style style:name="P230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309" style:parent-style-name="Normal" style:family="paragraph">
      <style:paragraph-properties fo:text-align="justify" style:writing-mode="rl-tb" fo:margin-top="0.0833in" fo:margin-bottom="0in" fo:line-height="100%"/>
    </style:style>
    <style:style style:name="T23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7" style:family="section">
      <style:section-properties fo:margin-left="0in" fo:margin-right="0in" style:writing-mode="lr-tb"/>
    </style:style>
    <style:style style:name="P244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449" style:parent-style-name="Normal" style:family="paragraph">
      <style:paragraph-properties fo:text-align="justify" style:writing-mode="rl-tb" fo:margin-top="0.0833in" fo:margin-bottom="0in" fo:line-height="100%"/>
    </style:style>
    <style:style style:name="T24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8" style:family="section">
      <style:section-properties fo:margin-left="0in" fo:margin-right="0in" style:writing-mode="lr-tb"/>
    </style:style>
    <style:style style:name="P251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518" style:parent-style-name="Normal" style:family="paragraph">
      <style:paragraph-properties fo:text-align="justify" style:writing-mode="rl-tb" fo:margin-top="0.0833in" fo:margin-bottom="0in" fo:line-height="100%"/>
    </style:style>
    <style:style style:name="T25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9" style:family="section">
      <style:section-properties fo:margin-left="0in" fo:margin-right="0in" style:writing-mode="lr-tb"/>
    </style:style>
    <style:style style:name="P262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625" style:parent-style-name="Normal" style:family="paragraph">
      <style:paragraph-properties fo:text-align="justify" style:writing-mode="rl-tb" fo:margin-top="0.0833in" fo:margin-bottom="0in" fo:line-height="100%"/>
    </style:style>
    <style:style style:name="T26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0" style:family="section">
      <style:section-properties fo:margin-left="0in" fo:margin-right="0in" style:writing-mode="lr-tb"/>
    </style:style>
    <style:style style:name="P275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757" style:parent-style-name="Normal" style:family="paragraph">
      <style:paragraph-properties fo:text-align="justify" style:writing-mode="rl-tb" fo:margin-top="0.0833in" fo:margin-bottom="0in" fo:line-height="100%"/>
    </style:style>
    <style:style style:name="T27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1" style:family="section">
      <style:section-properties fo:margin-left="0in" fo:margin-right="0in" style:writing-mode="lr-tb"/>
    </style:style>
    <style:style style:name="P292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921" style:parent-style-name="Normal" style:family="paragraph">
      <style:paragraph-properties fo:text-align="justify" style:writing-mode="rl-tb" fo:margin-top="0.0833in" fo:margin-bottom="0in" fo:line-height="100%"/>
    </style:style>
    <style:style style:name="T29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31" style:parent-style-name="Normal" style:family="paragraph">
      <style:paragraph-properties fo:text-align="justify" style:writing-mode="rl-tb" fo:margin-top="0.0833in" fo:margin-bottom="0in" fo:line-height="100%"/>
    </style:style>
    <style:style style:name="T29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2" style:family="section">
      <style:section-properties fo:margin-left="0in" fo:margin-right="0in" style:writing-mode="lr-tb"/>
    </style:style>
    <style:style style:name="P302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024" style:parent-style-name="Normal" style:family="paragraph">
      <style:paragraph-properties fo:text-align="justify" style:writing-mode="rl-tb" fo:margin-top="0.0833in" fo:margin-bottom="0in" fo:line-height="100%"/>
    </style:style>
    <style:style style:name="T30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8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33" style:family="section">
      <style:section-properties fo:margin-left="0in" fo:margin-right="0in" style:writing-mode="lr-tb"/>
    </style:style>
    <style:style style:name="P308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087" style:parent-style-name="Normal" style:family="paragraph">
      <style:paragraph-properties fo:text-align="justify" style:writing-mode="rl-tb" fo:margin-top="0.0833in" fo:margin-bottom="0in" fo:line-height="100%"/>
    </style:style>
    <style:style style:name="T30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1" style:parent-style-name="DefaultParagraphFont" style:family="text">
      <style:text-properties style:font-name="Ezra SIL" style:font-name-complex="Ezra SIL" fo:font-size="18pt" style:font-size-asian="18pt" style:font-size-complex="18pt"/>
    </style:style>
    <style:style style:name="T31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4" style:family="section">
      <style:section-properties fo:margin-left="0in" fo:margin-right="0in" style:writing-mode="lr-tb"/>
    </style:style>
    <style:style style:name="P318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186" style:parent-style-name="Normal" style:family="paragraph">
      <style:paragraph-properties fo:text-align="justify" style:writing-mode="rl-tb" fo:margin-top="0.0833in" fo:margin-bottom="0in" fo:line-height="100%"/>
    </style:style>
    <style:style style:name="T31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11" style:parent-style-name="Normal" style:family="paragraph">
      <style:paragraph-properties fo:text-align="justify" style:writing-mode="rl-tb" fo:margin-top="0.0833in" fo:margin-bottom="0in" fo:line-height="100%"/>
    </style:style>
    <style:style style:name="T32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254" style:parent-style-name="Normal" style:family="paragraph">
      <style:paragraph-properties fo:text-align="justify" style:writing-mode="rl-tb" fo:margin-top="0.0833in" fo:margin-bottom="0in" fo:line-height="100%"/>
    </style:style>
    <style:style style:name="T32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5" style:family="section">
      <style:section-properties fo:margin-left="0in" fo:margin-right="0in" style:writing-mode="lr-tb"/>
    </style:style>
    <style:style style:name="P327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280" style:parent-style-name="Normal" style:family="paragraph">
      <style:paragraph-properties fo:text-align="justify" style:writing-mode="rl-tb" fo:margin-top="0.0833in" fo:margin-bottom="0in" fo:line-height="100%"/>
    </style:style>
    <style:style style:name="T32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3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73" style:parent-style-name="Normal" style:family="paragraph">
      <style:paragraph-properties fo:text-align="justify" style:writing-mode="rl-tb" fo:margin-top="0.0833in" fo:margin-bottom="0in" fo:line-height="100%"/>
    </style:style>
    <style:style style:name="T33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6" style:family="section">
      <style:section-properties fo:margin-left="0in" fo:margin-right="0in" style:writing-mode="lr-tb"/>
    </style:style>
    <style:style style:name="P341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415" style:parent-style-name="Normal" style:family="paragraph">
      <style:paragraph-properties fo:text-align="justify" style:writing-mode="rl-tb" fo:margin-top="0.0833in" fo:margin-bottom="0in" fo:line-height="100%"/>
    </style:style>
    <style:style style:name="T34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7" style:family="section">
      <style:section-properties fo:margin-left="0in" fo:margin-right="0in" style:writing-mode="lr-tb"/>
    </style:style>
    <style:style style:name="P352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525" style:parent-style-name="Normal" style:family="paragraph">
      <style:paragraph-properties fo:text-align="justify" style:writing-mode="rl-tb" fo:margin-top="0.0833in" fo:margin-bottom="0in" fo:line-height="100%"/>
    </style:style>
    <style:style style:name="T35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38" style:family="section">
      <style:section-properties fo:margin-left="0in" fo:margin-right="0in" style:writing-mode="lr-tb"/>
    </style:style>
    <style:style style:name="P361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618" style:parent-style-name="Normal" style:family="paragraph">
      <style:paragraph-properties fo:text-align="justify" style:writing-mode="rl-tb" fo:margin-top="0.0833in" fo:margin-bottom="0in" fo:line-height="100%"/>
    </style:style>
    <style:style style:name="T36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39" style:family="section">
      <style:section-properties fo:margin-left="0in" fo:margin-right="0in" style:writing-mode="lr-tb"/>
    </style:style>
    <style:style style:name="P368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690" style:parent-style-name="Normal" style:family="paragraph">
      <style:paragraph-properties fo:text-align="justify" style:writing-mode="rl-tb" fo:margin-top="0.0833in" fo:margin-bottom="0in" fo:line-height="100%"/>
    </style:style>
    <style:style style:name="T36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0" style:family="section">
      <style:section-properties fo:margin-left="0in" fo:margin-right="0in" style:writing-mode="lr-tb"/>
    </style:style>
    <style:style style:name="P376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761" style:parent-style-name="Normal" style:family="paragraph">
      <style:paragraph-properties fo:text-align="justify" style:writing-mode="rl-tb" fo:margin-top="0.0833in" fo:margin-bottom="0in" fo:line-height="100%"/>
    </style:style>
    <style:style style:name="T37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1" style:family="section">
      <style:section-properties fo:margin-left="0in" fo:margin-right="0in" style:writing-mode="lr-tb"/>
    </style:style>
    <style:style style:name="P393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934" style:parent-style-name="Normal" style:family="paragraph">
      <style:paragraph-properties fo:text-align="justify" style:writing-mode="rl-tb" fo:margin-top="0.0833in" fo:margin-bottom="0in" fo:line-height="100%"/>
    </style:style>
    <style:style style:name="T39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2" style:family="section">
      <style:section-properties fo:margin-left="0in" fo:margin-right="0in" style:writing-mode="lr-tb"/>
    </style:style>
    <style:style style:name="P404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050" style:parent-style-name="Normal" style:family="paragraph">
      <style:paragraph-properties fo:text-align="justify" style:writing-mode="rl-tb" fo:margin-top="0.0833in" fo:margin-bottom="0in" fo:line-height="100%"/>
    </style:style>
    <style:style style:name="T40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3" style:family="section">
      <style:section-properties fo:margin-left="0in" fo:margin-right="0in" style:writing-mode="lr-tb"/>
    </style:style>
    <style:style style:name="P415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154" style:parent-style-name="Normal" style:family="paragraph">
      <style:paragraph-properties fo:text-align="justify" style:writing-mode="rl-tb" fo:margin-top="0.0833in" fo:margin-bottom="0in" fo:line-height="100%"/>
    </style:style>
    <style:style style:name="T41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0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2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207" style:parent-style-name="Normal" style:family="paragraph">
      <style:paragraph-properties fo:text-align="justify" style:writing-mode="rl-tb" fo:margin-top="0.0833in" fo:margin-bottom="0in" fo:line-height="100%"/>
    </style:style>
    <style:style style:name="T42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4" style:family="section">
      <style:section-properties fo:margin-left="0in" fo:margin-right="0in" style:writing-mode="lr-tb"/>
    </style:style>
    <style:style style:name="P425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260" style:parent-style-name="Normal" style:family="paragraph">
      <style:paragraph-properties fo:text-align="justify" style:writing-mode="rl-tb" fo:margin-top="0.0833in" fo:margin-bottom="0in" fo:line-height="100%"/>
    </style:style>
    <style:style style:name="T42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5" style:family="section">
      <style:section-properties fo:margin-left="0in" fo:margin-right="0in" style:writing-mode="lr-tb"/>
    </style:style>
    <style:style style:name="P434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346" style:parent-style-name="Normal" style:family="paragraph">
      <style:paragraph-properties fo:text-align="justify" style:writing-mode="rl-tb" fo:margin-top="0.0833in" fo:margin-bottom="0in" fo:line-height="100%"/>
    </style:style>
    <style:style style:name="T43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3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3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429" style:parent-style-name="Normal" style:family="paragraph">
      <style:paragraph-properties fo:text-align="justify" style:writing-mode="rl-tb" fo:margin-top="0.0833in" fo:margin-bottom="0in" fo:line-height="100%"/>
    </style:style>
    <style:style style:name="T44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6" style:family="section">
      <style:section-properties fo:margin-left="0in" fo:margin-right="0in" style:writing-mode="lr-tb"/>
    </style:style>
    <style:style style:name="P445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452" style:parent-style-name="Normal" style:family="paragraph">
      <style:paragraph-properties fo:text-align="justify" style:writing-mode="rl-tb" fo:margin-top="0.0833in" fo:margin-bottom="0in" fo:line-height="100%"/>
    </style:style>
    <style:style style:name="T44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4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7" style:family="section">
      <style:section-properties fo:margin-left="0in" fo:margin-right="0in" style:writing-mode="lr-tb"/>
    </style:style>
    <style:style style:name="P454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548" style:parent-style-name="Normal" style:family="paragraph">
      <style:paragraph-properties fo:text-align="justify" style:writing-mode="rl-tb" fo:margin-top="0.0833in" fo:margin-bottom="0in" fo:line-height="100%"/>
    </style:style>
    <style:style style:name="T45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1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8" style:family="section">
      <style:section-properties fo:margin-left="0in" fo:margin-right="0in" style:writing-mode="lr-tb"/>
    </style:style>
    <style:style style:name="P461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616" style:parent-style-name="Normal" style:family="paragraph">
      <style:paragraph-properties fo:text-align="justify" style:writing-mode="rl-tb" fo:margin-top="0.0833in" fo:margin-bottom="0in" fo:line-height="100%"/>
    </style:style>
    <style:style style:name="T46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629" style:parent-style-name="Normal" style:family="paragraph">
      <style:paragraph-properties fo:text-align="justify" style:writing-mode="rl-tb" fo:margin-top="0.0833in" fo:margin-bottom="0in" fo:line-height="100%"/>
    </style:style>
    <style:style style:name="T46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3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656" style:parent-style-name="Normal" style:family="paragraph">
      <style:paragraph-properties fo:text-align="justify" style:writing-mode="rl-tb" fo:margin-top="0.0833in" fo:margin-bottom="0in" fo:line-height="100%"/>
    </style:style>
    <style:style style:name="T46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7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8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8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0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7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705" style:parent-style-name="Normal" style:family="paragraph">
      <style:paragraph-properties fo:text-align="justify" style:writing-mode="rl-tb" fo:margin-top="0.0833in" fo:margin-bottom="0in" fo:line-height="100%"/>
    </style:style>
    <style:style style:name="T47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9" style:family="section">
      <style:section-properties fo:margin-left="0in" fo:margin-right="0in" style:writing-mode="lr-tb"/>
    </style:style>
    <style:style style:name="P472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728" style:parent-style-name="Normal" style:family="paragraph">
      <style:paragraph-properties fo:text-align="justify" style:writing-mode="rl-tb" fo:margin-top="0.0833in" fo:margin-bottom="0in" fo:line-height="100%"/>
    </style:style>
    <style:style style:name="T47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06" style:parent-style-name="DefaultParagraphFont" style:family="text">
      <style:text-properties style:font-name="Ezra SIL" style:font-name-complex="Ezra SIL" fo:font-size="14pt" style:font-size-asian="14pt" style:font-size-complex="14pt"/>
    </style:style>
  </office:automatic-styles>
  <office:body>
    <office:text text:use-soft-page-breaks="true">
      <text:p text:style-name="P1"><text:span text:style-name="T2">Genesis 1</text:span>‬‬‬</text:p>
      <text:p text:style-name="P3"><text:span text:style-name="T4">1</text:span><text:span text:style-name="T5"> </text:span><text:span text:style-name="T6">בְּ</text:span><text:span text:style-name="T7">רֵאשִׁ֖ית בָּרָ֣א אֱלֹהִ֑ים אֵ֥ת הַשָּׁמַ֖יִם וְאֵ֥ת הָאָֽרֶץ׃<text:s/></text:span><text:span text:style-name="T8">2</text:span><text:span text:style-name="T9"> וְהָאָ֗רֶץ הָיְתָ֥ה תֹ֙הוּ֙ וָבֹ֔הוּ וְחֹ֖שֶׁךְ עַל־פְּנֵ֣י תְה֑וֹם וְר֣וּחַ אֱלֹהִ֔ים מְרַחֶ֖פֶת עַל־פְּנֵ֥י הַמָּֽיִם׃<text:s/></text:span><text:span text:style-name="T10">‬</text:span>‬‬<text:span text:style-name="T11">3</text:span><text:span text:style-name="T12"> וַיֹּ֥אמֶר אֱלֹהִ֖ים יְהִ֣י א֑וֹר וַֽיְהִי־אֽוֹר׃<text:s/></text:span><text:span text:style-name="T13">‬</text:span>‬‬<text:span text:style-name="T14">4</text:span><text:span text:style-name="T15"> וַיַּ֧רְא אֱלֹהִ֛ים אֶת־הָא֖וֹר כִּי־ט֑וֹב וַיַּבְדֵּ֣ל אֱלֹהִ֔ים בֵּ֥ין הָא֖וֹר וּבֵ֥ין הַחֹֽשֶׁךְ׃<text:s/></text:span><text:span text:style-name="T16">‬</text:span>‬‬<text:span text:style-name="T17">5</text:span><text:span text:style-name="T18"> וַיִּקְרָ֨א אֱלֹהִ֤ים ׀ לָאוֹר֙ י֔וֹם וְלַחֹ֖שֶׁךְ קָ֣רָא לָ֑יְלָה וַֽיְהִי־עֶ֥רֶב וַֽיְהִי־בֹ֖קֶר י֥וֹם אֶחָֽד׃<text:s/></text:span><text:span text:style-name="T19">פ<text:s/></text:span><text:span text:style-name="T20">‬</text:span>‬‬‬‬‬‬</text:p>
      <text:p text:style-name="P21"><text:span text:style-name="T22">6</text:span><text:span text:style-name="T23"> וַיֹּ֣אמֶר אֱלֹהִ֔ים יְהִ֥י רָקִ֖יעַ בְּת֣וֹךְ הַמָּ֑יִם וִיהִ֣י מַבְדִּ֔יל בֵּ֥ין מַ֖יִם לָמָֽיִם׃<text:s/></text:span><text:span text:style-name="T24">‬</text:span>‬‬<text:span text:style-name="T25">7</text:span><text:span text:style-name="T26"> וַיַּ֣עַשׂ אֱלֹהִים֮ אֶת־הָרָקִיעַ֒ וַיַּבְדֵּ֗ל בֵּ֤ין הַמַּ֙יִם֙ אֲשֶׁר֙ מִתַּ֣חַת לָרָקִ֔יעַ וּבֵ֣ין הַמַּ֔יִם אֲשֶׁ֖ר מֵעַ֣ל לָרָקִ֑יעַ וֽ͏ַיְהִי־כֵֽן׃<text:s/></text:span><text:span text:style-name="T27">‬</text:span>‬‬<text:span text:style-name="T28">8</text:span><text:span text:style-name="T29"> וַיִּקְרָ֧א אֱלֹהִ֛ים לָֽרָקִ֖יעַ שָׁמָ֑יִם וַֽיְהִי־עֶ֥רֶב וַֽיְהִי־בֹ֖קֶר י֥וֹם שֵׁנִֽי׃<text:s/></text:span><text:span text:style-name="T30">פ<text:s/></text:span><text:span text:style-name="T31">‬</text:span>‬‬‬‬‬</text:p>
      <text:p text:style-name="P32"><text:span text:style-name="T33">9</text:span><text:span text:style-name="T34"> וַיֹּ֣אמֶר אֱלֹהִ֗ים יִקָּו֨וּ הַמַּ֜יִם מִתַּ֤חַת הַשָּׁמַ֙יִם֙ אֶל־מָק֣וֹם אֶחָ֔ד וְתֵרָאֶ֖ה הַיַּבָּשָׁ֑ה וַֽיְהִי־כֵֽן׃<text:s/></text:span><text:span text:style-name="T35">‬</text:span>‬‬<text:span text:style-name="T36">10</text:span><text:span text:style-name="T37"> וַיִּקְרָ֨א אֱלֹהִ֤ים ׀ לַיַּבָּשָׁה֙ אֶ֔רֶץ וּלְמִקְוֵ֥ה הַמַּ֖יִם קָרָ֣א יַמִּ֑ים וַיַּ֥רְא אֱלֹהִ֖ים כִּי־טֽוֹב׃<text:s/></text:span><text:span text:style-name="T38">‬</text:span>‬‬<text:span text:style-name="T39">11</text:span><text:span text:style-name="T40"> וַיֹּ֣אמֶר אֱלֹהִ֗ים תַּֽדְשֵׁ֤א הָאָ֙רֶץ֙ דֶּ֗שֶׁא עֵ֚שֶׂב מַזְרִ֣יעַ זֶ֔רַע עֵ֣ץ פְּרִ֞י עֹ֤שֶׂה פְּרִי֙ לְמִינ֔וֹ אֲשֶׁ֥ר זַרְעוֹ־ב֖וֹ עַל־הָאָ֑רֶץ וַֽיְהִי־כֵֽן׃<text:s/></text:span><text:span text:style-name="T41">‬</text:span>‬‬<text:span text:style-name="T42">12</text:span><text:span text:style-name="T43"> וַתּוֹצֵ֨א הָאָ֜רֶץ דֶּ֠שֶׁא עֵ֣שֶׂב מַזְרִ֤יעַ זֶ֙רַע֙ לְמִינֵ֔הוּ וְעֵ֧ץ עֹֽשֶׂה־פְּרִ֛י אֲשֶׁ֥ר זַרְעוֹ־ב֖וֹ לְמִינֵ֑הוּ וַיַּ֥רְא אֱלֹהִ֖ים כִּי־טֽוֹב׃<text:s/></text:span><text:span text:style-name="T44">‬</text:span>‬‬<text:span text:style-name="T45">13</text:span><text:span text:style-name="T46"> וֽ͏ַיְהִי־עֶ֥רֶב וֽ͏ַיְהִי־בֹ֖קֶר י֥וֹם שְׁלִישִֽׁי׃<text:s/></text:span><text:span text:style-name="T47">פ<text:s/></text:span><text:span text:style-name="T48">‬</text:span>‬‬‬‬‬‬‬</text:p>
      <text:p text:style-name="P49"><text:span text:style-name="T50">14</text:span><text:span text:style-name="T51"> וַיֹּ֣אמֶר אֱלֹהִ֗ים יְהִ֤י מְאֹרֹת֙ בִּרְקִ֣יעַ הַשָּׁמַ֔יִם לְהַבְדִּ֕יל בֵּ֥ין הַיּ֖וֹם וּבֵ֣ין הַלָּ֑יְלָה וְהָי֤וּ לְאֹתֹת֙ וּלְמ֣וֹעֲדִ֔ים וּלְיָמִ֖ים וְשָׁנִֽים׃<text:s/></text:span><text:span text:style-name="T52">‬</text:span>‬‬<text:span text:style-name="T53">15</text:span><text:span text:style-name="T54"> וְהָי֤וּ לִמְאוֹרֹת֙ בִּרְקִ֣יעַ הַשָּׁמַ֔יִם לְהָאִ֖יר עַל־הָאָ֑רֶץ וֽ͏ַיְהִי־כֵֽן׃<text:s/></text:span><text:span text:style-name="T55">‬</text:span>‬‬<text:span text:style-name="T56">16</text:span><text:span text:style-name="T57"> וַיַּ֣עַשׂ אֱלֹהִ֔ים אֶת־שְׁנֵ֥י הַמְּאֹרֹ֖ת הַגְּדֹלִ֑ים אֶת־הַמָּא֤וֹר הַגָּדֹל֙ לְמֶמְשֶׁ֣לֶת הַיּ֔וֹם וְאֶת־הַמָּא֤וֹר הַקָּטֹן֙ לְמֶמְשֶׁ֣לֶת הַלַּ֔יְלָה וְאֵ֖ת הַכּוֹכָבִֽים׃<text:s/></text:span><text:span text:style-name="T58">‬</text:span>‬‬<text:span text:style-name="T59">17</text:span><text:span text:style-name="T60"> וַיִּתֵּ֥ן אֹתָ֛ם אֱלֹהִ֖ים בִּרְקִ֣יעַ הַשָּׁמָ֑יִם לְהָאִ֖יר עַל־הָאָֽרֶץ׃<text:s/></text:span><text:span text:style-name="T61">‬</text:span>‬‬<text:span text:style-name="T62">18</text:span><text:span text:style-name="T63"> וְלִמְשֹׁל֙ בַּיּ֣וֹם וּבַלַּ֔יְלָה וּֽלֲהַבְדִּ֔יל בֵּ֥ין הָא֖וֹר וּבֵ֣ין הַחֹ֑שֶׁךְ וַיַּ֥רְא אֱלֹהִ֖ים כִּי־טֽוֹב׃<text:s/></text:span><text:span text:style-name="T64">‬</text:span>‬‬<text:span text:style-name="T65">19</text:span><text:span text:style-name="T66"> וַֽיְהִי־עֶ֥רֶב וַֽיְהִי־בֹ֖קֶר י֥וֹם רְבִיעִֽי׃<text:s/></text:span><text:span text:style-name="T67">פ<text:s/></text:span><text:span text:style-name="T68">‬</text:span>‬‬‬‬‬‬‬‬</text:p>
      <text:p text:style-name="P69"><text:span text:style-name="T70">20</text:span><text:span text:style-name="T71"> וַיֹּ֣אמֶר אֱלֹהִ֔ים יִשְׁרְצ֣וּ הַמַּ֔יִם שֶׁ֖רֶץ נֶ֣פֶשׁ חַיָּ֑ה וְעוֹף֙ יְעוֹפֵ֣ף עַל־הָאָ֔רֶץ עַל־פְּנֵ֖י רְקִ֥יעַ הַשָּׁמָֽיִם׃<text:s/></text:span><text:span text:style-name="T72">‬</text:span>‬‬<text:span text:style-name="T73">21</text:span><text:span text:style-name="T74"> וַיִּבְרָ֣א אֱלֹהִ֔ים אֶת־הַתַּנִּינִ֖ם הַגְּדֹלִ֑ים וְאֵ֣ת כָּל־נֶ֣פֶשׁ הֽ͏ַחַיָּ֣ה ׀ הָֽרֹמֶ֡שֶׂת אֲשֶׁר֩ שָׁרְצ֨וּ הַמַּ֜יִם לְמִֽינֵהֶ֗ם וְאֵ֨ת כָּל־ע֤וֹף כָּנָף֙ לְמִינֵ֔הוּ וַיַּ֥רְא אֱלֹהִ֖ים כִּי־טֽוֹב׃<text:s/></text:span><text:span text:style-name="T75">‬</text:span>‬‬<text:span text:style-name="T76">22</text:span><text:span text:style-name="T77"> וַיְבָ֧רֶךְ אֹתָ֛ם אֱלֹהִ֖ים לֵאמֹ֑ר פְּר֣וּ וּרְב֗וּ וּמִלְא֤וּ אֶת־הַמַּ֙יִם֙ בַּיַּמִּ֔ים וְהָע֖וֹף יִ֥רֶב בָּאָֽרֶץ׃<text:s/></text:span><text:span text:style-name="T78">‬</text:span>‬‬<text:span text:style-name="T79">23</text:span><text:span text:style-name="T80"> וַֽיְהִי־עֶ֥רֶב וַֽיְהִי־בֹ֖קֶר י֥וֹם חֲמִישִֽׁי׃<text:s/></text:span><text:span text:style-name="T81">פ<text:s/></text:span><text:span text:style-name="T82">‬</text:span>‬‬‬‬‬‬</text:p>
      <text:soft-page-break/>
      <text:p text:style-name="P83"><text:span text:style-name="T84">24</text:span><text:span text:style-name="T85"> וַיֹּ֣אמֶר אֱלֹהִ֗ים תּוֹצֵ֨א הָאָ֜רֶץ נֶ֤פֶשׁ חַיָּה֙ לְמִינָ֔הּ בְּהֵמָ֥ה וָרֶ֛מֶשׂ וְחַֽיְתוֹ־אֶ֖רֶץ לְמִינָ֑הּ וַֽיְהִי־כֵֽן׃<text:s/></text:span><text:span text:style-name="T86">‬</text:span>‬‬<text:span text:style-name="T87">25</text:span><text:span text:style-name="T88"> וַיַּ֣עַשׂ אֱלֹהִים֩ אֶת־חַיַּ֨ת הָאָ֜רֶץ לְמִינָ֗הּ וְאֶת־הַבְּהֵמָה֙ לְמִינָ֔הּ וְאֵ֛ת כָּל־רֶ֥מֶשׂ הָֽאֲדָמָ֖ה לְמִינֵ֑הוּ וַיַּ֥רְא אֱלֹהִ֖ים כִּי־טֽוֹב׃<text:s/></text:span><text:span text:style-name="T89">‬</text:span>‬‬<text:span text:style-name="T90">26</text:span><text:span text:style-name="T91"> וַיֹּ֣אמֶר אֱלֹהִ֔ים נַֽעֲשֶׂ֥ה אָדָ֛ם בְּצַלְמֵ֖נוּ כִּדְמוּתֵ֑נוּ וְיִרְדּוּ֩ בִדְגַ֨ת הַיָּ֜ם וּבְע֣וֹף הַשָּׁמַ֗יִם וּבַבְּהֵמָה֙ וּבְכָל־הָאָ֔רֶץ וּבְכָל־הָרֶ֖מֶשׂ הֽ͏ָרֹמֵ֥שׂ עַל־הָאָֽרֶץ׃<text:s/></text:span><text:span text:style-name="T92">‬</text:span>‬‬<text:span text:style-name="T93">27</text:span><text:span text:style-name="T94"> וַיִּבְרָ֨א אֱלֹהִ֤ים ׀ אֶת־הֽ͏ָאָדָם֙ בְּצַלְמ֔וֹ בְּצֶ֥לֶם אֱלֹהִ֖ים בָּרָ֣א אֹת֑וֹ זָכָ֥ר וּנְקֵבָ֖ה בָּרָ֥א אֹתָֽם׃<text:s/></text:span><text:span text:style-name="T95">‬</text:span>‬‬<text:span text:style-name="T96">28</text:span><text:span text:style-name="T97"> וַיְבָ֣רֶךְ אֹתָם֮ אֱלֹהִים֒ וַיֹּ֨אמֶר לָהֶ֜ם אֱלֹהִ֗ים פְּר֥וּ וּרְב֛וּ וּמִלְא֥וּ אֶת־הָאָ֖רֶץ וְכִבְשֻׁ֑הָ וּרְד֞וּ בִּדְגַ֤ת הַיָּם֙ וּבְע֣וֹף הַשָּׁמַ֔יִם וּבְכָל־חַיָּ֖ה הֽ͏ָרֹמֶ֥שֶׂת עַל־הָאָֽרֶץ׃<text:s/></text:span><text:span text:style-name="T98">‬</text:span>‬‬<text:span text:style-name="T99">29</text:span><text:span text:style-name="T100"> וַיֹּ֣אמֶר אֱלֹהִ֗ים הִנֵּה֩ נָתַ֨תִּי לָכֶ֜ם אֶת־כָּל־עֵ֣שֶׂב ׀ זֹרֵ֣עַ זֶ֗רַע אֲשֶׁר֙ עַל־פְּנֵ֣י כָל־הָאָ֔רֶץ וְאֶת־כָּל־הָעֵ֛ץ אֲשֶׁר־בּ֥וֹ פְרִי־עֵ֖ץ זֹרֵ֣עַ זָ֑רַע לָכֶ֥ם יִֽהְיֶ֖ה לְאָכְלָֽה׃<text:s/></text:span><text:span text:style-name="T101">‬</text:span>‬‬<text:span text:style-name="T102">30</text:span><text:span text:style-name="T103"> וּֽלְכָל־חַיַּ֣ת הָ֠אָרֶץ וּלְכָל־ע֨וֹף הַשָּׁמַ֜יִם וּלְכֹ֣ל ׀ רוֹמֵ֣שׂ עַל־הָאָ֗רֶץ אֲשֶׁר־בּוֹ֙ נֶ֣פֶשׁ חַיָּ֔ה אֶת־כָּל־יֶ֥רֶק עֵ֖שֶׂב לְאָכְלָ֑ה וַֽיְהִי־כֵֽן׃<text:s/></text:span><text:span text:style-name="T104">‬</text:span>‬‬<text:span text:style-name="T105">31</text:span><text:span text:style-name="T106"> וַיַּ֤רְא אֱלֹהִים֙ אֶת־כָּל־אֲשֶׁ֣ר עָשָׂ֔ה וְהִנֵּה־ט֖וֹב מְאֹ֑ד וֽ͏ַיְהִי־עֶ֥רֶב וֽ͏ַיְהִי־בֹ֖קֶר י֥וֹם הַשִּׁשִּֽׁי׃<text:s/></text:span><text:span text:style-name="T107">פ<text:s/></text:span><text:span text:style-name="T108">‬</text:span>‬‬‬‬‬‬‬‬‬‬</text:p>
      <text:section text:name="Sect1" text:style-name="S1">
        <text:p text:style-name="P109">Genesis 2</text:p>
        <text:p text:style-name="P110"><text:span text:style-name="T111">1</text:span><text:span text:style-name="T112"> וַיְכֻלּ֛וּ הַשָּׁמַ֥יִם וְהָאָ֖רֶץ וְכָל־צְבָאָֽם׃<text:s/></text:span><text:span text:style-name="T113">2</text:span><text:span text:style-name="T114"> וַיְכַ֤ל אֱלֹהִים֙ בַּיּ֣וֹם הַשְּׁבִיעִ֔י מְלַאכְתּ֖וֹ אֲשֶׁ֣ר עָשָׂ֑ה וַיִּשְׁבֹּת֙ בַּיּ֣וֹם הַשְּׁבִיעִ֔י מִכָּל־מְלַאכְתּ֖וֹ אֲשֶׁ֥ר עָשָֽׂה׃<text:s/></text:span><text:span text:style-name="T115">‬</text:span>‬‬<text:span text:style-name="T116">3</text:span><text:span text:style-name="T117"> וַיְבָ֤רֶךְ אֱלֹהִים֙ אֶת־י֣וֹם הַשְּׁבִיעִ֔י וַיְקַדֵּ֖שׁ אֹת֑וֹ כִּ֣י ב֤וֹ שָׁבַת֙ מִכָּל־מְלַאכְתּ֔וֹ אֲשֶׁר־בָּרָ֥א אֱלֹהִ֖ים לַעֲשֽׂוֹת׃<text:s/></text:span><text:span text:style-name="T118">פ<text:s/></text:span><text:span text:style-name="T119">‬</text:span>‬‬‬‬</text:p>
        <text:p text:style-name="P120"><text:span text:style-name="T121">4</text:span><text:span text:style-name="T122"> אֵ֣לֶּה תוֹלְד֧וֹת הַשָּׁמַ֛יִם וְהָאָ֖רֶץ בְּהִבָּֽרְאָ֑ם בְּי֗וֹם עֲשׂ֛וֹת יְהוָ֥ה אֱלֹהִ֖ים אֶ֥רֶץ וְשָׁמָֽיִם׃<text:s/></text:span><text:span text:style-name="T123">‬</text:span>‬‬<text:span text:style-name="T124">5</text:span><text:span text:style-name="T125"> וְכֹ֣ל ׀ שִׂ֣יחַ הַשָּׂדֶ֗ה טֶ֚רֶם יִֽהְיֶ֣ה בָאָ֔רֶץ וְכָל־עֵ֥שֶׂב הַשָּׂדֶ֖ה טֶ֣רֶם יִצְמָ֑ח כִּי֩ לֹ֨א הִמְטִ֜יר יְהוָ֤ה אֱלֹהִים֙ עַל־הָאָ֔רֶץ וְאָדָ֣ם אַ֔יִן לַֽעֲבֹ֖ד אֶת־הֽ͏ָאֲדָמָֽה׃<text:s/></text:span><text:span text:style-name="T126">‬</text:span>‬‬<text:span text:style-name="T127">6</text:span><text:span text:style-name="T128"> וְאֵ֖ד יַֽעֲלֶ֣ה מִן־הָאָ֑רֶץ וְהִשְׁקָ֖ה אֶֽת־כָּל־פְּנֵֽי־הָֽאֲדָמָֽה׃<text:s/></text:span><text:span text:style-name="T129">‬</text:span>‬‬<text:span text:style-name="T130">7</text:span><text:span text:style-name="T131"> וַיִּיצֶר֩ יְהוָ֨ה אֱלֹהִ֜ים אֶת־הָֽאָדָ֗ם עָפָר֙ מִן־הָ֣אֲדָמָ֔ה וַיִּפַּ֥ח בְּאַפָּ֖יו נִשְׁמַ֣ת חַיִּ֑ים וַֽיְהִ֥י הָֽאָדָ֖ם לְנֶ֥פֶשׁ חַיָּֽה׃<text:s/></text:span><text:span text:style-name="T132">‬</text:span>‬‬<text:span text:style-name="T133">8</text:span><text:span text:style-name="T134"> וַיִּטַּ֞ע יְהוָ֧ה אֱלֹהִ֛ים גַּן־בְּעֵ֖דֶן מִקֶּ֑דֶם וַיָּ֣שֶׂם שָׁ֔ם אֶת־הָֽאָדָ֖ם אֲשֶׁ֥ר יָצָֽר׃<text:s/></text:span><text:span text:style-name="T135">‬</text:span>‬‬‬<text:span text:style-name="T136">9</text:span><text:span text:style-name="T137"> וַיַּצְמַ֞ח יְהוָ֤ה אֱלֹהִים֙ מִן־הָ֣אֲדָמָ֔ה כָּל־עֵ֛ץ נֶחְמָ֥ד לְמַרְאֶ֖ה וְט֣וֹב לְמַאֲכָ֑ל וְעֵ֤ץ הַֽחַיִּים֙ בְּת֣וֹךְ הַגָּ֔ן וְעֵ֕ץ הַדַּ֖עַת ט֥וֹב וָרָֽע׃<text:s/></text:span><text:span text:style-name="T138">‬</text:span>‬‬<text:span text:style-name="T139">10</text:span><text:span text:style-name="T140"> וְנָהָר֙ יֹצֵ֣א מֵעֵ֔דֶן לְהַשְׁק֖וֹת אֶת־הַגָּ֑ן וּמִשָּׁם֙ יִפָּרֵ֔ד וְהָיָ֖ה לְאַרְבָּעָ֥ה רָאשִֽׁים׃<text:s/></text:span><text:span text:style-name="T141">‬</text:span>‬‬‬<text:span text:style-name="T142">11</text:span><text:span text:style-name="T143"> שֵׁ֥ם הָֽאֶחָ֖ד פִּישׁ֑וֹן ה֣וּא הַסֹּבֵ֗ב אֵ֚ת כָּל־אֶ֣רֶץ הַֽחֲוִילָ֔ה אֲשֶׁר־שָׁ֖ם הַזָּהָֽב׃<text:s/></text:span><text:span text:style-name="T144">‬</text:span>‬‬<text:span text:style-name="T145">12</text:span><text:span text:style-name="T146"> וּֽזֲהַ֛ב הָאָ֥רֶץ הַהִ֖וא ט֑וֹב שָׁ֥ם הַבְּדֹ֖לַח וְאֶ֥בֶן הַשֹּֽׁהַם׃<text:s/></text:span><text:span text:style-name="T147">‬</text:span>‬‬<text:span text:style-name="T148">13</text:span><text:span text:style-name="T149"> וְשֵֽׁם־הַנָּהָ֥ר הַשֵּׁנִ֖י גִּיח֑וֹן ה֣וּא הַסּוֹבֵ֔ב אֵ֖ת כָּל־אֶ֥רֶץ כּֽוּשׁ׃<text:s/></text:span><text:span text:style-name="T150">‬</text:span>‬‬<text:span text:style-name="T151">14</text:span><text:span text:style-name="T152"> וְשֵׁ֨ם הַנָּהָ֤ר הַשְּׁלִישִׁי֙ חִדֶּ֔קֶל ה֥וּא הַֽהֹלֵ֖ךְ קִדְמַ֣ת אַשּׁ֑וּר וְהַנָּהָ֥ר הָֽרְבִיעִ֖י ה֥וּא פְרָֽת׃<text:s/></text:span><text:span text:style-name="T153">‬</text:span>‬‬<text:span text:style-name="T154">15</text:span><text:span text:style-name="T155"> וַיִּקַּ֛ח יְהוָ֥ה אֱלֹהִ֖ים אֶת־הָֽאָדָ֑ם וַיַּנִּחֵ֣הוּ בְגַן־עֵ֔דֶן לְעָבְדָ֖הּ וּלְשָׁמְרָֽהּ׃<text:s/></text:span><text:span text:style-name="T156">‬</text:span>‬‬<text:span text:style-name="T157">16</text:span><text:span text:style-name="T158"> וַיְצַו֙ יְהוָ֣ה אֱלֹהִ֔ים עַל־הָֽאָדָ֖ם לֵאמֹ֑ר מִכֹּ֥ל עֵֽץ־הַגָּ֖ן אָכֹ֥ל תֹּאכֵֽל׃<text:s/></text:span><text:span text:style-name="T159">‬</text:span>‬‬<text:span text:style-name="T160">17</text:span><text:span text:style-name="T161"> וּמֵעֵ֗ץ הַדַּ֙עַת֙ ט֣וֹב וָרָ֔ע לֹ֥א<text:s/></text:span><text:soft-page-break/><text:span text:style-name="T162">תֹאכַ֖ל מִמֶּ֑נּוּ כִּ֗י בְּי֛וֹם אֲכָלְךָ֥ מִמֶּ֖נּוּ מ֥וֹת תָּמֽוּת׃<text:s/></text:span><text:span text:style-name="T163">‬</text:span>‬‬<text:span text:style-name="T164">18</text:span><text:span text:style-name="T165"> וַיֹּ֙אמֶר֙ יְהוָ֣ה אֱלֹהִ֔ים לֹא־ט֛וֹב הֱי֥וֹת הָֽאָדָ֖ם לְבַדּ֑וֹ אֽ͏ֶעֱשֶׂהּ־לּ֥וֹ עֵ֖זֶר כְּנֶגְדּֽוֹ׃<text:s/></text:span><text:span text:style-name="T166">‬</text:span>‬‬<text:span text:style-name="T167">19</text:span><text:span text:style-name="T168"> וַיִּצֶר֩ יְהוָ֨ה אֱלֹהִ֜ים מִן־הָֽאֲדָמָ֗ה כָּל־חַיַּ֤ת הַשָּׂדֶה֙ וְאֵת֙ כָּל־ע֣וֹף הַשָּׁמַ֔יִם וַיָּבֵא֙ אֶל־הָ֣אָדָ֔ם לִרְא֖וֹת מַה־יִּקְרָא־ל֑וֹ וְכֹל֩ אֲשֶׁ֨ר יִקְרָא־ל֧וֹ הֽ͏ָאָדָ֛ם נֶ֥פֶשׁ חַיָּ֖ה ה֥וּא שְׁמֽוֹ׃<text:s/></text:span><text:span text:style-name="T169">‬</text:span>‬‬<text:span text:style-name="T170">20</text:span><text:span text:style-name="T171"> וַיִּקְרָ֨א הָֽאָדָ֜ם שֵׁמ֗וֹת לְכָל־הַבְּהֵמָה֙ וּלְע֣וֹף הַשָּׁמַ֔יִם וּלְכֹ֖ל חַיַּ֣ת הַשָּׂדֶ֑ה וּלְאָדָ֕ם לֹֽא־מָצָ֥א עֵ֖זֶר כְּנֶגְדּֽוֹ׃<text:s/></text:span><text:span text:style-name="T172">‬</text:span>‬‬<text:span text:style-name="T173">21</text:span><text:span text:style-name="T174"> וַיַּפֵּל֩ יְהוָ֨ה אֱלֹהִ֧ים ׀ תַּרְדֵּמָ֛ה עַל־הָאָדָ֖ם וַיִּישָׁ֑ן וַיִּקַּ֗ח אַחַת֙ מִצַּלְעֹתָ֔יו וַיִּסְגֹּ֥ר בָּשָׂ֖ר תַּחְתֶּֽנָּה׃<text:s/></text:span><text:span text:style-name="T175">‬</text:span>‬‬<text:span text:style-name="T176">22</text:span><text:span text:style-name="T177"> וַיִּבֶן֩ יְהוָ֨ה אֱלֹהִ֧ים ׀ אֶֽת־הַצֵּלָ֛ע אֲשֶׁר־לָקַ֥ח מִן־הָֽאָדָ֖ם לְאִשָּׁ֑ה וַיְבִאֶ֖הָ אֶל־הֽ͏ָאָדָֽם׃<text:s/></text:span><text:span text:style-name="T178">‬</text:span>‬‬<text:span text:style-name="T179">23</text:span><text:span text:style-name="T180"> וַיֹּאמֶר֮ הֽ͏ָאָדָם֒ זֹ֣את הַפַּ֗עַם עֶ֚צֶם מֵֽעֲצָמַ֔י וּבָשָׂ֖ר מִבְּשָׂרִ֑י לְזֹאת֙ יִקָּרֵ֣א אִשָּׁ֔ה כִּ֥י מֵאִ֖ישׁ לֻֽקֳחָה־זֹּֽאת׃<text:s/></text:span><text:span text:style-name="T181">‬</text:span>‬‬<text:span text:style-name="T182">24</text:span><text:span text:style-name="T183"> עַל־כֵּן֙ יֽ͏ַעֲזָב־אִ֔ישׁ אֶת־אָבִ֖יו וְאֶת־אִמּ֑וֹ וְדָבַ֣ק בְּאִשְׁתּ֔וֹ וְהָי֖וּ לְבָשָׂ֥ר אֶחָֽד׃<text:s/></text:span><text:span text:style-name="T184">‬</text:span>‬‬<text:span text:style-name="T185">25</text:span><text:span text:style-name="T186"> וַיִּֽהְי֤וּ שְׁנֵיהֶם֙ עֲרוּמִּ֔ים הָֽאָדָ֖ם וְאִשְׁתּ֑וֹ וְלֹ֖א יִתְבֹּשָֽׁשׁוּ׃<text:s/></text:span><text:span text:style-name="T187">‬</text:span>‬‬‬‬‬‬‬‬‬‬‬‬‬‬‬‬‬‬‬‬‬‬‬‬</text:p>
      </text:section>
      <text:section text:name="Sect2" text:style-name="S2">
        <text:p text:style-name="P188">Genesis 3</text:p>
        <text:p text:style-name="P189"><text:span text:style-name="T190">1</text:span><text:span text:style-name="T191"> וְהַנָּחָשׁ֙ הָיָ֣ה עָר֔וּם מִכֹּל֙ חַיַּ֣ת הַשָּׂדֶ֔ה אֲשֶׁ֥ר עָשָׂ֖ה יְהוָ֣ה אֱלֹהִ֑ים וַיֹּ֙אמֶר֙ אֶל־הָ֣אִשָּׁ֔ה אַ֚ף כִּֽי־אָמַ֣ר אֱלֹהִ֔ים לֹ֣א תֹֽאכְל֔וּ מִכֹּ֖ל עֵ֥ץ הַגָּֽן׃<text:s/></text:span><text:span text:style-name="T192">2</text:span><text:span text:style-name="T193"> וַתֹּ֥אמֶר הָֽאִשָּׁ֖ה אֶל־הַנָּחָ֑שׁ מִפְּרִ֥י עֵֽץ־הַגָּ֖ן נֹאכֵֽל׃<text:s/></text:span><text:span text:style-name="T194">‬</text:span>‬‬<text:span text:style-name="T195">3</text:span><text:span text:style-name="T196"> וּמִפְּרִ֣י הָעֵץ֮ אֲשֶׁ֣ר בְּתוֹךְ־הַגָּן֒ אָמַ֣ר אֱלֹהִ֗ים לֹ֤א תֹֽאכְלוּ֙ מִמֶּ֔נּוּ וְלֹ֥א תִגְּע֖וּ בּ֑וֹ פֶּן־תְּמֻתֽוּן׃<text:s/></text:span><text:span text:style-name="T197">‬</text:span>‬‬<text:span text:style-name="T198">4</text:span><text:span text:style-name="T199"> וַיֹּ֥אמֶר הַנָּחָ֖שׁ אֶל־הָֽאִשָּׁ֑ה לֹֽא־מ֖וֹת תְּמֻתֽוּן׃<text:s/></text:span><text:span text:style-name="T200">‬</text:span>‬‬<text:span text:style-name="T201">5</text:span><text:span text:style-name="T202"> כִּ֚י יֹדֵ֣עַ אֱלֹהִ֔ים כִּ֗י בְּיוֹם֙ אֲכָלְכֶ֣ם מִמֶּ֔נּוּ וְנִפְקְח֖וּ עֵֽינֵיכֶ֑ם וִהְיִיתֶם֙ כֵּֽאלֹהִ֔ים יֹדְעֵ֖י ט֥וֹב וָרָֽע׃<text:s/></text:span><text:span text:style-name="T203">‬</text:span>‬‬<text:span text:style-name="T204">6</text:span><text:span text:style-name="T205"> וַתֵּ֣רֶא הָֽאִשָּׁ֡ה כִּ֣י טוֹב֩ הָעֵ֨ץ לְמַאֲכָ֜ל וְכִ֧י תַֽאֲוָה־ה֣וּא לָעֵינַ֗יִם וְנֶחְמָ֤ד הָעֵץ֙ לְהַשְׂכִּ֔יל וַתִּקַּ֥ח מִפִּרְי֖וֹ וַתֹּאכַ֑ל וַתִּתֵּ֧ן גַּם־לְאִישָׁ֛הּ עִמָּ֖הּ וַיֹּאכַֽל׃<text:s/></text:span><text:span text:style-name="T206">‬</text:span>‬‬<text:span text:style-name="T207">7</text:span><text:span text:style-name="T208"> וַתִּפָּקַ֙חְנָה֙ עֵינֵ֣י שְׁנֵיהֶ֔ם וַיֵּ֣דְע֔וּ כִּ֥י עֵֽירֻמִּ֖ם הֵ֑ם וַֽיִּתְפְּרוּ֙ עֲלֵ֣ה תְאֵנָ֔ה וַיַּעֲשׂ֥וּ לָהֶ֖ם חֲגֹרֹֽת׃<text:s/></text:span><text:span text:style-name="T209">‬</text:span>‬‬<text:span text:style-name="T210">8</text:span><text:span text:style-name="T211"> וַֽיִּשְׁמְע֞וּ אֶת־ק֨וֹל יְהוָ֧ה אֱלֹהִ֛ים מִתְהַלֵּ֥ךְ בַּגָּ֖ן לְר֣וּחַ הַיּ֑וֹם וַיִּתְחַבֵּ֨א הָֽאָדָ֜ם וְאִשְׁתּ֗וֹ מִפְּנֵי֙ יְהוָ֣ה אֱלֹהִ֔ים בְּת֖וֹךְ עֵ֥ץ הַגָּֽן׃<text:s/></text:span><text:span text:style-name="T212">‬</text:span>‬‬<text:span text:style-name="T213">9</text:span><text:span text:style-name="T214"> וַיִּקְרָ֛א יְהוָ֥ה אֱלֹהִ֖ים אֶל־הָֽאָדָ֑ם וַיֹּ֥אמֶר ל֖וֹ אַיֶּֽכָּה׃<text:s/></text:span><text:span text:style-name="T215">‬</text:span>‬‬<text:span text:style-name="T216">10</text:span><text:span text:style-name="T217"> וַיֹּ֕אמֶר אֶת־קֹלְךָ֥ שָׁמַ֖עְתִּי בַּגָּ֑ן וָאִירָ֛א כִּֽי־עֵירֹ֥ם אָנֹ֖כִי וָאֵחָבֵֽא׃<text:s/></text:span><text:span text:style-name="T218">‬</text:span>‬‬<text:span text:style-name="T219">11</text:span><text:span text:style-name="T220"> וַיֹּ֕אמֶר מִ֚י הִגִּ֣יד לְךָ֔ כִּ֥י עֵירֹ֖ם אָ֑תָּה הֲמִן־הָעֵ֗ץ אֲשֶׁ֧ר צִוִּיתִ֛יךָ לְבִלְתִּ֥י אֲכָל־מִמֶּ֖נּוּ אָכָֽלְתָּ׃<text:s/></text:span><text:span text:style-name="T221">‬</text:span>‬‬<text:span text:style-name="T222">12</text:span><text:span text:style-name="T223"> וַיֹּ֖אמֶר הָֽאָדָ֑ם הָֽאִשָּׁה֙ אֲשֶׁ֣ר נָתַ֣תָּה עִמָּדִ֔י הִ֛וא נָֽתְנָה־לִּ֥י מִן־הָעֵ֖ץ וָאֹכֵֽל׃<text:s/></text:span><text:span text:style-name="T224">‬</text:span>‬‬<text:span text:style-name="T225">13</text:span><text:span text:style-name="T226"> וַיֹּ֨אמֶר יְהוָ֧ה אֱלֹהִ֛ים לָאִשָּׁ֖ה מַה־זֹּ֣את עָשִׂ֑ית וַתֹּ֙אמֶר֙ הָֽאִשָּׁ֔ה הַנָּחָ֥שׁ הִשִּׁיאַ֖נִי וָאֹכֵֽל׃<text:s/></text:span><text:span text:style-name="T227">‬</text:span>‬‬<text:span text:style-name="T228">14</text:span><text:span text:style-name="T229"> וַיֹּאמֶר֩ יְהֹוָ֨ה אֱלֹהִ֥ים ׀ אֶֽל־הַנָּחָשׁ֮ כִּ֣י עָשִׂ֣יתָ זֹּאת֒ אָר֤וּר אַתָּה֙ מִכָּל־הַבְּהֵמָ֔ה וּמִכֹּ֖ל חַיַּ֣ת הַשָּׂדֶ֑ה עַל־גְּחֹנְךָ֣ תֵלֵ֔ךְ וְעָפָ֥ר תֹּאכַ֖ל כָּל־יְמֵ֥י חַיֶּֽיךָ׃<text:s/></text:span><text:span text:style-name="T230">‬</text:span>‬‬<text:span text:style-name="T231">15</text:span><text:span text:style-name="T232"> וְאֵיבָ֣ה ׀ אָשִׁ֗ית בֵּֽינְךָ֙ וּבֵ֣ין הָֽאִשָּׁ֔ה וּבֵ֥ין זַרְעֲךָ֖ וּבֵ֣ין זַרְעָ֑הּ ה֚וּא יְשׁוּפְךָ֣ רֹ֔אשׁ וְאַתָּ֖ה תְּשׁוּפֶ֥נּוּ עָקֵֽב׃</text:span><text:span text:style-name="T233"><text:s/>ס<text:s/></text:span><text:span text:style-name="T234">‬</text:span>‬‬<text:span text:style-name="T235">16</text:span><text:span text:style-name="T236"> אֶֽל־הָאִשָּׁ֣ה אָמַ֗ר הַרְבָּ֤ה אַרְבֶּה֙ עִצְּבוֹנֵ֣ךְ וְהֵֽרֹנֵ֔ךְ בְּעֶ֖צֶב תֵּֽלְדִ֣י בָנִ֑ים וְאֶל־אִישֵׁךְ֙ תְּשׁ֣וּקָתֵ֔ךְ וְה֖וּא יִמְשָׁל־בָּֽךְ׃</text:span><text:span text:style-name="T237"><text:s/>ס<text:s/></text:span><text:span text:style-name="T238">‬</text:span>‬‬<text:span text:style-name="T239">17</text:span><text:span text:style-name="T240"> וּלְאָדָ֣ם אָמַ֗ר כִּֽי־שָׁמַעְתָּ֮ לְק֣וֹל אִשְׁתֶּךָ֒ וַתֹּ֙אכַל֙ מִן־הָעֵ֔ץ אֲשֶׁ֤ר צִוִּיתִ֙יךָ֙ לֵאמֹ֔ר לֹ֥א תֹאכַ֖ל מִמֶּ֑נּוּ אֲרוּרָ֤ה הָֽאֲדָמָה֙ בַּֽעֲבוּרֶ֔ךָ<text:s/></text:span><text:soft-page-break/><text:span text:style-name="T241">בְּעִצָּבוֹן֙ תֹּֽאכֲלֶ֔נָּה כֹּ֖ל יְמֵ֥י חַיֶּֽיךָ׃<text:s/></text:span><text:span text:style-name="T242">‬</text:span>‬‬<text:span text:style-name="T243">18</text:span><text:span text:style-name="T244"> וְק֥וֹץ וְדַרְדַּ֖ר תַּצְמִ֣יחַֽ לָ֑ךְ וְאָכַלְתָּ֖ אֶת־עֵ֥שֶׂב הַשָּׂדֶֽה׃<text:s/></text:span><text:span text:style-name="T245">‬</text:span>‬‬<text:span text:style-name="T246">19</text:span><text:span text:style-name="T247"> בְּזֵעַ֤ת אַפֶּ֙יךָ֙ תֹּ֣אכַל לֶ֔חֶם עַ֤ד שֽׁוּבְךָ֙ אֶל־הָ֣אֲדָמָ֔ה כִּ֥י מִמֶּ֖נָּה לֻקָּ֑חְתָּ כִּֽי־עָפָ֣ר אַ֔תָּה וְאֶל־עָפָ֖ר תָּשֽׁוּב׃<text:s/></text:span><text:span text:style-name="T248">‬</text:span>‬‬<text:span text:style-name="T249">20</text:span><text:span text:style-name="T250"> וַיִּקְרָ֧א הָֽאָדָ֛ם שֵׁ֥ם אִשְׁתּ֖וֹ חַוָּ֑ה כִּ֛י הִ֥וא הָֽיְתָ֖ה אֵ֥ם כָּל־חָֽי׃<text:s/></text:span><text:span text:style-name="T251">‬</text:span>‬‬<text:span text:style-name="T252">21</text:span><text:span text:style-name="T253"> וַיַּעַשׂ֩ יְהוָ֨ה אֱלֹהִ֜ים לְאָדָ֧ם וּלְאִשְׁתּ֛וֹ כָּתְנ֥וֹת ע֖וֹר וַיַּלְבִּשֵֽׁם׃<text:s/></text:span><text:span text:style-name="T254">פ<text:s/></text:span><text:span text:style-name="T255">‬</text:span>‬‬‬‬‬‬‬‬‬‬‬‬‬‬‬‬‬‬‬‬‬‬</text:p>
        <text:p text:style-name="P256"><text:span text:style-name="T257">22</text:span><text:span text:style-name="T258"> וַיֹּ֣אמֶר ׀ יְהוָ֣ה אֱלֹהִ֗ים הֵ֤ן הָֽאָדָם֙ הָיָה֙ כְּאַחַ֣ד מִמֶּ֔נּוּ לָדַ֖עַת ט֣וֹב וָרָ֑ע וְעַתָּ֣ה ׀ פֶּן־יִשְׁלַ֣ח יָד֗וֹ וְלָקַח֙ גַּ֚ם מֵעֵ֣ץ הַֽחַיִּ֔ים וְאָכַ֖ל וָחַ֥י לְעֹלָֽם׃<text:s/></text:span><text:span text:style-name="T259">‬</text:span>‬‬<text:span text:style-name="T260">23</text:span><text:span text:style-name="T261"> וַֽיְשַׁלְּחֵ֛הוּ יְהוָ֥ה אֱלֹהִ֖ים מִגַּן־עֵ֑דֶן לַֽעֲבֹד֙ אֶת־הָ֣אֲדָמָ֔ה אֲשֶׁ֥ר לֻקַּ֖ח מִשָּֽׁם׃<text:s/></text:span><text:span text:style-name="T262">‬</text:span>‬‬<text:span text:style-name="T263">24</text:span><text:span text:style-name="T264"> וַיְגָ֖רֶשׁ אֶת־הָֽאָדָ֑ם וַיַּשְׁכֵּן֩ מִקֶּ֨דֶם לְגַן־עֵ֜דֶן אֶת־הַכְּרֻבִ֗ים וְאֵ֨ת לַ֤הַט הַחֶ֙רֶב֙ הַמִּתְהַפֶּ֔כֶת לִשְׁמֹ֕ר אֶת־דֶּ֖רֶךְ עֵ֥ץ הַֽחַיִּֽים׃</text:span><text:span text:style-name="T265"><text:s/>ס<text:s/></text:span><text:span text:style-name="T266">‬</text:span>‬‬‬‬‬</text:p>
      </text:section>
      <text:section text:name="Sect3" text:style-name="S3">
        <text:p text:style-name="P267">Genesis 4</text:p>
        <text:p text:style-name="P268"><text:span text:style-name="T269">1</text:span><text:span text:style-name="T270"> וְהָ֣אָדָ֔ם יָדַ֖ע אֶת־חַוָּ֣ה אִשְׁתּ֑וֹ וַתַּ֙הַר֙ וַתֵּ֣לֶד אֶת־קַ֔יִן וַתֹּ֕אמֶר קָנִ֥יתִי אִ֖ישׁ אֶת־יְהוָֽה׃<text:s/></text:span><text:span text:style-name="T271">2</text:span><text:span text:style-name="T272"> וַתֹּ֣סֶף לָלֶ֔דֶת אֶת־אָחִ֖יו אֶת־הָ֑בֶל וַֽיְהִי־הֶ֙בֶל֙ רֹ֣עֵה צֹ֔אן וְקַ֕יִן הָיָ֖ה עֹבֵ֥ד אֲדָמָֽה׃<text:s/></text:span><text:span text:style-name="T273">‬</text:span>‬‬<text:span text:style-name="T274">3</text:span><text:span text:style-name="T275"> וֽ͏ַיְהִ֖י מִקֵּ֣ץ יָמִ֑ים וַיָּבֵ֨א קַ֜יִן מִפְּרִ֧י הֽ͏ָאֲדָמָ֛ה מִנְחָ֖ה לַֽיהוָֽה׃<text:s/></text:span><text:span text:style-name="T276">‬</text:span>‬‬<text:span text:style-name="T277">4</text:span><text:span text:style-name="T278"> וְהֶ֨בֶל הֵבִ֥יא גַם־ה֛וּא מִבְּכֹר֥וֹת צֹאנ֖וֹ וּמֵֽחֶלְבֵהֶ֑ן וַיִּ֣שַׁע יְהוָ֔ה אֶל־הֶ֖בֶל וְאֶל־מִנְחָתֽוֹ׃<text:s/></text:span><text:span text:style-name="T279">‬</text:span>‬‬<text:span text:style-name="T280">5</text:span><text:span text:style-name="T281"> וְאֶל־קַ֥יִן וְאֶל־מִנְחָת֖וֹ לֹ֣א שָׁעָ֑ה וַיִּ֤חַר לְקַ֙יִן֙ מְאֹ֔ד וַֽיִּפְּל֖וּ פָּנָֽיו׃<text:s/></text:span><text:span text:style-name="T282">‬</text:span>‬‬<text:span text:style-name="T283">6</text:span><text:span text:style-name="T284"> וַיֹּ֥אמֶר יְהוָ֖ה אֶל־קָ֑יִן לָ֚מָּה חָ֣רָה לָ֔ךְ וְלָ֖מָּה נָפְל֥וּ פָנֶֽיךָ׃<text:s/></text:span><text:span text:style-name="T285">‬</text:span>‬‬<text:span text:style-name="T286">7</text:span><text:span text:style-name="T287"> הֲל֤וֹא אִם־תֵּיטִיב֙ שְׂאֵ֔ת וְאִם֙ לֹ֣א תֵיטִ֔יב לַפֶּ֖תַח חַטָּ֣את רֹבֵ֑ץ וְאֵלֶ֙יךָ֙ תְּשׁ֣וּקָת֔וֹ וְאַתָּ֖ה תִּמְשָׁל־בּֽוֹ׃<text:s/></text:span><text:span text:style-name="T288">‬</text:span>‬‬<text:span text:style-name="T289">8</text:span><text:span text:style-name="T290"> וַיֹּ֥אמֶר קַ֖יִן אֶל־הֶ֣בֶל אָחִ֑יו וֽ͏ַיְהִי֙ בִּהְיוֹתָ֣ם בַּשָּׂדֶ֔ה וַיָּ֥קָם קַ֛יִן אֶל־הֶ֥בֶל אָחִ֖יו וַיַּהַרְגֵֽהוּ׃<text:s/></text:span><text:span text:style-name="T291">‬</text:span>‬‬<text:span text:style-name="T292">9</text:span><text:span text:style-name="T293"> וַיֹּ֤אמֶר יְהוָה֙ אֶל־קַ֔יִן אֵ֖י הֶ֣בֶל אָחִ֑יךָ וַיֹּ֙אמֶר֙ לֹ֣א יָדַ֔עְתִּי הֲשֹׁמֵ֥ר אָחִ֖י אָנֹֽכִי׃<text:s/></text:span><text:span text:style-name="T294">‬</text:span>‬‬<text:span text:style-name="T295">10</text:span><text:span text:style-name="T296"> וַיֹּ֖אמֶר מֶ֣ה עָשִׂ֑יתָ ק֚וֹל דְּמֵ֣י אָחִ֔יךָ צֹעֲקִ֥ים אֵלַ֖י מִן־הָֽאֲדָמָֽה׃<text:s/></text:span><text:span text:style-name="T297">‬</text:span>‬‬<text:span text:style-name="T298">11</text:span><text:span text:style-name="T299"> וְעַתָּ֖ה אָר֣וּר אָ֑תָּה מִן־הָֽאֲדָמָה֙ אֲשֶׁ֣ר פָּצְתָ֣ה אֶת־פִּ֔יהָ לָקַ֛חַת אֶת־דְּמֵ֥י אָחִ֖יךָ מִיָּדֶֽךָ׃<text:s/></text:span><text:span text:style-name="T300">‬</text:span>‬‬<text:span text:style-name="T301">12</text:span><text:span text:style-name="T302"> כִּ֤י תַֽעֲבֹד֙ אֶת־הָ֣אֲדָמָ֔ה לֹֽא־תֹסֵ֥ף תֵּת־כֹּחָ֖הּ לָ֑ךְ נָ֥ע וָנָ֖ד תִּֽהְיֶ֥ה בָאָֽרֶץ׃<text:s/></text:span><text:span text:style-name="T303">‬</text:span>‬‬<text:span text:style-name="T304">13</text:span><text:span text:style-name="T305"> וַיֹּ֥אמֶר קַ֖יִן אֶל־יְהוָ֑ה גָּד֥וֹל עֲוֺנִ֖י מִנְּשֹֽׂא׃<text:s/></text:span><text:span text:style-name="T306">‬</text:span>‬‬<text:span text:style-name="T307">14</text:span><text:span text:style-name="T308"> הֵן֩ גֵּרַ֨שְׁתָּ אֹתִ֜י הַיּ֗וֹם מֵעַל֙ פְּנֵ֣י הֽ͏ָאֲדָמָ֔ה וּמִפָּנֶ֖יךָ אֶסָּתֵ֑ר וְהָיִ֜יתִי נָ֤ע וָנָד֙ בָּאָ֔רֶץ וְהָיָ֥ה כָל־מֹצְאִ֖י יֽ͏ַהַרְגֵֽנִי׃<text:s/></text:span><text:span text:style-name="T309">‬</text:span>‬‬<text:span text:style-name="T310">15</text:span><text:span text:style-name="T311"> וַיֹּ֧אמֶר ל֣וֹ יְהוָ֗ה לָכֵן֙ כָּל־הֹרֵ֣ג קַ֔יִן שִׁבְעָתַ֖יִם יֻקָּ֑ם וַיָּ֨שֶׂם יְהוָ֤ה לְקַ֙יִן֙ א֔וֹת לְבִלְתִּ֥י הַכּוֹת־אֹת֖וֹ כָּל־מֹצְאֽוֹ׃<text:s/></text:span><text:span text:style-name="T312">‬</text:span>‬‬<text:span text:style-name="T313">16</text:span><text:span text:style-name="T314"> וַיֵּ֥צֵא קַ֖יִן מִלִּפְנֵ֣י יְהוָ֑ה וַיֵּ֥שֶׁב בְּאֶֽרֶץ־נ֖וֹד קִדְמַת־עֵֽדֶן׃<text:s/></text:span><text:span text:style-name="T315">‬</text:span>‬‬<text:span text:style-name="T316">17</text:span><text:span text:style-name="T317"> וַיֵּ֤דַע קַ֙יִן֙ אֶת־אִשְׁתּ֔וֹ וַתַּ֖הַר וַתֵּ֣לֶד אֶת־חֲנ֑וֹךְ וַֽיְהִי֙ בֹּ֣נֶה עִ֔יר וַיִּקְרָא֙ שֵׁ֣ם הָעִ֔יר כְּשֵׁ֖ם בְּנ֥וֹ חֲנֽוֹךְ׃<text:s/></text:span><text:span text:style-name="T318">‬</text:span>‬‬<text:span text:style-name="T319">18</text:span><text:span text:style-name="T320"> וַיִּוָּלֵ֤ד לַֽחֲנוֹךְ֙ אֶת־עִירָ֔ד וְעִירָ֕ד יָלַ֖ד אֶת־מְחֽוּיָאֵ֑ל וּמְחִיּיָאֵ֗ל יָלַד֙ אֶת־מְת֣וּשָׁאֵ֔ל וּמְתוּשָׁאֵ֖ל יָלַ֥ד אֶת־לָֽמֶךְ׃<text:s/></text:span><text:span text:style-name="T321">‬</text:span>‬‬<text:span text:style-name="T322">19</text:span><text:span text:style-name="T323"> וַיִּֽקַּֽח־ל֥וֹ לֶ֖מֶךְ שְׁתֵּ֣י נָשִׁ֑ים שֵׁ֤ם הָֽאַחַת֙ עָדָ֔ה וְשֵׁ֥ם הַשֵּׁנִ֖ית צִלָּֽה׃<text:s/></text:span><text:span text:style-name="T324">‬</text:span>‬‬<text:span text:style-name="T325">20</text:span><text:span text:style-name="T326"> וַתֵּ֥לֶד עָדָ֖ה אֶת־יָבָ֑ל ה֣וּא הָיָ֔ה אֲבִ֕י יֹשֵׁ֥ב אֹ֖הֶל וּמִקְנֶֽה׃<text:s/></text:span><text:span text:style-name="T327">‬</text:span>‬‬<text:span text:style-name="T328">21</text:span><text:span text:style-name="T329"> וְשֵׁ֥ם אָחִ֖יו יוּבָ֑ל ה֣וּא הָיָ֔ה אֲבִ֕י כָּל־תֹּפֵ֥שׂ כִּנּ֖וֹר וְעוּגָֽב׃<text:s/></text:span><text:span text:style-name="T330">‬</text:span>‬‬<text:span text:style-name="T331">22</text:span><text:span text:style-name="T332"> וְצִלָּ֣ה גַם־הִ֗וא יָֽלְדָה֙ אֶת־תּ֣וּבַל קַ֔יִן לֹטֵ֕שׁ כָּל־חֹרֵ֥שׁ נְחֹ֖שֶׁת וּבַרְזֶ֑ל וַֽאֲח֥וֹת תּֽוּבַל־קַ֖יִן נַֽעֲמָֽה׃<text:s/></text:span><text:span text:style-name="T333">‬</text:span>‬‬<text:span text:style-name="T334">23</text:span><text:span text:style-name="T335"> וַיֹּ֨אמֶר לֶ֜מֶךְ לְנָשָׁ֗יו עָדָ֤ה<text:s/></text:span><text:soft-page-break/><text:span text:style-name="T336">וְצִלָּה֙ שְׁמַ֣עַן קוֹלִ֔י נְשֵׁ֣י לֶ֔מֶךְ הַאְזֵ֖נָּה אִמְרָתִ֑י כִּ֣י אִ֤ישׁ הָרַ֙גְתִּי֙ לְפִצְעִ֔י וְיֶ֖לֶד לְחַבֻּרָתִֽי׃<text:s/></text:span><text:span text:style-name="T337">‬</text:span>‬‬<text:span text:style-name="T338">24</text:span><text:span text:style-name="T339"> כִּ֥י שִׁבְעָתַ֖יִם יֻקַּם־קָ֑יִן וְלֶ֖מֶךְ שִׁבְעִ֥ים וְשִׁבְעָֽה׃<text:s/></text:span><text:span text:style-name="T340">‬</text:span>‬‬<text:span text:style-name="T341">25</text:span><text:span text:style-name="T342"> וַיֵּ֨דַע אָדָ֥ם עוֹד֙ אֶת־אִשְׁתּ֔וֹ וַתֵּ֣לֶד בֵּ֔ן וַתִּקְרָ֥א אֶת־שְׁמ֖וֹ שֵׁ֑ת כִּ֣י שָֽׁת־לִ֤י אֱלֹהִים֙ זֶ֣רַע אַחֵ֔ר תַּ֣חַת הֶ֔בֶל כִּ֥י הֲרָג֖וֹ קָֽיִן׃<text:s/></text:span><text:span text:style-name="T343">‬</text:span>‬‬<text:span text:style-name="T344">26</text:span><text:span text:style-name="T345"> וּלְשֵׁ֤ת גַּם־הוּא֙ יֻלַּד־בֵּ֔ן וַיִּקְרָ֥א אֶת־שְׁמ֖וֹ אֱנ֑וֹשׁ אָ֣ז הוּחַ֔ל לִקְרֹ֖א בְּשֵׁ֥ם יְהוָֽה׃<text:s/></text:span><text:span text:style-name="T346">פ<text:s/></text:span><text:span text:style-name="T347">‬</text:span>‬‬‬‬‬‬‬‬‬‬‬‬‬‬‬‬‬‬‬‬‬‬‬‬‬‬‬</text:p>
      </text:section>
      <text:section text:name="Sect4" text:style-name="S4">
        <text:p text:style-name="P348">Genesis 5</text:p>
        <text:p text:style-name="P349"><text:span text:style-name="T350">1</text:span><text:span text:style-name="T351"> זֶ֣ה סֵ֔פֶר תּוֹלְדֹ֖ת אָדָ֑ם בְּי֗וֹם בְּרֹ֤א אֱלֹהִים֙ אָדָ֔ם בִּדְמ֥וּת אֱלֹהִ֖ים עָשָׂ֥ה אֹתֽוֹ׃<text:s/></text:span><text:span text:style-name="T352">2</text:span><text:span text:style-name="T353"> זָכָ֥ר וּנְקֵבָ֖ה בְּרָאָ֑ם וַיְבָ֣רֶךְ אֹתָ֗ם וַיִּקְרָ֤א אֶת־שְׁמָם֙ אָדָ֔ם בְּי֖וֹם הִבָּֽרְאָֽם׃</text:span><text:span text:style-name="T354"><text:s/>ס<text:s/></text:span><text:span text:style-name="T355">‬</text:span>‬‬<text:span text:style-name="T356">3</text:span><text:span text:style-name="T357"> וֽ͏ַיְחִ֣י אָדָ֗ם שְׁלֹשִׁ֤ים וּמְאַת֙ שָׁנָ֔ה וַיּ֥וֹלֶד בִּדְמוּת֖וֹ כְּצַלְמ֑וֹ וַיִּקְרָ֥א אֶת־שְׁמ֖וֹ שֵֽׁת׃<text:s/></text:span><text:span text:style-name="T358">‬</text:span>‬‬<text:span text:style-name="T359">4</text:span><text:span text:style-name="T360"> וַיִּֽהְי֣וּ יְמֵי־אָדָ֗ם אֽ͏ַחֲרֵי֙ הוֹלִיד֣וֹ אֶת־שֵׁ֔ת שְׁמֹנֶ֥ה מֵאֹ֖ת שָׁנָ֑ה וַיּ֥וֹלֶד בָּנִ֖ים וּבָנֽוֹת׃<text:s/></text:span><text:span text:style-name="T361">‬</text:span>‬‬<text:span text:style-name="T362">5</text:span><text:span text:style-name="T363"> וַיִּֽהְי֞וּ כָּל־יְמֵ֤י אָדָם֙ אֲשֶׁר־חַ֔י תְּשַׁ֤ע מֵאוֹת֙ שָׁנָ֔ה וּשְׁלֹשִׁ֖ים שָׁנָ֑ה וַיָּמֹֽת׃</text:span><text:span text:style-name="T364"><text:s/>ס<text:s/></text:span><text:span text:style-name="T365">‬</text:span>‬‬<text:span text:style-name="T366">6</text:span><text:span text:style-name="T367"> וֽ͏ַיְחִי־שֵׁ֕ת חָמֵ֥שׁ שָׁנִ֖ים וּמְאַ֣ת שָׁנָ֑ה וַיּ֖וֹלֶד אֶת־אֱנֽוֹשׁ׃<text:s/></text:span><text:span text:style-name="T368">‬</text:span>‬‬<text:span text:style-name="T369">7</text:span><text:span text:style-name="T370"> וֽ͏ַיְחִי־שֵׁ֗ת אֽ͏ַחֲרֵי֙ הוֹלִיד֣וֹ אֶת־אֱנ֔וֹשׁ שֶׁ֣בַע שָׁנִ֔ים וּשְׁמֹנֶ֥ה מֵא֖וֹת שָׁנָ֑ה וַיּ֥וֹלֶד בָּנִ֖ים וּבָנֽוֹת׃<text:s/></text:span><text:span text:style-name="T371">‬</text:span>‬‬<text:span text:style-name="T372">8</text:span><text:span text:style-name="T373"> וַיִּֽהְיוּ֙ כָּל־יְמֵי־שֵׁ֔ת שְׁתֵּ֤ים עֶשְׂרֵה֙ שָׁנָ֔ה וּתְשַׁ֥ע מֵא֖וֹת שָׁנָ֑ה וַיָּמֹֽת׃</text:span><text:span text:style-name="T374"><text:s/>ס<text:s/></text:span><text:span text:style-name="T375">‬</text:span>‬‬<text:span text:style-name="T376">9</text:span><text:span text:style-name="T377"> וֽ͏ַיְחִ֥י אֱנ֖וֹשׁ תִּשְׁעִ֣ים שָׁנָ֑ה וַיּ֖וֹלֶד אֶת־קֵינָֽן׃<text:s/></text:span><text:span text:style-name="T378">‬</text:span>‬‬<text:span text:style-name="T379">10</text:span><text:span text:style-name="T380"> וֽ͏ַיְחִ֣י אֱנ֗וֹשׁ אֽ͏ַחֲרֵי֙ הוֹלִיד֣וֹ אֶת־קֵינָ֔ן חֲמֵ֤שׁ עֶשְׂרֵה֙ שָׁנָ֔ה וּשְׁמֹנֶ֥ה מֵא֖וֹת שָׁנָ֑ה וַיּ֥וֹלֶד בָּנִ֖ים וּבָנֽוֹת׃<text:s/></text:span><text:span text:style-name="T381">‬</text:span>‬‬<text:span text:style-name="T382">11</text:span><text:span text:style-name="T383"> וַיִּֽהְיוּ֙ כָּל־יְמֵ֣י אֱנ֔וֹשׁ חָמֵ֣שׁ שָׁנִ֔ים וּתְשַׁ֥ע מֵא֖וֹת שָׁנָ֑ה וַיָּמֹֽת׃</text:span><text:span text:style-name="T384"><text:s/>ס<text:s/></text:span><text:span text:style-name="T385">‬</text:span>‬‬<text:span text:style-name="T386">12</text:span><text:span text:style-name="T387"> וֽ͏ַיְחִ֥י קֵינָ֖ן שִׁבְעִ֣ים שָׁנָ֑ה וַיּ֖וֹלֶד אֶת־מֽ͏ַהֲלַלְאֵֽל׃<text:s/></text:span><text:span text:style-name="T388">‬</text:span>‬‬<text:span text:style-name="T389">13</text:span><text:span text:style-name="T390"> וַיְחִ֣י קֵינָ֗ן אַחֲרֵי֙ הוֹלִיד֣וֹ אֶת־מֽ͏ַהֲלַלְאֵ֔ל אַרְבָּעִ֣ים שָׁנָ֔ה וּשְׁמֹנֶ֥ה מֵא֖וֹת שָׁנָ֑ה וַיּ֥וֹלֶד בָּנִ֖ים וּבָנֽוֹת׃<text:s/></text:span><text:span text:style-name="T391">‬</text:span>‬‬<text:span text:style-name="T392">14</text:span><text:span text:style-name="T393"> וַיִּֽהְיוּ֙ כָּל־יְמֵ֣י קֵינָ֔ן עֶ֣שֶׂר שָׁנִ֔ים וּתְשַׁ֥ע מֵא֖וֹת שָׁנָ֑ה וַיָּמֹֽת׃</text:span><text:span text:style-name="T394"><text:s/>ס<text:s/></text:span><text:span text:style-name="T395">‬</text:span>‬‬<text:span text:style-name="T396">15</text:span><text:span text:style-name="T397"> וֽ͏ַיְחִ֣י מֽ͏ַהֲלַלְאֵ֔ל חָמֵ֥שׁ שָׁנִ֖ים וְשִׁשִּׁ֣ים שָׁנָ֑ה וַיּ֖וֹלֶד אֶת־יָֽרֶד׃<text:s/></text:span><text:span text:style-name="T398">‬</text:span>‬‬<text:span text:style-name="T399">16</text:span><text:span text:style-name="T400"> וֽ͏ַיְחִ֣י מֽ͏ַהֲלַלְאֵ֗ל אֽ͏ַחֲרֵי֙ הוֹלִיד֣וֹ אֶת־יֶ֔רֶד שְׁלֹשִׁ֣ים שָׁנָ֔ה וּשְׁמֹנֶ֥ה מֵא֖וֹת שָׁנָ֑ה וַיּ֥וֹלֶד בָּנִ֖ים וּבָנֽוֹת׃<text:s/></text:span><text:span text:style-name="T401">‬</text:span>‬‬<text:span text:style-name="T402">17</text:span><text:span text:style-name="T403"> וַיִּהְיוּ֙ כָּל־יְמֵ֣י מַהֲלַלְאֵ֔ל חָמֵ֤שׁ וְתִשְׁעִים֙ שָׁנָ֔ה וּשְׁמֹנֶ֥ה מֵא֖וֹת שָׁנָ֑ה וַיָּמֹֽת׃</text:span><text:span text:style-name="T404"><text:s/>ס<text:s/></text:span><text:span text:style-name="T405">‬</text:span>‬‬<text:span text:style-name="T406">18</text:span><text:span text:style-name="T407"> וֽ͏ַיְחִי־יֶ֕רֶד שְׁתַּ֧יִם וְשִׁשִּׁ֛ים שָׁנָ֖ה וּמְאַ֣ת שָׁנָ֑ה וַיּ֖וֹלֶד אֶת־חֲנֽוֹךְ׃<text:s/></text:span><text:span text:style-name="T408">‬</text:span>‬‬<text:span text:style-name="T409">19</text:span><text:span text:style-name="T410"> וֽ͏ַיְחִי־יֶ֗רֶד אֽ͏ַחֲרֵי֙ הוֹלִיד֣וֹ אֶת־חֲנ֔וֹךְ שְׁמֹנֶ֥ה מֵא֖וֹת שָׁנָ֑ה וַיּ֥וֹלֶד בָּנִ֖ים וּבָנֽוֹת׃<text:s/></text:span><text:span text:style-name="T411">‬</text:span>‬‬<text:span text:style-name="T412">20</text:span><text:span text:style-name="T413"> וַיִּֽהְיוּ֙ כָּל־יְמֵי־יֶ֔רֶד שְׁתַּ֤יִם וְשִׁשִּׁים֙ שָׁנָ֔ה וּתְשַׁ֥ע מֵא֖וֹת שָׁנָ֑ה וַיָּמֹֽת׃<text:s/></text:span><text:span text:style-name="T414">פ<text:s/></text:span><text:span text:style-name="T415">‬</text:span>‬‬‬‬‬‬‬‬‬‬‬‬‬‬‬‬‬‬‬‬‬</text:p>
        <text:p text:style-name="P416"><text:span text:style-name="T417">21</text:span><text:span text:style-name="T418"> וַיְחִ֣י חֲנ֔וֹךְ חָמֵ֥שׁ וְשִׁשִּׁ֖ים שָׁנָ֑ה וַיּ֖וֹלֶד אֶת־מְתוּשָֽׁלַח׃<text:s/></text:span><text:span text:style-name="T419">‬</text:span>‬‬<text:span text:style-name="T420">22</text:span><text:span text:style-name="T421"> וַיִּתְהַלֵּ֨ךְ חֲנ֜וֹךְ אֶת־הֽ͏ָאֱלֹהִ֗ים אֽ͏ַחֲרֵי֙ הוֹלִיד֣וֹ אֶת־מְתוּשֶׁ֔לַח שְׁלֹ֥שׁ מֵא֖וֹת שָׁנָ֑ה וַיּ֥וֹלֶד בָּנִ֖ים וּבָנֽוֹת׃<text:s/></text:span><text:span text:style-name="T422">‬</text:span>‬‬<text:span text:style-name="T423">23</text:span><text:span text:style-name="T424"> וַיְהִ֖י כָּל־יְמֵ֣י חֲנ֑וֹךְ חָמֵ֤שׁ וְשִׁשִּׁים֙ שָׁנָ֔ה וּשְׁלֹ֥שׁ מֵא֖וֹת שָׁנָֽה׃<text:s/></text:span><text:span text:style-name="T425">‬</text:span>‬‬<text:span text:style-name="T426">24</text:span><text:span text:style-name="T427"> וַיִּתְהַלֵּ֥ךְ חֲנ֖וֹךְ אֶת־הֽ͏ָאֱלֹהִ֑ים וְאֵינֶ֕נּוּ כִּֽי־לָקַ֥ח אֹת֖וֹ אֱלֹהִֽים׃<text:s/></text:span><text:span text:style-name="T428">פ<text:s/></text:span><text:span text:style-name="T429">‬</text:span>‬‬‬‬‬‬</text:p>
        <text:p text:style-name="P430"><text:span text:style-name="T431">25</text:span><text:span text:style-name="T432"> וַיְחִ֣י מְתוּשֶׁ֔לַח שֶׁ֧בַע וּשְׁמֹנִ֛ים שָׁנָ֖ה וּמְאַ֣ת שָׁנָ֑ה וַיּ֖וֹלֶד אֶת־לָֽמֶךְ׃<text:s/></text:span><text:span text:style-name="T433">‬</text:span>‬‬<text:span text:style-name="T434">26</text:span><text:span text:style-name="T435"> וֽ͏ַיְחִ֣י מְתוּשֶׁ֗לַח אֽ͏ַחֲרֵי֙ הוֹלִיד֣וֹ אֶת־לֶ֔מֶךְ שְׁתַּ֤יִם וּשְׁמוֹנִים֙ שָׁנָ֔ה וּשְׁבַ֥ע מֵא֖וֹת שָׁנָ֑ה וַיּ֥וֹלֶד בָּנִ֖ים וּבָנֽוֹת׃<text:s/></text:span><text:span text:style-name="T436">‬</text:span>‬‬<text:span text:style-name="T437">27</text:span><text:span text:style-name="T438"> וַיִּהְיוּ֙ כָּל־יְמֵ֣י מְתוּשֶׁ֔לַח תֵּ֤שַׁע וְשִׁשִּׁים֙ שָׁנָ֔ה וּתְשַׁ֥ע מֵא֖וֹת שָׁנָ֑ה וַיָּמֹֽת׃<text:s/></text:span><text:span text:style-name="T439">פ<text:s/></text:span><text:span text:style-name="T440">‬</text:span>‬‬‬‬‬</text:p>
        <text:soft-page-break/>
        <text:p text:style-name="P441"><text:span text:style-name="T442">28</text:span><text:span text:style-name="T443"> וֽ͏ַיְחִי־לֶ֕מֶךְ שְׁתַּ֧יִם וּשְׁמֹנִ֛ים שָׁנָ֖ה וּמְאַ֣ת שָׁנָ֑ה וַיּ֖וֹלֶד בֵּֽן׃<text:s/></text:span><text:span text:style-name="T444">‬</text:span>‬‬<text:span text:style-name="T445">29</text:span><text:span text:style-name="T446"> וַיִּקְרָ֧א אֶת־שְׁמ֛וֹ נֹ֖חַ לֵאמֹ֑ר זֶ֞֠ה יְנַחֲמֵ֤נוּ מִֽמַּעֲשֵׂ֙נוּ֙ וּמֵעִצְּב֣וֹן יָדֵ֔ינוּ מִן־הָ֣אֲדָמָ֔ה אֲשֶׁ֥ר אֽ͏ֵרְרָ֖הּ יְהוָֽה׃<text:s/></text:span><text:span text:style-name="T447">‬</text:span>‬‬‬<text:span text:style-name="T448">30</text:span><text:span text:style-name="T449"> וֽ͏ַיְחִי־לֶ֗מֶךְ אֽ͏ַחֲרֵי֙ הוֹלִיד֣וֹ אֶת־נֹ֔חַ חָמֵ֤שׁ וְתִשְׁעִים֙ שָׁנָ֔ה וַחֲמֵ֥שׁ מֵאֹ֖ת שָׁנָ֑ה וַיּ֥וֹלֶד בָּנִ֖ים וּבָנֽוֹת׃<text:s/></text:span><text:span text:style-name="T450">‬</text:span>‬‬<text:span text:style-name="T451">31</text:span><text:span text:style-name="T452"> וֽ͏ַיְהִי֙ כָּל־יְמֵי־לֶ֔מֶךְ שֶׁ֤בַע וְשִׁבְעִים֙ שָׁנָ֔ה וּשְׁבַ֥ע מֵא֖וֹת שָׁנָ֑ה וַיָּמֹֽת׃</text:span><text:span text:style-name="T453"><text:s/>ס<text:s/></text:span><text:span text:style-name="T454">‬</text:span>‬‬<text:span text:style-name="T455">32</text:span><text:span text:style-name="T456"> וֽ͏ַיְהִי־נֹ֕חַ בֶּן־חֲמֵ֥שׁ מֵא֖וֹת שָׁנָ֑ה וַיּ֣וֹלֶד נֹ֔חַ אֶת־שֵׁ֖ם אֶת־חָ֥ם וְאֶת־יָֽפֶת׃<text:s/></text:span><text:span text:style-name="T457">‬</text:span>‬‬‬‬‬‬‬</text:p>
      </text:section>
      <text:section text:name="Sect5" text:style-name="S5">
        <text:p text:style-name="P458">Genesis 6</text:p>
        <text:p text:style-name="P459"><text:span text:style-name="T460">1</text:span><text:span text:style-name="T461"> וַֽיְהִי֙ כִּֽי־הֵחֵ֣ל הֽ͏ָאָדָ֔ם לָרֹ֖ב עַל־פְּנֵ֣י הֽ͏ָאֲדָמָ֑ה וּבָנ֖וֹת יֻלְּד֥וּ לָהֶֽם׃<text:s/></text:span><text:span text:style-name="T462">2</text:span><text:span text:style-name="T463"> וַיִּרְא֤וּ בְנֵי־הָֽאֱלֹהִים֙ אֶת־בְּנ֣וֹת הָֽאָדָ֔ם כִּ֥י טֹבֹ֖ת הֵ֑נָּה וַיִּקְח֤וּ לָהֶם֙ נָשִׁ֔ים מִכֹּ֖ל אֲשֶׁ֥ר בָּחָֽרוּ׃<text:s/></text:span><text:span text:style-name="T464">‬</text:span>‬‬<text:span text:style-name="T465">3</text:span><text:span text:style-name="T466"> וַיֹּ֣אמֶר יְהוָ֗ה לֹֽא־יָד֨וֹן רוּחִ֤י בָֽאָדָם֙ לְעֹלָ֔ם בְּשַׁגַּ֖ם ה֣וּא בָשָׂ֑ר וְהָי֣וּ יָמָ֔יו מֵאָ֥ה וְעֶשְׂרִ֖ים שָׁנָֽה׃<text:s/></text:span><text:span text:style-name="T467">‬</text:span>‬‬<text:span text:style-name="T468">4</text:span><text:span text:style-name="T469"> הַנְּפִלִ֞ים הָי֣וּ בָאָרֶץ֮ בַּיָּמִ֣ים הָהֵם֒ וְגַ֣ם אַֽחֲרֵי־כֵ֗ן אֲשֶׁ֨ר יָבֹ֜אוּ בְּנֵ֤י הָֽאֱלֹהִים֙ אֶל־בְּנ֣וֹת הֽ͏ָאָדָ֔ם וְיָלְד֖וּ לָהֶ֑ם הֵ֧מָּה הַגִּבֹּרִ֛ים אֲשֶׁ֥ר מֵעוֹלָ֖ם אַנְשֵׁ֥י הַשֵּֽׁם׃<text:s/></text:span><text:span text:style-name="T470">פ<text:s/></text:span><text:span text:style-name="T471">‬</text:span>‬‬‬‬‬</text:p>
        <text:p text:style-name="P472"><text:span text:style-name="T473">5</text:span><text:span text:style-name="T474"> וַיַּ֣רְא יְהוָ֔ה כִּ֥י רַבָּ֛ה רָעַ֥ת הָאָדָ֖ם בָּאָ֑רֶץ וְכָל־יֵ֙צֶר֙ מַחְשְׁבֹ֣ת לִבּ֔וֹ רַ֥ק רַ֖ע כָּל־הַיּֽוֹם׃<text:s/></text:span><text:span text:style-name="T475">‬</text:span>‬‬<text:span text:style-name="T476">6</text:span><text:span text:style-name="T477"> וַיִּנָּ֣חֶם יְהוָ֔ה כִּֽי־עָשָׂ֥ה אֶת־הֽ͏ָאָדָ֖ם בָּאָ֑רֶץ וַיִּתְעַצֵּ֖ב אֶל־לִבּֽוֹ׃<text:s/></text:span><text:span text:style-name="T478">‬</text:span>‬‬<text:span text:style-name="T479">7</text:span><text:span text:style-name="T480"> וַיֹּ֣אמֶר יְהוָ֗ה אֶמְחֶ֨ה אֶת־הָאָדָ֤ם אֲשֶׁר־בָּרָ֙אתִי֙ מֵעַל֙ פְּנֵ֣י הֽ͏ָאֲדָמָ֔ה מֽ͏ֵאָדָם֙ עַד־בְּהֵמָ֔ה עַד־רֶ֖מֶשׂ וְעַד־ע֣וֹף הַשָּׁמָ֑יִם כִּ֥י נִחַ֖מְתִּי כִּ֥י עֲשִׂיתִֽם׃<text:s/></text:span><text:span text:style-name="T481">‬</text:span>‬‬<text:span text:style-name="T482">8</text:span><text:span text:style-name="T483"> וְנֹ֕חַ מָ֥צָא חֵ֖ן בְּעֵינֵ֥י יְהוָֽה׃<text:s/></text:span><text:span text:style-name="T484">פ<text:s/></text:span><text:span text:style-name="T485">‬</text:span>‬‬‬‬‬‬</text:p>
        <text:p text:style-name="P486"><text:span text:style-name="T487">9</text:span><text:span text:style-name="T488"> אֵ֚לֶּה תּוֹלְדֹ֣ת נֹ֔חַ נֹ֗חַ אִ֥ישׁ צַדִּ֛יק תָּמִ֥ים הָיָ֖ה בְּדֹֽרֹתָ֑יו אֶת־הֽ͏ָאֱלֹהִ֖ים הִֽתְהַלֶּךְ־נֹֽחַ׃<text:s/></text:span><text:span text:style-name="T489">‬</text:span>‬‬<text:span text:style-name="T490">10</text:span><text:span text:style-name="T491"> וַיּ֥וֹלֶד נֹ֖חַ שְׁלֹשָׁ֣ה בָנִ֑ים אֶת־שֵׁ֖ם אֶת־חָ֥ם וְאֶת־יָֽפֶת׃<text:s/></text:span><text:span text:style-name="T492">‬</text:span>‬‬<text:span text:style-name="T493">11</text:span><text:span text:style-name="T494"> וַתִּשָּׁחֵ֥ת הָאָ֖רֶץ לִפְנֵ֣י הֽ͏ָאֱלֹהִ֑ים וַתִּמָּלֵ֥א הָאָ֖רֶץ חָמָֽס׃<text:s/></text:span><text:span text:style-name="T495">‬</text:span>‬‬<text:span text:style-name="T496">12</text:span><text:span text:style-name="T497"> וַיַּ֧רְא אֱלֹהִ֛ים אֶת־הָאָ֖רֶץ וְהִנֵּ֣ה נִשְׁחָ֑תָה כִּֽי־הִשְׁחִ֧ית כָּל־בָּשָׂ֛ר אֶת־דַּרְכּ֖וֹ עַל־הָאָֽרֶץ׃</text:span><text:span text:style-name="T498"><text:s/>ס<text:s/></text:span><text:span text:style-name="T499">‬</text:span>‬‬<text:span text:style-name="T500">13</text:span><text:span text:style-name="T501"> וַיֹּ֨אמֶר אֱלֹהִ֜ים לְנֹ֗חַ קֵ֤ץ כָּל־בָּשָׂר֙ בָּ֣א לְפָנַ֔י כִּֽי־מָלְאָ֥ה הָאָ֛רֶץ חָמָ֖ס מִפְּנֵיהֶ֑ם וְהִנְנִ֥י מַשְׁחִיתָ֖ם אֶת־הָאָֽרֶץ׃<text:s/></text:span><text:span text:style-name="T502">‬</text:span>‬‬<text:span text:style-name="T503">14</text:span><text:span text:style-name="T504"> עֲשֵׂ֤ה לְךָ֙ תֵּבַ֣ת עֲצֵי־גֹ֔פֶר קִנִּ֖ים תּֽ͏ַעֲשֶׂ֣ה אֶת־הַתֵּבָ֑ה וְכָֽפַרְתָּ֥ אֹתָ֛הּ מִבַּ֥יִת וּמִח֖וּץ בַּכֹּֽפֶר׃<text:s/></text:span><text:span text:style-name="T505">‬</text:span>‬‬<text:span text:style-name="T506">15</text:span><text:span text:style-name="T507"> וְזֶ֕ה אֲשֶׁ֥ר תַּֽעֲשֶׂ֖ה אֹתָ֑הּ שְׁלֹ֧שׁ מֵא֣וֹת אַמָּ֗ה אֹ֚רֶךְ הַתֵּבָ֔ה חֲמִשִּׁ֤ים אַמָּה֙ רָחְבָּ֔הּ וּשְׁלֹשִׁ֥ים אַמָּ֖ה קוֹמָתָֽהּ׃<text:s/></text:span><text:span text:style-name="T508">‬</text:span>‬‬<text:span text:style-name="T509">16</text:span><text:span text:style-name="T510"> צֹ֣הַר ׀ תּֽ͏ַעֲשֶׂ֣ה לַתֵּבָ֗ה וְאֶל־אַמָּה֙ תְּכַלֶ֣נָּה מִלְמַ֔עְלָה וּפֶ֥תַח הַתֵּבָ֖ה בְּצִדָּ֣הּ תָּשִׂ֑ים תַּחְתִּיִּ֛ם שְׁנִיִּ֥ם וּשְׁלִשִׁ֖ים תּֽ͏ַעֲשֶֽׂהָ׃<text:s/></text:span><text:span text:style-name="T511">‬</text:span>‬‬<text:span text:style-name="T512">17</text:span><text:span text:style-name="T513"> וַאֲנִ֗י הִנְנִי֩ מֵבִ֨יא אֶת־הַמַּבּ֥וּל מַ֙יִם֙ עַל־הָאָ֔רֶץ לְשַׁחֵ֣ת כָּל־בָּשָׂ֗ר אֲשֶׁר־בּוֹ֙ ר֣וּחַ חַיִּ֔ים מִתַּ֖חַת הַשָּׁמָ֑יִם כֹּ֥ל אֲשֶׁר־בָּאָ֖רֶץ יִגְוָֽע׃<text:s/></text:span><text:span text:style-name="T514">‬</text:span>‬‬<text:span text:style-name="T515">18</text:span><text:span text:style-name="T516"> וַהֲקִמֹתִ֥י אֶת־בְּרִיתִ֖י אִתָּ֑ךְ וּבָאתָ֙ אֶל־הַתֵּבָ֔ה אַתָּ֕ה וּבָנֶ֛יךָ וְאִשְׁתְּךָ֥ וּנְשֵֽׁי־בָנֶ֖יךָ אִתָּֽךְ׃<text:s/></text:span><text:span text:style-name="T517">‬</text:span>‬‬<text:span text:style-name="T518">19</text:span><text:span text:style-name="T519"> וּמִכָּל־הָ֠חַי מִֽכָּל־בָּשָׂ֞ר שְׁנַ֧יִם מִכֹּ֛ל תָּבִ֥יא אֶל־הַתֵּבָ֖ה לְהַחֲיֹ֣ת אִתָּ֑ךְ זָכָ֥ר וּנְקֵבָ֖ה<text:s/></text:span><text:soft-page-break/><text:span text:style-name="T520">יִֽהְיֽוּ׃<text:s/></text:span><text:span text:style-name="T521">‬</text:span>‬‬<text:span text:style-name="T522">20</text:span><text:span text:style-name="T523"> מֵהָע֣וֹף לְמִינֵ֗הוּ וּמִן־הַבְּהֵמָה֙ לְמִינָ֔הּ מִכֹּ֛ל רֶ֥מֶשׂ הֽ͏ָאֲדָמָ֖ה לְמִינֵ֑הוּ שְׁנַ֧יִם מִכֹּ֛ל יָבֹ֥אוּ אֵלֶ֖יךָ לְהֽ͏ַחֲיֽוֹת׃<text:s/></text:span><text:span text:style-name="T524">‬</text:span>‬‬<text:span text:style-name="T525">21</text:span><text:span text:style-name="T526"> וְאַתָּ֣ה קַח־לְךָ֗ מִכָּל־מֽ͏ַאֲכָל֙ אֲשֶׁ֣ר יֽ͏ֵאָכֵ֔ל וְאָסַפְתָּ֖ אֵלֶ֑יךָ וְהָיָ֥ה לְךָ֛ וְלָהֶ֖ם לְאָכְלָֽה׃<text:s/></text:span><text:span text:style-name="T527">‬</text:span>‬‬<text:span text:style-name="T528">22</text:span><text:span text:style-name="T529"> וַיַּ֖עַשׂ נֹ֑חַ כְּ֠כֹל אֲשֶׁ֨ר צִוָּ֥ה אֹת֛וֹ אֱלֹהִ֖ים כֵּ֥ן עָשָֽׂה׃</text:span><text:span text:style-name="T530"><text:s/>ס<text:s/></text:span><text:span text:style-name="T531">‬</text:span>‬‬‬‬‬‬‬‬‬‬‬‬‬‬‬‬</text:p>
      </text:section>
      <text:section text:name="Sect6" text:style-name="S6">
        <text:p text:style-name="P532">Genesis 7</text:p>
        <text:p text:style-name="P533"><text:span text:style-name="T534">1</text:span><text:span text:style-name="T535"> וַיֹּ֤אמֶר יְהוָה֙ לְנֹ֔חַ בֹּֽא־אַתָּ֥ה וְכָל־בֵּיתְךָ֖ אֶל־הַתֵּבָ֑ה כִּֽי־אֹתְךָ֥ רָאִ֛יתִי צַדִּ֥יק לְפָנַ֖י בַּדּ֥וֹר הַזֶּֽה׃<text:s/></text:span><text:span text:style-name="T536">2</text:span><text:span text:style-name="T537"> מִכֹּ֣ל ׀ הַבְּהֵמָ֣ה הַטְּהוֹרָ֗ה תִּֽקַּח־לְךָ֛ שִׁבְעָ֥ה שִׁבְעָ֖ה אִ֣ישׁ וְאִשְׁתּ֑וֹ וּמִן־הַבְּהֵמָ֡ה אֲ֠שֶׁר לֹ֣א טְהֹרָ֥ה הִ֛וא שְׁנַ֖יִם אִ֥ישׁ וְאִשְׁתּֽוֹ׃<text:s/></text:span><text:span text:style-name="T538">‬</text:span>‬‬<text:span text:style-name="T539">3</text:span><text:span text:style-name="T540"> גַּ֣ם מֵע֧וֹף הַשָּׁמַ֛יִם שִׁבְעָ֥ה שִׁבְעָ֖ה זָכָ֣ר וּנְקֵבָ֑ה לְחַיּ֥וֹת זֶ֖רַע עַל־פְּנֵ֥י כָל־הָאָֽרֶץ׃<text:s/></text:span><text:span text:style-name="T541">‬</text:span>‬‬<text:span text:style-name="T542">4</text:span><text:span text:style-name="T543"> כִּי֩ לְיָמִ֨ים ע֜וֹד שִׁבְעָ֗ה אָֽנֹכִי֙ מַמְטִ֣יר עַל־הָאָ֔רֶץ אַרְבָּעִ֣ים י֔וֹם וְאַרְבָּעִ֖ים לָ֑יְלָה וּמָחִ֗יתִי אֶֽת־כָּל־הַיְקוּם֙ אֲשֶׁ֣ר עָשִׂ֔יתִי מֵעַ֖ל פְּנֵ֥י הֽ͏ָאֲדָמָֽה׃<text:s/></text:span><text:span text:style-name="T544">‬</text:span>‬‬<text:span text:style-name="T545">5</text:span><text:span text:style-name="T546"> וַיַּ֖עַשׂ נֹ֑חַ כְּכֹ֥ל אֲשֶׁר־צִוָּ֖הוּ יְהוָֽה׃<text:s/></text:span><text:span text:style-name="T547">‬</text:span>‬‬<text:span text:style-name="T548">6</text:span><text:span text:style-name="T549"> וְנֹ֕חַ בֶּן־שֵׁ֥שׁ מֵא֖וֹת שָׁנָ֑ה וְהַמַּבּ֣וּל הָיָ֔ה מַ֖יִם עַל־הָאָֽרֶץ׃<text:s/></text:span><text:span text:style-name="T550">‬</text:span>‬‬<text:span text:style-name="T551">7</text:span><text:span text:style-name="T552"> וַיָּ֣בֹא נֹ֗חַ וּ֠בָנָיו וְאִשְׁתּ֧וֹ וּנְשֵֽׁי־בָנָ֛יו אִתּ֖וֹ אֶל־הַתֵּבָ֑ה מִפְּנֵ֖י מֵ֥י הַמַּבּֽוּל׃<text:s/></text:span><text:span text:style-name="T553">‬</text:span>‬‬<text:span text:style-name="T554">8</text:span><text:span text:style-name="T555"> מִן־הַבְּהֵמָה֙ הַטְּהוֹרָ֔ה וּמִן־הַ֨בְּהֵמָ֔ה אֲשֶׁ֥ר אֵינֶ֖נָּה טְהֹרָ֑ה וּמִ֨ן־הָע֔וֹף וְכֹ֥ל אֲשֶׁר־רֹמֵ֖שׂ עַל־הָֽאֲדָמָֽה׃<text:s/></text:span><text:span text:style-name="T556">‬</text:span>‬‬<text:span text:style-name="T557">9</text:span><text:span text:style-name="T558"> שְׁנַ֨יִם שְׁנַ֜יִם בָּ֧אוּ אֶל־נֹ֛חַ אֶל־הַתֵּבָ֖ה זָכָ֣ר וּנְקֵבָ֑ה כּֽ͏ַאֲשֶׁ֛ר צִוָּ֥ה אֱלֹהִ֖ים אֶת־נֹֽחַ׃<text:s/></text:span><text:span text:style-name="T559">‬</text:span>‬‬<text:span text:style-name="T560">10</text:span><text:span text:style-name="T561"> וֽ͏ַיְהִ֖י לְשִׁבְעַ֣ת הַיָּמִ֑ים וּמֵ֣י הַמַּבּ֔וּל הָי֖וּ עַל־הָאָֽרֶץ׃<text:s/></text:span><text:span text:style-name="T562">‬</text:span>‬‬<text:span text:style-name="T563">11</text:span><text:span text:style-name="T564"> בִּשְׁנַ֨ת שֵׁשׁ־מֵא֤וֹת שָׁנָה֙ לְחַיֵּי־נֹ֔חַ בַּחֹ֙דֶשׁ֙ הַשֵּׁנִ֔י בְּשִׁבְעָֽה־עָשָׂ֥ר י֖וֹם לַחֹ֑דֶשׁ בַּיּ֣וֹם הַזֶּ֗ה נִבְקְעוּ֙ כָּֽל־מַעְיְנֹת֙ תְּה֣וֹם רַבָּ֔ה וַאֲרֻבֹּ֥ת הַשָּׁמַ֖יִם נִפְתָּֽחוּ׃<text:s/></text:span><text:span text:style-name="T565">‬</text:span>‬‬<text:span text:style-name="T566">12</text:span><text:span text:style-name="T567"> וֽ͏ַיְהִ֥י הַגֶּ֖שֶׁם עַל־הָאָ֑רֶץ אַרְבָּעִ֣ים י֔וֹם וְאַרְבָּעִ֖ים לָֽיְלָה׃<text:s/></text:span><text:span text:style-name="T568">‬</text:span>‬‬<text:span text:style-name="T569">13</text:span><text:span text:style-name="T570"> בְּעֶ֨צֶם הַיּ֤וֹם הַזֶּה֙ בָּ֣א נֹ֔חַ וְשֵׁם־וְחָ֥ם וָיֶ֖פֶת בְּנֵי־נֹ֑חַ וְאֵ֣שֶׁת נֹ֗חַ וּשְׁלֹ֧שֶׁת נְשֵֽׁי־בָנָ֛יו אִתָּ֖ם אֶל־הַתֵּבָֽה׃<text:s/></text:span><text:span text:style-name="T571">‬</text:span>‬‬<text:span text:style-name="T572">14</text:span><text:span text:style-name="T573"> הֵ֜מָּה וְכָל־הֽ͏ַחַיָּ֣ה לְמִינָ֗הּ וְכָל־הַבְּהֵמָה֙ לְמִינָ֔הּ וְכָל־הָרֶ֛מֶשׂ הָרֹמֵ֥שׂ עַל־הָאָ֖רֶץ לְמִינֵ֑הוּ וְכָל־הָע֣וֹף לְמִינֵ֔הוּ כֹּ֖ל צִפּ֥וֹר כָּל־כָּנָֽף׃<text:s/></text:span><text:span text:style-name="T574">‬</text:span>‬‬<text:span text:style-name="T575">15</text:span><text:span text:style-name="T576"> וַיָּבֹ֥אוּ אֶל־נֹ֖חַ אֶל־הַתֵּבָ֑ה שְׁנַ֤יִם שְׁנַ֙יִם֙ מִכָּל־הַבָּשָׂ֔ר אֲשֶׁר־בּ֖וֹ ר֥וּחַ חַיִּֽים׃<text:s/></text:span><text:span text:style-name="T577">‬</text:span>‬‬<text:span text:style-name="T578">16</text:span><text:span text:style-name="T579"> וְהַבָּאִ֗ים זָכָ֨ר וּנְקֵבָ֤ה מִכָּל־בָּשָׂר֙ בָּ֔אוּ כּֽ͏ַאֲשֶׁ֛ר צִוָּ֥ה אֹת֖וֹ אֱלֹהִ֑ים וַיִּסְגֹּ֥ר יְהוָ֖ה בּֽ͏ַעֲדֽוֹ׃<text:s/></text:span><text:span text:style-name="T580">‬</text:span>‬‬<text:span text:style-name="T581">17</text:span><text:span text:style-name="T582"> וֽ͏ַיְהִ֧י הַמַּבּ֛וּל אַרְבָּעִ֥ים י֖וֹם עַל־הָאָ֑רֶץ וַיִּרְבּ֣וּ הַמַּ֗יִם וַיִּשְׂאוּ֙ אֶת־הַתֵּבָ֔ה וַתָּ֖רָם מֵעַ֥ל הָאָֽרֶץ׃<text:s/></text:span><text:span text:style-name="T583">‬</text:span>‬‬<text:span text:style-name="T584">18</text:span><text:span text:style-name="T585"> וַיִּגְבְּר֥וּ הַמַּ֛יִם וַיִּרְבּ֥וּ מְאֹ֖ד עַל־הָאָ֑רֶץ וַתֵּ֥לֶךְ הַתֵּבָ֖ה עַל־פְּנֵ֥י הַמָּֽיִם׃<text:s/></text:span><text:span text:style-name="T586">‬</text:span>‬‬<text:span text:style-name="T587">19</text:span><text:span text:style-name="T588"> וְהַמַּ֗יִם גָּֽבְר֛וּ מְאֹ֥ד מְאֹ֖ד עַל־הָאָ֑רֶץ וַיְכֻסּ֗וּ כָּל־הֽ͏ֶהָרִים֙ הַגְּבֹהִ֔ים אֲשֶׁר־תַּ֖חַת כָּל־הַשָּׁמָֽיִם׃<text:s/></text:span><text:span text:style-name="T589">‬</text:span>‬‬‬<text:span text:style-name="T590">20</text:span><text:span text:style-name="T591"> חֲמֵ֨שׁ עֶשְׂרֵ֤ה אַמָּה֙ מִלְמַ֔עְלָה גָּבְר֖וּ הַמָּ֑יִם וַיְכֻסּ֖וּ הֶהָרִֽים׃<text:s/></text:span><text:span text:style-name="T592">‬</text:span>‬‬<text:span text:style-name="T593">21</text:span><text:span text:style-name="T594"> וַיִּגְוַ֞ע כָּל־בָּשָׂ֣ר ׀ הָרֹמֵ֣שׂ עַל־הָאָ֗רֶץ בָּע֤וֹף וּבַבְּהֵמָה֙ וּבַ֣חַיָּ֔ה וּבְכָל־הַשֶּׁ֖רֶץ הַשֹּׁרֵ֣ץ עַל־הָאָ֑רֶץ וְכֹ֖ל הָאָדָֽם׃<text:s/></text:span><text:span text:style-name="T595">‬</text:span>‬‬<text:span text:style-name="T596">22</text:span><text:span text:style-name="T597"> כֹּ֡ל אֲשֶׁר֩ נִשְׁמַת־ר֨וּחַ חַיִּ֜ים בְּאַפָּ֗יו מִכֹּ֛ל אֲשֶׁ֥ר בֶּחָֽרָבָ֖ה מֵֽתוּ׃<text:s/></text:span><text:span text:style-name="T598">‬</text:span>‬‬<text:span text:style-name="T599">23</text:span><text:span text:style-name="T600"> וַיִּ֜מַח אֶֽת־כָּל־הַיְק֣וּם ׀ אֲשֶׁ֣ר ׀ עַל־פְּנֵ֣י הֽ͏ָאֲדָמָ֗ה מֵאָדָ֤ם עַד־בְּהֵמָה֙ עַד־רֶ֙מֶשׂ֙ וְעַד־ע֣וֹף הַשָּׁמַ֔יִם וַיִּמָּח֖וּ מִן־הָאָ֑רֶץ וַיִשָּׁ֧אֶר אַךְ־נֹ֛חַ וֽ͏ַאֲשֶׁ֥ר אִתּ֖וֹ בַּתֵּבָֽה׃<text:s/></text:span><text:span text:style-name="T601">‬</text:span>‬‬<text:span text:style-name="T602">24</text:span><text:span text:style-name="T603"> וַיִּגְבְּר֥וּ הַמַּ֖יִם עַל־הָאָ֑רֶץ חֲמִשִּׁ֥ים וּמְאַ֖ת יֽוֹם׃<text:s/></text:span><text:span text:style-name="T604">‬</text:span>‬‬‬‬‬‬‬‬‬‬‬‬‬‬‬‬‬‬‬‬‬‬‬‬‬</text:p>
      </text:section>
      <text:section text:name="Sect7" text:style-name="S7">
        <text:soft-page-break/>
        <text:p text:style-name="P605">Genesis 8</text:p>
        <text:p text:style-name="P606"><text:span text:style-name="T607">1</text:span><text:span text:style-name="T608"> וַיִּזְכֹּ֤ר אֱלֹהִים֙ אֶת־נֹ֔חַ וְאֵ֤ת כָּל־הֽ͏ַחַיָּה֙ וְאֶת־כָּל־הַבְּהֵמָ֔ה אֲשֶׁ֥ר אִתּ֖וֹ בַּתֵּבָ֑ה וַיַּעֲבֵ֨ר אֱלֹהִ֥ים ר֙וּחַ֙ עַל־הָאָ֔רֶץ וַיָּשֹׁ֖כּוּ הַמָּֽיִם׃<text:s/></text:span><text:span text:style-name="T609">2</text:span><text:span text:style-name="T610"> וַיִּסָּֽכְרוּ֙ מַעְיְנֹ֣ת תְּה֔וֹם וֽ͏ַאֲרֻבֹּ֖ת הַשָּׁמָ֑יִם וַיִּכָּלֵ֥א הַגֶּ֖שֶׁם מִן־הַשָּׁמָֽיִם׃<text:s/></text:span><text:span text:style-name="T611">‬</text:span>‬‬<text:span text:style-name="T612">3</text:span><text:span text:style-name="T613"> וַיָּשֻׁ֧בוּ הַמַּ֛יִם מֵעַ֥ל הָאָ֖רֶץ הָל֣וֹךְ וָשׁ֑וֹב וַיַּחְסְר֣וּ הַמַּ֔יִם מִקְצֵ֕ה חֲמִשִּׁ֥ים וּמְאַ֖ת יֽוֹם׃<text:s/></text:span><text:span text:style-name="T614">‬</text:span>‬‬<text:span text:style-name="T615">4</text:span><text:span text:style-name="T616"> וַתָּ֤נַח הַתֵּבָה֙ בַּחֹ֣דֶשׁ הַשְּׁבִיעִ֔י בְּשִׁבְעָה־עָשָׂ֥ר י֖וֹם לַחֹ֑דֶשׁ עַ֖ל הָרֵ֥י אֲרָרָֽט׃<text:s/></text:span><text:span text:style-name="T617">‬</text:span>‬‬<text:span text:style-name="T618">5</text:span><text:span text:style-name="T619"> וְהַמַּ֗יִם הָיוּ֙ הָל֣וֹךְ וְחָס֔וֹר עַ֖ד הַחֹ֣דֶשׁ הֽ͏ָעֲשִׂירִ֑י בּֽ͏ָעֲשִׂירִי֙ בְּאֶחָ֣ד לַחֹ֔דֶשׁ נִרְא֖וּ רָאשֵׁ֥י הֽ͏ֶהָרִֽים׃<text:s/></text:span><text:span text:style-name="T620">‬</text:span>‬‬<text:span text:style-name="T621">6</text:span><text:span text:style-name="T622"> וֽ͏ַיְהִ֕י מִקֵּ֖ץ אַרְבָּעִ֣ים י֑וֹם וַיִּפְתַּ֣ח נֹ֔חַ אֶת־חַלּ֥וֹן הַתֵּבָ֖ה אֲשֶׁ֥ר עָשָֽׂה׃<text:s/></text:span><text:span text:style-name="T623">‬</text:span>‬‬<text:span text:style-name="T624">7</text:span><text:span text:style-name="T625"> וַיְשַׁלַּ֖ח אֶת־הֽ͏ָעֹרֵ֑ב וַיֵּצֵ֤א יָצוֹא֙ וָשׁ֔וֹב עַד־יְבֹ֥שֶׁת הַמַּ֖יִם מֵעַ֥ל הָאָֽרֶץ׃<text:s/></text:span><text:span text:style-name="T626">‬</text:span>‬‬<text:span text:style-name="T627">8</text:span><text:span text:style-name="T628"> וַיְשַׁלַּ֥ח אֶת־הַיּוֹנָ֖ה מֵאִתּ֑וֹ לִרְאוֹת֙ הֲקַ֣לּוּ הַמַּ֔יִם מֵעַ֖ל פְּנֵ֥י הֽ͏ָאֲדָמָֽה׃<text:s/></text:span><text:span text:style-name="T629">‬</text:span>‬‬<text:span text:style-name="T630">9</text:span><text:span text:style-name="T631"> וְלֹֽא־מָצְאָה֩ הַיּוֹנָ֨ה מָנ֜וֹחַ לְכַף־רַגְלָ֗הּ וַתָּ֤שָׁב אֵלָיו֙ אֶל־הַתֵּבָ֔ה כִּי־מַ֖יִם עַל־פְּנֵ֣י כָל־הָאָ֑רֶץ וַיִּשְׁלַ֤ח יָדוֹ֙ וַיִּקָּחֶ֔הָ וַיָּבֵ֥א אֹתָ֛הּ אֵלָ֖יו אֶל־הַתֵּבָֽה׃<text:s/></text:span><text:span text:style-name="T632">‬</text:span>‬‬<text:span text:style-name="T633">10</text:span><text:span text:style-name="T634"> וַיָּ֣חֶל ע֔וֹד שִׁבְעַ֥ת יָמִ֖ים אֲחֵרִ֑ים וַיֹּ֛סֶף שַׁלַּ֥ח אֶת־הַיּוֹנָ֖ה מִן־הַתֵּבָֽה׃<text:s/></text:span><text:span text:style-name="T635">‬</text:span>‬‬<text:span text:style-name="T636">11</text:span><text:span text:style-name="T637"> וַתָּבֹ֨א אֵלָ֤יו הַיּוֹנָה֙ לְעֵ֣ת עֶ֔רֶב וְהִנֵּ֥ה עֲלֵה־זַ֖יִת טָרָ֣ף בְּפִ֑יהָ וַיֵּ֣דַע נֹ֔חַ כִּי־קַ֥לּוּ הַמַּ֖יִם מֵעַ֥ל הָאָֽרֶץ׃<text:s/></text:span><text:span text:style-name="T638">‬</text:span>‬‬<text:span text:style-name="T639">12</text:span><text:span text:style-name="T640"> וַיִּיָּ֣חֶל ע֔וֹד שִׁבְעַ֥ת יָמִ֖ים אֲחֵרִ֑ים וַיְשַׁלַּח֙ אֶת־הַיּוֹנָ֔ה וְלֹֽא־יָסְפָ֥ה שׁוּב־אֵלָ֖יו עֽוֹד׃<text:s/></text:span><text:span text:style-name="T641">‬</text:span>‬‬<text:span text:style-name="T642">13</text:span><text:span text:style-name="T643"> וֽ͏ַ֠יְהִי בְּאַחַ֨ת וְשֵׁשׁ־מֵא֜וֹת שָׁנָ֗ה בּֽ͏ָרִאשׁוֹן֙ בְּאֶחָ֣ד לַחֹ֔דֶשׁ חָֽרְב֥וּ הַמַּ֖יִם מֵעַ֣ל הָאָ֑רֶץ וַיָּ֤סַר נֹ֙חַ֙ אֶת־מִכְסֵ֣ה הַתֵּבָ֔ה וַיַּ֕רְא וְהִנֵּ֥ה חֽ͏ָרְב֖וּ פְּנֵ֥י הֽ͏ָאֲדָמָֽה׃<text:s/></text:span><text:span text:style-name="T644">‬</text:span>‬‬<text:span text:style-name="T645">14</text:span><text:span text:style-name="T646"> וּבַחֹ֙דֶשׁ֙ הַשֵּׁנִ֔י בְּשִׁבְעָ֧ה וְעֶשְׂרִ֛ים י֖וֹם לַחֹ֑דֶשׁ יָבְשָׁ֖ה הָאָֽרֶץ׃</text:span><text:span text:style-name="T647"><text:s/>ס<text:s/></text:span><text:span text:style-name="T648">‬</text:span>‬‬<text:span text:style-name="T649">15</text:span><text:span text:style-name="T650"> וַיְדַבֵּ֥ר אֱלֹהִ֖ים אֶל־נֹ֥חַ לֵאמֹֽר׃<text:s/></text:span><text:span text:style-name="T651">‬</text:span>‬‬<text:span text:style-name="T652">16</text:span><text:span text:style-name="T653"> צֵ֖א מִן־הַתֵּבָ֑ה אַתָּ֕ה וְאִשְׁתְּךָ֛ וּבָנֶ֥יךָ וּנְשֵֽׁי־בָנֶ֖יךָ אִתָּֽךְ׃<text:s/></text:span><text:span text:style-name="T654">‬</text:span>‬‬<text:span text:style-name="T655">17</text:span><text:span text:style-name="T656"> כָּל־הַחַיָּ֨ה אֲשֶֽׁר־אִתְּךָ֜ מִכָּל־בָּשָׂ֗ר בָּע֧וֹף וּבַבְּהֵמָ֛ה וּבְכָל־הָרֶ֛מֶשׂ הָרֹמֵ֥שׂ עַל־הָאָ֖רֶץ *הוצא **הַיְצֵ֣א אִתָּ֑ךְ וְשֽׁ͏ָרְצ֣וּ בָאָ֔רֶץ וּפָר֥וּ וְרָב֖וּ עַל־הָאָֽרֶץ׃<text:s/></text:span><text:span text:style-name="T657">‬</text:span>‬‬<text:span text:style-name="T658">18</text:span><text:span text:style-name="T659"> וַיֵּ֖צֵא־נֹ֑חַ וּבָנָ֛יו וְאִשְׁתּ֥וֹ וּנְשֵֽׁי־בָנָ֖יו אִתּֽוֹ׃<text:s/></text:span><text:span text:style-name="T660">‬</text:span>‬‬<text:span text:style-name="T661">19</text:span><text:span text:style-name="T662"> כָּל־הֽ͏ַחַיָּ֗ה כָּל־הָרֶ֙מֶשׂ֙ וְכָל־הָע֔וֹף כֹּ֖ל רוֹמֵ֣שׂ עַל־הָאָ֑רֶץ לְמִשְׁפְּחֹ֣תֵיהֶ֔ם יָצְא֖וּ מִן־הַתֵּבָֽה׃<text:s/></text:span><text:span text:style-name="T663">‬</text:span>‬‬<text:span text:style-name="T664">20</text:span><text:span text:style-name="T665"> וַיִּ֥בֶן נֹ֛חַ מִזְבֵּ֖חַ לֽ͏ַיהוָ֑ה וַיִּקַּ֞ח מִכֹּ֣ל ׀ הַבְּהֵמָ֣ה הַטְּהוֹרָ֗ה וּמִכֹּל֙ הָע֣וֹף הַטָּהֹ֔ר וַיַּ֥עַל עֹלֹ֖ת בַּמִּזְבֵּֽחַ׃<text:s/></text:span><text:span text:style-name="T666">‬</text:span>‬‬<text:span text:style-name="T667">21</text:span><text:span text:style-name="T668"> וַיָּ֣רַח יְהוָה֮ אֶת־רֵ֣יחַ הַנִּיחֹחַ֒ וַיֹּ֨אמֶר יְהוָ֜ה אֶל־לִבּ֗וֹ לֹֽא־אֹ֠סִף לְקַלֵּ֨ל ע֤וֹד אֶת־הָֽאֲדָמָה֙ בַּעֲב֣וּר הֽ͏ָאָדָ֔ם כִּ֠י יֵ֣צֶר לֵ֧ב הָאָדָ֛ם רַ֖ע מִנְּעֻרָ֑יו וְלֹֽא־אֹסִ֥ף ע֛וֹד לְהַכּ֥וֹת אֶת־כָּל־חַ֖י כּֽ͏ַאֲשֶׁ֥ר עָשִֽׂיתִי׃<text:s/></text:span><text:span text:style-name="T669">‬</text:span>‬‬<text:span text:style-name="T670">22</text:span><text:span text:style-name="T671"> עֹ֖ד כָּל־יְמֵ֣י הָאָ֑רֶץ זֶ֡רַע וְ֠קָצִיר וְקֹ֨ר וָחֹ֜ם וְקַ֧יִץ וָחֹ֛רֶף וְי֥וֹם וָלַ֖יְלָה לֹ֥א יִשְׁבֹּֽתוּ׃<text:s/></text:span><text:span text:style-name="T672">‬</text:span>‬‬‬‬‬‬‬‬‬‬‬‬‬‬‬‬‬‬‬‬‬‬‬</text:p>
      </text:section>
      <text:section text:name="Sect8" text:style-name="S8">
        <text:soft-page-break/>
        <text:p text:style-name="P673">Genesis 9</text:p>
        <text:p text:style-name="P674"><text:span text:style-name="T675">1</text:span><text:span text:style-name="T676"> וַיְבָ֣רֶךְ אֱלֹהִ֔ים אֶת־נֹ֖חַ וְאֶת־בָּנָ֑יו וַיֹּ֧אמֶר לָהֶ֛ם פְּר֥וּ וּרְב֖וּ וּמִלְא֥וּ אֶת־הָאָֽרֶץ׃<text:s/></text:span><text:span text:style-name="T677">2</text:span><text:span text:style-name="T678"> וּמוֹרַאֲכֶ֤ם וְחִתְּכֶם֙ יִֽהְיֶ֔ה עַ֚ל כָּל־חַיַּ֣ת הָאָ֔רֶץ וְעַ֖ל כָּל־ע֣וֹף הַשָּׁמָ֑יִם בְּכֹל֩ אֲשֶׁ֨ר תִּרְמֹ֧שׂ הֽ͏ָאֲדָמָ֛ה וּֽבְכָל־דְּגֵ֥י הַיָּ֖ם בְּיֶדְכֶ֥ם נִתָּֽנוּ׃<text:s/></text:span><text:span text:style-name="T679">‬</text:span>‬‬<text:span text:style-name="T680">3</text:span><text:span text:style-name="T681"> כָּל־רֶ֙מֶשׂ֙ אֲשֶׁ֣ר הוּא־חַ֔י לָכֶ֥ם יִהְיֶ֖ה לְאָכְלָ֑ה כְּיֶ֣רֶק עֵ֔שֶׂב נָתַ֥תִּי לָכֶ֖ם אֶת־כֹּֽל׃<text:s/></text:span><text:span text:style-name="T682">‬</text:span>‬‬<text:span text:style-name="T683">4</text:span><text:span text:style-name="T684"> אַךְ־בָּשָׂ֕ר בְּנַפְשׁ֥וֹ דָמ֖וֹ לֹ֥א תֹאכֵֽלוּ׃<text:s/></text:span><text:span text:style-name="T685">‬</text:span>‬‬<text:span text:style-name="T686">5</text:span><text:span text:style-name="T687"> וְאַ֨ךְ אֶת־דִּמְכֶ֤ם לְנַפְשֹֽׁתֵיכֶם֙ אֶדְרֹ֔שׁ מִיַּ֥ד כָּל־חַיָּ֖ה אֶדְרְשֶׁ֑נּוּ וּמִיַּ֣ד הֽ͏ָאָדָ֗ם מִיַּד֙ אִ֣ישׁ אָחִ֔יו אֶדְרֹ֖שׁ אֶת־נֶ֥פֶשׁ הֽ͏ָאָדָֽם׃<text:s/></text:span><text:span text:style-name="T688">‬</text:span>‬‬<text:span text:style-name="T689">6</text:span><text:span text:style-name="T690"> שֹׁפֵךְ֙ דַּ֣ם הֽ͏ָאָדָ֔ם בּֽ͏ָאָדָ֖ם דָּמ֣וֹ יִשָּׁפֵ֑ךְ כִּ֚י בְּצֶ֣לֶם אֱלֹהִ֔ים עָשָׂ֖ה אֶת־הָאָדָֽם׃<text:s/></text:span><text:span text:style-name="T691">‬</text:span>‬‬<text:span text:style-name="T692">7</text:span><text:span text:style-name="T693"> וְאַתֶּ֖ם פְּר֣וּ וּרְב֑וּ שִׁרְצ֥וּ בָאָ֖רֶץ וּרְבוּ־בָֽהּ׃</text:span><text:span text:style-name="T694"><text:s/>ס<text:s/></text:span><text:span text:style-name="T695">‬</text:span>‬‬<text:span text:style-name="T696">8</text:span><text:span text:style-name="T697"> וַיֹּ֤אמֶר אֱלֹהִים֙ אֶל־נֹ֔חַ וְאֶל־בָּנָ֥יו אִתּ֖וֹ לֵאמֹֽר׃<text:s/></text:span><text:span text:style-name="T698">‬</text:span>‬‬<text:span text:style-name="T699">9</text:span><text:span text:style-name="T700"> וַאֲנִ֕י הִנְנִ֥י מֵקִ֛ים אֶת־בְּרִיתִ֖י אִתְּכֶ֑ם וְאֶֽת־זַרְעֲכֶ֖ם אֽ͏ַחֲרֵיכֶֽם׃<text:s/></text:span><text:span text:style-name="T701">‬</text:span>‬‬<text:span text:style-name="T702">10</text:span><text:span text:style-name="T703"> וְאֵ֨ת כָּל־נֶ֤פֶשׁ הֽ͏ַחַיָּה֙ אֲשֶׁ֣ר אִתְּכֶ֔ם בָּע֧וֹף בַּבְּהֵמָ֛ה וּֽבְכָל־חַיַּ֥ת הָאָ֖רֶץ אִתְּכֶ֑ם מִכֹּל֙ יֹצְאֵ֣י הַתֵּבָ֔ה לְכֹ֖ל חַיַּ֥ת הָאָֽרֶץ׃<text:s/></text:span><text:span text:style-name="T704">‬</text:span>‬‬<text:span text:style-name="T705">11</text:span><text:span text:style-name="T706"> וַהֲקִמֹתִ֤י אֶת־בְּרִיתִי֙ אִתְּכֶ֔ם וְלֹֽא־יִכָּרֵ֧ת כָּל־בָּשָׂ֛ר ע֖וֹד מִמֵּ֣י הַמַּבּ֑וּל וְלֹֽא־יִהְיֶ֥ה ע֛וֹד מַבּ֖וּל לְשַׁחֵ֥ת הָאָֽרֶץ׃<text:s/></text:span><text:span text:style-name="T707">‬</text:span>‬‬<text:span text:style-name="T708">12</text:span><text:span text:style-name="T709"> וַיֹּ֣אמֶר אֱלֹהִ֗ים זֹ֤את אֽוֹת־הַבְּרִית֙ אֲשֶׁר־אֲנִ֣י נֹתֵ֗ן בֵּינִי֙ וּבֵ֣ינֵיכֶ֔ם וּבֵ֛ין כָּל־נֶ֥פֶשׁ חַיָּ֖ה אֲשֶׁ֣ר אִתְּכֶ֑ם לְדֹרֹ֖ת עוֹלָֽם׃<text:s/></text:span><text:span text:style-name="T710">‬</text:span>‬‬<text:span text:style-name="T711">13</text:span><text:span text:style-name="T712"> אֶת־קַשְׁתִּ֕י נָתַ֖תִּי בֶּֽעָנָ֑ן וְהָֽיְתָה֙ לְא֣וֹת בְּרִ֔ית בֵּינִ֖י וּבֵ֥ין הָאָֽרֶץ׃<text:s/></text:span><text:span text:style-name="T713">‬</text:span>‬‬<text:span text:style-name="T714">14</text:span><text:span text:style-name="T715"> וְהָיָ֕ה בְּעֽ͏ַנְנִ֥י עָנָ֖ן עַל־הָאָ֑רֶץ וְנִרְאֲתָ֥ה הַקֶּ֖שֶׁת בֶּעָנָֽן׃<text:s/></text:span><text:span text:style-name="T716">‬</text:span>‬‬<text:span text:style-name="T717">15</text:span><text:span text:style-name="T718"> וְזָכַרְתִּ֣י אֶת־בְּרִיתִ֗י אֲשֶׁ֤ר בֵּינִי֙ וּבֵ֣ינֵיכֶ֔ם וּבֵ֛ין כָּל־נֶ֥פֶשׁ חַיָּ֖ה בְּכָל־בָּשָׂ֑ר וְלֹֽא־יִֽהְיֶ֨ה ע֤וֹד הַמַּ֙יִם֙ לְמַבּ֔וּל לְשַׁחֵ֖ת כָּל־בָּשָֽׂר׃<text:s/></text:span><text:span text:style-name="T719">‬</text:span>‬‬<text:span text:style-name="T720">16</text:span><text:span text:style-name="T721"> וְהָיְתָ֥ה הַקֶּ֖שֶׁת בֶּֽעָנָ֑ן וּרְאִיתִ֗יהָ לִזְכֹּר֙ בְּרִ֣ית עוֹלָ֔ם בֵּ֣ין אֱלֹהִ֔ים וּבֵין֙ כָּל־נֶ֣פֶשׁ חַיָּ֔ה בְּכָל־בָּשָׂ֖ר אֲשֶׁ֥ר עַל־הָאָֽרֶץ׃<text:s/></text:span><text:span text:style-name="T722">‬</text:span>‬‬<text:span text:style-name="T723">17</text:span><text:span text:style-name="T724"> וַיֹּ֥אמֶר אֱלֹהִ֖ים אֶל־נֹ֑חַ זֹ֤את אֽוֹת־הַבְּרִית֙ אֲשֶׁ֣ר הֲקִמֹ֔תִי בֵּינִ֕י וּבֵ֥ין כָּל־בָּשָׂ֖ר אֲשֶׁ֥ר עַל־הָאָֽרֶץ׃<text:s/></text:span><text:span text:style-name="T725">פ<text:s/></text:span><text:span text:style-name="T726">‬</text:span>‬‬‬‬‬‬‬‬‬‬‬‬‬‬‬‬‬‬</text:p>
        <text:p text:style-name="P727"><text:span text:style-name="T728">18</text:span><text:span text:style-name="T729"> וַיִּֽהְי֣וּ בְנֵי־נֹ֗חַ הַיֹּֽצְאִים֙ מִן־הַתֵּבָ֔ה שֵׁ֖ם וְחָ֣ם וָיָ֑פֶת וְחָ֕ם ה֖וּא אֲבִ֥י כְנָֽעַן׃<text:s/></text:span><text:span text:style-name="T730">‬</text:span>‬‬<text:span text:style-name="T731">19</text:span><text:span text:style-name="T732"> שְׁלֹשָׁ֥ה אֵ֖לֶּה בְּנֵי־נֹ֑חַ וּמֵאֵ֖לֶּה נָֽפְצָ֥ה כָל־הָאָֽרֶץ׃<text:s/></text:span><text:span text:style-name="T733">‬</text:span>‬‬<text:span text:style-name="T734">20</text:span><text:span text:style-name="T735"> וַיָּ֥חֶל נֹ֖חַ אִ֣ישׁ הֽ͏ָאֲדָמָ֑ה וַיִּטַּ֖ע כָּֽרֶם׃<text:s/></text:span><text:span text:style-name="T736">‬</text:span>‬‬<text:span text:style-name="T737">21</text:span><text:span text:style-name="T738"> וַיֵּ֥שְׁתְּ מִן־הַיַּ֖יִן וַיִּשְׁכָּ֑ר וַיִּתְגַּ֖ל בְּת֥וֹךְ אָהֳלֹֽה׃<text:s/></text:span><text:span text:style-name="T739">‬</text:span>‬‬<text:span text:style-name="T740">22</text:span><text:span text:style-name="T741"> וַיַּ֗רְא חָ֚ם אֲבִ֣י כְנַ֔עַן אֵ֖ת עֶרְוַ֣ת אָבִ֑יו וַיַּגֵּ֥ד לִשְׁנֵֽי־אֶחָ֖יו בַּחֽוּץ׃<text:s/></text:span><text:span text:style-name="T742">‬</text:span>‬‬<text:span text:style-name="T743">23</text:span><text:span text:style-name="T744"> וַיִּקַּח֩ שֵׁ֨ם וָיֶ֜פֶת אֶת־הַשִּׂמְלָ֗ה וַיָּשִׂ֙ימוּ֙ עַל־שְׁכֶ֣ם שְׁנֵיהֶ֔ם וַיֵּֽלְכוּ֙ אֲחֹ֣רַנִּ֔ית וַיְכַסּ֕וּ אֵ֖ת עֶרְוַ֣ת אֲבִיהֶ֑ם וּפְנֵיהֶם֙ אֲחֹ֣רַנִּ֔ית וְעֶרְוַ֥ת אֲבִיהֶ֖ם לֹ֥א רָאֽוּ׃<text:s/></text:span><text:span text:style-name="T745">‬</text:span>‬‬<text:span text:style-name="T746">24</text:span><text:span text:style-name="T747"> וַיִּ֥יקֶץ נֹ֖חַ מִיֵּינ֑וֹ וַיֵּ֕דַע אֵ֛ת אֲשֶׁר־עָ֥שָׂה־ל֖וֹ בְּנ֥וֹ הַקָּטָֽן׃<text:s/></text:span><text:span text:style-name="T748">‬</text:span>‬‬<text:span text:style-name="T749">25</text:span><text:span text:style-name="T750"> וַיֹּ֖אמֶר אָר֣וּר כְּנָ֑עַן עֶ֥בֶד עֲבָדִ֖ים יִֽהְיֶ֥ה לְאֶחָֽיו׃<text:s/></text:span><text:span text:style-name="T751">‬</text:span>‬‬<text:span text:style-name="T752">26</text:span><text:span text:style-name="T753"> וַיֹּ֕אמֶר בָּר֥וּךְ יְהֹוָ֖ה אֱלֹ֣הֵי שֵׁ֑ם וִיהִ֥י כְנַ֖עַן עֶ֥בֶד לָֽמוֹ׃<text:s/></text:span><text:span text:style-name="T754">‬</text:span>‬‬<text:span text:style-name="T755">27</text:span><text:span text:style-name="T756"> יַ֤פְתְּ אֱלֹהִים֙ לְיֶ֔פֶת וְיִשְׁכֹּ֖ן בְּאָֽהֳלֵי־שֵׁ֑ם וִיהִ֥י כְנַ֖עַן עֶ֥בֶד לָֽמוֹ׃<text:s/></text:span><text:span text:style-name="T757">‬</text:span>‬‬<text:span text:style-name="T758">28</text:span><text:span text:style-name="T759"> וֽ͏ַיְחִי־נֹ֖חַ אַחַ֣ר הַמַּבּ֑וּל שְׁלֹ֤שׁ מֵאוֹת֙ שָׁנָ֔ה וֽ͏ַחֲמִשִּׁ֖ים שָׁנָֽה׃<text:s/></text:span><text:span text:style-name="T760">‬</text:span>‬‬<text:span text:style-name="T761">29</text:span><text:span text:style-name="T762"> וַיִּֽהְיוּ֙ כָּל־יְמֵי־נֹ֔חַ תְּשַׁ֤ע מֵאוֹת֙ שָׁנָ֔ה וַחֲמִשִּׁ֖ים שָׁנָ֑ה וַיָּמֹֽת׃<text:s/></text:span><text:span text:style-name="T763">פ<text:s/></text:span><text:span text:style-name="T764">‬</text:span>‬‬‬‬‬‬‬‬‬‬‬‬‬‬</text:p>
      </text:section>
      <text:section text:name="Sect9" text:style-name="S9">
        <text:soft-page-break/>
        <text:p text:style-name="P765">Genesis 10</text:p>
        <text:p text:style-name="P766"><text:span text:style-name="T767">1</text:span><text:span text:style-name="T768"> וְאֵ֙לֶּה֙ תּוֹלְדֹ֣ת בְּנֵי־נֹ֔חַ שֵׁ֖ם חָ֣ם וָיָ֑פֶת וַיִּוָּלְד֥וּ לָהֶ֛ם בָּנִ֖ים אַחַ֥ר הַמַּבּֽוּל׃<text:s/></text:span><text:span text:style-name="T769">2</text:span><text:span text:style-name="T770"> בְּנֵ֣י יֶ֔פֶת גֹּ֣מֶר וּמָג֔וֹג וּמָדַ֖י וְיָוָ֣ן וְתֻבָ֑ל וּמֶ֖שֶׁךְ וְתִירָֽס׃<text:s/></text:span><text:span text:style-name="T771">‬</text:span>‬‬<text:span text:style-name="T772">3</text:span><text:span text:style-name="T773"> וּבְנֵ֖י גֹּ֑מֶר אַשְׁכֲּנַ֥ז וְרִיפַ֖ת וְתֹגַרְמָֽה׃<text:s/></text:span><text:span text:style-name="T774">‬</text:span>‬‬<text:span text:style-name="T775">4</text:span><text:span text:style-name="T776"> וּבְנֵ֥י יָוָ֖ן אֱלִישָׁ֣ה וְתַרְשִׁ֑ישׁ כִּתִּ֖ים וְדֹדָנִֽים׃<text:s/></text:span><text:span text:style-name="T777">‬</text:span>‬‬<text:span text:style-name="T778">5</text:span><text:span text:style-name="T779"> מֵ֠אֵלֶּה נִפְרְד֞וּ אִיֵּ֤י הַגּוֹיִם֙ בְּאַרְצֹתָ֔ם אִ֖ישׁ לִלְשֹׁנ֑וֹ לְמִשְׁפְּחֹתָ֖ם בְּגוֹיֵהֶֽם׃<text:s/></text:span><text:span text:style-name="T780">‬</text:span>‬‬<text:span text:style-name="T781">6</text:span><text:span text:style-name="T782"> וּבְנֵ֖י חָ֑ם כּ֥וּשׁ וּמִצְרַ֖יִם וּפ֥וּט וּכְנָֽעַן׃<text:s/></text:span><text:span text:style-name="T783">‬</text:span>‬‬<text:span text:style-name="T784">7</text:span><text:span text:style-name="T785"> וּבְנֵ֣י כ֔וּשׁ סְבָא֙ וֽ͏ַחֲוִילָ֔ה וְסַבְתָּ֥ה וְרַעְמָ֖ה וְסַבְתְּכָ֑א וּבְנֵ֥י רַעְמָ֖ה שְׁבָ֥א וּדְדָֽן׃<text:s/></text:span><text:span text:style-name="T786">‬</text:span>‬‬<text:span text:style-name="T787">8</text:span><text:span text:style-name="T788"> וְכ֖וּשׁ יָלַ֣ד אֶת־נִמְרֹ֑ד ה֣וּא הֵחֵ֔ל לֽ͏ִהְי֥וֹת גִּבֹּ֖ר בָּאָֽרֶץ׃<text:s/></text:span><text:span text:style-name="T789">‬</text:span>‬‬<text:span text:style-name="T790">9</text:span><text:span text:style-name="T791"> הֽוּא־הָיָ֥ה גִבֹּֽר־צַ֖יִד לִפְנֵ֣י יְהוָ֑ה עַל־כֵּן֙ יֵֽאָמַ֔ר כְּנִמְרֹ֛ד גִּבּ֥וֹר צַ֖יִד לִפְנֵ֥י יְהוָֽה׃<text:s/></text:span><text:span text:style-name="T792">‬</text:span>‬‬<text:span text:style-name="T793">10</text:span><text:span text:style-name="T794"> וַתְּהִ֨י רֵאשִׁ֤ית מַמְלַכְתּוֹ֙ בָּבֶ֔ל וְאֶ֖רֶךְ וְאַכַּ֣ד וְכַלְנֵ֑ה בְּאֶ֖רֶץ שִׁנְעָֽר׃<text:s/></text:span><text:span text:style-name="T795">‬</text:span>‬‬<text:span text:style-name="T796">11</text:span><text:span text:style-name="T797"> מִן־הָאָ֥רֶץ הַהִ֖וא יָצָ֣א אַשּׁ֑וּר וַיִּ֙בֶן֙ אֶת־נִ֣ינְוֵ֔ה וְאֶת־רְחֹבֹ֥ת עִ֖יר וְאֶת־כָּֽלַח׃<text:s/></text:span><text:span text:style-name="T798">‬</text:span>‬‬<text:span text:style-name="T799">12</text:span><text:span text:style-name="T800"> וְֽאֶת־רֶ֔סֶן בֵּ֥ין נִֽינְוֵ֖ה וּבֵ֣ין כָּ֑לַח הִ֖וא הָעִ֥יר הַגְּדֹלָֽה׃<text:s/></text:span><text:span text:style-name="T801">‬</text:span>‬‬<text:span text:style-name="T802">13</text:span><text:span text:style-name="T803"> וּמִצְרַ֡יִם יָלַ֞ד אֶת־לוּדִ֧ים וְאֶת־עֲנָמִ֛ים וְאֶת־לְהָבִ֖ים וְאֶת־נַפְתֻּחִֽים׃<text:s/></text:span><text:span text:style-name="T804">‬</text:span>‬‬<text:span text:style-name="T805">14</text:span><text:span text:style-name="T806"> וְֽאֶת־פַּתְרֻסִ֞ים וְאֶת־כַּסְלֻחִ֗ים אֲשֶׁ֨ר יָצְא֥וּ מִשָּׁ֛ם פְּלִשְׁתִּ֖ים וְאֶת־כַּפְתֹּרִֽים׃</text:span><text:span text:style-name="T807"><text:s/>ס<text:s/></text:span><text:span text:style-name="T808">‬</text:span>‬‬<text:span text:style-name="T809">15</text:span><text:span text:style-name="T810"> וּכְנַ֗עַן יָלַ֛ד אֶת־צִידֹ֥ן בְּכֹר֖וֹ וְאֶת־חֵֽת׃<text:s/></text:span><text:span text:style-name="T811">‬</text:span>‬‬<text:span text:style-name="T812">16</text:span><text:span text:style-name="T813"> וְאֶת־הַיְבוּסִי֙ וְאֶת־הָ֣אֱמֹרִ֔י וְאֵ֖ת הַגִּרְגָּשִֽׁי׃<text:s/></text:span><text:span text:style-name="T814">‬</text:span>‬‬<text:span text:style-name="T815">17</text:span><text:span text:style-name="T816"> וְאֶת־הֽ͏ַחִוִּ֥י וְאֶת־הֽ͏ַעַרְקִ֖י וְאֶת־הַסִּינִֽי׃<text:s/></text:span><text:span text:style-name="T817">‬</text:span>‬‬<text:span text:style-name="T818">18</text:span><text:span text:style-name="T819"> וְאֶת־הֽ͏ָאַרְוָדִ֥י וְאֶת־הַצְּמָרִ֖י וְאֶת־הֽ͏ַחֲמָתִ֑י וְאַחַ֣ר נָפֹ֔צוּ מִשְׁפְּח֖וֹת הֽ͏ַכְּנַעֲנִֽי׃<text:s/></text:span><text:span text:style-name="T820">‬</text:span>‬‬<text:span text:style-name="T821">19</text:span><text:span text:style-name="T822"> וֽ͏ַיְהִ֞י גְּב֤וּל הֽ͏ַכְּנַעֲנִי֙ מִצִּידֹ֔ן בֹּאֲכָ֥ה גְרָ֖רָה עַד־עַזָּ֑ה בֹּאֲכָ֞ה סְדֹ֧מָה וַעֲמֹרָ֛ה וְאַדְמָ֥ה וּצְבֹיִ֖ם עַד־לָֽשַׁע׃<text:s/></text:span><text:span text:style-name="T823">‬</text:span>‬‬<text:span text:style-name="T824">20</text:span><text:span text:style-name="T825"> אֵ֣לֶּה בְנֵי־חָ֔ם לְמִשְׁפְּחֹתָ֖ם לִלְשֹֽׁנֹתָ֑ם בְּאַרְצֹתָ֖ם בְּגוֹיֵהֶֽם׃</text:span><text:span text:style-name="T826"><text:s/>ס<text:s/></text:span><text:span text:style-name="T827">‬</text:span>‬‬<text:span text:style-name="T828">21</text:span><text:span text:style-name="T829"> וּלְשֵׁ֥ם יֻלַּ֖ד גַּם־ה֑וּא אֲבִי֙ כָּל־בְּנֵי־עֵ֔בֶר אֲחִ֖י יֶ֥פֶת הַגָּדֽוֹל׃<text:s/></text:span><text:span text:style-name="T830">‬</text:span>‬‬<text:span text:style-name="T831">22</text:span><text:span text:style-name="T832"> בְּנֵ֥י שֵׁ֖ם עֵילָ֣ם וְאַשּׁ֑וּר וְאַרְפַּכְשַׁ֖ד וְל֥וּד וֽ͏ַאֲרָֽם׃<text:s/></text:span><text:span text:style-name="T833">‬</text:span>‬‬<text:span text:style-name="T834">23</text:span><text:span text:style-name="T835"> וּבְנֵ֖י אֲרָ֑ם ע֥וּץ וְח֖וּל וְגֶ֥תֶר וָמַֽשׁ׃<text:s/></text:span><text:span text:style-name="T836">‬</text:span>‬‬<text:span text:style-name="T837">24</text:span><text:span text:style-name="T838"> וְאַרְפַּכְשַׁ֖ד יָלַ֣ד אֶת־שָׁ֑לַח וְשֶׁ֖לַח יָלַ֥ד אֶת־עֵֽבֶר׃<text:s/></text:span><text:span text:style-name="T839">‬</text:span>‬‬<text:span text:style-name="T840">25</text:span><text:span text:style-name="T841"> וּלְעֵ֥בֶר יֻלַּ֖ד שְׁנֵ֣י בָנִ֑ים שֵׁ֣ם הֽ͏ָאֶחָ֞ד פֶּ֗לֶג כִּ֤י בְיָמָיו֙ נִפְלְגָ֣ה הָאָ֔רֶץ וְשֵׁ֥ם אָחִ֖יו יָקְטָֽן׃<text:s/></text:span><text:span text:style-name="T842">‬</text:span>‬‬<text:span text:style-name="T843">26</text:span><text:span text:style-name="T844"> וְיָקְטָ֣ן יָלַ֔ד אֶת־אַלְמוֹדָ֖ד וְאֶת־שָׁ֑לֶף וְאֶת־חֲצַרְמָ֖וֶת וְאֶת־יָֽרַח׃<text:s/></text:span><text:span text:style-name="T845">‬</text:span>‬‬<text:span text:style-name="T846">27</text:span><text:span text:style-name="T847"> וְאֶת־הֲדוֹרָ֥ם וְאֶת־אוּזָ֖ל וְאֶת־דִּקְלָֽה׃<text:s/></text:span><text:span text:style-name="T848">‬</text:span>‬‬<text:span text:style-name="T849">28</text:span><text:span text:style-name="T850"> וְאֶת־עוֹבָ֥ל וְאֶת־אֲבִֽימָאֵ֖ל וְאֶת־שְׁבָֽא׃<text:s/></text:span><text:span text:style-name="T851">‬</text:span>‬‬<text:span text:style-name="T852">29</text:span><text:span text:style-name="T853"> וְאֶת־אוֹפִ֥ר וְאֶת־חֲוִילָ֖ה וְאֶת־יוֹבָ֑ב כָּל־אֵ֖לֶּה בְּנֵ֥י יָקְטָֽן׃<text:s/></text:span><text:span text:style-name="T854">‬</text:span>‬‬<text:span text:style-name="T855">30</text:span><text:span text:style-name="T856"> וֽ͏ַיְהִ֥י מוֹשָׁבָ֖ם מִמֵּשָׁ֑א בֹּאֲכָ֥ה סְפָ֖רָה הַ֥ר הַקֶּֽדֶם׃<text:s/></text:span><text:span text:style-name="T857">‬</text:span>‬‬<text:span text:style-name="T858">31</text:span><text:span text:style-name="T859"> אֵ֣לֶּה בְנֵי־שֵׁ֔ם לְמִשְׁפְּחֹתָ֖ם לִלְשֹׁנֹתָ֑ם בְּאַרְצֹתָ֖ם לְגוֹיֵהֶֽם׃<text:s/></text:span><text:span text:style-name="T860">‬</text:span>‬‬<text:span text:style-name="T861">32</text:span><text:span text:style-name="T862"> אֵ֣לֶּה מִשְׁפְּחֹ֧ת בְּנֵי־נֹ֛חַ לְתוֹלְדֹתָ֖ם בְּגוֹיֵהֶ֑ם וּמֵאֵ֜לֶּה נִפְרְד֧וּ הַגּוֹיִ֛ם בָּאָ֖רֶץ אַחַ֥ר הַמַּבּֽוּל׃<text:s/></text:span><text:span text:style-name="T863">פ<text:s/></text:span><text:span text:style-name="T864">‬</text:span>‬‬‬‬‬‬‬‬‬‬‬‬‬‬‬‬‬‬‬‬‬‬‬‬‬‬‬‬‬‬‬‬‬</text:p>
      </text:section>
      <text:section text:name="Sect10" text:style-name="S10">
        <text:p text:style-name="P865">Genesis 11</text:p>
        <text:p text:style-name="P866"><text:span text:style-name="T867">1</text:span><text:span text:style-name="T868"> וֽ͏ַיְהִ֥י כָל־הָאָ֖רֶץ שָׂפָ֣ה אֶחָ֑ת וּדְבָרִ֖ים אֲחָדִֽים׃<text:s/></text:span><text:span text:style-name="T869">2</text:span><text:span text:style-name="T870"> וֽ͏ַיְהִ֖י בְּנָסְעָ֣ם מִקֶּ֑דֶם וֽ͏ַיִּמְצְא֥וּ בִקְעָ֛ה בְּאֶ֥רֶץ שִׁנְעָ֖ר וַיֵּ֥שְׁבוּ שָֽׁם׃<text:s/></text:span><text:span text:style-name="T871">‬</text:span>‬‬<text:span text:style-name="T872">3</text:span><text:span text:style-name="T873"> וַיֹּאמְר֞וּ אִ֣ישׁ אֶל־רֵעֵ֗הוּ הָ֚בָה נִלְבְּנָ֣ה לְבֵנִ֔ים וְנִשְׂרְפָ֖ה לִשְׂרֵפָ֑ה וַתְּהִ֨י לָהֶ֤ם הַלְּבֵנָה֙ לְאָ֔בֶן וְהַ֣חֵמָ֔ר הָיָ֥ה לָהֶ֖ם לַחֹֽמֶר׃<text:s/></text:span><text:span text:style-name="T874">‬</text:span>‬‬<text:span text:style-name="T875">4</text:span><text:span text:style-name="T876"> וַיֹּאמְר֞וּ הָ֣בָה ׀<text:s/></text:span><text:soft-page-break/><text:span text:style-name="T877">נִבְנֶה־לָּ֣נוּ עִ֗יר וּמִגְדָּל֙ וְרֹאשׁ֣וֹ בַשָּׁמַ֔יִם וְנַֽעֲשֶׂה־לָּ֖נוּ שֵׁ֑ם פֶּן־נָפ֖וּץ עַל־פְּנֵ֥י כָל־הָאָֽרֶץ׃<text:s/></text:span><text:span text:style-name="T878">‬</text:span>‬‬<text:span text:style-name="T879">5</text:span><text:span text:style-name="T880"> וַיֵּ֣רֶד יְהוָ֔ה לִרְאֹ֥ת אֶת־הָעִ֖יר וְאֶת־הַמִּגְדָּ֑ל אֲשֶׁ֥ר בָּנ֖וּ בְּנֵ֥י הָאָדָֽם׃<text:s/></text:span><text:span text:style-name="T881">‬</text:span>‬‬<text:span text:style-name="T882">6</text:span><text:span text:style-name="T883"> וַיֹּ֣אמֶר יְהוָ֗ה הֵ֣ן עַ֤ם אֶחָד֙ וְשָׂפָ֤ה אַחַת֙ לְכֻלָּ֔ם וְזֶ֖ה הַחִלָּ֣ם לַעֲשׂ֑וֹת וְעַתָּה֙ לֹֽא־יִבָּצֵ֣ר מֵהֶ֔ם כֹּ֛ל אֲשֶׁ֥ר יָזְמ֖וּ לֽ͏ַעֲשֽׂוֹת׃<text:s/></text:span><text:span text:style-name="T884">‬</text:span>‬‬<text:span text:style-name="T885">7</text:span><text:span text:style-name="T886"> הָ֚בָה נֽ͏ֵרְדָ֔ה וְנָבְלָ֥ה שָׁ֖ם שְׂפָתָ֑ם אֲשֶׁר֙ לֹ֣א יִשְׁמְע֔וּ אִ֖ישׁ שְׂפַ֥ת רֵעֵֽהוּ׃<text:s/></text:span><text:span text:style-name="T887">‬</text:span>‬‬<text:span text:style-name="T888">8</text:span><text:span text:style-name="T889"> וַיָּ֨פֶץ יְהוָ֥ה אֹתָ֛ם מִשָּׁ֖ם עַל־פְּנֵ֣י כָל־הָאָ֑רֶץ וֽ͏ַיַּחְדְּל֖וּ לִבְנֹ֥ת הָעִֽיר׃<text:s/></text:span><text:span text:style-name="T890">‬</text:span>‬‬<text:span text:style-name="T891">9</text:span><text:span text:style-name="T892"> עַל־כֵּ֞ן קָרָ֤א שְׁמָהּ֙ בָּבֶ֔ל כִּי־שָׁ֛ם בָּלַ֥ל יְהוָ֖ה שְׂפַ֣ת כָּל־הָאָ֑רֶץ וּמִשָּׁם֙ הֱפִיצָ֣ם יְהוָ֔ה עַל־פְּנֵ֖י כָּל־הָאָֽרֶץ׃<text:s/></text:span><text:span text:style-name="T893">פ<text:s/></text:span><text:span text:style-name="T894">‬</text:span>‬‬‬‬‬‬‬‬‬‬</text:p>
        <text:p text:style-name="P895"><text:span text:style-name="T896">10</text:span><text:span text:style-name="T897"> אֵ֚לֶּה תּוֹלְדֹ֣ת שֵׁ֔ם שֵׁ֚ם בֶּן־מְאַ֣ת שָׁנָ֔ה וַיּ֖וֹלֶד אֶת־אַרְפַּכְשָׁ֑ד שְׁנָתַ֖יִם אַחַ֥ר הַמַּבּֽוּל׃<text:s/></text:span><text:span text:style-name="T898">‬</text:span>‬‬<text:span text:style-name="T899">11</text:span><text:span text:style-name="T900"> וֽ͏ַיְחִי־שֵׁ֗ם אֽ͏ַחֲרֵי֙ הוֹלִיד֣וֹ אֶת־אַרְפַּכְשָׁ֔ד חֲמֵ֥שׁ מֵא֖וֹת שָׁנָ֑ה וַיּ֥וֹלֶד בָּנִ֖ים וּבָנֽוֹת׃</text:span><text:span text:style-name="T901"><text:s/>ס<text:s/></text:span><text:span text:style-name="T902">‬</text:span>‬‬<text:span text:style-name="T903">12</text:span><text:span text:style-name="T904"> וְאַרְפַּכְשַׁ֣ד חַ֔י חָמֵ֥שׁ וּשְׁלֹשִׁ֖ים שָׁנָ֑ה וַיּ֖וֹלֶד אֶת־שָֽׁלַח׃<text:s/></text:span><text:span text:style-name="T905">‬</text:span>‬‬<text:span text:style-name="T906">13</text:span><text:span text:style-name="T907"> וֽ͏ַיְחִ֣י אַרְפַּכְשַׁ֗ד אֽ͏ַחֲרֵי֙ הוֹלִיד֣וֹ אֶת־שֶׁ֔לַח שָׁלֹ֣שׁ שָׁנִ֔ים וְאַרְבַּ֥ע מֵא֖וֹת שָׁנָ֑ה וַיּ֥וֹלֶד בָּנִ֖ים וּבָנֽוֹת׃</text:span><text:span text:style-name="T908"><text:s/>ס<text:s/></text:span><text:span text:style-name="T909">‬</text:span>‬‬<text:span text:style-name="T910">14</text:span><text:span text:style-name="T911"> וְשֶׁ֥לַח חַ֖י שְׁלֹשִׁ֣ים שָׁנָ֑ה וַיּ֖וֹלֶד אֶת־עֵֽבֶר׃<text:s/></text:span><text:span text:style-name="T912">‬</text:span>‬‬<text:span text:style-name="T913">15</text:span><text:span text:style-name="T914"> וֽ͏ַיְחִי־שֶׁ֗לַח אַחֲרֵי֙ הוֹלִיד֣וֹ אֶת־עֵ֔בֶר שָׁלֹ֣שׁ שָׁנִ֔ים וְאַרְבַּ֥ע מֵא֖וֹת שָׁנָ֑ה וַיּ֥וֹלֶד בָּנִ֖ים וּבָנֽוֹת׃</text:span><text:span text:style-name="T915"><text:s/>ס<text:s/></text:span><text:span text:style-name="T916">‬</text:span>‬‬<text:span text:style-name="T917">16</text:span><text:span text:style-name="T918"> וַֽיְחִי־עֵ֕בֶר אַרְבַּ֥ע וּשְׁלֹשִׁ֖ים שָׁנָ֑ה וַיּ֖וֹלֶד אֶת־פָּֽלֶג׃<text:s/></text:span><text:span text:style-name="T919">‬</text:span>‬‬<text:span text:style-name="T920">17</text:span><text:span text:style-name="T921"> וַֽיְחִי־עֵ֗בֶר אַחֲרֵי֙ הוֹלִיד֣וֹ אֶת־פֶּ֔לֶג שְׁלֹשִׁ֣ים שָׁנָ֔ה וְאַרְבַּ֥ע מֵא֖וֹת שָׁנָ֑ה וַיּ֥וֹלֶד בָּנִ֖ים וּבָנֽוֹת׃</text:span><text:span text:style-name="T922"><text:s/>ס<text:s/></text:span><text:span text:style-name="T923">‬</text:span>‬‬<text:span text:style-name="T924">18</text:span><text:span text:style-name="T925"> וֽ͏ַיְחִי־פֶ֖לֶג שְׁלֹשִׁ֣ים שָׁנָ֑ה וַיּ֖וֹלֶד אֶת־רְעֽוּ׃<text:s/></text:span><text:span text:style-name="T926">‬</text:span>‬‬<text:span text:style-name="T927">19</text:span><text:span text:style-name="T928"> וֽ͏ַיְחִי־פֶ֗לֶג אַחֲרֵי֙ הוֹלִיד֣וֹ אֶת־רְע֔וּ תֵּ֥שַׁע שָׁנִ֖ים וּמָאתַ֣יִם שָׁנָ֑ה וַיּ֥וֹלֶד בָּנִ֖ים וּבָנֽוֹת׃</text:span><text:span text:style-name="T929"><text:s/>ס<text:s/></text:span><text:span text:style-name="T930">‬</text:span>‬‬<text:span text:style-name="T931">20</text:span><text:span text:style-name="T932"> וַיְחִ֣י רְע֔וּ שְׁתַּ֥יִם וּשְׁלֹשִׁ֖ים שָׁנָ֑ה וַיּ֖וֹלֶד אֶת־שְׂרֽוּג׃<text:s/></text:span><text:span text:style-name="T933">‬</text:span>‬‬<text:span text:style-name="T934">21</text:span><text:span text:style-name="T935"> וַיְחִ֣י רְע֗וּ אַחֲרֵי֙ הוֹלִיד֣וֹ אֶת־שְׂר֔וּג שֶׁ֥בַע שָׁנִ֖ים וּמָאתַ֣יִם שָׁנָ֑ה וַיּ֥וֹלֶד בָּנִ֖ים וּבָנֽוֹת׃</text:span><text:span text:style-name="T936"><text:s/>ס<text:s/></text:span><text:span text:style-name="T937">‬</text:span>‬‬<text:span text:style-name="T938">22</text:span><text:span text:style-name="T939"> וַיְחִ֥י שְׂר֖וּג שְׁלֹשִׁ֣ים שָׁנָ֑ה וַיּ֖וֹלֶד אֶת־נָחֽוֹר׃<text:s/></text:span><text:span text:style-name="T940">‬</text:span>‬‬<text:span text:style-name="T941">23</text:span><text:span text:style-name="T942"> וַיְחִ֣י שְׂר֗וּג אַחֲרֵ֛י הוֹלִיד֥וֹ אֶת־נָח֖וֹר מָאתַ֣יִם שָׁנָ֑ה וַיּ֥וֹלֶד בָּנִ֖ים וּבָנֽוֹת׃</text:span><text:span text:style-name="T943"><text:s/>ס<text:s/></text:span><text:span text:style-name="T944">‬</text:span>‬‬<text:span text:style-name="T945">24</text:span><text:span text:style-name="T946"> וַיְחִ֣י נָח֔וֹר תֵּ֥שַׁע וְעֶשְׂרִ֖ים שָׁנָ֑ה וַיּ֖וֹלֶד אֶת־תָּֽרַח׃<text:s/></text:span><text:span text:style-name="T947">‬</text:span>‬‬<text:span text:style-name="T948">25</text:span><text:span text:style-name="T949"> וַיְחִ֣י נָח֗וֹר אַחֲרֵי֙ הוֹלִיד֣וֹ אֶת־תֶּ֔רַח תְּשַֽׁע־עֶשְׂרֵ֥ה שָׁנָ֖ה וּמְאַ֣ת שָׁנָ֑ה וַיּ֥וֹלֶד בָּנִ֖ים וּבָנֽוֹת׃</text:span><text:span text:style-name="T950"><text:s/>ס<text:s/></text:span><text:span text:style-name="T951">‬</text:span>‬‬<text:span text:style-name="T952">26</text:span><text:span text:style-name="T953"> וֽ͏ַיְחִי־תֶ֖רַח שִׁבְעִ֣ים שָׁנָ֑ה וַיּ֙וֹלֶד֙ אֶת־אַבְרָ֔ם אֶת־נָח֖וֹר וְאֶת־הָרָֽן׃<text:s/></text:span><text:span text:style-name="T954">‬</text:span>‬‬<text:span text:style-name="T955">27</text:span><text:span text:style-name="T956"> וְאֵ֙לֶּה֙ תּוֹלְדֹ֣ת תֶּ֔רַח תֶּ֚רַח הוֹלִ֣יד אֶת־אַבְרָ֔ם אֶת־נָח֖וֹר וְאֶת־הָרָ֑ן וְהָרָ֖ן הוֹלִ֥יד אֶת־לֽוֹט׃<text:s/></text:span><text:span text:style-name="T957">‬</text:span>‬‬<text:span text:style-name="T958">28</text:span><text:span text:style-name="T959"> וַיָּ֣מָת הָרָ֔ן עַל־פְּנֵ֖י תֶּ֣רַח אָבִ֑יו בְּאֶ֥רֶץ מוֹלַדְתּ֖וֹ בְּא֥וּר כַּשְׂדִּֽים׃<text:s/></text:span><text:span text:style-name="T960">‬</text:span>‬‬<text:span text:style-name="T961">29</text:span><text:span text:style-name="T962"> וַיִּקַּ֨ח אַבְרָ֧ם וְנָח֛וֹר לָהֶ֖ם נָשִׁ֑ים שֵׁ֤ם אֵֽשֶׁת־אַבְרָם֙ שָׂרָ֔י וְשֵׁ֤ם אֵֽשֶׁת־נָחוֹר֙ מִלְכָּ֔ה בַּת־הָרָ֥ן אֲבִֽי־מִלְכָּ֖ה וֽ͏ַאֲבִ֥י יִסְכָּֽה׃<text:s/></text:span><text:span text:style-name="T963">‬</text:span>‬‬<text:span text:style-name="T964">30</text:span><text:span text:style-name="T965"> וַתְּהִ֥י שָׂרַ֖י עֲקָרָ֑ה אֵ֥ין לָ֖הּ וָלָֽד׃<text:s/></text:span><text:span text:style-name="T966">‬</text:span>‬‬<text:span text:style-name="T967">31</text:span><text:span text:style-name="T968"> וַיִּקַּ֨ח תֶּ֜רַח אֶת־אַבְרָ֣ם בְּנ֗וֹ וְאֶת־ל֤וֹט בֶּן־הָרָן֙ בֶּן־בְּנ֔וֹ וְאֵת֙ שָׂרַ֣י כַּלָּת֔וֹ אֵ֖שֶׁת אַבְרָ֣ם בְּנ֑וֹ וַיֵּצְא֨וּ אִתָּ֜ם מֵא֣וּר כַּשְׂדִּ֗ים לָלֶ֙כֶת֙ אַ֣רְצָה כְּנַ֔עַן וַיָּבֹ֥אוּ עַד־חָרָ֖ן וַיֵּ֥שְׁבוּ שָֽׁם׃<text:s/></text:span><text:span text:style-name="T969">‬</text:span>‬‬<text:span text:style-name="T970">32</text:span><text:span text:style-name="T971"> וַיִּהְי֣וּ יְמֵי־תֶ֔רַח חָמֵ֥שׁ שָׁנִ֖ים וּמָאתַ֣יִם שָׁנָ֑ה וַיָּ֥מָת תֶּ֖רַח בְּחָרָֽן׃</text:span><text:span text:style-name="T972"><text:s/>ס<text:s/></text:span><text:span text:style-name="T973">‬</text:span>‬‬‬‬‬‬‬‬‬‬‬‬‬‬‬‬‬‬‬‬‬‬‬‬‬</text:p>
      </text:section>
      <text:section text:name="Sect11" text:style-name="S11">
        <text:soft-page-break/>
        <text:p text:style-name="P974">Genesis 12</text:p>
        <text:p text:style-name="P975"><text:span text:style-name="T976">1</text:span><text:span text:style-name="T977"> וַיֹּ֤אמֶר יְהוָה֙ אֶל־אַבְרָ֔ם לֶךְ־לְךָ֛ מֵאַרְצְךָ֥ וּמִמּֽוֹלַדְתְּךָ֖ וּמִבֵּ֣ית אָבִ֑יךָ אֶל־הָאָ֖רֶץ אֲשֶׁ֥ר אַרְאֶֽךָּ׃<text:s/></text:span><text:span text:style-name="T978">‬</text:span>‬‬‬‬<text:span text:style-name="T979">2</text:span><text:span text:style-name="T980"> וְאֶֽעֶשְׂךָ֙ לְג֣וֹי גָּד֔וֹל וַאֲבָ֣רֶכְךָ֔ וַאֲגַדְּלָ֖ה שְׁמֶ֑ךָ וֶהְיֵ֖ה בְּרָכָֽה׃<text:s/></text:span><text:span text:style-name="T981">‬</text:span>‬‬<text:span text:style-name="T982">3</text:span><text:span text:style-name="T983"> וַאֲבָֽרֲכָה֙ מְבָ֣רְכֶ֔יךָ וּמְקַלֶּלְךָ֖ אָאֹ֑ר וְנִבְרְכ֣וּ בְךָ֔ כֹּ֖ל מִשְׁפְּחֹ֥ת הָאֲדָמָֽה׃<text:s/></text:span><text:span text:style-name="T984">‬</text:span>‬‬<text:span text:style-name="T985">4</text:span><text:span text:style-name="T986"> וַיֵּ֣לֶךְ אַבְרָ֗ם כַּאֲשֶׁ֨ר דִּבֶּ֤ר אֵלָיו֙ יְהוָ֔ה וַיֵּ֥לֶךְ אִתּ֖וֹ ל֑וֹט וְאַבְרָ֗ם בֶּן־חָמֵ֤שׁ שָׁנִים֙ וְשִׁבְעִ֣ים שָׁנָ֔ה בְּצֵאת֖וֹ מֵחָרָֽן׃<text:s/></text:span><text:span text:style-name="T987">‬</text:span>‬‬<text:span text:style-name="T988">5</text:span><text:span text:style-name="T989"> וַיִּקַּ֣ח אַבְרָם֩ אֶת־שָׂרַ֨י אִשְׁתּ֜וֹ וְאֶת־ל֣וֹט בֶּן־אָחִ֗יו וְאֶת־כָּל־רְכוּשָׁם֙ אֲשֶׁ֣ר רָכָ֔שׁוּ וְאֶת־הַנֶּ֖פֶשׁ אֲשֶׁר־עָשׂ֣וּ בְחָרָ֑ן וַיֵּצְא֗וּ לָלֶ֙כֶת֙ אַ֣רְצָה כְּנַ֔עַן וַיָּבֹ֖אוּ אַ֥רְצָה כְּנָֽעַן׃<text:s/></text:span><text:span text:style-name="T990">‬</text:span>‬‬<text:span text:style-name="T991">6</text:span><text:span text:style-name="T992"> וַיַּעֲבֹ֤ר אַבְרָם֙ בָּאָ֔רֶץ עַ֚ד מְק֣וֹם שְׁכֶ֔ם עַ֖ד אֵל֣וֹן מוֹרֶ֑ה וְהֽ͏ַכְּנַעֲנִ֖י אָ֥ז בָּאָֽרֶץ׃<text:s/></text:span><text:span text:style-name="T993">‬</text:span>‬‬<text:span text:style-name="T994">7</text:span><text:span text:style-name="T995"> וַיֵּרָ֤א יְהוָה֙ אֶל־אַבְרָ֔ם וַיֹּ֕אמֶר לְזַ֨רְעֲךָ֔ אֶתֵּ֖ן אֶת־הָאָ֣רֶץ הַזֹּ֑את וַיִּ֤בֶן שָׁם֙ מִזְבֵּ֔חַ לַיהוָ֖ה הַנִּרְאֶ֥ה אֵלָֽיו׃<text:s/></text:span><text:span text:style-name="T996">‬</text:span>‬‬<text:span text:style-name="T997">8</text:span><text:span text:style-name="T998"> וַיַּעְתֵּ֨ק מִשָּׁ֜ם הָהָ֗רָה מִקֶּ֛דֶם לְבֵֽית־אֵ֖ל וַיֵּ֣ט אָהֳלֹ֑ה בֵּֽית־אֵ֤ל מִיָּם֙ וְהָעַ֣י מִקֶּ֔דֶם וַיִּֽבֶן־שָׁ֤ם מִזְבֵּ֙חַ֙ לֽ͏ַיהוָ֔ה וַיִּקְרָ֖א בְּשֵׁ֥ם יְהוָֽה׃<text:s/></text:span><text:span text:style-name="T999">‬</text:span>‬‬<text:span text:style-name="T1000">9</text:span><text:span text:style-name="T1001"> וַיִּסַּ֣ע אַבְרָ֔ם הָל֥וֹךְ וְנָס֖וֹעַ הַנֶּֽגְבָּה׃<text:s/></text:span><text:span text:style-name="T1002">פ<text:s/></text:span><text:span text:style-name="T1003">‬</text:span>‬‬‬‬‬‬‬‬‬‬</text:p>
        <text:p text:style-name="P1004"><text:span text:style-name="T1005">10</text:span><text:span text:style-name="T1006"> וַיְהִ֥י רָעָ֖ב בָּאָ֑רֶץ וַיֵּ֨רֶד אַבְרָ֤ם מִצְרַ֙יְמָה֙ לָג֣וּר שָׁ֔ם כִּֽי־כָבֵ֥ד הָרָעָ֖ב בָּאָֽרֶץ׃<text:s/></text:span><text:span text:style-name="T1007">‬</text:span>‬‬<text:span text:style-name="T1008">11</text:span><text:span text:style-name="T1009"> וַיְהִ֕י כַּאֲשֶׁ֥ר הִקְרִ֖יב לָב֣וֹא מִצְרָ֑יְמָה וַיֹּ֙אמֶר֙ אֶל־שָׂרַ֣י אִשְׁתּ֔וֹ הִנֵּה־נָ֣א יָדַ֔עְתִּי כִּ֛י אִשָּׁ֥ה יְפַת־מַרְאֶ֖ה אָֽתְּ׃<text:s/></text:span><text:span text:style-name="T1010">‬</text:span>‬‬<text:span text:style-name="T1011">12</text:span><text:span text:style-name="T1012"> וְהָיָ֗ה כִּֽי־יִרְא֤וּ אֹתָךְ֙ הַמִּצְרִ֔ים וְאָמְר֖וּ אִשְׁתּ֣וֹ זֹ֑את וְהָרְג֥וּ אֹתִ֖י וְאֹתָ֥ךְ יְחַיּֽוּ׃<text:s/></text:span><text:span text:style-name="T1013">‬</text:span>‬‬<text:span text:style-name="T1014">13</text:span><text:span text:style-name="T1015"> אִמְרִי־נָ֖א אֲחֹ֣תִי אָ֑תְּ לְמַ֙עַן֙ יִֽיטַב־לִ֣י בַעֲבוּרֵ֔ךְ וְחָיְתָ֥ה נַפְשִׁ֖י בִּגְלָלֵֽךְ׃<text:s/></text:span><text:span text:style-name="T1016">‬</text:span>‬‬<text:span text:style-name="T1017">14</text:span><text:span text:style-name="T1018"> וַיְהִ֕י כְּב֥וֹא אַבְרָ֖ם מִצְרָ֑יְמָה וַיִּרְא֤וּ הַמִּצְרִים֙ אֶת־הָ֣אִשָּׁ֔ה כִּֽי־יָפָ֥ה הִ֖וא מְאֹֽד׃<text:s/></text:span><text:span text:style-name="T1019">‬</text:span>‬‬<text:span text:style-name="T1020">15</text:span><text:span text:style-name="T1021"> וַיִּרְא֤וּ אֹתָהּ֙ שָׂרֵ֣י פַרְעֹ֔ה וַיְהַֽלְל֥וּ אֹתָ֖הּ אֶל־פַּרְעֹ֑ה וַתֻּקַּ֥ח הָאִשָּׁ֖ה בֵּ֥ית פַּרְעֹֽה׃<text:s/></text:span><text:span text:style-name="T1022">‬</text:span>‬‬<text:span text:style-name="T1023">16</text:span><text:span text:style-name="T1024"> וּלְאַבְרָ֥ם הֵיטִ֖יב בַּעֲבוּרָ֑הּ וֽ͏ַיְהִי־ל֤וֹ צֹאן־וּבָקָר֙ וַחֲמֹרִ֔ים וַעֲבָדִים֙ וּשְׁפָחֹ֔ת וַאֲתֹנֹ֖ת וּגְמַלִּֽים׃<text:s/></text:span><text:span text:style-name="T1025">‬</text:span>‬‬<text:span text:style-name="T1026">17</text:span><text:span text:style-name="T1027"> וַיְנַגַּ֨ע יְהוָ֧ה ׀ אֶת־פַּרְעֹ֛ה נְגָעִ֥ים גְּדֹלִ֖ים וְאֶת־בֵּית֑וֹ עַל־דְּבַ֥ר שָׂרַ֖י אֵ֥שֶׁת אַבְרָֽם׃<text:s/></text:span><text:span text:style-name="T1028">‬</text:span>‬‬<text:span text:style-name="T1029">18</text:span><text:span text:style-name="T1030"> וַיִּקְרָ֤א פַרְעֹה֙ לְאַבְרָ֔ם וַיֹּ֕אמֶר מַה־זֹּ֖את עָשִׂ֣יתָ לִּ֑י לָ֚מָּה לֹא־הִגַּ֣דְתָּ לִּ֔י כִּ֥י אִשְׁתְּךָ֖ הִֽוא׃<text:s/></text:span><text:span text:style-name="T1031">‬</text:span>‬‬<text:span text:style-name="T1032">19</text:span><text:span text:style-name="T1033"> לָמָ֤ה אָמַ֙רְתָּ֙ אֲחֹ֣תִי הִ֔וא וָאֶקַּ֥ח אֹתָ֛הּ לִ֖י לְאִשָּׁ֑ה וְעַתָּ֕ה הִנֵּ֥ה אִשְׁתְּךָ֖ קַ֥ח וָלֵֽךְ׃<text:s/></text:span><text:span text:style-name="T1034">‬</text:span>‬‬<text:span text:style-name="T1035">20</text:span><text:span text:style-name="T1036"> וַיְצַ֥ו עָלָ֛יו פַּרְעֹ֖ה אֲנָשִׁ֑ים וֽ͏ַיְשַׁלְּח֥וּ אֹת֛וֹ וְאֶת־אִשְׁתּ֖וֹ וְאֶת־כָּל־אֲשֶׁר־לֽוֹ׃<text:s/></text:span><text:span text:style-name="T1037">‬</text:span>‬‬‬‬‬‬‬‬‬‬‬‬‬</text:p>
      </text:section>
      <text:section text:name="Sect12" text:style-name="S12">
        <text:p text:style-name="P1038">Genesis 13</text:p>
        <text:p text:style-name="P1039"><text:span text:style-name="T1040">1</text:span><text:span text:style-name="T1041"> וַיַּעַל֩ אַבְרָ֨ם מִמִּצְרַ֜יִם ה֠וּא וְאִשְׁתּ֧וֹ וְכָל־אֲשֶׁר־ל֛וֹ וְל֥וֹט עִמּ֖וֹ הַנֶּֽגְבָּה׃<text:s/></text:span><text:span text:style-name="T1042">2</text:span><text:span text:style-name="T1043"> וְאַבְרָ֖ם כָּבֵ֣ד מְאֹ֑ד בַּמִּקְנֶ֕ה בַּכֶּ֖סֶף וּבַזָּהָֽב׃<text:s/></text:span><text:span text:style-name="T1044">‬</text:span>‬‬<text:span text:style-name="T1045">3</text:span><text:span text:style-name="T1046"> וַיֵּ֙לֶךְ֙ לְמַסָּעָ֔יו מִנֶּ֖גֶב וְעַד־בֵּֽית־אֵ֑ל עַד־הַמָּק֗וֹם אֲשֶׁר־הָ֨יָה שָׁ֤ם *אהלה **אֽ͏ָהֳלוֹ֙ בַּתְּחִלָּ֔ה בֵּ֥ין בֵּֽית־אֵ֖ל וּבֵ֥ין הָעָֽי׃<text:s/></text:span><text:span text:style-name="T1047">‬</text:span>‬‬<text:span text:style-name="T1048">4</text:span><text:span text:style-name="T1049"> אֶל־מְקוֹם֙ הַמִּזְבֵּ֔חַ אֲשֶׁר־עָ֥שָׂה שָׁ֖ם בָּרִאשֹׁנָ֑ה וַיִּקְרָ֥א שָׁ֛ם אַבְרָ֖ם בְּשֵׁ֥ם יְהוָֽה׃<text:s/></text:span><text:span text:style-name="T1050">‬</text:span>‬‬<text:span text:style-name="T1051">5</text:span><text:span text:style-name="T1052"> וְגַם־לְל֔וֹט הַהֹלֵ֖ךְ אֶת־אַבְרָ֑ם הָיָ֥ה צֹאן־וּבָקָ֖ר וְאֹהָלִֽים׃<text:s/></text:span><text:soft-page-break/><text:span text:style-name="T1053">‬</text:span>‬‬<text:span text:style-name="T1054">6</text:span><text:span text:style-name="T1055"> וְלֹא־נָשָׂ֥א אֹתָ֛ם הָאָ֖רֶץ לָשֶׁ֣בֶת יַחְדָּ֑ו כִּֽי־הָיָ֤ה רְכוּשָׁם֙ רָ֔ב וְלֹ֥א יָֽכְל֖וּ לָשֶׁ֥בֶת יַחְדָּֽו׃<text:s/></text:span><text:span text:style-name="T1056">‬</text:span>‬‬<text:span text:style-name="T1057">7</text:span><text:span text:style-name="T1058"> וֽ͏ַיְהִי־רִ֗יב בֵּ֚ין רֹעֵ֣י מִקְנֵֽה־אַבְרָ֔ם וּבֵ֖ין רֹעֵ֣י מִקְנֵה־ל֑וֹט וְהַֽכְּנַעֲנִי֙ וְהַפְּרִזִּ֔י אָ֖ז יֹשֵׁ֥ב בָּאָֽרֶץ׃<text:s/></text:span><text:span text:style-name="T1059">‬</text:span>‬‬<text:span text:style-name="T1060">8</text:span><text:span text:style-name="T1061"> וַיֹּ֨אמֶר אַבְרָ֜ם אֶל־ל֗וֹט אַל־נָ֨א תְהִ֤י מְרִיבָה֙ בֵּינִ֣י וּבֵינֶ֔יךָ וּבֵ֥ין רֹעַ֖י וּבֵ֣ין רֹעֶ֑יךָ כִּֽי־אֲנָשִׁ֥ים אַחִ֖ים אֲנָֽחְנוּ׃<text:s/></text:span><text:span text:style-name="T1062">‬</text:span>‬‬<text:span text:style-name="T1063">9</text:span><text:span text:style-name="T1064"> הֲלֹ֤א כָל־הָאָ֙רֶץ֙ לְפָנֶ֔יךָ הִפָּ֥רֶד נָ֖א מֵעָלָ֑י אִם־הַשְּׂמֹ֣אל וְאֵימִ֔נָה וְאִם־הַיָּמִ֖ין וְאַשְׂמְאִֽילָה׃<text:s/></text:span><text:span text:style-name="T1065">‬</text:span>‬‬<text:span text:style-name="T1066">10</text:span><text:span text:style-name="T1067"> וַיִּשָּׂא־ל֣וֹט אֶת־עֵינָ֗יו וַיַּרְא֙ אֶת־כָּל־כִּכַּ֣ר הַיַּרְדֵּ֔ן כִּ֥י כֻלָּ֖הּ מַשְׁקֶ֑ה לִפְנֵ֣י ׀ שַׁחֵ֣ת יְהוָ֗ה אֶת־סְדֹם֙ וְאֶת־עֲמֹרָ֔ה כְּגַן־יְהוָה֙ כְּאֶ֣רֶץ מִצְרַ֔יִם בֹּאֲכָ֖ה צֹֽעַר׃<text:s/></text:span><text:span text:style-name="T1068">‬</text:span>‬‬<text:span text:style-name="T1069">11</text:span><text:span text:style-name="T1070"> וַיִּבְחַר־ל֣וֹ ל֗וֹט אֵ֚ת כָּל־כִּכַּ֣ר הַיַּרְדֵּ֔ן וַיִּסַּ֥ע ל֖וֹט מִקֶּ֑דֶם וַיִּפָּ֣רְד֔וּ אִ֖ישׁ מֵעַ֥ל אָחִֽיו׃<text:s/></text:span><text:span text:style-name="T1071">‬</text:span>‬‬<text:span text:style-name="T1072">12</text:span><text:span text:style-name="T1073"> אַבְרָ֖ם יָשַׁ֣ב בְּאֶֽרֶץ־כְּנָ֑עַן וְל֗וֹט יָשַׁב֙ בְּעָרֵ֣י הַכִּכָּ֔ר וַיֶּאֱהַ֖ל עַד־סְדֹֽם׃<text:s/></text:span><text:span text:style-name="T1074">‬</text:span>‬‬<text:span text:style-name="T1075">13</text:span><text:span text:style-name="T1076"> וְאַנְשֵׁ֣י סְדֹ֔ם רָעִ֖ים וְחַטָּאִ֑ים לַיהוָ֖ה מְאֹֽד׃<text:s/></text:span><text:span text:style-name="T1077">‬</text:span>‬‬<text:span text:style-name="T1078">14</text:span><text:span text:style-name="T1079"> וֽ͏ַיהוָ֞ה אָמַ֣ר אֶל־אַבְרָ֗ם אַחֲרֵי֙ הִפָּֽרֶד־ל֣וֹט מֽ͏ֵעִמּ֔וֹ שָׂ֣א נָ֤א עֵינֶ֙יךָ֙ וּרְאֵ֔ה מִן־הַמָּק֖וֹם אֲשֶׁר־אַתָּ֣ה שָׁ֑ם צָפֹ֥נָה וָנֶ֖גְבָּה וָקֵ֥דְמָה וָיָֽמָּה׃<text:s/></text:span><text:span text:style-name="T1080">‬</text:span>‬‬<text:span text:style-name="T1081">15</text:span><text:span text:style-name="T1082"> כִּ֧י אֶת־כָּל־הָאָ֛רֶץ אֲשֶׁר־אַתָּ֥ה רֹאֶ֖ה לְךָ֣ אֶתְּנֶ֑נָּה וּֽלְזַרְעֲךָ֖ עַד־עוֹלָֽם׃<text:s/></text:span><text:span text:style-name="T1083">‬</text:span>‬‬<text:span text:style-name="T1084">16</text:span><text:span text:style-name="T1085"> וְשַׂמְתִּ֥י אֶֽת־זַרְעֲךָ֖ כַּעֲפַ֣ר הָאָ֑רֶץ אֲשֶׁ֣ר ׀ אִם־יוּכַ֣ל אִ֗ישׁ לִמְנוֹת֙ אֶת־עֲפַ֣ר הָאָ֔רֶץ גַּֽם־זַרְעֲךָ֖ יִמָּנֶֽה׃<text:s/></text:span><text:span text:style-name="T1086">‬</text:span>‬‬<text:span text:style-name="T1087">17</text:span><text:span text:style-name="T1088"> ק֚וּם הִתְהַלֵּ֣ךְ בָּאָ֔רֶץ לְאָרְכָּ֖הּ וּלְרָחְבָּ֑הּ כִּ֥י לְךָ֖ אֶתְּנֶֽנָּה׃<text:s/></text:span><text:span text:style-name="T1089">‬</text:span>‬‬<text:span text:style-name="T1090">18</text:span><text:span text:style-name="T1091"> וַיֶּאֱהַ֣ל אַבְרָ֗ם וַיָּבֹ֛א וַיֵּ֛שֶׁב בְּאֵלֹנֵ֥י מַמְרֵ֖א אֲשֶׁ֣ר בְּחֶבְר֑וֹן וַיִּֽבֶן־שָׁ֥ם מִזְבֵּ֖חַ לֽ͏ַיהוָֽה׃<text:s/></text:span><text:span text:style-name="T1092">פ<text:s/></text:span><text:span text:style-name="T1093">‬</text:span>‬‬‬‬‬‬‬‬‬‬‬‬‬‬‬‬‬‬‬</text:p>
      </text:section>
      <text:section text:name="Sect13" text:style-name="S13">
        <text:p text:style-name="P1094">Genesis 14</text:p>
        <text:p text:style-name="P1095"><text:span text:style-name="T1096">1</text:span><text:span text:style-name="T1097"> וַיְהִ֗י בִּימֵי֙ אַמְרָפֶ֣ל מֶֽלֶךְ־שִׁנְעָ֔ר אַרְי֖וֹךְ מֶ֣לֶךְ אֶלָּסָ֑ר כְּדָרְלָעֹ֙מֶר֙ מֶ֣לֶךְ עֵילָ֔ם וְתִדְעָ֖ל מֶ֥לֶךְ גּוֹיִֽם׃<text:s/></text:span><text:span text:style-name="T1098">2</text:span><text:span text:style-name="T1099"> עָשׂ֣וּ מִלְחָמָ֗ה אֶת־בֶּ֙רַע֙ מֶ֣לֶךְ סְדֹ֔ם וְאֶת־בִּרְשַׁ֖ע מֶ֣לֶךְ עֲמֹרָ֑ה שִׁנְאָ֣ב ׀ מֶ֣לֶךְ אַדְמָ֗ה וְשֶׁמְאֵ֙בֶר֙ מֶ֣לֶךְ *צביים **צְבוֹיִ֔ים וּמֶ֥לֶךְ בֶּ֖לַע הִיא־צֹֽעַר׃<text:s/></text:span><text:span text:style-name="T1100">‬</text:span>‬‬<text:span text:style-name="T1101">3</text:span><text:span text:style-name="T1102"> כָּל־אֵ֙לֶּה֙ חָֽבְר֔וּ אֶל־עֵ֖מֶק הַשִּׂדִּ֑ים ה֖וּא יָ֥ם הַמֶּֽלַח׃<text:s/></text:span><text:span text:style-name="T1103">‬</text:span>‬‬<text:span text:style-name="T1104">4</text:span><text:span text:style-name="T1105"> שְׁתֵּ֤ים עֶשְׂרֵה֙ שָׁנָ֔ה עָבְד֖וּ אֶת־כְּדָרְלָעֹ֑מֶר וּשְׁלֹשׁ־עֶשְׂרֵ֥ה שָׁנָ֖ה מָרָֽדוּ׃<text:s/></text:span><text:span text:style-name="T1106">‬</text:span>‬‬<text:span text:style-name="T1107">5</text:span><text:span text:style-name="T1108"> וּבְאַרְבַּע֩ עֶשְׂרֵ֨ה שָׁנָ֜ה בָּ֣א כְדָרְלָעֹ֗מֶר וְהַמְּלָכִים֙ אֲשֶׁ֣ר אִתּ֔וֹ וַיַּכּ֤וּ אֶת־רְפָאִים֙ בְּעַשְׁתְּרֹ֣ת קַרְנַ֔יִם וְאֶת־הַזּוּזִ֖ים בְּהָ֑ם וְאֵת֙ הֽ͏ָאֵימִ֔ים בְּשָׁוֵ֖ה קִרְיָתָֽיִם׃<text:s/></text:span><text:span text:style-name="T1109">‬</text:span>‬‬<text:span text:style-name="T1110">6</text:span><text:span text:style-name="T1111"> וְאֶת־הַחֹרִ֖י בְּהַרְרָ֣ם שֵׂעִ֑יר עַ֚ד אֵ֣יל פָּארָ֔ן אֲשֶׁ֖ר עַל־הַמִּדְבָּֽר׃<text:s/></text:span><text:span text:style-name="T1112">‬</text:span>‬‬<text:span text:style-name="T1113">7</text:span><text:span text:style-name="T1114"> וַ֠יָּשֻׁבוּ וַיָּבֹ֜אוּ אֶל־עֵ֤ין מִשְׁפָּט֙ הִ֣וא קָדֵ֔שׁ וַיַּכּ֕וּ אֶֽת־כָּל־שְׂדֵ֖ה הָעֲמָלֵקִ֑י וְגַם֙ אֶת־הָ֣אֱמֹרִ֔י הַיֹּשֵׁ֖ב בְּחַֽצְצֹ֥ן תָּמָֽר׃<text:s/></text:span><text:span text:style-name="T1115">‬</text:span>‬‬<text:span text:style-name="T1116">8</text:span><text:span text:style-name="T1117"> וַיֵּצֵ֨א מֶֽלֶךְ־סְדֹ֜ם וּמֶ֣לֶךְ עֲמֹרָ֗ה וּמֶ֤לֶךְ אַדְמָה֙ וּמֶ֣לֶךְ *צביים **צְבוֹיִ֔ם וּמֶ֥לֶךְ בֶּ֖לַע הִוא־צֹ֑עַר וַיַּֽעַרְכ֤וּ אִתָּם֙ מִלְחָמָ֔ה בְּעֵ֖מֶק הַשִּׂדִּֽים׃<text:s/></text:span><text:span text:style-name="T1118">‬</text:span>‬‬<text:span text:style-name="T1119">9</text:span><text:span text:style-name="T1120"> אֵ֣ת כְּדָרְלָעֹ֜מֶר מֶ֣לֶךְ עֵילָ֗ם וְתִדְעָל֙ מֶ֣לֶךְ גּוֹיִ֔ם וְאַמְרָפֶל֙ מֶ֣לֶךְ שִׁנְעָ֔ר וְאַרְי֖וֹךְ מֶ֣לֶךְ אֶלָּסָ֑ר אַרְבָּעָ֥ה מְלָכִ֖ים אֶת־הַחֲמִשָּֽׁה׃<text:s/></text:span><text:span text:style-name="T1121">‬</text:span>‬‬<text:span text:style-name="T1122">10</text:span><text:span text:style-name="T1123"> וְעֵ֣מֶק הַשִׂדִּ֗ים בּֽ͏ֶאֱרֹ֤ת בֶּאֱרֹת֙ חֵמָ֔ר וַיָּנֻ֛סוּ מֶֽלֶךְ־סְדֹ֥ם וַעֲמֹרָ֖ה וַיִּפְּלוּ־שָׁ֑מָּה וְהַנִּשְׁאָרִ֖ים הֶ֥רָה נָּֽסוּ׃<text:s/></text:span><text:span text:style-name="T1124">‬</text:span>‬‬<text:span text:style-name="T1125">11</text:span><text:span text:style-name="T1126"> וַ֠יִּקְחוּ אֶת־כָּל־רְכֻ֨שׁ סְדֹ֧ם וַעֲמֹרָ֛ה וְאֶת־כָּל־אָכְלָ֖ם וַיֵּלֵֽכוּ׃<text:s/></text:span><text:span text:style-name="T1127">‬</text:span>‬‬<text:span text:style-name="T1128">12</text:span><text:span text:style-name="T1129"> וַיִּקְח֨וּ אֶת־ל֧וֹט וְאֶת־רְכֻשׁ֛וֹ בֶּן־אֲחִ֥י אַבְרָ֖ם וַיֵּלֵ֑כוּ וְה֥וּא יֹשֵׁ֖ב בִּסְדֹֽם׃<text:s/></text:span><text:span text:style-name="T1130">‬</text:span>‬‬<text:span text:style-name="T1131">13</text:span><text:span text:style-name="T1132"> וַיָּבֹא֙ הַפָּלִ֔יט וַיַּגֵּ֖ד לְאַבְרָ֣ם הָעִבְרִ֑י וְהוּא֩ שֹׁכֵ֨ן<text:s/></text:span><text:soft-page-break/><text:span text:style-name="T1133">בְּאֵֽלֹנֵ֜י מַמְרֵ֣א הָאֱמֹרִ֗י אֲחִ֤י אֶשְׁכֹּל֙ וַאֲחִ֣י עָנֵ֔ר וְהֵ֖ם בַּעֲלֵ֥י בְרִית־אַבְרָֽם׃<text:s/></text:span><text:span text:style-name="T1134">‬</text:span>‬‬<text:span text:style-name="T1135">14</text:span><text:span text:style-name="T1136"> וַיִּשְׁמַ֣ע אַבְרָ֔ם כִּ֥י נִשְׁבָּ֖ה אָחִ֑יו וַיָּ֨רֶק אֶת־חֲנִיכָ֜יו יְלִידֵ֣י בֵית֗וֹ שְׁמֹנָ֤ה עָשָׂר֙ וּשְׁלֹ֣שׁ מֵא֔וֹת וַיִּרְדֹּ֖ף עַד־דָּֽן׃<text:s/></text:span><text:span text:style-name="T1137">‬</text:span>‬‬<text:span text:style-name="T1138">15</text:span><text:span text:style-name="T1139"> וַיֵּחָלֵ֨ק עֲלֵיהֶ֧ם ׀ לַ֛יְלָה ה֥וּא וַעֲבָדָ֖יו וַיַּכֵּ֑ם וֽ͏ַיִּרְדְּפֵם֙ עַד־חוֹבָ֔ה אֲשֶׁ֥ר מִשְּׂמֹ֖אל לְדַמָּֽשֶׂק׃<text:s/></text:span><text:span text:style-name="T1140">‬</text:span>‬‬<text:span text:style-name="T1141">16</text:span><text:span text:style-name="T1142"> וַיָּ֕שֶׁב אֵ֖ת כָּל־הָרְכֻ֑שׁ וְגַם֩ אֶת־ל֨וֹט אָחִ֤יו וּרְכֻשׁוֹ֙ הֵשִׁ֔יב וְגַ֥ם אֶת־הַנָּשִׁ֖ים וְאֶת־הָעָֽם׃<text:s/></text:span><text:span text:style-name="T1143">‬</text:span>‬‬<text:span text:style-name="T1144">17</text:span><text:span text:style-name="T1145"> וַיֵּצֵ֣א מֶֽלֶךְ־סְדֹם֮ לִקְרָאתוֹ֒ אַחַרֵ֣י שׁוּב֗וֹ מֽ͏ֵהַכּוֹת֙ אֶת־כְּדָר־לָעֹ֔מֶר וְאֶת־הַמְּלָכִ֖ים אֲשֶׁ֣ר אִתּ֑וֹ אֶל־עֵ֣מֶק שָׁוֵ֔ה ה֖וּא עֵ֥מֶק הַמֶּֽלֶךְ׃<text:s/></text:span><text:span text:style-name="T1146">‬</text:span>‬‬<text:span text:style-name="T1147">18</text:span><text:span text:style-name="T1148"> וּמַלְכִּי־צֶ֙דֶק֙ מֶ֣לֶךְ שָׁלֵ֔ם הוֹצִ֖יא לֶ֣חֶם וָיָ֑יִן וְה֥וּא כֹהֵ֖ן לְאֵ֥ל עֶלְיֽוֹן׃<text:s/></text:span><text:span text:style-name="T1149">‬</text:span>‬‬<text:span text:style-name="T1150">19</text:span><text:span text:style-name="T1151"> וֽ͏ַיְבָרְכֵ֖הוּ וַיֹּאמַ֑ר בָּר֤וּךְ אַבְרָם֙ לְאֵ֣ל עֶלְי֔וֹן קֹנֵ֖ה שָׁמַ֥יִם וָאָֽרֶץ׃<text:s/></text:span><text:span text:style-name="T1152">‬</text:span>‬‬<text:span text:style-name="T1153">20</text:span><text:span text:style-name="T1154"> וּבָרוּךְ֙ אֵ֣ל עֶלְי֔וֹן אֲשֶׁר־מִגֵּ֥ן צָרֶ֖יךָ בְּיָדֶ֑ךָ וַיִּתֶּן־ל֥וֹ מַעֲשֵׂ֖ר מִכֹּֽל׃<text:s/></text:span><text:span text:style-name="T1155">‬</text:span>‬‬<text:span text:style-name="T1156">21</text:span><text:span text:style-name="T1157"> וַיֹּ֥אמֶר מֶֽלֶךְ־סְדֹ֖ם אֶל־אַבְרָ֑ם תֶּן־לִ֣י הַנֶּ֔פֶשׁ וְהָרְכֻ֖שׁ קַֽח־לָֽךְ׃<text:s/></text:span><text:span text:style-name="T1158">‬</text:span>‬‬<text:span text:style-name="T1159">22</text:span><text:span text:style-name="T1160"> וַיֹּ֥אמֶר אַבְרָ֖ם אֶל־מֶ֣לֶךְ סְדֹ֑ם הֲרִימֹ֨תִי יָדִ֤י אֶל־יְהוָה֙ אֵ֣ל עֶלְי֔וֹן קֹנֵ֖ה שָׁמַ֥יִם וָאָֽרֶץ׃<text:s/></text:span><text:span text:style-name="T1161">‬</text:span>‬‬<text:span text:style-name="T1162">23</text:span><text:span text:style-name="T1163"> אִם־מִחוּט֙ וְעַ֣ד שְׂרֽוֹךְ־נַ֔עַל וְאִם־אֶקַּ֖ח מִכָּל־אֲשֶׁר־לָ֑ךְ וְלֹ֣א תֹאמַ֔ר אֲנִ֖י הֶעֱשַׁ֥רְתִּי אֶת־אַבְרָֽם׃<text:s/></text:span><text:span text:style-name="T1164">‬</text:span>‬‬<text:span text:style-name="T1165">24</text:span><text:span text:style-name="T1166"> בִּלְעָדַ֗י רַ֚ק אֲשֶׁ֣ר אֽ͏ָכְל֣וּ הַנְּעָרִ֔ים וְחֵ֙לֶק֙ הֽ͏ָאֲנָשִׁ֔ים אֲשֶׁ֥ר הָלְכ֖וּ אִתִּ֑י עָנֵר֙ אֶשְׁכֹּ֣ל וּמַמְרֵ֔א הֵ֖ם יִקְח֥וּ חֶלְקָֽם׃</text:span><text:span text:style-name="T1167"><text:s/>ס<text:s/></text:span><text:span text:style-name="T1168">‬</text:span>‬‬‬‬‬‬‬‬‬‬‬‬‬‬‬‬‬‬‬‬‬‬‬‬‬</text:p>
      </text:section>
      <text:section text:name="Sect14" text:style-name="S14">
        <text:p text:style-name="P1169">Genesis 15</text:p>
        <text:p text:style-name="P1170"><text:span text:style-name="T1171">1</text:span><text:span text:style-name="T1172"> אַחַ֣ר ׀ הַדְּבָרִ֣ים הָאֵ֗לֶּה הָיָ֤ה דְבַר־יְהוָה֙ אֶל־אַבְרָ֔ם בּֽ͏ַמַּחֲזֶ֖ה לֵאמֹ֑ר אַל־תִּירָ֣א אַבְרָ֗ם אָנֹכִי֙ מָגֵ֣ן לָ֔ךְ שְׂכָרְךָ֖ הַרְבֵּ֥ה מְאֹֽד׃<text:s/></text:span><text:span text:style-name="T1173">2</text:span><text:span text:style-name="T1174"> וַיֹּ֣אמֶּר אַבְרָ֗ם אֲדֹנָ֤י יֱהוִה֙ מַה־תִּתֶּן־לִ֔י וְאָנֹכִ֖י הוֹלֵ֣ךְ עֲרִירִ֑י וּבֶן־מֶ֣שֶׁק בֵּיתִ֔י ה֖וּא דַּמֶּ֥שֶׂק אֱלִיעֶֽזֶר׃<text:s/></text:span><text:span text:style-name="T1175">‬</text:span>‬‬<text:span text:style-name="T1176">3</text:span><text:span text:style-name="T1177"> וַיֹּ֣אמֶר אַבְרָ֔ם הֵ֣ן לִ֔י לֹ֥א נָתַ֖תָּה זָ֑רַע וְהִנֵּ֥ה בֶן־בֵּיתִ֖י יוֹרֵ֥שׁ אֹתִֽי׃<text:s/></text:span><text:span text:style-name="T1178">‬</text:span>‬‬<text:span text:style-name="T1179">4</text:span><text:span text:style-name="T1180"> וְהִנֵּ֨ה דְבַר־יְהוָ֤ה אֵלָיו֙ לֵאמֹ֔ר לֹ֥א יִֽירָשְׁךָ֖ זֶ֑ה כִּי־אִם֙ אֲשֶׁ֣ר יֵצֵ֣א מִמֵּעֶ֔יךָ ה֖וּא יִֽירָשֶֽׁךָ׃<text:s/></text:span><text:span text:style-name="T1181">‬</text:span>‬‬<text:span text:style-name="T1182">5</text:span><text:span text:style-name="T1183"> וַיּוֹצֵ֨א אֹת֜וֹ הַח֗וּצָה וַיֹּ֙אמֶר֙ הַבֶּט־נָ֣א הַשָּׁמַ֗יְמָה וּסְפֹר֙ הַכּ֣וֹכָבִ֔ים אִם־תּוּכַ֖ל לִסְפֹּ֣ר אֹתָ֑ם וַיֹּ֣אמֶר ל֔וֹ כֹּ֥ה יִהְיֶ֖ה זַרְעֶֽךָ׃<text:s/></text:span><text:span text:style-name="T1184">‬</text:span>‬‬<text:span text:style-name="T1185">6</text:span><text:span text:style-name="T1186"> וְהֶאֱמִ֖ן בּֽ͏ַיהוָ֑ה וַיַּחְשְׁבֶ֥הָ לּ֖וֹ צְדָקָֽה׃<text:s/></text:span><text:span text:style-name="T1187">‬</text:span>‬‬<text:span text:style-name="T1188">7</text:span><text:span text:style-name="T1189"> וַיֹּ֖אמֶר אֵלָ֑יו אֲנִ֣י יְהוָ֗ה אֲשֶׁ֤ר הוֹצֵאתִ֙יךָ֙ מֵא֣וּר כַּשְׂדִּ֔ים לָ֧תֶת לְךָ֛ אֶת־הָאָ֥רֶץ הַזֹּ֖את לְרִשְׁתָּֽהּ׃<text:s/></text:span><text:span text:style-name="T1190">‬</text:span>‬‬<text:span text:style-name="T1191">8</text:span><text:span text:style-name="T1192"> וַיֹּאמַ֑ר אֲדֹנָ֣י יֱהוִ֔ה בַּמָּ֥ה אֵדַ֖ע כִּ֥י אֽ͏ִירָשֶֽׁנָּה׃<text:s/></text:span><text:span text:style-name="T1193">‬</text:span>‬‬<text:span text:style-name="T1194">9</text:span><text:span text:style-name="T1195"> וַיֹּ֣אמֶר אֵלָ֗יו קְחָ֥ה לִי֙ עֶגְלָ֣ה מְשֻׁלֶּ֔שֶׁת וְעֵ֥ז מְשֻׁלֶּ֖שֶׁת וְאַ֣יִל מְשֻׁלָּ֑שׁ וְתֹ֖ר וְגוֹזָֽל׃<text:s/></text:span><text:span text:style-name="T1196">‬</text:span>‬‬<text:span text:style-name="T1197">10</text:span><text:span text:style-name="T1198"> וַיִּֽקַּֽח־ל֣וֹ אֶת־כָּל־אֵ֗לֶּה וַיְבַתֵּ֤ר אֹתָם֙ בַּתָּ֔וֶךְ וַיִּתֵּ֥ן אִישׁ־בִּתְר֖וֹ לִקְרַ֣את רֵעֵ֑הוּ וְאֶת־הַצִפֹּ֖ר לֹ֥א בָתָֽר׃<text:s/></text:span><text:span text:style-name="T1199">‬</text:span>‬‬<text:span text:style-name="T1200">11</text:span><text:span text:style-name="T1201"> וַיֵּ֥רֶד הָעַ֖יִט עַל־הַפְּגָרִ֑ים וַיַּשֵּׁ֥ב אֹתָ֖ם אַבְרָֽם׃<text:s/></text:span><text:span text:style-name="T1202">‬</text:span>‬‬<text:span text:style-name="T1203">12</text:span><text:span text:style-name="T1204"> וַיְהִ֤י הַשֶּׁ֙מֶשׁ֙ לָב֔וֹא וְתַרְדֵּמָ֖ה נָפְלָ֣ה עַל־אַבְרָ֑ם וְהִנֵּ֥ה אֵימָ֛ה חֲשֵׁכָ֥ה גְדֹלָ֖ה נֹפֶ֥לֶת עָלָֽיו׃<text:s/></text:span><text:span text:style-name="T1205">‬</text:span>‬‬<text:span text:style-name="T1206">13</text:span><text:span text:style-name="T1207"> וַיֹּ֣אמֶר לְאַבְרָ֗ם יָדֹ֨עַ תֵּדַ֜ע כִּי־גֵ֣ר ׀ יִהְיֶ֣ה זַרְעֲךָ֗ בְּאֶ֙רֶץ֙ לֹ֣א לָהֶ֔ם וַעֲבָד֖וּם וְעִנּ֣וּ אֹתָ֑ם אַרְבַּ֥ע מֵא֖וֹת שָׁנָֽה׃<text:s/></text:span><text:span text:style-name="T1208">‬</text:span>‬‬<text:span text:style-name="T1209">14</text:span><text:span text:style-name="T1210"> וְגַ֧ם אֶת־הַגּ֛וֹי אֲשֶׁ֥ר יַעֲבֹ֖דוּ דָּ֣ן אָנֹ֑כִי וְאַחֲרֵי־כֵ֥ן יֵצְא֖וּ בִּרְכֻ֥שׁ גָּדֽוֹל׃<text:s/></text:span><text:span text:style-name="T1211">‬</text:span>‬‬<text:span text:style-name="T1212">15</text:span><text:span text:style-name="T1213"> וְאַתָּ֛ה תָּב֥וֹא אֶל־אֲבֹתֶ֖יךָ בְּשָׁל֑וֹם תִּקָּבֵ֖ר בְּשֵׂיבָ֥ה טוֹבָֽה׃<text:s/></text:span><text:span text:style-name="T1214">‬</text:span>‬‬<text:span text:style-name="T1215">16</text:span><text:span text:style-name="T1216"> וְד֥וֹר רְבִיעִ֖י יָשׁ֣וּבוּ הֵ֑נָּה כִּ֧י לֹא־שָׁלֵ֛ם עֲוֺ֥ן הָאֱמֹרִ֖י עַד־הֵֽנָּה׃<text:s/></text:span><text:span text:style-name="T1217">‬</text:span>‬‬<text:span text:style-name="T1218">17</text:span><text:span text:style-name="T1219"> וַיְהִ֤י הַשֶּׁ֙מֶשׁ֙ בָּ֔אָה וַעֲלָטָ֖ה הָיָ֑ה וְהִנֵּ֨ה תַנּ֤וּר עָשָׁן֙ וְלַפִּ֣יד אֵ֔שׁ אֲשֶׁ֣ר<text:s/></text:span><text:soft-page-break/><text:span text:style-name="T1220">עָבַ֔ר בֵּ֖ין הַגְּזָרִ֥ים הָאֵֽלֶּה׃<text:s/></text:span><text:span text:style-name="T1221">‬</text:span>‬‬<text:span text:style-name="T1222">18</text:span><text:span text:style-name="T1223"> בַּיּ֣וֹם הַה֗וּא כָּרַ֧ת יְהוָ֛ה אֶת־אַבְרָ֖ם בְּרִ֣ית לֵאמֹ֑ר לְזַרְעֲךָ֗ נָתַ֙תִּי֙ אֶת־הָאָ֣רֶץ הַזֹּ֔את מִנְּהַ֣ר מִצְרַ֔יִם עַד־הַנָּהָ֥ר הַגָּדֹ֖ל נְהַר־פְּרָֽת׃<text:s/></text:span><text:span text:style-name="T1224">‬</text:span>‬‬<text:span text:style-name="T1225">19</text:span><text:span text:style-name="T1226"> אֶת־הַקֵּינִי֙ וְאֶת־הַקְּנִזִּ֔י וְאֵ֖ת הַקַּדְמֹנִֽי׃<text:s/></text:span><text:span text:style-name="T1227">‬</text:span>‬‬<text:span text:style-name="T1228">20</text:span><text:span text:style-name="T1229"> וְאֶת־הַחִתִּ֥י וְאֶת־הַפְּרִזִּ֖י וְאֶת־הָרְפָאִֽים׃<text:s/></text:span><text:span text:style-name="T1230">‬</text:span>‬‬<text:span text:style-name="T1231">21</text:span><text:span text:style-name="T1232"> וְאֶת־הֽ͏ָאֱמֹרִי֙ וְאֶת־הֽ͏ַכְּנַעֲנִ֔י וְאֶת־הַגִּרְגָּשִׁ֖י וְאֶת־הַיְבוּסִֽי׃</text:span><text:span text:style-name="T1233"><text:s/>ס<text:s/></text:span><text:span text:style-name="T1234">‬</text:span>‬‬‬‬‬‬‬‬‬‬‬‬‬‬‬‬‬‬‬‬‬‬</text:p>
      </text:section>
      <text:section text:name="Sect15" text:style-name="S15">
        <text:p text:style-name="P1235">Genesis 16</text:p>
        <text:p text:style-name="P1236"><text:span text:style-name="T1237">1</text:span><text:span text:style-name="T1238"> וְשָׂרַי֙ אֵ֣שֶׁת אַבְרָ֔ם לֹ֥א יָלְדָ֖ה ל֑וֹ וְלָ֛הּ שִׁפְחָ֥ה מִצְרִ֖ית וּשְׁמָ֥הּ הָגָֽר׃<text:s/></text:span><text:span text:style-name="T1239">2</text:span><text:span text:style-name="T1240"> וַתֹּ֨אמֶר שָׂרַ֜י אֶל־אַבְרָ֗ם הִנֵּה־נָ֞א עֲצָרַ֤נִי יְהוָה֙ מִלֶּ֔דֶת בֹּא־נָא֙ אֶל־שִׁפְחָתִ֔י אוּלַ֥י אִבָּנֶ֖ה מִמֵּ֑נָּה וַיִּשְׁמַ֥ע אַבְרָ֖ם לְק֥וֹל שָׂרָֽי׃<text:s/></text:span><text:span text:style-name="T1241">‬</text:span>‬‬<text:span text:style-name="T1242">3</text:span><text:span text:style-name="T1243"> וַתִּקַּ֞ח שָׂרַ֣י אֵֽשֶׁת־אַבְרָ֗ם אֶת־הָגָ֤ר הַמִּצְרִית֙ שִׁפְחָתָ֔הּ מִקֵּץ֙ עֶ֣שֶׂר שָׁנִ֔ים לְשֶׁ֥בֶת אַבְרָ֖ם בְּאֶ֣רֶץ כְּנָ֑עַן וַתִּתֵּ֥ן אֹתָ֛הּ לְאַבְרָ֥ם אִישָׁ֖הּ ל֥וֹ לְאִשָּֽׁה׃<text:s/></text:span><text:span text:style-name="T1244">‬</text:span>‬‬<text:span text:style-name="T1245">4</text:span><text:span text:style-name="T1246"> וַיָּבֹ֥א אֶל־הָגָ֖ר וַתַּ֑הַר וַתֵּ֙רֶא֙ כִּ֣י הָרָ֔תָה וַתֵּקַ֥ל גְּבִרְתָּ֖הּ בְּעֵינֶֽיהָ׃<text:s/></text:span><text:span text:style-name="T1247">‬</text:span>‬‬<text:span text:style-name="T1248">5</text:span><text:span text:style-name="T1249"> וַתֹּ֨אמֶר שָׂרַ֣י אֶל־אַבְרָם֮ חֲמָסִ֣י עָלֶיךָ֒ אָנֹכִ֗י נָתַ֤תִּי שִׁפְחָתִי֙ בְּחֵיקֶ֔ךָ וַתֵּ֙רֶא֙ כִּ֣י הָרָ֔תָה וָאֵקַ֖ל בְּעֵינֶ֑יהָ יִשְׁפֹּ֥ט יְהוָ֖ה בֵּינִ֥י וּבֵינֶֽיׄךָ׃<text:s/></text:span><text:span text:style-name="T1250">6</text:span><text:span text:style-name="T1251"> וַיֹּ֨אמֶר אַבְרָ֜ם אֶל־שָׂרַ֗י הִנֵּ֤ה שִׁפְחָתֵךְ֙ בְּיָדֵ֔ךְ עֲשִׂי־לָ֖הּ הַטּ֣וֹב בְּעֵינָ֑יִךְ וַתְּעַנֶּ֣הָ שָׂרַ֔י וַתִּבְרַ֖ח מִפָּנֶֽיהָ׃<text:s/></text:span><text:span text:style-name="T1252">‬</text:span>‬‬<text:span text:style-name="T1253">7</text:span><text:span text:style-name="T1254"> וַֽיִּמְצָאָ֞הּ מַלְאַ֧ךְ יְהוָ֛ה עַל־עֵ֥ין הַמַּ֖יִם בַּמִּדְבָּ֑ר עַל־הָעַ֖יִן בְּדֶ֥רֶךְ שֽׁוּר׃<text:s/></text:span><text:span text:style-name="T1255">‬</text:span>‬‬<text:span text:style-name="T1256">8</text:span><text:span text:style-name="T1257"> וַיֹּאמַ֗ר הָגָ֞ר שִׁפְחַ֥ת שָׂרַ֛י אֵֽי־מִזֶּ֥ה בָ֖את וְאָ֣נָה תֵלֵ֑כִי וַתֹּ֕אמֶר מִפְּנֵי֙ שָׂרַ֣י גְּבִרְתִּ֔י אָנֹכִ֖י בֹּרַֽחַת׃<text:s/></text:span><text:span text:style-name="T1258">‬</text:span>‬‬<text:span text:style-name="T1259">9</text:span><text:span text:style-name="T1260"> וַיֹּ֤אמֶר לָהּ֙ מַלְאַ֣ךְ יְהוָ֔ה שׁ֖וּבִי אֶל־גְּבִרְתֵּ֑ךְ וְהִתְעַנִּ֖י תַּ֥חַת יָדֶֽיהָ׃<text:s/></text:span><text:span text:style-name="T1261">‬</text:span>‬‬<text:span text:style-name="T1262">10</text:span><text:span text:style-name="T1263"> וַיֹּ֤אמֶר לָהּ֙ מַלְאַ֣ךְ יְהוָ֔ה הַרְבָּ֥ה אַרְבֶּ֖ה אֶת־זַרְעֵ֑ךְ וְלֹ֥א יִסָּפֵ֖ר מֵרֹֽב׃<text:s/></text:span><text:span text:style-name="T1264">‬</text:span>‬‬<text:span text:style-name="T1265">11</text:span><text:span text:style-name="T1266"> וַיֹּ֤אמֶר לָהּ֙ מַלְאַ֣ךְ יְהוָ֔ה הִנָּ֥ךְ הָרָ֖ה וְיֹלַ֣דְתְּ בֵּ֑ן וְקָרָ֤את שְׁמוֹ֙ יִשְׁמָעֵ֔אל כִּֽי־שָׁמַ֥ע יְהוָ֖ה אֶל־עָנְיֵֽךְ׃<text:s/></text:span><text:span text:style-name="T1267">‬</text:span>‬‬<text:span text:style-name="T1268">12</text:span><text:span text:style-name="T1269"> וְה֤וּא יִהְיֶה֙ פֶּ֣רֶא אָדָ֔ם יָד֣וֹ בַכֹּ֔ל וְיַ֥ד כֹּ֖ל בּ֑וֹ וְעַל־פְּנֵ֥י כָל־אֶחָ֖יו יִשְׁכֹּֽן׃<text:s/></text:span><text:span text:style-name="T1270">‬</text:span>‬‬<text:span text:style-name="T1271">13</text:span><text:span text:style-name="T1272"> וַתִּקְרָ֤א שֵׁם־יְהוָה֙ הַדֹּבֵ֣ר אֵלֶ֔יהָ אַתָּ֖ה אֵ֣ל רֳאִ֑י כִּ֣י אֽ͏ָמְרָ֗ה הֲגַ֥ם הֲלֹ֛ם רָאִ֖יתִי אַחֲרֵ֥י רֹאִֽי׃<text:s/></text:span><text:span text:style-name="T1273">‬</text:span>‬‬<text:span text:style-name="T1274">14</text:span><text:span text:style-name="T1275"> עַל־כֵּן֙ קָרָ֣א לַבְּאֵ֔ר בְּאֵ֥ר לַחַ֖י רֹאִ֑י הִנֵּ֥ה בֵין־קָדֵ֖שׁ וּבֵ֥ין בָּֽרֶד׃<text:s/></text:span><text:span text:style-name="T1276">‬</text:span>‬‬<text:span text:style-name="T1277">15</text:span><text:span text:style-name="T1278"> וַתֵּ֧לֶד הָגָ֛ר לְאַבְרָ֖ם בֵּ֑ן וַיִּקְרָ֨א אַבְרָ֧ם שֶׁם־בְּנ֛וֹ אֲשֶׁר־יָלְדָ֥ה הָגָ֖ר יִשְׁמָעֵֽאל׃<text:s/></text:span><text:span text:style-name="T1279">‬</text:span>‬‬<text:span text:style-name="T1280">16</text:span><text:span text:style-name="T1281"> וְאַבְרָ֕ם בֶּן־שְׁמֹנִ֥ים שָׁנָ֖ה וְשֵׁ֣שׁ שָׁנִ֑ים בְּלֶֽדֶת־הָגָ֥ר אֶת־יִשְׁמָעֵ֖אל לְאַבְרָֽם׃</text:span><text:span text:style-name="T1282"><text:s/>ס<text:s/></text:span><text:span text:style-name="T1283">‬</text:span>‬‬‬‬‬‬‬‬‬‬‬‬‬‬‬‬</text:p>
      </text:section>
      <text:section text:name="Sect16" text:style-name="S16">
        <text:p text:style-name="P1284">Genesis 17</text:p>
        <text:p text:style-name="P1285"><text:span text:style-name="T1286">1</text:span><text:span text:style-name="T1287"> וַיְהִ֣י אַבְרָ֔ם בֶּן־תִּשְׁעִ֥ים שָׁנָ֖ה וְתֵ֣שַׁע שָׁנִ֑ים וַיֵּרָ֨א יְהוָ֜ה אֶל־אַבְרָ֗ם וַיֹּ֤אמֶר אֵלָיו֙ אֲנִי־אֵ֣ל שַׁדַּ֔י הִתְהַלֵּ֥ךְ לְפָנַ֖י וֶהְיֵ֥ה תָמִֽים׃<text:s/></text:span><text:span text:style-name="T1288">2</text:span><text:span text:style-name="T1289"> וְאֶתְּנָ֥ה בְרִיתִ֖י בֵּינִ֣י וּבֵינֶ֑ךָ וְאַרְבֶּ֥ה אוֹתְךָ֖ בִּמְאֹ֥ד מְאֹֽד׃<text:s/></text:span><text:span text:style-name="T1290">‬</text:span>‬‬<text:span text:style-name="T1291">3</text:span><text:span text:style-name="T1292"> וַיִּפֹּ֥ל אַבְרָ֖ם עַל־פָּנָ֑יו וַיְדַבֵּ֥ר אִתּ֛וֹ אֱלֹהִ֖ים לֵאמֹֽר׃<text:s/></text:span><text:span text:style-name="T1293">‬</text:span>‬‬<text:span text:style-name="T1294">4</text:span><text:span text:style-name="T1295"> אֲנִ֕י הִנֵּ֥ה בְרִיתִ֖י אִתָּ֑ךְ וְהָיִ֕יתָ לְאַ֖ב הֲמ֥וֹן גּוֹיִֽם׃<text:s/></text:span><text:span text:style-name="T1296">‬</text:span>‬‬<text:span text:style-name="T1297">5</text:span><text:span text:style-name="T1298"> וְלֹא־יִקָּרֵ֥א ע֛וֹד אֶת־שִׁמְךָ֖ אַבְרָ֑ם וְהָיָ֤ה שִׁמְךָ֙ אַבְרָהָ֔ם כִּ֛י אַב־הֲמ֥וֹן גּוֹיִ֖ם נְתַתִּֽיךָ׃<text:s/></text:span><text:soft-page-break/><text:span text:style-name="T1299">‬</text:span>‬‬<text:span text:style-name="T1300">6</text:span><text:span text:style-name="T1301"> וְהִפְרֵתִ֤י אֹֽתְךָ֙ בִּמְאֹ֣ד מְאֹ֔ד וּנְתַתִּ֖יךָ לְגוֹיִ֑ם וּמְלָכִ֖ים מִמְּךָ֥ יֵצֵֽאוּ׃<text:s/></text:span><text:span text:style-name="T1302">‬</text:span>‬‬<text:span text:style-name="T1303">7</text:span><text:span text:style-name="T1304"> וַהֲקִמֹתִ֨י אֶת־בְּרִיתִ֜י בֵּינִ֣י וּבֵינֶ֗ךָ וּבֵ֨ין זַרְעֲךָ֧ אַחֲרֶ֛יךָ לְדֹרֹתָ֖ם לִבְרִ֣ית עוֹלָ֑ם לִהְי֤וֹת לְךָ֙ לֵֽאלֹהִ֔ים וּֽלְזַרְעֲךָ֖ אַחֲרֶֽיךָ׃<text:s/></text:span><text:span text:style-name="T1305">‬</text:span>‬‬<text:span text:style-name="T1306">8</text:span><text:span text:style-name="T1307"> וְנָתַתִּ֣י לְ֠ךָ וּלְזַרְעֲךָ֨ אַחֲרֶ֜יךָ אֵ֣ת ׀ אֶ֣רֶץ מְגֻרֶ֗יךָ אֵ֚ת כָּל־אֶ֣רֶץ כְּנַ֔עַן לַאֲחֻזַּ֖ת עוֹלָ֑ם וְהָיִ֥יתִי לָהֶ֖ם לֵאלֹהִֽים׃<text:s/></text:span><text:span text:style-name="T1308">‬</text:span>‬‬<text:span text:style-name="T1309">9</text:span><text:span text:style-name="T1310"> וַיֹּ֤אמֶר אֱלֹהִים֙ אֶל־אַבְרָהָ֔ם וְאַתָּ֖ה אֶת־בְּרִיתִ֣י תִשְׁמֹ֑ר אַתָּ֛ה וְזַרְעֲךָ֥ אֽ͏ַחֲרֶ֖יךָ לְדֹרֹתָֽם׃<text:s/></text:span><text:span text:style-name="T1311">‬</text:span>‬‬<text:span text:style-name="T1312">10</text:span><text:span text:style-name="T1313"> זֹ֣את בְּרִיתִ֞י אֲשֶׁ֣ר תִּשְׁמְר֗וּ בֵּינִי֙ וּבֵ֣ינֵיכֶ֔ם וּבֵ֥ין זַרְעֲךָ֖ אַחֲרֶ֑יךָ הִמּ֥וֹל לָכֶ֖ם כָּל־זָכָֽר׃<text:s/></text:span><text:span text:style-name="T1314">‬</text:span>‬‬<text:span text:style-name="T1315">11</text:span><text:span text:style-name="T1316"> וּנְמַלְתֶּ֕ם אֵ֖ת בְּשַׂ֣ר עָרְלַתְכֶ֑ם וְהָיָה֙ לְא֣וֹת בְּרִ֔ית בֵּינִ֖י וּבֵינֵיכֶֽם׃<text:s/></text:span><text:span text:style-name="T1317">‬</text:span>‬‬<text:span text:style-name="T1318">12</text:span><text:span text:style-name="T1319"> וּבֶן־שְׁמֹנַ֣ת יָמִ֗ים יִמּ֥וֹל לָכֶ֛ם כָּל־זָכָ֖ר לְדֹרֹתֵיכֶ֑ם יְלִ֣יד בָּ֔יִת וּמִקְנַת־כֶּ֙סֶף֙ מִכֹּ֣ל בֶּן־נֵכָ֔ר אֲשֶׁ֛ר לֹ֥א מִֽזַּרְעֲךָ֖ הֽוּא׃<text:s/></text:span><text:span text:style-name="T1320">‬</text:span>‬‬<text:span text:style-name="T1321">13</text:span><text:span text:style-name="T1322"> הִמּ֧וֹל ׀ יִמּ֛וֹל יְלִ֥יד בּֽ͏ֵיתְךָ֖ וּמִקְנַ֣ת כַּסְפֶּ֑ךָ וְהָיְתָ֧ה בְרִיתִ֛י בִּבְשַׂרְכֶ֖ם לִבְרִ֥ית עוֹלָֽם׃<text:s/></text:span><text:span text:style-name="T1323">‬</text:span>‬‬<text:span text:style-name="T1324">14</text:span><text:span text:style-name="T1325"> וְעָרֵ֣ל ׀ זָכָ֗ר אֲשֶׁ֤ר לֹֽא־יִמּוֹל֙ אֶת־בְּשַׂ֣ר עָרְלָת֔וֹ וְנִכְרְתָ֛ה הַנֶּ֥פֶשׁ הַהִ֖וא מֵעַמֶּ֑יהָ אֶת־בְּרִיתִ֖י הֵפַֽר׃</text:span><text:span text:style-name="T1326"><text:s/>ס<text:s/></text:span><text:span text:style-name="T1327">‬</text:span>‬‬<text:span text:style-name="T1328">15</text:span><text:span text:style-name="T1329"> וַיֹּ֤אמֶר אֱלֹהִים֙ אֶל־אַבְרָהָ֔ם שָׂרַ֣י אִשְׁתְּךָ֔ לֹא־תִקְרָ֥א אֶת־שְׁמָ֖הּ שָׂרָ֑י כִּ֥י שָׂרָ֖ה שְׁמָֽהּ׃<text:s/></text:span><text:span text:style-name="T1330">‬</text:span>‬‬<text:span text:style-name="T1331">16</text:span><text:span text:style-name="T1332"> וּבֵרַכְתִּ֣י אֹתָ֔הּ וְגַ֨ם נָתַ֧תִּי מִמֶּ֛נָּה לְךָ֖ בֵּ֑ן וּבֵֽרַכְתִּ֙יהָ֙ וְהָֽיְתָ֣ה לְגוֹיִ֔ם מַלְכֵ֥י עַמִּ֖ים מִמֶּ֥נָּה יִהְיֽוּ׃<text:s/></text:span><text:span text:style-name="T1333">‬</text:span>‬‬<text:span text:style-name="T1334">17</text:span><text:span text:style-name="T1335"> וַיִּפֹּ֧ל אַבְרָהָ֛ם עַל־פָּנָ֖יו וַיִּצְחָ֑ק וַיֹּ֣אמֶר בְּלִבּ֗וֹ הַלְּבֶ֤ן מֵאָֽה־שָׁנָה֙ יִוָּלֵ֔ד וְאִ֨ם־שָׂרָ֔ה הֲבַת־תִּשְׁעִ֥ים שָׁנָ֖ה תֵּלֵֽד׃<text:s/></text:span><text:span text:style-name="T1336">‬</text:span>‬‬<text:span text:style-name="T1337">18</text:span><text:span text:style-name="T1338"> וַיֹּ֥אמֶר אַבְרָהָ֖ם אֶל־הֽ͏ָאֱלֹהִ֑ים ל֥וּ יִשְׁמָעֵ֖אל יִחְיֶ֥ה לְפָנֶֽיךָ׃<text:s/></text:span><text:span text:style-name="T1339">‬</text:span>‬‬<text:span text:style-name="T1340">19</text:span><text:span text:style-name="T1341"> וַיֹּ֣אמֶר אֱלֹהִ֗ים אֲבָל֙ שָׂרָ֣ה אִשְׁתְּךָ֗ יֹלֶ֤דֶת לְךָ֙ בֵּ֔ן וְקָרָ֥אתָ אֶת־שְׁמ֖וֹ יִצְחָ֑ק וַהֲקִמֹתִ֨י אֶת־בְּרִיתִ֥י אִתּ֛וֹ לִבְרִ֥ית עוֹלָ֖ם לְזַרְע֥וֹ אַחֲרָֽיו׃<text:s/></text:span><text:span text:style-name="T1342">‬</text:span>‬‬<text:span text:style-name="T1343">20</text:span><text:span text:style-name="T1344"> וּֽלְיִשְׁמָעֵאל֘ שְׁמַעְתִּיךָ֒ הִנֵּ֣ה ׀ בֵּרַ֣כְתִּי אֹת֗וֹ וְהִפְרֵיתִ֥י אֹת֛וֹ וְהִרְבֵּיתִ֥י אֹת֖וֹ בִּמְאֹ֣ד מְאֹ֑ד שְׁנֵים־עָשָׂ֤ר נְשִׂיאִם֙ יוֹלִ֔יד וּנְתַתִּ֖יו לְג֥וֹי גָּדֽוֹל׃<text:s/></text:span><text:span text:style-name="T1345">‬</text:span>‬‬<text:span text:style-name="T1346">21</text:span><text:span text:style-name="T1347"> וְאֶת־בְּרִיתִ֖י אָקִ֣ים אֶת־יִצְחָ֑ק אֲשֶׁר֩ תֵּלֵ֨ד לְךָ֤ שָׂרָה֙ לַמּוֹעֵ֣ד הַזֶּ֔ה בַּשָּׁנָ֖ה הָאַחֶֽרֶת׃<text:s/></text:span><text:span text:style-name="T1348">‬</text:span>‬‬<text:span text:style-name="T1349">22</text:span><text:span text:style-name="T1350"> וַיְכַ֖ל לְדַבֵּ֣ר אִתּ֑וֹ וַיַּ֣עַל אֱלֹהִ֔ים מֵעַ֖ל אַבְרָהָֽם׃<text:s/></text:span><text:span text:style-name="T1351">‬</text:span>‬‬<text:span text:style-name="T1352">23</text:span><text:span text:style-name="T1353"> וַיִּקַּ֨ח אַבְרָהָ֜ם אֶת־יִשְׁמָעֵ֣אל בְּנ֗וֹ וְאֵ֨ת כָּל־יְלִידֵ֤י בֵיתוֹ֙ וְאֵת֙ כָּל־מִקְנַ֣ת כַּסְפּ֔וֹ כָּל־זָכָ֕ר בְּאַנְשֵׁ֖י בֵּ֣ית אַבְרָהָ֑ם וַיָּ֜מָל אֶת־בְּשַׂ֣ר עָרְלָתָ֗ם בְּעֶ֙צֶם֙ הַיּ֣וֹם הַזֶּ֔ה כַּאֲשֶׁ֛ר דִּבֶּ֥ר אִתּ֖וֹ אֱלֹהִֽים׃<text:s/></text:span><text:span text:style-name="T1354">‬</text:span>‬‬<text:span text:style-name="T1355">24</text:span><text:span text:style-name="T1356"> וְאַ֨בְרָהָ֔ם בֶּן־תִּשְׁעִ֥ים וָתֵ֖שַׁע שָׁנָ֑ה בְּהִמֹּל֖וֹ בְּשַׂ֥ר עָרְלָתֽוֹ׃<text:s/></text:span><text:span text:style-name="T1357">‬</text:span>‬‬<text:span text:style-name="T1358">25</text:span><text:span text:style-name="T1359"> וְיִשְׁמָעֵ֣אל בְּנ֔וֹ בֶּן־שְׁלֹ֥שׁ עֶשְׂרֵ֖ה שָׁנָ֑ה בְּהִ֨מֹּל֔וֹ אֵ֖ת בְּשַׂ֥ר עָרְלָתֽוֹ׃<text:s/></text:span><text:span text:style-name="T1360">‬</text:span>‬‬<text:span text:style-name="T1361">26</text:span><text:span text:style-name="T1362"> בְּעֶ֙צֶם֙ הַיּ֣וֹם הַזֶּ֔ה נִמּ֖וֹל אַבְרָהָ֑ם וְיִשְׁמָעֵ֖אל בְּנֽוֹ׃<text:s/></text:span><text:span text:style-name="T1363">‬</text:span>‬‬<text:span text:style-name="T1364">27</text:span><text:span text:style-name="T1365"> וְכָל־אַנְשֵׁ֤י בֵיתוֹ֙ יְלִ֣יד בָּ֔יִת וּמִקְנַת־כֶּ֖סֶף מֵאֵ֣ת בֶּן־נֵכָ֑ר נִמֹּ֖לוּ אִתּֽוֹ׃<text:s/></text:span><text:span text:style-name="T1366">פ<text:s/></text:span><text:span text:style-name="T1367">‬</text:span>‬‬‬‬‬‬‬‬‬‬‬‬‬‬‬‬‬‬‬‬‬‬‬‬‬‬‬‬</text:p>
      </text:section>
      <text:section text:name="Sect17" text:style-name="S17">
        <text:p text:style-name="P1368">Genesis 18</text:p>
        <text:p text:style-name="P1369"><text:span text:style-name="T1370">1</text:span><text:span text:style-name="T1371"> וַיֵּרָ֤א אֵלָיו֙ יְהוָ֔ה בְּאֵלֹנֵ֖י מַמְרֵ֑א וְה֛וּא יֹשֵׁ֥ב פֶּֽתַח־הָאֹ֖הֶל כְּחֹ֥ם הַיּֽוֹם׃<text:s/></text:span><text:span text:style-name="T1372">2</text:span><text:span text:style-name="T1373"> וַיִּשָּׂ֤א עֵינָיו֙ וַיַּ֔רְא וְהִנֵּה֙ שְׁלֹשָׁ֣ה אֲנָשִׁ֔ים נִצָּבִ֖ים עָלָ֑יו וַיַּ֗רְא וַיָּ֤רָץ לִקְרָאתָם֙ מִפֶּ֣תַח הָאֹ֔הֶל וַיִּשְׁתַּ֖חוּ אָֽרְצָה׃<text:s/></text:span><text:span text:style-name="T1374">‬</text:span>‬‬<text:span text:style-name="T1375">3</text:span><text:span text:style-name="T1376"> וַיֹּאמַ֑ר אֲדֹנָ֗י אִם־נָ֨א מָצָ֤אתִי חֵן֙ בְּעֵינֶ֔יךָ אַל־נָ֥א תַעֲבֹ֖ר מֵעַ֥ל עַבְדֶּֽךָ׃<text:s/></text:span><text:span text:style-name="T1377">‬</text:span>‬‬<text:span text:style-name="T1378">4</text:span><text:span text:style-name="T1379"> יֻקַּֽח־נָ֣א מְעַט־מַ֔יִם וְרַחֲצ֖וּ רַגְלֵיכֶ֑ם וְהִֽשָּׁעֲנ֖וּ תַּ֥חַת הָעֵֽץ׃<text:s/></text:span><text:span text:style-name="T1380">‬</text:span>‬‬<text:span text:style-name="T1381">5</text:span><text:span text:style-name="T1382"> וְאֶקְחָ֨ה פַת־לֶ֜חֶם וְסַעֲד֤וּ לִבְּכֶם֙ אַחַ֣ר תַּעֲבֹ֔רוּ כִּֽי־עַל־כֵּ֥ן עֲבַרְתֶּ֖ם<text:s/></text:span><text:soft-page-break/><text:span text:style-name="T1383">עַֽל־עַבְדְּכֶ֑ם וַיֹּ֣אמְר֔וּ כֵּ֥ן תַּעֲשֶׂ֖ה כַּאֲשֶׁ֥ר דִּבַּֽרְתָּ׃<text:s/></text:span><text:span text:style-name="T1384">‬</text:span>‬‬<text:span text:style-name="T1385">6</text:span><text:span text:style-name="T1386"> וַיְמַהֵ֧ר אַבְרָהָ֛ם הָאֹ֖הֱלָה אֶל־שָׂרָ֑ה וַיֹּ֗אמֶר מַהֲרִ֞י שְׁלֹ֤שׁ סְאִים֙ קֶ֣מַח סֹ֔לֶת ל֖וּשִׁי וַעֲשִׂ֥י עֻגֽוֹת׃<text:s/></text:span><text:span text:style-name="T1387">‬</text:span>‬‬<text:span text:style-name="T1388">7</text:span><text:span text:style-name="T1389"> וְאֶל־הַבָּקָ֖ר רָ֣ץ אַבְרָהָ֑ם וַיִּקַּ֨ח בֶּן־בָּקָ֜ר רַ֤ךְ וָטוֹב֙ וַיִּתֵּ֣ן אֶל־הַנַּ֔עַר וַיְמַהֵ֖ר לַעֲשׂ֥וֹת אֹתֽוֹ׃<text:s/></text:span><text:span text:style-name="T1390">‬</text:span>‬‬<text:span text:style-name="T1391">8</text:span><text:span text:style-name="T1392"> וַיִּקַּ֨ח חֶמְאָ֜ה וְחָלָ֗ב וּבֶן־הַבָּקָר֙ אֲשֶׁ֣ר עָשָׂ֔ה וַיִּתֵּ֖ן לִפְנֵיהֶ֑ם וְהֽוּא־עֹמֵ֧ד עֲלֵיהֶ֛ם תַּ֥חַת הָעֵ֖ץ וַיֹּאכֵֽלוּ׃<text:s/></text:span><text:span text:style-name="T1393">‬</text:span>‬‬<text:span text:style-name="T1394">9</text:span><text:span text:style-name="T1395"> וַיֹּאמְר֣וּ אֵׄלָׄ֔יׄוׄ אַיֵּ֖ה שָׂרָ֣ה אִשְׁתֶּ֑ךָ וַיֹּ֖אמֶר הִנֵּ֥ה בָאֹֽהֶל׃<text:s/></text:span><text:span text:style-name="T1396">‬</text:span>‬‬‬<text:span text:style-name="T1397">10</text:span><text:span text:style-name="T1398"> וַיֹּ֗אמֶר שׁ֣וֹב אָשׁ֤וּב אֵלֶ֙יךָ֙ כָּעֵ֣ת חַיָּ֔ה וְהִנֵּה־בֵ֖ן לְשָׂרָ֣ה אִשְׁתֶּ֑ךָ וְשָׂרָ֥ה שֹׁמַ֛עַת פֶּ֥תַח הָאֹ֖הֶל וְה֥וּא אַחֲרָֽיו׃<text:s/></text:span><text:span text:style-name="T1399">‬</text:span>‬‬<text:span text:style-name="T1400">11</text:span><text:span text:style-name="T1401"> וְאַבְרָהָ֤ם וְשָׂרָה֙ זְקֵנִ֔ים בָּאִ֖ים בַּיָּמִ֑ים חָדַל֙ לִהְי֣וֹת לְשָׂרָ֔ה אֹ֖רַח כַּנָּשִֽׁים׃<text:s/></text:span><text:span text:style-name="T1402">‬</text:span>‬‬<text:span text:style-name="T1403">12</text:span><text:span text:style-name="T1404"> וַתִּצְחַ֥ק שָׂרָ֖ה בְּקִרְבָּ֣הּ לֵאמֹ֑ר אַחֲרֵ֤י בְלֹתִי֙ הֽ͏ָיְתָה־לִּ֣י עֶדְנָ֔ה וֽ͏ַאדֹנִ֖י זָקֵֽן׃<text:s/></text:span><text:span text:style-name="T1405">‬</text:span>‬‬<text:span text:style-name="T1406">13</text:span><text:span text:style-name="T1407"> וַיֹּ֥אמֶר יְהוָ֖ה אֶל־אַבְרָהָ֑ם לָ֣מָּה זֶּה֩ צָחֲקָ֨ה שָׂרָ֜ה לֵאמֹ֗ר הַאַ֥ף אֻמְנָ֛ם אֵלֵ֖ד וַאֲנִ֥י זָקַֽנְתִּי׃<text:s/></text:span><text:span text:style-name="T1408">‬</text:span>‬‬<text:span text:style-name="T1409">14</text:span><text:span text:style-name="T1410"> הֲיִפָּלֵ֥א מֵיְהוָ֖ה דָּבָ֑ר לַמּוֹעֵ֞ד אָשׁ֥וּב אֵלֶ֛יךָ כָּעֵ֥ת חַיָּ֖ה וּלְשָׂרָ֥ה בֵֽן׃<text:s/></text:span><text:span text:style-name="T1411">‬</text:span>‬‬<text:span text:style-name="T1412">15</text:span><text:span text:style-name="T1413"> וַתְּכַחֵ֨שׁ שָׂרָ֧ה ׀ לֵאמֹ֛ר לֹ֥א צָחַ֖קְתִּי כִּ֣י ׀ יָרֵ֑אָה וַיֹּ֥אמֶ֥ר ׀ לֹ֖א כִּ֥י צָחָֽקְתְּ׃<text:s/></text:span><text:span text:style-name="T1414">‬</text:span>‬‬‬<text:span text:style-name="T1415">16</text:span><text:span text:style-name="T1416"> וַיָּקֻ֤מוּ מִשָּׁם֙ הֽ͏ָאֲנָשִׁ֔ים וַיַּשְׁקִ֖פוּ עַל־פְּנֵ֣י סְדֹ֑ם וְאַ֨בְרָהָ֔ם הֹלֵ֥ךְ עִמָּ֖ם לְשַׁלְּחָֽם׃<text:s/></text:span><text:span text:style-name="T1417">‬</text:span>‬‬<text:span text:style-name="T1418">17</text:span><text:span text:style-name="T1419"> וַֽיהֹוָ֖ה אָמָ֑ר הֽ͏ַמְכַסֶּ֤ה אֲנִי֙ מֽ͏ֵאַבְרָהָ֔ם אֲשֶׁ֖ר אֲנִ֥י עֹשֶֽׂה׃<text:s/></text:span><text:span text:style-name="T1420">‬</text:span>‬‬<text:span text:style-name="T1421">18</text:span><text:span text:style-name="T1422"> וְאַ֨בְרָהָ֔ם הָי֧וֹ יִֽהְיֶ֛ה לְג֥וֹי גָּד֖וֹל וְעָצ֑וּם וְנִ֨בְרְכוּ ב֔וֹ כֹּ֖ל גּוֹיֵ֥י הָאָֽרֶץ׃<text:s/></text:span><text:span text:style-name="T1423">‬</text:span>‬‬<text:span text:style-name="T1424">19</text:span><text:span text:style-name="T1425"> כִּ֣י יְדַעְתִּ֗יו לְמַעַן֩ אֲשֶׁ֨ר יְצַוֶּ֜ה אֶת־בָּנָ֤יו וְאֶת־בֵּיתוֹ֙ אַחֲרָ֔יו וְשָֽׁמְרוּ֙ דֶּ֣רֶךְ יְהוָ֔ה לַעֲשׂ֥וֹת צְדָקָ֖ה וּמִשְׁפָּ֑ט לְמַ֗עַן הָבִ֤יא יְהוָה֙ עַל־אַבְרָהָ֔ם אֵ֥ת אֲשֶׁר־דִּבֶּ֖ר עָלָֽיו׃<text:s/></text:span><text:span text:style-name="T1426">‬</text:span>‬‬<text:span text:style-name="T1427">20</text:span><text:span text:style-name="T1428"> וַיֹּ֣אמֶר יְהוָ֔ה זַעֲקַ֛ת סְדֹ֥ם וַעֲמֹרָ֖ה כִּי־רָ֑בָּה וְחַ֨טָּאתָ֔ם כִּ֥י כָבְדָ֖ה מְאֹֽד׃<text:s/></text:span><text:span text:style-name="T1429">‬</text:span>‬‬<text:span text:style-name="T1430">21</text:span><text:span text:style-name="T1431"> אֵֽרֲדָה־נָּ֣א וְאֶרְאֶ֔ה הַכְּצַעֲקָתָ֛הּ הַבָּ֥אָה אֵלַ֖י עָשׂ֣וּ ׀ כָּלָ֑ה וְאִם־לֹ֖א אֵדָֽעָה׃<text:s/></text:span><text:span text:style-name="T1432">‬</text:span>‬‬<text:span text:style-name="T1433">22</text:span><text:span text:style-name="T1434"> וַיִּפְנ֤וּ מִשָּׁם֙ הֽ͏ָאֲנָשִׁ֔ים וַיֵּלְכ֖וּ סְדֹ֑מָה וְאַ֨בְרָהָ֔ם עוֹדֶ֥נּוּ עֹמֵ֖ד לִפְנֵ֥י יְהוָֽה׃<text:s/></text:span><text:span text:style-name="T1435">‬</text:span>‬‬<text:span text:style-name="T1436">23</text:span><text:span text:style-name="T1437"> וַיִּגַּ֥שׁ אַבְרָהָ֖ם וַיֹּאמַ֑ר הַאַ֣ף תִּסְפֶּ֔ה צַדִּ֖יק עִם־רָשָֽׁע׃<text:s/></text:span><text:span text:style-name="T1438">‬</text:span>‬‬<text:span text:style-name="T1439">24</text:span><text:span text:style-name="T1440"> אוּלַ֥י יֵ֛שׁ חֲמִשִּׁ֥ים צַדִּיקִ֖ם בְּת֣וֹךְ הָעִ֑יר הַאַ֤ף תִּסְפֶּה֙ וְלֹא־תִשָּׂ֣א לַמָּק֔וֹם לְמַ֛עַן חֲמִשִּׁ֥ים הַצַּדִּיקִ֖ם אֲשֶׁ֥ר בְּקִרְבָּֽהּ׃<text:s/></text:span><text:span text:style-name="T1441">‬</text:span>‬‬<text:span text:style-name="T1442">25</text:span><text:span text:style-name="T1443"> חָלִ֨לָה לְּךָ֜ מֵעֲשֹׂ֣ת ׀ כַּדָּבָ֣ר הַזֶּ֗ה לְהָמִ֤ית צַדִּיק֙ עִם־רָשָׁ֔ע וְהָיָ֥ה כַצַדִּ֖יק כָּרָשָׁ֑ע חָלִ֣לָה לָּ֔ךְ הֲשֹׁפֵט֙ כָּל־הָאָ֔רֶץ לֹ֥א יַעֲשֶׂ֖ה מִשְׁפָּֽט׃<text:s/></text:span><text:span text:style-name="T1444">‬</text:span>‬‬<text:span text:style-name="T1445">26</text:span><text:span text:style-name="T1446"> וַיֹּ֣אמֶר יְהוָ֔ה אִם־אֶמְצָ֥א בִסְדֹ֛ם חֲמִשִּׁ֥ים צַדִּיקִ֖ם בְּת֣וֹךְ הָעִ֑יר וְנָשָׂ֥אתִי לְכָל־הַמָּק֖וֹם בַּעֲבוּרָֽם׃<text:s/></text:span><text:span text:style-name="T1447">‬</text:span>‬‬<text:span text:style-name="T1448">27</text:span><text:span text:style-name="T1449"> וַיַּ֥עַן אַבְרָהָ֖ם וַיֹּאמַ֑ר הִנֵּה־נָ֤א הוֹאַ֙לְתִּי֙ לְדַבֵּ֣ר אֶל־אֲדֹנָ֔י וְאָנֹכִ֖י עָפָ֥ר וָאֵֽפֶר׃<text:s/></text:span><text:span text:style-name="T1450">‬</text:span>‬‬<text:span text:style-name="T1451">28</text:span><text:span text:style-name="T1452"> א֠וּלַי יַחְסְר֞וּן חֲמִשִּׁ֤ים הַצַּדִּיקִם֙ חֲמִשָּׁ֔ה הֲתַשְׁחִ֥ית בַּחֲמִשָּׁ֖ה אֶת־כָּל־הָעִ֑יר וַיֹּ֙אמֶר֙ לֹ֣א אַשְׁחִ֔ית אִם־אֶמְצָ֣א שָׁ֔ם אַרְבָּעִ֖ים וַחֲמִשָּֽׁה׃<text:s/></text:span><text:span text:style-name="T1453">‬</text:span>‬‬<text:span text:style-name="T1454">29</text:span><text:span text:style-name="T1455"> וַיֹּ֨סֶף ע֜וֹד לְדַבֵּ֤ר אֵלָיו֙ וַיֹּאמַ֔ר אוּלַ֛י יִמָּצְא֥וּן שָׁ֖ם אַרְבָּעִ֑ים וַיֹּ֙אמֶר֙ לֹ֣א אֽ͏ֶעֱשֶׂ֔ה בַּעֲב֖וּר הָאַרְבָּעִֽים׃<text:s/></text:span><text:span text:style-name="T1456">‬</text:span>‬‬<text:span text:style-name="T1457">30</text:span><text:span text:style-name="T1458"> וַ֠יֹּאמֶר אַל־נָ֞א יִ֤חַר לֽ͏ַאדֹנָי֙ וַאֲדַבֵּ֔רָה אוּלַ֛י יִמָּצְא֥וּן שָׁ֖ם שְׁלֹשִׁ֑ים וַיֹּ֙אמֶר֙ לֹ֣א אֽ͏ֶעֱשֶׂ֔ה אִם־אֶמְצָ֥א שָׁ֖ם שְׁלֹשִֽׁים׃<text:s/></text:span><text:span text:style-name="T1459">‬</text:span>‬‬<text:span text:style-name="T1460">31</text:span><text:span text:style-name="T1461"> וַיֹּ֗אמֶר הִנֵּֽה־נָ֤א הוֹאַ֙לְתִּי֙ לְדַבֵּ֣ר אֶל־אֲדֹנָ֔י אוּלַ֛י יִמָּצְא֥וּן שָׁ֖ם עֶשְׂרִ֑ים וַיֹּ֙אמֶר֙ לֹ֣א אַשְׁחִ֔ית בַּעֲב֖וּר הֽ͏ָעֶשְׂרִֽים׃<text:s/></text:span><text:span text:style-name="T1462">‬</text:span>‬‬<text:span text:style-name="T1463">32</text:span><text:span text:style-name="T1464"> וַ֠יֹּאמֶר אַל־נָ֞א יִ֤חַר לַֽאדֹנָי֙ וַאֲדַבְּרָ֣ה אַךְ־הַפַּ֔עַם אוּלַ֛י יִמָּצְא֥וּן שָׁ֖ם עֲשָׂרָ֑ה וַיֹּ֙אמֶר֙ לֹ֣א אַשְׁחִ֔ית בַּעֲב֖וּר הָעֲשָׂרָֽה׃<text:s/></text:span><text:span text:style-name="T1465">‬</text:span>‬‬<text:span text:style-name="T1466">33</text:span><text:span text:style-name="T1467"> וַיֵּ֣לֶךְ יְהוָ֔ה כַּאֲשֶׁ֣ר כִּלָּ֔ה לְדַבֵּ֖ר אֶל־אַבְרָהָ֑ם וְאַבְרָהָ֖ם שָׁ֥ב לִמְקֹמֽוֹ׃<text:s/></text:span><text:span text:style-name="T1468">‬</text:span>‬‬‬‬‬‬‬‬‬‬‬‬‬‬‬‬‬‬‬‬‬‬‬‬‬‬‬‬‬‬‬‬‬‬</text:p>
      </text:section>
      <text:section text:name="Sect18" text:style-name="S18">
        <text:soft-page-break/>
        <text:p text:style-name="P1469">Genesis 19</text:p>
        <text:p text:style-name="P1470"><text:span text:style-name="T1471">1</text:span><text:span text:style-name="T1472"> וַ֠יָּבֹאוּ שְׁנֵ֨י הַמַּלְאָכִ֤ים סְדֹ֙מָה֙ בָּעֶ֔רֶב וְל֖וֹט יֹשֵׁ֣ב בְּשַֽׁעַר־סְדֹ֑ם וַיַּרְא־לוֹט֙ וַיָּ֣קָם לִקְרָאתָ֔ם וַיִּשְׁתַּ֥חוּ אַפַּ֖יִם אָֽרְצָה׃<text:s/></text:span><text:span text:style-name="T1473">2</text:span><text:span text:style-name="T1474"> וַיֹּ֜אמֶר הִנֶּ֣ה נָּא־אֲדֹנַ֗י ס֣וּרוּ נָ֠א אֶל־בֵּ֨ית עַבְדְּכֶ֤ם וְלִ֙ינוּ֙ וְרַחֲצ֣וּ רַגְלֵיכֶ֔ם וְהִשְׁכַּמְתֶּ֖ם וַהֲלַכְתֶּ֣ם לְדַרְכְּכֶ֑ם וַיֹּאמְר֣וּ לֹּ֔א כִּ֥י בָרְח֖וֹב נָלִֽין׃<text:s/></text:span><text:span text:style-name="T1475">‬</text:span>‬‬<text:span text:style-name="T1476">3</text:span><text:span text:style-name="T1477"> וַיִּפְצַר־בָּ֣ם מְאֹ֔ד וַיָּסֻ֣רוּ אֵלָ֔יו וַיָּבֹ֖אוּ אֶל־בֵּית֑וֹ וַיַּ֤עַשׂ לָהֶם֙ מִשְׁתֶּ֔ה וּמַצּ֥וֹת אָפָ֖ה וַיֹּאכֵֽלוּ׃<text:s/></text:span><text:span text:style-name="T1478">‬</text:span>‬‬<text:span text:style-name="T1479">4</text:span><text:span text:style-name="T1480"> טֶרֶם֮ יִשְׁכָּבוּ֒ וְאַנְשֵׁ֨י הָעִ֜יר אַנְשֵׁ֤י סְדֹם֙ נָסַ֣בּוּ עַל־הַבַּ֔יִת מִנַּ֖עַר וְעַד־זָקֵ֑ן כָּל־הָעָ֖ם מִקָּצֶֽה׃<text:s/></text:span><text:span text:style-name="T1481">‬</text:span>‬‬<text:span text:style-name="T1482">5</text:span><text:span text:style-name="T1483"> וַיִּקְרְא֤וּ אֶל־לוֹט֙ וַיֹּ֣אמְרוּ ל֔וֹ אַיֵּ֧ה הָאֲנָשִׁ֛ים אֲשֶׁר־בָּ֥אוּ אֵלֶ֖יךָ הַלָּ֑יְלָה הוֹצִיאֵ֣ם אֵלֵ֔ינוּ וְנֵדְעָ֖ה אֹתָֽם׃<text:s/></text:span><text:span text:style-name="T1484">‬</text:span>‬‬<text:span text:style-name="T1485">6</text:span><text:span text:style-name="T1486"> וַיֵּצֵ֧א אֲלֵהֶ֛ם ל֖וֹט הַפֶּ֑תְחָה וְהַדֶּ֖לֶת סָגַ֥ר אַחֲרָֽיו׃<text:s/></text:span><text:span text:style-name="T1487">‬</text:span>‬‬<text:span text:style-name="T1488">7</text:span><text:span text:style-name="T1489"> וַיֹּאמַ֑ר אַל־נָ֥א אַחַ֖י תָּרֵֽעוּ׃<text:s/></text:span><text:span text:style-name="T1490">‬</text:span>‬‬<text:span text:style-name="T1491">8</text:span><text:span text:style-name="T1492"> הִנֵּה־נָ֨א לִ֜י שְׁתֵּ֣י בָנ֗וֹת אֲשֶׁ֤ר לֹֽא־יָדְעוּ֙ אִ֔ישׁ אוֹצִֽיאָה־נָּ֤א אֶתְהֶן֙ אֲלֵיכֶ֔ם וַעֲשׂ֣וּ לָהֶ֔ן כַּטּ֖וֹב בְּעֵינֵיכֶ֑ם רַ֠ק לָֽאֲנָשִׁ֤ים הָאֵל֙ אַל־תַּעֲשׂ֣וּ דָבָ֔ר כִּֽי־עַל־כֵּ֥ן בָּ֖אוּ בְּצֵ֥ל קֹרָתִֽי׃<text:s/></text:span><text:span text:style-name="T1493">‬</text:span>‬‬<text:span text:style-name="T1494">9</text:span><text:span text:style-name="T1495"> וַיֹּאמְר֣וּ ׀ גֶּשׁ־הָ֗לְאָה וַיֹּֽאמְרוּ֙ הָאֶחָ֤ד בָּֽא־לָגוּר֙ וַיִּשְׁפֹּ֣ט שָׁפ֔וֹט עַתָּ֕ה נָרַ֥ע לְךָ֖ מֵהֶ֑ם וַיִּפְצְר֨וּ בָאִ֤ישׁ בְּלוֹט֙ מְאֹ֔ד וַֽיִּגְּשׁ֖וּ לִשְׁבֹּ֥ר הַדָּֽלֶת׃<text:s/></text:span><text:span text:style-name="T1496">‬</text:span>‬‬<text:span text:style-name="T1497">10</text:span><text:span text:style-name="T1498"> וַיִּשְׁלְח֤וּ הֽ͏ָאֲנָשִׁים֙ אֶת־יָדָ֔ם וַיָּבִ֧יאוּ אֶת־ל֛וֹט אֲלֵיהֶ֖ם הַבָּ֑יְתָה וְאֶת־הַדֶּ֖לֶת סָגָֽרוּ׃<text:s/></text:span><text:span text:style-name="T1499">‬</text:span>‬‬<text:span text:style-name="T1500">11</text:span><text:span text:style-name="T1501"> וְֽאֶת־הָאֲנָשִׁ֞ים אֲשֶׁר־פֶּ֣תַח הַבַּ֗יִת הִכּוּ֙ בַּסַּנְוֵרִ֔ים מִקָּטֹ֖ן וְעַד־גָּד֑וֹל וַיִּלְא֖וּ לִמְצֹ֥א הַפָּֽתַח׃<text:s/></text:span><text:span text:style-name="T1502">‬</text:span>‬‬<text:span text:style-name="T1503">12</text:span><text:span text:style-name="T1504"> וַיֹּאמְר֨וּ הָאֲנָשִׁ֜ים אֶל־ל֗וֹט עֹ֚ד מִֽי־לְךָ֣ פֹ֔ה חָתָן֙ וּבָנֶ֣יךָ וּבְנֹתֶ֔יךָ וְכֹ֥ל אֲשֶׁר־לְךָ֖ בָּעִ֑יר הוֹצֵ֖א מִן־הַמָּקֽוֹם׃<text:s/></text:span><text:span text:style-name="T1505">‬</text:span>‬‬<text:span text:style-name="T1506">13</text:span><text:span text:style-name="T1507"> כִּֽי־מַשְׁחִתִ֣ים אֲנַ֔חְנוּ אֶת־הַמָּק֖וֹם הַזֶּ֑ה כִּֽי־גֽ͏ָדְלָ֤ה צַעֲקָתָם֙ אֶת־פְּנֵ֣י יְהוָ֔ה וַיְשַׁלְּחֵ֥נוּ יְהוָ֖ה לְשַׁחֲתָֽהּ׃<text:s/></text:span><text:span text:style-name="T1508">‬</text:span>‬‬<text:span text:style-name="T1509">14</text:span><text:span text:style-name="T1510"> וַיֵּצֵ֨א ל֜וֹט וַיְדַבֵּ֣ר ׀ אֶל־חֲתָנָ֣יו ׀ לֹקְחֵ֣י בְנֹתָ֗יו וַיֹּ֙אמֶר֙ ק֤וּמוּ צְּאוּ֙ מִן־הַמָּק֣וֹם הַזֶּ֔ה כִּֽי־מַשְׁחִ֥ית יְהוָ֖ה אֶת־הָעִ֑יר וַיְהִ֥י כִמְצַחֵ֖ק בְּעֵינֵ֥י חֲתָנָֽיו׃<text:s/></text:span><text:span text:style-name="T1511">‬</text:span>‬‬<text:span text:style-name="T1512">15</text:span><text:span text:style-name="T1513"> וּכְמוֹ֙ הַשַּׁ֣חַר עָלָ֔ה וַיָּאִ֥יצוּ הַמַּלְאָכִ֖ים בְּל֣וֹט לֵאמֹ֑ר קוּם֩ קַ֨ח אֶֽת־אִשְׁתְּךָ֜ וְאֶת־שְׁתֵּ֤י בְנֹתֶ֙יךָ֙ הַנִּמְצָאֹ֔ת פֶּן־תִּסָּפֶ֖ה בַּעֲוֺ֥ן הָעִֽיר׃<text:s/></text:span><text:span text:style-name="T1514">‬</text:span>‬‬<text:span text:style-name="T1515">16</text:span><text:span text:style-name="T1516"> וֽ͏ַיִּתְמַהְמָ֓הּ ׀ וַיַּחֲזִ֨קוּ הָאֲנָשִׁ֜ים בְּיָד֣וֹ וּבְיַד־אִשְׁתּ֗וֹ וּבְיַד֙ שְׁתֵּ֣י בְנֹתָ֔יו בְּחֶמְלַ֥ת יְהוָ֖ה עָלָ֑יו וַיֹּצִאֻ֥הוּ וַיַּנִּחֻ֖הוּ מִח֥וּץ לָעִֽיר׃<text:s/></text:span><text:span text:style-name="T1517">‬</text:span>‬‬<text:span text:style-name="T1518">17</text:span><text:span text:style-name="T1519"> וַיְהִי֩ כְהוֹצִיאָ֨ם אֹתָ֜ם הַח֗וּצָה וַיֹּ֙אמֶר֙ הִמָּלֵ֣ט עַל־נַפְשֶׁ֔ךָ אַל־תַּבִּ֣יט אַחֲרֶ֔יךָ וְאַֽל־תַּעֲמֹ֖ד בְּכָל־הַכִּכָּ֑ר הָהָ֥רָה הִמָּלֵ֖ט פֶּן־תִּסָּפֶֽה׃<text:s/></text:span><text:span text:style-name="T1520">‬</text:span>‬‬<text:span text:style-name="T1521">18</text:span><text:span text:style-name="T1522"> וַיֹּ֥אמֶר ל֖וֹט אֲלֵהֶ֑ם אַל־נָ֖א אֲדֹנָֽי׃<text:s/></text:span><text:span text:style-name="T1523">‬</text:span>‬‬<text:span text:style-name="T1524">19</text:span><text:span text:style-name="T1525"> הִנֵּה־נָ֠א מָצָ֨א עַבְדְּךָ֣ חֵן֮ בְּעֵינֶיךָ֒ וַתַּגְדֵּ֣ל חַסְדְּךָ֗ אֲשֶׁ֤ר עָשִׂ֙יתָ֙ עִמָּדִ֔י לְהַחֲי֖וֹת אֶת־נַפְשִׁ֑י וְאָנֹכִ֗י לֹ֤א אוּכַל֙ לְהִמָּלֵ֣ט הָהָ֔רָה פֶּן־תִּדְבָּקַ֥נִי הָרָעָ֖ה וָמַֽתִּי׃<text:s/></text:span><text:span text:style-name="T1526">‬</text:span>‬‬<text:span text:style-name="T1527">20</text:span><text:span text:style-name="T1528"> הִנֵּה־נָ֠א הָעִ֨יר הַזֹּ֧את קְרֹבָ֛ה לָנ֥וּס שָׁ֖מָּה וְהִ֣יא מִצְעָ֑ר אִמָּלְטָ֨ה נָּ֜א שָׁ֗מָּה הֲלֹ֥א מִצְעָ֛ר הִ֖וא וּתְחִ֥י נַפְשִֽׁי׃<text:s/></text:span><text:span text:style-name="T1529">‬</text:span>‬‬<text:span text:style-name="T1530">21</text:span><text:span text:style-name="T1531"> וַיֹּ֣אמֶר אֵלָ֔יו הִנֵּה֙ נָשָׂ֣אתִי פָנֶ֔יךָ גַּ֖ם לַדָּבָ֣ר הַזֶּ֑ה לְבִלְתִּ֛י הָפְכִּ֥י אֶת־הָעִ֖יר אֲשֶׁ֥ר דִּבַּֽרְתָּ׃<text:s/></text:span><text:span text:style-name="T1532">‬</text:span>‬‬<text:span text:style-name="T1533">22</text:span><text:span text:style-name="T1534"> מַהֵר֙ הִמָּלֵ֣ט שָׁ֔מָּה כִּ֣י לֹ֤א אוּכַל֙ לַעֲשׂ֣וֹת דָּבָ֔ר עַד־בֹּאֲךָ֖ שָׁ֑מָּה עַל־כֵּ֛ן קָרָ֥א שֵׁם־הָעִ֖יר צֽוֹעַר׃<text:s/></text:span><text:span text:style-name="T1535">‬</text:span>‬‬<text:span text:style-name="T1536">23</text:span><text:span text:style-name="T1537"> הַשֶּׁ֖מֶשׁ יָצָ֣א עַל־הָאָ֑רֶץ וְל֖וֹט בָּ֥א צֹֽעֲרָה׃<text:s/></text:span><text:span text:style-name="T1538">‬</text:span>‬‬<text:span text:style-name="T1539">24</text:span><text:span text:style-name="T1540"> וֽ͏ַיהוָ֗ה הִמְטִ֧יר עַל־סְדֹ֛ם וְעַל־עֲמֹרָ֖ה גָּפְרִ֣ית וָאֵ֑שׁ מֵאֵ֥ת יְהוָ֖ה מִן־הַשָּׁמָֽיִם׃<text:s/></text:span><text:span text:style-name="T1541">‬</text:span>‬‬<text:span text:style-name="T1542">25</text:span><text:span text:style-name="T1543"> וֽ͏ַיַּהֲפֹךְ֙ אֶת־הֶעָרִ֣ים הָאֵ֔ל וְאֵ֖ת כָּל־הַכִּכָּ֑ר וְאֵת֙ כָּל־יֹשְׁבֵ֣י הֶעָרִ֔ים וְצֶ֖מַח הָאֲדָמָֽה׃<text:s/></text:span><text:soft-page-break/><text:span text:style-name="T1544">‬</text:span>‬‬<text:span text:style-name="T1545">26</text:span><text:span text:style-name="T1546"> וַתַּבֵּ֥ט אִשְׁתּ֖וֹ מֵאַחֲרָ֑יו וַתְּהִ֖י נְצִ֥יב מֶֽלַח׃<text:s/></text:span><text:span text:style-name="T1547">‬</text:span>‬‬<text:span text:style-name="T1548">27</text:span><text:span text:style-name="T1549"> וַיַּשְׁכֵּ֥ם אַבְרָהָ֖ם בַּבֹּ֑קֶר אֶל־הַ֨מָּק֔וֹם אֲשֶׁר־עָ֥מַד שָׁ֖ם אֶת־פְּנֵ֥י יְהוָֽה׃<text:s/></text:span><text:span text:style-name="T1550">‬</text:span>‬‬<text:span text:style-name="T1551">28</text:span><text:span text:style-name="T1552"> וַיַּשְׁקֵ֗ף עַל־פְּנֵ֤י סְדֹם֙ וַעֲמֹרָ֔ה וְעַֽל־כָּל־פְּנֵ֖י אֶ֣רֶץ הַכִּכָּ֑ר וַיַּ֗רְא וְהִנֵּ֤ה עָלָה֙ קִיטֹ֣ר הָאָ֔רֶץ כְּקִיטֹ֖ר הַכִּבְשָֽׁן׃<text:s/></text:span><text:span text:style-name="T1553">‬</text:span>‬‬<text:span text:style-name="T1554">29</text:span><text:span text:style-name="T1555"> וַיְהִ֗י בְּשַׁחֵ֤ת אֱלֹהִים֙ אֶת־עָרֵ֣י הַכִּכָּ֔ר וַיִּזְכֹּ֥ר אֱלֹהִ֖ים אֶת־אַבְרָהָ֑ם וַיְשַׁלַּ֤ח אֶת־לוֹט֙ מִתּ֣וֹךְ הַהֲפֵכָ֔ה בַּהֲפֹךְ֙ אֶת־הֶ֣עָרִ֔ים אֲשֶׁר־יָשַׁ֥ב בָּהֵ֖ן לֽוֹט׃<text:s/></text:span><text:span text:style-name="T1556">‬</text:span>‬‬<text:span text:style-name="T1557">30</text:span><text:span text:style-name="T1558"> וַיַּעַל֩ ל֨וֹט מִצּ֜וֹעַר וַיֵּ֣שֶׁב בָּהָ֗ר וּשְׁתֵּ֤י בְנֹתָיו֙ עִמּ֔וֹ כִּ֥י יָרֵ֖א לָשֶׁ֣בֶת בְּצ֑וֹעַר וַיֵּ֙שֶׁב֙ בַּמְּעָרָ֔ה ה֖וּא וּשְׁתֵּ֥י בְנֹתָֽיו׃<text:s/></text:span><text:span text:style-name="T1559">‬</text:span>‬‬<text:span text:style-name="T1560">31</text:span><text:span text:style-name="T1561"> וַתֹּ֧אמֶר הַבְּכִירָ֛ה אֶל־הַצְּעִירָ֖ה אָבִ֣ינוּ זָקֵ֑ן וְאִ֨ישׁ אֵ֤ין בָּאָ֙רֶץ֙ לָב֣וֹא עָלֵ֔ינוּ כְּדֶ֖רֶךְ כָּל־הָאָֽרֶץ׃<text:s/></text:span><text:span text:style-name="T1562">‬</text:span>‬‬<text:span text:style-name="T1563">32</text:span><text:span text:style-name="T1564"> לְכָ֨ה נַשְׁקֶ֧ה אֶת־אָבִ֛ינוּ יַ֖יִן וְנִשְׁכְּבָ֣ה עִמּ֑וֹ וּנְחַיֶּ֥ה מֵאָבִ֖ינוּ זָֽרַע׃<text:s/></text:span><text:span text:style-name="T1565">‬</text:span>‬‬<text:span text:style-name="T1566">33</text:span><text:span text:style-name="T1567"> וַתַּשְׁקֶ֧יןָ אֶת־אֲבִיהֶ֛ן יַ֖יִן בַּלַּ֣יְלָה ה֑וּא וַתָּבֹ֤א הַבְּכִירָה֙ וַתִּשְׁכַּ֣ב אֶת־אָבִ֔יהָ וְלֹֽא־יָדַ֥ע בְּשִׁכְבָ֖הּ וּבְקוּׄמָֽהּ׃<text:s/></text:span><text:span text:style-name="T1568">‬</text:span>‬‬<text:span text:style-name="T1569">34</text:span><text:span text:style-name="T1570"> וֽ͏ַיְהִי֙ מִֽמָּחֳרָ֔ת וַתֹּ֤אמֶר הַבְּכִירָה֙ אֶל־הַצְּעִירָ֔ה הֵן־שָׁכַ֥בְתִּי אֶ֖מֶשׁ אֶת־אָבִ֑י נַשְׁקֶ֨נּוּ יַ֜יִן גַּם־הַלַּ֗יְלָה וּבֹ֙אִי֙ שִׁכְבִ֣י עִמּ֔וֹ וּנְחַיֶּ֥ה מֵאָבִ֖ינוּ זָֽרַע׃<text:s/></text:span><text:span text:style-name="T1571">‬</text:span>‬‬<text:span text:style-name="T1572">35</text:span><text:span text:style-name="T1573"> וַתַּשְׁקֶ֜יןָ גַּ֣ם בַּלַּ֧יְלָה הַה֛וּא אֶת־אֲבִיהֶ֖ן יָ֑יִן וַתָּ֤קָם הַצְּעִירָה֙ וַתִּשְׁכַּ֣ב עִמּ֔וֹ וְלֹֽא־יָדַ֥ע בְּשִׁכְבָ֖הּ וּבְקֻמָֽהּ׃<text:s/></text:span><text:span text:style-name="T1574">‬</text:span>‬‬<text:span text:style-name="T1575">36</text:span><text:span text:style-name="T1576"> וֽ͏ַתַּהֲרֶ֛יןָ שְׁתֵּ֥י בְנֽוֹת־ל֖וֹט מֵאֲבִיהֶֽן׃<text:s/></text:span><text:span text:style-name="T1577">‬</text:span>‬‬<text:span text:style-name="T1578">37</text:span><text:span text:style-name="T1579"> וַתֵּ֤לֶד הַבְּכִירָה֙ בֵּ֔ן וַתִּקְרָ֥א שְׁמ֖וֹ מוֹאָ֑ב ה֥וּא אֲבִֽי־מוֹאָ֖ב עַד־הַיּֽוֹם׃<text:s/></text:span><text:span text:style-name="T1580">‬</text:span>‬‬<text:span text:style-name="T1581">38</text:span><text:span text:style-name="T1582"> וְהַצְּעִירָ֤ה גַם־הִוא֙ יָ֣לְדָה בֵּ֔ן וַתִּקְרָ֥א שְׁמ֖וֹ בֶּן־עַמִּ֑י ה֛וּא אֲבִ֥י בְנֵֽי־עַמּ֖וֹן עַד־הַיּֽוֹם׃</text:span><text:span text:style-name="T1583"><text:s/>ס<text:s/></text:span><text:span text:style-name="T1584">‬</text:span>‬‬‬‬‬‬‬‬‬‬‬‬‬‬‬‬‬‬‬‬‬‬‬‬‬‬‬‬‬‬‬‬‬‬‬‬‬‬‬</text:p>
      </text:section>
      <text:section text:name="Sect19" text:style-name="S19">
        <text:p text:style-name="P1585">Genesis 20</text:p>
        <text:p text:style-name="P1586"><text:span text:style-name="T1587">1</text:span><text:span text:style-name="T1588"> וַיִּסַּ֨ע מִשָּׁ֤ם אַבְרָהָם֙ אַ֣רְצָה הַנֶּ֔גֶב וַיֵּ֥שֶׁב בֵּין־קָדֵ֖שׁ וּבֵ֣ין שׁ֑וּר וַיָּ֖גָר בִּגְרָֽר׃<text:s/></text:span><text:span text:style-name="T1589">2</text:span><text:span text:style-name="T1590"> וַיֹּ֧אמֶר אַבְרָהָ֛ם אֶל־שָׂרָ֥ה אִשְׁתּ֖וֹ אֲחֹ֣תִי הִ֑וא וַיִּשְׁלַ֗ח אֲבִימֶ֙לֶךְ֙ מֶ֣לֶךְ גְּרָ֔ר וַיִּקַּ֖ח אֶת־שָׂרָֽה׃<text:s/></text:span><text:span text:style-name="T1591">‬</text:span>‬‬<text:span text:style-name="T1592">3</text:span><text:span text:style-name="T1593"> וַיָּבֹ֧א אֱלֹהִ֛ים אֶל־אֲבִימֶ֖לֶךְ בַּחֲל֣וֹם הַלָּ֑יְלָה וַיֹּ֣אמֶר ל֗וֹ הִנְּךָ֥ מֵת֙ עַל־הָאִשָּׁ֣ה אֲשֶׁר־לָקַ֔חְתָּ וְהִ֖וא בְּעֻ֥לַת בָּֽעַל׃<text:s/></text:span><text:span text:style-name="T1594">‬</text:span>‬‬<text:span text:style-name="T1595">4</text:span><text:span text:style-name="T1596"> וַאֲבִימֶ֕לֶךְ לֹ֥א קָרַ֖ב אֵלֶ֑יהָ וַיֹּאמַ֕ר אֲדֹנָ֕י הֲג֥וֹי גַּם־צַדִּ֖יק תַּהֲרֹֽג׃<text:s/></text:span><text:span text:style-name="T1597">‬</text:span>‬‬<text:span text:style-name="T1598">5</text:span><text:span text:style-name="T1599"> הֲלֹ֨א ה֤וּא אָֽמַר־לִי֙ אֲחֹ֣תִי הִ֔וא וְהִֽיא־גַם־הִ֥וא אֽ͏ָמְרָ֖ה אָחִ֣י ה֑וּא בְּתָם־לְבָבִ֛י וּבְנִקְיֹ֥ן כַּפַּ֖י עָשִׂ֥יתִי זֹֽאת׃<text:s/></text:span><text:span text:style-name="T1600">‬</text:span>‬‬<text:span text:style-name="T1601">6</text:span><text:span text:style-name="T1602"> וַיֹּאמֶר֩ אֵלָ֨יו הֽ͏ָאֱלֹהִ֜ים בַּחֲלֹ֗ם גַּ֣ם אָנֹכִ֤י יָדַ֙עְתִּי֙ כִּ֤י בְתָם־לְבָבְךָ֙ עָשִׂ֣יתָ זֹּ֔את וָאֶחְשֹׂ֧ךְ גַּם־אָנֹכִ֛י אֽוֹתְךָ֖ מֵחֲטוֹ־לִ֑י עַל־כֵּ֥ן לֹא־נְתַתִּ֖יךָ לִנְגֹּ֥עַ אֵלֶֽיהָ׃<text:s/></text:span><text:span text:style-name="T1603">‬</text:span>‬‬<text:span text:style-name="T1604">7</text:span><text:span text:style-name="T1605"> וְעַתָּ֗ה הָשֵׁ֤ב אֵֽשֶׁת־הָאִישׁ֙ כִּֽי־נָבִ֣יא ה֔וּא וְיִתְפַּלֵּ֥ל בּֽ͏ַעַדְךָ֖ וֶֽחְיֵ֑ה וְאִם־אֵֽינְךָ֣ מֵשִׁ֗יב דַּ֚ע כִּי־מ֣וֹת תָּמ֔וּת אַתָּ֖ה וְכָל־אֲשֶׁר־לָֽךְ׃<text:s/></text:span><text:span text:style-name="T1606">‬</text:span>‬‬<text:span text:style-name="T1607">8</text:span><text:span text:style-name="T1608"> וַיַּשְׁכֵּ֨ם אֲבִימֶ֜לֶךְ בַּבֹּ֗קֶר וַיִּקְרָא֙ לְכָל־עֲבָדָ֔יו וַיְדַבֵּ֛ר אֶת־כָּל־הַדְּבָרִ֥ים הָאֵ֖לֶּה בְּאָזְנֵיהֶ֑ם וַיִּֽירְא֥וּ הָאֲנָשִׁ֖ים מְאֹֽד׃<text:s/></text:span><text:span text:style-name="T1609">‬</text:span>‬‬<text:span text:style-name="T1610">9</text:span><text:span text:style-name="T1611"> וַיִּקְרָ֨א אֲבִימֶ֜לֶךְ לְאַבְרָהָ֗ם וַיֹּ֨אמֶר ל֜וֹ מֶֽה־עָשִׂ֤יתָ לָּ֙נוּ֙ וּמֶֽה־חָטָ֣אתִי לָ֔ךְ כִּֽי־הֵבֵ֧אתָ עָלַ֛י וְעַל־מַמְלַכְתִּ֖י חֲטָאָ֣ה גְדֹלָ֑ה מַעֲשִׂים֙ אֲשֶׁ֣ר לֹא־יֵֽעָשׂ֔וּ עָשִׂ֖יתָ עִמָּדִֽי׃<text:s/></text:span><text:span text:style-name="T1612">‬</text:span>‬‬<text:span text:style-name="T1613">10</text:span><text:span text:style-name="T1614"> וַיֹּ֥אמֶר אֲבִימֶ֖לֶךְ אֶל־אַבְרָהָ֑ם מָ֣ה רָאִ֔יתָ כִּ֥י עָשִׂ֖יתָ אֶת־הַדָּבָ֥ר הַזֶּֽה׃<text:s/></text:span><text:span text:style-name="T1615">‬</text:span>‬‬<text:span text:style-name="T1616">11</text:span><text:span text:style-name="T1617"> וַיֹּ֙אמֶר֙ אַבְרָהָ֔ם כִּ֣י אָמַ֗רְתִּי רַ֚ק אֵין־יִרְאַ֣ת אֱלֹהִ֔ים בַּמָּק֖וֹם הַזֶּ֑ה וַהֲרָג֖וּנִי עַל־דְּבַ֥ר אִשְׁתִּֽי׃<text:s/></text:span><text:span text:style-name="T1618">‬</text:span>‬‬<text:span text:style-name="T1619">12</text:span><text:span text:style-name="T1620"> וְגַם־אָמְנָ֗ה אֲחֹתִ֤י בַת־אָבִי֙ הִ֔וא אַ֖ךְ לֹ֣א בַת־אִמִּ֑י וַתְּהִי־לִ֖י לְאִשָּֽׁה׃<text:s/></text:span><text:span text:style-name="T1621">‬</text:span>‬‬<text:span text:style-name="T1622">13</text:span><text:span text:style-name="T1623"> וַיְהִ֞י כַּאֲשֶׁ֧ר<text:s/></text:span><text:soft-page-break/><text:span text:style-name="T1624">הִתְע֣וּ אֹתִ֗י אֱלֹהִים֮ מִבֵּ֣ית אָבִי֒ וָאֹמַ֣ר לָ֔הּ זֶ֣ה חַסְדֵּ֔ךְ אֲשֶׁ֥ר תַּעֲשִׂ֖י עִמָּדִ֑י אֶ֤ל כָּל־הַמָּקוֹם֙ אֲשֶׁ֣ר נָב֣וֹא שָׁ֔מָּה אִמְרִי־לִ֖י אָחִ֥י הֽוּא׃<text:s/></text:span><text:span text:style-name="T1625">‬</text:span>‬‬<text:span text:style-name="T1626">14</text:span><text:span text:style-name="T1627"> וַיִּקַּ֨ח אֲבִימֶ֜לֶךְ צֹ֣אן וּבָקָ֗ר וַעֲבָדִים֙ וּשְׁפָחֹ֔ת וַיִּתֵּ֖ן לְאַבְרָהָ֑ם וַיָּ֣שֶׁב ל֔וֹ אֵ֖ת שָׂרָ֥ה אִשְׁתּֽוֹ׃<text:s/></text:span><text:span text:style-name="T1628">‬</text:span>‬‬<text:span text:style-name="T1629">15</text:span><text:span text:style-name="T1630"> וַיֹּ֣אמֶר אֲבִימֶ֔לֶךְ הִנֵּ֥ה אַרְצִ֖י לְפָנֶ֑יךָ בַּטּ֥וֹב בְּעֵינֶ֖יךָ שֵֽׁב׃<text:s/></text:span><text:span text:style-name="T1631">‬</text:span>‬‬<text:span text:style-name="T1632">16</text:span><text:span text:style-name="T1633"> וּלְשָׂרָ֣ה אָמַ֗ר הִנֵּ֨ה נָתַ֜תִּי אֶ֤לֶף כֶּ֙סֶף֙ לְאָחִ֔יךְ הִנֵּ֤ה הוּא־לָךְ֙ כְּס֣וּת עֵינַ֔יִם לְכֹ֖ל אֲשֶׁ֣ר אִתָּ֑ךְ וְאֵ֥ת כֹּ֖ל וְנֹכָֽחַת׃<text:s/></text:span><text:span text:style-name="T1634">‬</text:span>‬‬<text:span text:style-name="T1635">17</text:span><text:span text:style-name="T1636"> וַיִּתְפַּלֵּ֥ל אַבְרָהָ֖ם אֶל־הָאֱלֹהִ֑ים וַיִּרְפָּ֨א אֱלֹהִ֜ים אֶת־אֲבִימֶ֧לֶךְ וְאֶת־אִשְׁתּ֛וֹ וְאַמְהֹתָ֖יו וַיֵּלֵֽדוּ׃<text:s/></text:span><text:span text:style-name="T1637">‬</text:span>‬‬<text:span text:style-name="T1638">18</text:span><text:span text:style-name="T1639"> כִּֽי־עָצֹ֤ר עָצַר֙ יְהוָ֔ה בְּעַ֥ד כָּל־רֶ֖חֶם לְבֵ֣ית אֲבִימֶ֑לֶךְ עַל־דְּבַ֥ר שָׂרָ֖ה אֵ֥שֶׁת אַבְרָהָֽם׃</text:span><text:span text:style-name="T1640"><text:s/>ס<text:s/></text:span><text:span text:style-name="T1641">‬</text:span>‬‬‬‬‬‬‬‬‬‬‬‬‬‬‬‬‬‬‬</text:p>
      </text:section>
      <text:section text:name="Sect20" text:style-name="S20">
        <text:p text:style-name="P1642">Genesis 21</text:p>
        <text:p text:style-name="P1643"><text:span text:style-name="T1644">1</text:span><text:span text:style-name="T1645"> וֽ͏ַיהוָ֛ה פָּקַ֥ד אֶת־שָׂרָ֖ה כַּאֲשֶׁ֣ר אָמָ֑ר וַיַּ֧עַשׂ יְהוָ֛ה לְשָׂרָ֖ה כַּאֲשֶׁ֥ר דִּבֵּֽר׃<text:s/></text:span><text:span text:style-name="T1646">2</text:span><text:span text:style-name="T1647"> וַתַּהַר֩ וַתֵּ֨לֶד שָׂרָ֧ה לְאַבְרָהָ֛ם בֵּ֖ן לִזְקֻנָ֑יו לַמּוֹעֵ֕ד אֲשֶׁר־דִּבֶּ֥ר אֹת֖וֹ אֱלֹהִֽים׃<text:s/></text:span><text:span text:style-name="T1648">‬</text:span>‬‬<text:span text:style-name="T1649">3</text:span><text:span text:style-name="T1650"> וַיִּקְרָ֨א אַבְרָהָ֜ם אֶֽת־שֶׁם־בְּנ֧וֹ הַנּֽוֹלַד־ל֛וֹ אֲשֶׁר־יָלְדָה־לּ֥וֹ שָׂרָ֖ה יִצְחָֽק׃<text:s/></text:span><text:span text:style-name="T1651">‬</text:span>‬‬<text:span text:style-name="T1652">4</text:span><text:span text:style-name="T1653"> וַיָּ֤מָל אַבְרָהָם֙ אֶת־יִצְחָ֣ק בְּנ֔וֹ בֶּן־שְׁמֹנַ֖ת יָמִ֑ים כַּאֲשֶׁ֛ר צִוָּ֥ה אֹת֖וֹ אֱלֹהִֽים׃<text:s/></text:span><text:span text:style-name="T1654">‬</text:span>‬‬<text:span text:style-name="T1655">5</text:span><text:span text:style-name="T1656"> וְאַבְרָהָ֖ם בֶּן־מְאַ֣ת שָׁנָ֑ה בְּהִוָּ֣לֶד ל֔וֹ אֵ֖ת יִצְחָ֥ק בְּנֽוֹ׃<text:s/></text:span><text:span text:style-name="T1657">‬</text:span>‬‬<text:span text:style-name="T1658">6</text:span><text:span text:style-name="T1659"> וַתֹּ֣אמֶר שָׂרָ֔ה צְחֹ֕ק עָ֥שָׂה לִ֖י אֱלֹהִ֑ים כָּל־הַשֹּׁמֵ֖עַ יִֽצְחַק־לִֽי׃<text:s/></text:span><text:span text:style-name="T1660">‬</text:span>‬‬<text:span text:style-name="T1661">7</text:span><text:span text:style-name="T1662"> וַתֹּ֗אמֶר מִ֤י מִלֵּל֙ לְאַבְרָהָ֔ם הֵינִ֥יקָה בָנִ֖ים שָׂרָ֑ה כִּֽי־יָלַ֥דְתִּי בֵ֖ן לִזְקֻנָֽיו׃<text:s/></text:span><text:span text:style-name="T1663">‬</text:span>‬‬<text:span text:style-name="T1664">8</text:span><text:span text:style-name="T1665"> וַיִּגְדַּ֥ל הַיֶּ֖לֶד וַיִּגָּמַ֑ל וַיַּ֤עַשׂ אַבְרָהָם֙ מִשְׁתֶּ֣ה גָד֔וֹל בְּי֖וֹם הִגָּמֵ֥ל אֶת־יִצְחָֽק׃<text:s/></text:span><text:span text:style-name="T1666">‬</text:span>‬‬<text:span text:style-name="T1667">9</text:span><text:span text:style-name="T1668"> וַתֵּ֨רֶא שָׂרָ֜ה אֶֽת־בֶּן־הָגָ֧ר הַמִּצְרִ֛ית אֲשֶׁר־יָלְדָ֥ה לְאַבְרָהָ֖ם מְצַחֵֽק׃<text:s/></text:span><text:span text:style-name="T1669">‬</text:span>‬‬<text:span text:style-name="T1670">10</text:span><text:span text:style-name="T1671"> וַתֹּ֙אמֶר֙ לְאַבְרָהָ֔ם גָּרֵ֛שׁ הָאָמָ֥ה הַזֹּ֖את וְאֶת־בְּנָ֑הּ כִּ֣י לֹ֤א יִירַשׁ֙ בֶּן־הָאָמָ֣ה הַזֹּ֔את עִם־בְּנִ֖י עִם־יִצְחָֽק׃<text:s/></text:span><text:span text:style-name="T1672">‬</text:span>‬‬<text:span text:style-name="T1673">11</text:span><text:span text:style-name="T1674"> וַיֵּ֧רַע הַדָּבָ֛ר מְאֹ֖ד בְּעֵינֵ֣י אַבְרָהָ֑ם עַ֖ל אוֹדֹ֥ת בְּנֽוֹ׃<text:s/></text:span><text:span text:style-name="T1675">‬</text:span>‬‬<text:span text:style-name="T1676">12</text:span><text:span text:style-name="T1677"> וַיֹּ֨אמֶר אֱלֹהִ֜ים אֶל־אַבְרָהָ֗ם אַל־יֵרַ֤ע בְּעֵינֶ֙יךָ֙ עַל־הַנַּ֣עַר וְעַל־אֲמָתֶ֔ךָ כֹּל֩ אֲשֶׁ֨ר תֹּאמַ֥ר אֵלֶ֛יךָ שָׂרָ֖ה שְׁמַ֣ע בְּקֹלָ֑הּ כִּ֣י בְיִצְחָ֔ק יִקָּרֵ֥א לְךָ֖ זָֽרַע׃<text:s/></text:span><text:span text:style-name="T1678">‬</text:span>‬‬<text:span text:style-name="T1679">13</text:span><text:span text:style-name="T1680"> וְגַ֥ם אֶת־בֶּן־הָאָמָ֖ה לְג֣וֹי אֲשִׂימֶ֑נּוּ כִּ֥י זַרְעֲךָ֖ הֽוּא׃<text:s/></text:span><text:span text:style-name="T1681">‬</text:span>‬‬<text:span text:style-name="T1682">14</text:span><text:span text:style-name="T1683"> וַיַּשְׁכֵּ֣ם אַבְרָהָ֣ם ׀ בַּבֹּ֡קֶר וַיִּֽקַּֽח־לֶחֶם֩ וְחֵ֨מַת מַ֜יִם וַיִּתֵּ֣ן אֶל־הָ֠גָר שָׂ֧ם עַל־שִׁכְמָ֛הּ וְאֶת־הַיֶּ֖לֶד וַֽיְשַׁלְּחֶ֑הָ וַתֵּ֣לֶךְ וַתֵּ֔תַע בְּמִדְבַּ֖ר בְּאֵ֥ר שָֽׁבַע׃<text:s/></text:span><text:span text:style-name="T1684">‬</text:span>‬‬<text:span text:style-name="T1685">15</text:span><text:span text:style-name="T1686"> וַיִּכְל֥וּ הַמַּ֖יִם מִן־הַחֵ֑מֶת וַתַּשְׁלֵ֣ךְ אֶת־הַיֶּ֔לֶד תַּ֖חַת אַחַ֥ד הַשִּׂיחִֽם׃<text:s/></text:span><text:span text:style-name="T1687">‬</text:span>‬‬<text:span text:style-name="T1688">16</text:span><text:span text:style-name="T1689"> וַתֵּלֶךְ֩ וַתֵּ֨שֶׁב לָ֜הּ מִנֶּ֗גֶד הַרְחֵק֙ כִּמְטַחֲוֵ֣י קֶ֔שֶׁת כִּ֣י אֽ͏ָמְרָ֔ה אַל־אֶרְאֶ֖ה בְּמ֣וֹת הַיָּ֑לֶד וַתֵּ֣שֶׁב מִנֶּ֔גֶד וַתִּשָּׂ֥א אֶת־קֹלָ֖הּ וַתֵּֽבְךְּ׃<text:s/></text:span><text:span text:style-name="T1690">‬</text:span>‬‬<text:span text:style-name="T1691">17</text:span><text:span text:style-name="T1692"> וַיִּשְׁמַ֣ע אֱלֹהִים֮ אֶת־ק֣וֹל הַנַּעַר֒ וַיִּקְרָא֩ מַלְאַ֨ךְ אֱלֹהִ֤ים ׀ אֶל־הָגָר֙ מִן־הַשָּׁמַ֔יִם וַיֹּ֥אמֶר לָ֖הּ מַה־לָּ֣ךְ הָגָ֑ר אַל־תִּ֣ירְאִ֔י כִּֽי־שָׁמַ֧ע אֱלֹהִ֛ים אֶל־ק֥וֹל הַנַּ֖עַר בַּאֲשֶׁ֥ר הוּא־שָֽׁם׃<text:s/></text:span><text:span text:style-name="T1693">‬</text:span>‬‬<text:span text:style-name="T1694">18</text:span><text:span text:style-name="T1695"> ק֚וּמִי שְׂאִ֣י אֶת־הַנַּ֔עַר וְהַחֲזִ֥יקִי אֶת־יָדֵ֖ךְ בּ֑וֹ כִּֽי־לְג֥וֹי גָּד֖וֹל אֲשִׂימֶֽנּוּ׃<text:s/></text:span><text:span text:style-name="T1696">‬</text:span>‬‬<text:span text:style-name="T1697">19</text:span><text:span text:style-name="T1698"> וַיִּפְקַ֤ח אֱלֹהִים֙ אֶת־עֵינֶ֔יהָ וַתֵּ֖רֶא בְּאֵ֣ר מָ֑יִם וַתֵּ֜לֶךְ וַתְּמַלֵּ֤א אֶת־הַחֵ֙מֶת֙ מַ֔יִם וַתַּ֖שְׁקְ אֶת־הַנָּֽעַר׃<text:s/></text:span><text:span text:style-name="T1699">‬</text:span>‬‬<text:span text:style-name="T1700">20</text:span><text:span text:style-name="T1701"> וַיְהִ֧י אֱלֹהִ֛ים אֶת־הַנַּ֖עַר וַיִּגְדָּ֑ל וַיֵּ֙שֶׁב֙ בַּמִּדְבָּ֔ר וַיְהִ֖י רֹבֶ֥ה קַשָּֽׁת׃<text:s/></text:span><text:span text:style-name="T1702">‬</text:span>‬‬<text:span text:style-name="T1703">21</text:span><text:span text:style-name="T1704"> וַיֵּ֖שֶׁב בְּמִדְבַּ֣ר פָּארָ֑ן וַתִּֽקַּֽח־ל֥וֹ אִמּ֛וֹ אִשָּׁ֖ה מֵאֶ֥רֶץ מִצְרָֽיִם׃<text:s/></text:span><text:span text:style-name="T1705">פ<text:s/></text:span><text:span text:style-name="T1706">‬</text:span>‬‬‬‬‬‬‬‬‬‬‬‬‬‬‬‬‬‬‬‬‬‬</text:p>
        <text:soft-page-break/>
        <text:p text:style-name="P1707"><text:span text:style-name="T1708">22</text:span><text:span text:style-name="T1709"> וֽ͏ַיְהִי֙ בָּעֵ֣ת הַהִ֔וא וַיֹּ֣אמֶר אֲבִימֶ֗לֶךְ וּפִיכֹל֙ שַׂר־צְבָא֔וֹ אֶל־אַבְרָהָ֖ם לֵאמֹ֑ר אֱלֹהִ֣ים עִמְּךָ֔ בְּכֹ֥ל אֲשֶׁר־אַתָּ֖ה עֹשֶֽׂה׃<text:s/></text:span><text:span text:style-name="T1710">‬</text:span>‬‬<text:span text:style-name="T1711">23</text:span><text:span text:style-name="T1712"> וְעַתָּ֗ה הִשָּׁ֨בְעָה לִּ֤י בֵֽאלֹהִים֙ הֵ֔נָּה אִם־תִּשְׁקֹ֣ר לִ֔י וּלְנִינִ֖י וּלְנֶכְדִּ֑י כַּחֶ֜סֶד אֲשֶׁר־עָשִׂ֤יתִי עִמְּךָ֙ תַּעֲשֶׂ֣ה עִמָּדִ֔י וְעִם־הָאָ֖רֶץ אֲשֶׁר־גַּ֥רְתָּה בָּֽהּ׃<text:s/></text:span><text:span text:style-name="T1713">‬</text:span>‬‬<text:span text:style-name="T1714">24</text:span><text:span text:style-name="T1715"> וַיֹּ֙אמֶר֙ אַבְרָהָ֔ם אָנֹכִ֖י אִשָּׁבֵֽעַ׃<text:s/></text:span><text:span text:style-name="T1716">‬</text:span>‬‬<text:span text:style-name="T1717">25</text:span><text:span text:style-name="T1718"> וְהוֹכִ֥חַ אַבְרָהָ֖ם אֶת־אֲבִימֶ֑לֶךְ עַל־אֹדוֹת֙ בְּאֵ֣ר הַמַּ֔יִם אֲשֶׁ֥ר גָּזְל֖וּ עַבְדֵ֥י אֲבִימֶֽלֶךְ׃<text:s/></text:span><text:span text:style-name="T1719">‬</text:span>‬‬<text:span text:style-name="T1720">26</text:span><text:span text:style-name="T1721"> וַיֹּ֣אמֶר אֲבִימֶ֔לֶךְ לֹ֣א יָדַ֔עְתִּי מִ֥י עָשָׂ֖ה אֶת־הַדָּבָ֣ר הַזֶּ֑ה וְגַם־אַתָּ֞ה לֹא־הִגַּ֣דְתָּ לִּ֗י וְגַ֧ם אָנֹכִ֛י לֹ֥א שָׁמַ֖עְתִּי בִּלְתִּ֥י הַיּֽוֹם׃<text:s/></text:span><text:span text:style-name="T1722">‬</text:span>‬‬<text:span text:style-name="T1723">27</text:span><text:span text:style-name="T1724"> וַיִּקַּ֤ח אַבְרָהָם֙ צֹ֣אן וּבָקָ֔ר וַיִּתֵּ֖ן לַאֲבִימֶ֑לֶךְ וַיִּכְרְת֥וּ שְׁנֵיהֶ֖ם בְּרִֽית׃<text:s/></text:span><text:span text:style-name="T1725">‬</text:span>‬‬<text:span text:style-name="T1726">28</text:span><text:span text:style-name="T1727"> וַיַּצֵּ֣ב אַבְרָהָ֗ם אֶת־שֶׁ֛בַע כִּבְשֹׂ֥ת הַצֹּ֖אן לְבַדְּהֶֽן׃<text:s/></text:span><text:span text:style-name="T1728">‬</text:span>‬‬<text:span text:style-name="T1729">29</text:span><text:span text:style-name="T1730"> וַיֹּ֥אמֶר אֲבִימֶ֖לֶךְ אֶל־אַבְרָהָ֑ם מָ֣ה הֵ֗נָּה שֶׁ֤בַע כְּבָשֹׂת֙ הָאֵ֔לֶּה אֲשֶׁ֥ר הִצַּ֖בְתָּ לְבַדָּֽנָה׃<text:s/></text:span><text:span text:style-name="T1731">‬</text:span>‬‬<text:span text:style-name="T1732">30</text:span><text:span text:style-name="T1733"> וַיֹּ֕אמֶר כִּ֚י אֶת־שֶׁ֣בַע כְּבָשֹׂ֔ת תִּקַּ֖ח מִיָּדִ֑י בַּעֲבוּר֙ תִּֽהְיֶה־לִּ֣י לְעֵדָ֔ה כִּ֥י חָפַ֖רְתִּי אֶת־הַבְּאֵ֥ר הַזֹּֽאת׃<text:s/></text:span><text:span text:style-name="T1734">‬</text:span>‬‬<text:span text:style-name="T1735">31</text:span><text:span text:style-name="T1736"> עַל־כֵּ֗ן קָרָ֛א לַמָּק֥וֹם הַה֖וּא בְּאֵ֣ר שָׁ֑בַע כִּ֛י שָׁ֥ם נִשְׁבְּע֖וּ שְׁנֵיהֶֽם׃<text:s/></text:span><text:span text:style-name="T1737">‬</text:span>‬‬<text:span text:style-name="T1738">32</text:span><text:span text:style-name="T1739"> וַיִּכְרְת֥וּ בְרִ֖ית בִּבְאֵ֣ר שָׁ֑בַע וַיָּ֣קָם אֲבִימֶ֗לֶךְ וּפִיכֹל֙ שַׂר־צְבָא֔וֹ וַיָּשֻׁ֖בוּ אֶל־אֶ֥רֶץ פְּלִשְׁתִּֽים׃<text:s/></text:span><text:span text:style-name="T1740">‬</text:span>‬‬<text:span text:style-name="T1741">33</text:span><text:span text:style-name="T1742"> וַיִּטַּ֥ע אֶ֖שֶׁל בִּבְאֵ֣ר שָׁ֑בַע וַיִּ֨קְרָא־שָׁ֔ם בְּשֵׁ֥ם יְהוָ֖ה אֵ֥ל עוֹלָֽם׃<text:s/></text:span><text:span text:style-name="T1743">‬</text:span>‬‬<text:span text:style-name="T1744">34</text:span><text:span text:style-name="T1745"> וַיָּ֧גָר אַבְרָהָ֛ם בְּאֶ֥רֶץ פְּלִשְׁתִּ֖ים יָמִ֥ים רַבִּֽים׃<text:s/></text:span><text:span text:style-name="T1746">פ<text:s/></text:span><text:span text:style-name="T1747">‬</text:span>‬‬‬‬‬‬‬‬‬‬‬‬‬‬‬</text:p>
      </text:section>
      <text:section text:name="Sect21" text:style-name="S21">
        <text:p text:style-name="P1748">Genesis 22</text:p>
        <text:p text:style-name="P1749"><text:span text:style-name="T1750">1</text:span><text:span text:style-name="T1751"> וַיְהִ֗י אַחַר֙ הַדְּבָרִ֣ים הָאֵ֔לֶּה וְהָ֣אֱלֹהִ֔ים נִסָּ֖ה אֶת־אַבְרָהָ֑ם וַיֹּ֣אמֶר אֵלָ֔יו אַבְרָהָ֖ם וַיֹּ֥אמֶר הִנֵּֽנִי׃<text:s/></text:span><text:span text:style-name="T1752">2</text:span><text:span text:style-name="T1753"> וַיֹּ֡אמֶר קַח־נָ֠א אֶת־בִּנְךָ֨ אֶת־יְחִֽידְךָ֤ אֲשֶׁר־אָהַ֙בְתָּ֙ אֶת־יִצְחָ֔ק וְלֶךְ־לְךָ֔ אֶל־אֶ֖רֶץ הַמֹּרִיָּ֑ה וְהַעֲלֵ֤הוּ שָׁם֙ לְעֹלָ֔ה עַ֚ל אַחַ֣ד הֶֽהָרִ֔ים אֲשֶׁ֖ר אֹמַ֥ר אֵלֶֽיךָ׃<text:s/></text:span><text:span text:style-name="T1754">‬</text:span>‬‬<text:span text:style-name="T1755">3</text:span><text:span text:style-name="T1756"> וַיַּשְׁכֵּ֨ם אַבְרָהָ֜ם בַּבֹּ֗קֶר וַֽיַחֲבֹשׁ֙ אֶת־חֲמֹר֔וֹ וַיִּקַּ֞ח אֶת־שְׁנֵ֤י נְעָרָיו֙ אִתּ֔וֹ וְאֵ֖ת יִצְחָ֣ק בְּנ֑וֹ וַיְבַקַּע֙ עֲצֵ֣י עֹלָ֔ה וַיָּ֣קָם וַיֵּ֔לֶךְ אֶל־הַמָּק֖וֹם אֲשֶׁר־אָֽמַר־ל֥וֹ הָאֱלֹהִֽים׃<text:s/></text:span><text:span text:style-name="T1757">‬</text:span>‬‬‬<text:span text:style-name="T1758">4</text:span><text:span text:style-name="T1759"> בַּיּ֣וֹם הַשְּׁלִישִׁ֗י וַיִּשָּׂ֨א אַבְרָהָ֧ם אֶת־עֵינָ֛יו וַיַּ֥רְא אֶת־הַמָּק֖וֹם מֵרָחֹֽק׃<text:s/></text:span><text:span text:style-name="T1760">‬</text:span>‬‬<text:span text:style-name="T1761">5</text:span><text:span text:style-name="T1762"> וַיֹּ֨אמֶר אַבְרָהָ֜ם אֶל־נְעָרָ֗יו שְׁבוּ־לָכֶ֥ם פֹּה֙ עִֽם־הַחֲמ֔וֹר וַאֲנִ֣י וְהַנַּ֔עַר נֵלְכָ֖ה עַד־כֹּ֑ה וְנִֽשְׁתַּחֲוֶ֖ה וְנָשׁ֥וּבָה אֲלֵיכֶֽם׃<text:s/></text:span><text:span text:style-name="T1763">‬</text:span>‬‬<text:span text:style-name="T1764">6</text:span><text:span text:style-name="T1765"> וַיִּקַּ֨ח אַבְרָהָ֜ם אֶת־עֲצֵ֣י הָעֹלָ֗ה וַיָּ֙שֶׂם֙ עַל־יִצְחָ֣ק בְּנ֔וֹ וַיִּקַּ֣ח בְּיָד֔וֹ אֶת־הָאֵ֖שׁ וְאֶת־הַֽמַּאֲכֶ֑לֶת וַיֵּלְכ֥וּ שְׁנֵיהֶ֖ם יַחְדָּֽו׃<text:s/></text:span><text:span text:style-name="T1766">‬</text:span>‬‬<text:span text:style-name="T1767">7</text:span><text:span text:style-name="T1768"> וַיֹּ֨אמֶר יִצְחָ֜ק אֶל־אַבְרָהָ֤ם אָבִיו֙ וַיֹּ֣אמֶר אָבִ֔י וַיֹּ֖אמֶר הִנֶּ֣נִּֽי בְנִ֑י וַיֹּ֗אמֶר הִנֵּ֤ה הָאֵשׁ֙ וְהָ֣עֵצִ֔ים וְאַיֵּ֥ה הַשֶּׂ֖ה לְעֹלָֽה׃<text:s/></text:span><text:span text:style-name="T1769">‬</text:span>‬‬<text:span text:style-name="T1770">8</text:span><text:span text:style-name="T1771"> וַיֹּ֙אמֶר֙ אַבְרָהָ֔ם אֱלֹהִ֞ים יִרְאֶה־לּ֥וֹ הַשֶּׂ֛ה לְעֹלָ֖ה בְּנִ֑י וַיֵּלְכ֥וּ שְׁנֵיהֶ֖ם יַחְדָּֽו׃<text:s/></text:span><text:span text:style-name="T1772">‬</text:span>‬‬<text:span text:style-name="T1773">9</text:span><text:span text:style-name="T1774"> וַיָּבֹ֗אוּ אֶֽל־הַמָּקוֹם֮ אֲשֶׁ֣ר אָֽמַר־ל֣וֹ הָאֱלֹהִים֒ וַיִּ֨בֶן שָׁ֤ם אַבְרָהָם֙ אֶת־הַמִּזְבֵּ֔חַ וַֽיַּעֲרֹ֖ךְ אֶת־הָעֵצִ֑ים וַֽיַּעֲקֹד֙ אֶת־יִצְחָ֣ק בְּנ֔וֹ וַיָּ֤שֶׂם אֹתוֹ֙ עַל־הַמִּזְבֵּ֔חַ מִמַּ֖עַל לָעֵצִֽים׃<text:s/></text:span><text:span text:style-name="T1775">‬</text:span>‬‬<text:span text:style-name="T1776">10</text:span><text:span text:style-name="T1777"> וַיִּשְׁלַ֤ח אַבְרָהָם֙ אֶת־יָד֔וֹ וַיִּקַּ֖ח אֶת־הַֽמַּאֲכֶ֑לֶת לִשְׁחֹ֖ט אֶת־בְּנֽוֹ׃<text:s/></text:span><text:span text:style-name="T1778">‬</text:span>‬‬<text:span text:style-name="T1779">11</text:span><text:span text:style-name="T1780"> וַיִּקְרָ֨א אֵלָ֜יו מַלְאַ֤ךְ יְהוָה֙ מִן־הַשָּׁמַ֔יִם וַיֹּ֖אמֶר אַבְרָהָ֣ם ׀ אַבְרָהָ֑ם וַיֹּ֖אמֶר הִנֵּֽנִי׃<text:s/></text:span><text:span text:style-name="T1781">‬</text:span>‬‬<text:span text:style-name="T1782">12</text:span><text:span text:style-name="T1783"> וַיֹּ֗אמֶר אַל־תִּשְׁלַ֤ח יָֽדְךָ֙ אֶל־הַנַּ֔עַר וְאַל־תַּ֥עַשׂ ל֖וֹ מְא֑וּמָּה כִּ֣י ׀ עַתָּ֣ה יָדַ֗עְתִּי כִּֽי־יְרֵ֤א אֱלֹהִים֙ אַ֔תָּה וְלֹ֥א חָשַׂ֛כְתָּ אֶת־בִּנְךָ֥ אֶת־יְחִידְךָ֖ מִמֶּֽנִּי׃<text:s/></text:span><text:span text:style-name="T1784">‬</text:span>‬‬<text:span text:style-name="T1785">13</text:span><text:span text:style-name="T1786"> וַיִּשָּׂ֨א אַבְרָהָ֜ם אֶת־עֵינָ֗יו וַיַּרְא֙ וְהִנֵּה־אַ֔יִל<text:s/></text:span><text:soft-page-break/><text:span text:style-name="T1787">אַחַ֕ר נֶאֱחַ֥ז בַּסְּבַ֖ךְ בְּקַרְנָ֑יו וַיֵּ֤לֶךְ אַבְרָהָם֙ וַיִּקַּ֣ח אֶת־הָאַ֔יִל וַיַּעֲלֵ֥הוּ לְעֹלָ֖ה תַּ֥חַת בְּנֽוֹ׃<text:s/></text:span><text:span text:style-name="T1788">‬</text:span>‬‬<text:span text:style-name="T1789">14</text:span><text:span text:style-name="T1790"> וַיִּקְרָ֧א אַבְרָהָ֛ם שֵֽׁם־הַמָּק֥וֹם הַה֖וּא יְהוָ֣ה ׀ יִרְאֶ֑ה אֲשֶׁר֙ יֵאָמֵ֣ר הַיּ֔וֹם בְּהַ֥ר יְהוָ֖ה יֵרָאֶֽה׃<text:s/></text:span><text:span text:style-name="T1791">‬</text:span>‬‬<text:span text:style-name="T1792">15</text:span><text:span text:style-name="T1793"> וַיִּקְרָ֛א מַלְאַ֥ךְ יְהוָ֖ה אֶל־אַבְרָהָ֑ם שֵׁנִ֖ית מִן־הַשָּׁמָֽיִם׃<text:s/></text:span><text:span text:style-name="T1794">‬</text:span>‬‬<text:span text:style-name="T1795">16</text:span><text:span text:style-name="T1796"> וַיֹּ֕אמֶר בִּ֥י נִשְׁבַּ֖עְתִּי נְאֻם־יְהוָ֑ה כִּ֗י יַ֚עַן אֲשֶׁ֤ר עָשִׂ֙יתָ֙ אֶת־הַדָּבָ֣ר הַזֶּ֔ה וְלֹ֥א חָשַׂ֖כְתָּ אֶת־בִּנְךָ֥ אֶת־יְחִידֶֽךָ׃<text:s/></text:span><text:span text:style-name="T1797">‬</text:span>‬‬<text:span text:style-name="T1798">17</text:span><text:span text:style-name="T1799"> כִּֽי־בָרֵ֣ךְ אֲבָרֶכְךָ֗ וְהַרְבָּ֨ה אַרְבֶּ֤ה אֶֽת־זַרְעֲךָ֙ כְּכוֹכְבֵ֣י הַשָּׁמַ֔יִם וְכַח֕וֹל אֲשֶׁ֖ר עַל־שְׂפַ֣ת הַיָּ֑ם וְיִרַ֣שׁ זַרְעֲךָ֔ אֵ֖ת שַׁ֥עַר אֹיְבָֽיו׃<text:s/></text:span><text:span text:style-name="T1800">‬</text:span>‬‬<text:span text:style-name="T1801">18</text:span><text:span text:style-name="T1802"> וְהִתְבָּרֲכ֣וּ בְזַרְעֲךָ֔ כֹּ֖ל גּוֹיֵ֣י הָאָ֑רֶץ עֵ֕קֶב אֲשֶׁ֥ר שָׁמַ֖עְתָּ בְּקֹלִֽי׃<text:s/></text:span><text:span text:style-name="T1803">‬</text:span>‬‬<text:span text:style-name="T1804">19</text:span><text:span text:style-name="T1805"> וַיָּ֤שָׁב אַבְרָהָם֙ אֶל־נְעָרָ֔יו וַיָּקֻ֛מוּ וַיֵּלְכ֥וּ יַחְדָּ֖ו אֶל־בְּאֵ֣ר שָׁ֑בַע וַיֵּ֥שֶׁב אַבְרָהָ֖ם בִּבְאֵ֥ר שָֽׁבַע׃<text:s/></text:span><text:span text:style-name="T1806">פ<text:s/></text:span><text:span text:style-name="T1807">‬</text:span>‬‬‬‬‬‬‬‬‬‬‬‬‬‬‬‬‬‬‬‬</text:p>
        <text:p text:style-name="P1808"><text:span text:style-name="T1809">20</text:span><text:span text:style-name="T1810"> וַיְהִ֗י אַחֲרֵי֙ הַדְּבָרִ֣ים הָאֵ֔לֶּה וַיֻּגַּ֥ד לְאַבְרָהָ֖ם לֵאמֹ֑ר הִ֠נֵּה יָלְדָ֨ה מִלְכָּ֥ה גַם־הִ֛וא בָּנִ֖ים לְנָח֥וֹר אָחִֽיךָ׃<text:s/></text:span><text:span text:style-name="T1811">‬</text:span>‬‬<text:span text:style-name="T1812">21</text:span><text:span text:style-name="T1813"> אֶת־ע֥וּץ בְּכֹר֖וֹ וְאֶת־בּ֣וּז אָחִ֑יו וְאֶת־קְמוּאֵ֖ל אֲבִ֥י אֲרָֽם׃<text:s/></text:span><text:span text:style-name="T1814">‬</text:span>‬‬<text:span text:style-name="T1815">22</text:span><text:span text:style-name="T1816"> וְאֶת־כֶּ֣שֶׂד וְאֶת־חֲז֔וֹ וְאֶת־פִּלְדָּ֖שׁ וְאֶת־יִדְלָ֑ף וְאֵ֖ת בְּתוּאֵֽל׃<text:s/></text:span><text:span text:style-name="T1817">‬</text:span>‬‬<text:span text:style-name="T1818">23</text:span><text:span text:style-name="T1819"> וּבְתוּאֵ֖ל יָלַ֣ד אֶת־רִבְקָ֑ה שְׁמֹנָ֥ה אֵ֙לֶּה֙ יָלְדָ֣ה מִלְכָּ֔ה לְנָח֖וֹר אֲחִ֥י אַבְרָהָֽם׃<text:s/></text:span><text:span text:style-name="T1820">‬</text:span>‬‬<text:span text:style-name="T1821">24</text:span><text:span text:style-name="T1822"> וּפִֽילַגְשׁ֖וֹ וּשְׁמָ֣הּ רְאוּמָ֑ה וַתֵּ֤לֶד גַּם־הִוא֙ אֶת־טֶ֣בַח וְאֶת־גַּ֔חַם וְאֶת־תַּ֖חַשׁ וְאֶֽת־מַעֲכָֽה׃</text:span><text:span text:style-name="T1823"><text:s/>ס<text:s/></text:span><text:span text:style-name="T1824">‬</text:span>‬‬‬‬‬‬‬</text:p>
      </text:section>
      <text:section text:name="Sect22" text:style-name="S22">
        <text:p text:style-name="P1825">Genesis 23</text:p>
        <text:p text:style-name="P1826"><text:span text:style-name="T1827">1</text:span><text:span text:style-name="T1828"> וַיִּהְיוּ֙ חַיֵּ֣י שָׂרָ֔ה מֵאָ֥ה שָׁנָ֛ה וְעֶשְׂרִ֥ים שָׁנָ֖ה וְשֶׁ֣בַע שָׁנִ֑ים שְׁנֵ֖י חַיֵּ֥י שָׂרָֽה׃<text:s/></text:span><text:span text:style-name="T1829">2</text:span><text:span text:style-name="T1830"> וַתָּ֣מָת שָׂרָ֗ה בְּקִרְיַ֥ת אַרְבַּ֛ע הִ֥וא חֶבְר֖וֹן בְּאֶ֣רֶץ כְּנָ֑עַן וַיָּבֹא֙ אַבְרָהָ֔ם לִסְפֹּ֥ד לְשָׂרָ֖ה וְלִבְכֹּתָֽהּ׃<text:s/></text:span><text:span text:style-name="T1831">‬</text:span>‬‬<text:span text:style-name="T1832">3</text:span><text:span text:style-name="T1833"> וַיָּ֙קָם֙ אַבְרָהָ֔ם מֵעַ֖ל פְּנֵ֣י מֵת֑וֹ וַיְדַבֵּ֥ר אֶל־בְּנֵי־חֵ֖ת לֵאמֹֽר׃<text:s/></text:span><text:span text:style-name="T1834">‬</text:span>‬‬<text:span text:style-name="T1835">4</text:span><text:span text:style-name="T1836"> גֵּר־וְתוֹשָׁ֥ב אָנֹכִ֖י עִמָּכֶ֑ם תְּנ֨וּ לִ֤י אֲחֻזַּת־קֶ֙בֶר֙ עִמָּכֶ֔ם וְאֶקְבְּרָ֥ה מֵתִ֖י מִלְּפָנָֽי׃<text:s/></text:span><text:span text:style-name="T1837">‬</text:span>‬‬<text:span text:style-name="T1838">5</text:span><text:span text:style-name="T1839"> וַיַּעֲנ֧וּ בְנֵי־חֵ֛ת אֶת־אַבְרָהָ֖ם לֵאמֹ֥ר לֽוֹ׃<text:s/></text:span><text:span text:style-name="T1840">‬</text:span>‬‬<text:span text:style-name="T1841">6</text:span><text:span text:style-name="T1842"> שְׁמָעֵ֣נוּ ׀ אֲדֹנִ֗י נְשִׂ֨יא אֱלֹהִ֤ים אַתָּה֙ בְּתוֹכֵ֔נוּ בְּמִבְחַ֣ר קְבָרֵ֔ינוּ קְבֹ֖ר אֶת־מֵתֶ֑ךָ אִ֣ישׁ מִמֶּ֔נּוּ אֶת־קִבְר֛וֹ לֹֽא־יִכְלֶ֥ה מִמְּךָ֖ מִקְּבֹ֥ר מֵתֶֽךָ׃<text:s/></text:span><text:span text:style-name="T1843">‬</text:span>‬‬<text:span text:style-name="T1844">7</text:span><text:span text:style-name="T1845"> וַיָּ֧קָם אַבְרָהָ֛ם וַיִּשְׁתַּ֥חוּ לְעַם־הָאָ֖רֶץ לִבְנֵי־חֵֽת׃<text:s/></text:span><text:span text:style-name="T1846">‬</text:span>‬‬<text:span text:style-name="T1847">8</text:span><text:span text:style-name="T1848"> וַיְדַבֵּ֥ר אִתָּ֖ם לֵאמֹ֑ר אִם־יֵ֣שׁ אֶֽת־נַפְשְׁכֶ֗ם לִקְבֹּ֤ר אֶת־מֵתִי֙ מִלְּפָנַ֔י שְׁמָע֕וּנִי וּפִגְעוּ־לִ֖י בְּעֶפְר֥וֹן בֶּן־צֹֽחַר׃<text:s/></text:span><text:span text:style-name="T1849">‬</text:span>‬‬<text:span text:style-name="T1850">9</text:span><text:span text:style-name="T1851"> וְיִתֶּן־לִ֗י אֶת־מְעָרַ֤ת הַמַּכְפֵּלָה֙ אֲשֶׁר־ל֔וֹ אֲשֶׁ֖ר בִּקְצֵ֣ה שָׂדֵ֑הוּ בְּכֶ֨סֶף מָלֵ֜א יִתְּנֶ֥נָּה לִ֛י בְּתוֹכְכֶ֖ם לַאֲחֻזַּת־קָֽבֶר׃<text:s/></text:span><text:span text:style-name="T1852">‬</text:span>‬‬<text:span text:style-name="T1853">10</text:span><text:span text:style-name="T1854"> וְעֶפְר֥וֹן יֹשֵׁ֖ב בְּת֣וֹךְ בְּנֵי־חֵ֑ת וַיַּעַן֩ עֶפְר֨וֹן הַחִתִּ֤י אֶת־אַבְרָהָם֙ בְּאָזְנֵ֣י בְנֵי־חֵ֔ת לְכֹ֛ל בָּאֵ֥י שַֽׁעַר־עִיר֖וֹ לֵאמֹֽר׃<text:s/></text:span><text:span text:style-name="T1855">‬</text:span>‬‬<text:span text:style-name="T1856">11</text:span><text:span text:style-name="T1857"> לֹֽא־אֲדֹנִ֣י שְׁמָעֵ֔נִי הַשָּׂדֶה֙ נָתַ֣תִּי לָ֔ךְ וְהַמְּעָרָ֥ה אֲשֶׁר־בּ֖וֹ לְךָ֣ נְתַתִּ֑יהָ לְעֵינֵ֧י בְנֵי־עַמִּ֛י נְתַתִּ֥יהָ לָּ֖ךְ קְבֹ֥ר מֵתֶֽךָ׃<text:s/></text:span><text:span text:style-name="T1858">‬</text:span>‬‬<text:span text:style-name="T1859">12</text:span><text:span text:style-name="T1860"> וַיִּשְׁתַּ֙חוּ֙ אַבְרָהָ֔ם לִפְנֵ֖י עַ֥ם הָאָֽרֶץ׃<text:s/></text:span><text:span text:style-name="T1861">‬</text:span>‬‬<text:span text:style-name="T1862">13</text:span><text:span text:style-name="T1863"> וַיְדַבֵּ֨ר אֶל־עֶפְר֜וֹן בְּאָזְנֵ֤י עַם־הָאָ֙רֶץ֙ לֵאמֹ֔ר אַ֛ךְ אִם־אַתָּ֥ה ל֖וּ שְׁמָעֵ֑נִי נָתַ֜תִּי כֶּ֤סֶף הַשָּׂדֶה֙ קַ֣ח מִמֶּ֔נִּי וְאֶקְבְּרָ֥ה אֶת־מֵתִ֖י שָֽׁמָּה׃<text:s/></text:span><text:span text:style-name="T1864">‬</text:span>‬‬<text:span text:style-name="T1865">14</text:span><text:span text:style-name="T1866"> וַיַּ֧עַן עֶפְר֛וֹן אֶת־אַבְרָהָ֖ם לֵאמֹ֥ר לֽוֹ׃<text:s/></text:span><text:span text:style-name="T1867">‬</text:span>‬‬<text:span text:style-name="T1868">15</text:span><text:span text:style-name="T1869"> אֲדֹנִ֣י שְׁמָעֵ֔נִי אֶרֶץ֩ אַרְבַּ֨ע מֵאֹ֧ת שֶֽׁקֶל־כֶּ֛סֶף בֵּינִ֥י וּבֵֽינְךָ֖ מַה־הִ֑וא וְאֶת־מֵתְךָ֖ קְבֹֽר׃<text:s/></text:span><text:soft-page-break/><text:span text:style-name="T1870">‬</text:span>‬‬<text:span text:style-name="T1871">16</text:span><text:span text:style-name="T1872"> וַיִּשְׁמַ֣ע אַבְרָהָם֮ אֶל־עֶפְרוֹן֒ וַיִּשְׁקֹ֤ל אַבְרָהָם֙ לְעֶפְרֹ֔ן אֶת־הַכֶּ֕סֶף אֲשֶׁ֥ר דִּבֶּ֖ר בְּאָזְנֵ֣י בְנֵי־חֵ֑ת אַרְבַּ֤ע מֵאוֹת֙ שֶׁ֣קֶל כֶּ֔סֶף עֹבֵ֖ר לַסֹּחֵֽר׃<text:s/></text:span><text:span text:style-name="T1873">‬</text:span>‬‬<text:span text:style-name="T1874">17</text:span><text:span text:style-name="T1875"> וַיָּ֣קָם ׀ שְׂדֵ֣ה עֶפְר֗וֹן אֲשֶׁר֙ בַּמַּכְפֵּלָ֔ה אֲשֶׁ֖ר לִפְנֵ֣י מַמְרֵ֑א הַשָּׂדֶה֙ וְהַמְּעָרָ֣ה אֲשֶׁר־בּ֔וֹ וְכָל־הָעֵץ֙ אֲשֶׁ֣ר בַּשָּׂדֶ֔ה אֲשֶׁ֥ר בְּכָל־גְּבֻל֖וֹ סָבִֽיב׃<text:s/></text:span><text:span text:style-name="T1876">‬</text:span>‬‬<text:span text:style-name="T1877">18</text:span><text:span text:style-name="T1878"> לְאַבְרָהָ֥ם לְמִקְנָ֖ה לְעֵינֵ֣י בְנֵי־חֵ֑ת בְּכֹ֖ל בָּאֵ֥י שַֽׁעַר־עִירֽוֹ׃<text:s/></text:span><text:span text:style-name="T1879">‬</text:span>‬‬<text:span text:style-name="T1880">19</text:span><text:span text:style-name="T1881"> וְאַחֲרֵי־כֵן֩ קָבַ֨ר אַבְרָהָ֜ם אֶת־שָׂרָ֣ה אִשְׁתּ֗וֹ אֶל־מְעָרַ֞ת שְׂדֵ֧ה הַמַּכְפֵּלָ֛ה עַל־פְּנֵ֥י מַמְרֵ֖א הִ֣וא חֶבְר֑וֹן בְּאֶ֖רֶץ כְּנָֽעַן׃<text:s/></text:span><text:span text:style-name="T1882">‬</text:span>‬‬<text:span text:style-name="T1883">20</text:span><text:span text:style-name="T1884"> וַיָּ֨קָם הַשָּׂדֶ֜ה וְהַמְּעָרָ֧ה אֲשֶׁר־בּ֛וֹ לְאַבְרָהָ֖ם לַאֲחֻזַּת־קָ֑בֶר מֵאֵ֖ת בְּנֵי־חֵֽת׃</text:span><text:span text:style-name="T1885"><text:s/>ס<text:s/></text:span><text:span text:style-name="T1886">‬</text:span>‬‬‬‬‬‬‬‬‬‬‬‬‬‬‬‬‬‬‬‬‬</text:p>
      </text:section>
      <text:section text:name="Sect23" text:style-name="S23">
        <text:p text:style-name="P1887">Genesis 24</text:p>
        <text:p text:style-name="P1888"><text:span text:style-name="T1889">1</text:span><text:span text:style-name="T1890"> וְאַבְרָהָ֣ם זָקֵ֔ן בָּ֖א בַּיָּמִ֑ים וֽ͏ַיהוָ֛ה בֵּרַ֥ךְ אֶת־אַבְרָהָ֖ם בַּכֹּֽל׃<text:s/></text:span><text:span text:style-name="T1891">2</text:span><text:span text:style-name="T1892"> וַיֹּ֣אמֶר אַבְרָהָ֗ם אֶל־עַבְדּוֹ֙ זְקַ֣ן בֵּית֔וֹ הַמֹּשֵׁ֖ל בְּכָל־אֲשֶׁר־ל֑וֹ שִֽׂים־נָ֥א יָדְךָ֖ תַּ֥חַת יְרֵכִֽי׃<text:s/></text:span><text:span text:style-name="T1893">‬</text:span>‬‬<text:span text:style-name="T1894">3</text:span><text:span text:style-name="T1895"> וְאַשְׁבִּ֣יעֲךָ֔ בּֽ͏ַיהוָה֙ אֱלֹהֵ֣י הַשָּׁמַ֔יִם וֽ͏ֵאלֹהֵ֖י הָאָ֑רֶץ אֲשֶׁ֨ר לֹֽא־תִקַּ֤ח אִשָּׁה֙ לִבְנִ֔י מִבְּנוֹת֙ הַֽכְּנַעֲנִ֔י אֲשֶׁ֥ר אָנֹכִ֖י יוֹשֵׁ֥ב בְּקִרְבּֽוֹ׃<text:s/></text:span><text:span text:style-name="T1896">‬</text:span>‬‬<text:span text:style-name="T1897">4</text:span><text:span text:style-name="T1898"> כִּ֧י אֶל־אַרְצִ֛י וְאֶל־מוֹלַדְתִּ֖י תֵּלֵ֑ךְ וְלָקַחְתָּ֥ אִשָּׁ֖ה לִבְנִ֥י לְיִצְחָֽק׃<text:s/></text:span><text:span text:style-name="T1899">‬</text:span>‬‬<text:span text:style-name="T1900">5</text:span><text:span text:style-name="T1901"> וַיֹּ֤אמֶר אֵלָיו֙ הָעֶ֔בֶד אוּלַי֙ לֹא־תֹאבֶ֣ה הָֽאִשָּׁ֔ה לָלֶ֥כֶת אַחֲרַ֖י אֶל־הָאָ֣רֶץ הַזֹּ֑את הֶֽהָשֵׁ֤ב אָשִׁיב֙ אֶת־בִּנְךָ֔ אֶל־הָאָ֖רֶץ אֲשֶׁר־יָצָ֥אתָ מִשָּֽׁם׃<text:s/></text:span><text:span text:style-name="T1902">‬</text:span>‬‬<text:span text:style-name="T1903">6</text:span><text:span text:style-name="T1904"> וַיֹּ֥אמֶר אֵלָ֖יו אַבְרָהָ֑ם הִשָּׁ֣מֶר לְךָ֔ פֶּן־תָּשִׁ֥יב אֶת־בְּנִ֖י שָֽׁמָּה׃<text:s/></text:span><text:span text:style-name="T1905">‬</text:span>‬‬<text:span text:style-name="T1906">7</text:span><text:span text:style-name="T1907"> יְהוָ֣ה ׀ אֱלֹהֵ֣י הַשָּׁמַ֗יִם אֲשֶׁ֨ר לְקָחַ֜נִי מִבֵּ֣ית אָבִי֮ וּמֵאֶ֣רֶץ מֽוֹלַדְתִּי֒ וַאֲשֶׁ֨ר דִּבֶּר־לִ֜י וַאֲשֶׁ֤ר נִֽשְׁבַּֽע־לִי֙ לֵאמֹ֔ר לְזַ֨רְעֲךָ֔ אֶתֵּ֖ן אֶת־הָאָ֣רֶץ הַזֹּ֑את ה֗וּא יִשְׁלַ֤ח מַלְאָכוֹ֙ לְפָנֶ֔יךָ וְלָקַחְתָּ֥ אִשָּׁ֛ה לִבְנִ֖י מִשָּֽׁם׃<text:s/></text:span><text:span text:style-name="T1908">‬</text:span>‬‬<text:span text:style-name="T1909">8</text:span><text:span text:style-name="T1910"> וְאִם־לֹ֨א תֹאבֶ֤ה הָֽאִשָּׁה֙ לָלֶ֣כֶת אַחֲרֶ֔יךָ וְנִקִּ֕יתָ מִשְּׁבֻעָתִ֖י זֹ֑את רַ֣ק אֶת־בְּנִ֔י לֹ֥א תָשֵׁ֖ב שָֽׁמָּה׃<text:s/></text:span><text:span text:style-name="T1911">‬</text:span>‬‬<text:span text:style-name="T1912">9</text:span><text:span text:style-name="T1913"> וַיָּ֤שֶׂם הָעֶ֙בֶד֙ אֶת־יָד֔וֹ תַּ֛חַת יֶ֥רֶךְ אַבְרָהָ֖ם אֲדֹנָ֑יו וַיִּשָּׁ֣בַֽע ל֔וֹ עַל־הַדָּבָ֖ר הַזֶּֽה׃<text:s/></text:span><text:span text:style-name="T1914">‬</text:span>‬‬<text:span text:style-name="T1915">10</text:span><text:span text:style-name="T1916"> וַיִּקַּ֣ח הָ֠עֶבֶד עֲשָׂרָ֨ה גְמַלִּ֜ים מִגְּמַלֵּ֤י אֲדֹנָיו֙ וַיֵּ֔לֶךְ וְכָל־ט֥וּב אֲדֹנָ֖יו בְּיָד֑וֹ וַיָּ֗קָם וַיֵּ֛לֶךְ אֶל־אֲרַ֥ם נֽ͏ַהֲרַ֖יִם אֶל־עִ֥יר נָחֽוֹר׃<text:s/></text:span><text:span text:style-name="T1917">‬</text:span>‬‬<text:span text:style-name="T1918">11</text:span><text:span text:style-name="T1919"> וַיַּבְרֵ֧ךְ הַגְּמַלִּ֛ים מִח֥וּץ לָעִ֖יר אֶל־בְּאֵ֣ר הַמָּ֑יִם לְעֵ֣ת עֶ֔רֶב לְעֵ֖ת צֵ֥את הַשֹּׁאֲבֹֽת׃<text:s/></text:span><text:span text:style-name="T1920">‬</text:span>‬‬<text:span text:style-name="T1921">12</text:span><text:span text:style-name="T1922"> וַיֹּאמַ֓ר ׀ יְהוָ֗ה אֱלֹהֵי֙ אֲדֹנִ֣י אַבְרָהָ֔ם הַקְרֵה־נָ֥א לְפָנַ֖י הַיּ֑וֹם וַעֲשֵׂה־חֶ֕סֶד עִ֖ם אֲדֹנִ֥י אַבְרָהָֽם׃<text:s/></text:span><text:span text:style-name="T1923">‬</text:span>‬‬<text:span text:style-name="T1924">13</text:span><text:span text:style-name="T1925"> הִנֵּ֛ה אָנֹכִ֥י נִצָּ֖ב עַל־עֵ֣ין הַמָּ֑יִם וּבְנוֹת֙ אַנְשֵׁ֣י הָעִ֔יר יֹצְאֹ֖ת לִשְׁאֹ֥ב מָֽיִם׃<text:s/></text:span><text:span text:style-name="T1926">‬</text:span>‬‬<text:span text:style-name="T1927">14</text:span><text:span text:style-name="T1928"> וְהָיָ֣ה הַֽנַּעֲרָ֗ אֲשֶׁ֨ר אֹמַ֤ר אֵלֶ֙יהָ֙ הַטִּי־נָ֤א כַדֵּךְ֙ וְאֶשְׁתֶּ֔ה וְאָמְרָ֣ה שְׁתֵ֔ה וְגַם־גְּמַלֶּ֖יךָ אַשְׁקֶ֑ה אֹתָ֤הּ הֹכַ֙חְתָּ֙ לְעַבְדְּךָ֣ לְיִצְחָ֔ק וּבָ֣הּ אֵדַ֔ע כִּי־עָשִׂ֥יתָ חֶ֖סֶד עִם־אֲדֹנִֽי׃<text:s/></text:span><text:span text:style-name="T1929">‬</text:span>‬‬<text:span text:style-name="T1930">15</text:span><text:span text:style-name="T1931"> וַֽיְהִי־ה֗וּא טֶרֶם֮ כִּלָּ֣ה לְדַבֵּר֒ וְהִנֵּ֧ה רִבְקָ֣ה יֹצֵ֗את אֲשֶׁ֤ר יֻלְּדָה֙ לִבְתוּאֵ֣ל בֶּן־מִלְכָּ֔ה אֵ֥שֶׁת נָח֖וֹר אֲחִ֣י אַבְרָהָ֑ם וְכַדָּ֖הּ עַל־שִׁכְמָֽהּ׃<text:s/></text:span><text:span text:style-name="T1932">‬</text:span>‬‬<text:span text:style-name="T1933">16</text:span><text:span text:style-name="T1934"> וְהַֽנַּעֲרָ֗ טֹבַ֤ת מַרְאֶה֙ מְאֹ֔ד בְּתוּלָ֕ה וְאִ֖ישׁ לֹ֣א יְדָעָ֑הּ וַתֵּ֣רֶד הָעַ֔יְנָה וַתְּמַלֵּ֥א כַדָּ֖הּ וַתָּֽעַל׃<text:s/></text:span><text:span text:style-name="T1935">‬</text:span>‬‬<text:span text:style-name="T1936">17</text:span><text:span text:style-name="T1937"> וַיָּ֥רָץ הָעֶ֖בֶד לִקְרָאתָ֑הּ וַיֹּ֕אמֶר הַגְמִיאִ֥ינִי נָ֛א מְעַט־מַ֖יִם מִכַּדֵּֽךְ׃<text:s/></text:span><text:span text:style-name="T1938">‬</text:span>‬‬<text:span text:style-name="T1939">18</text:span><text:span text:style-name="T1940"> וַתֹּ֖אמֶר שְׁתֵ֣ה אֲדֹנִ֑י וַתְּמַהֵ֗ר וַתֹּ֧רֶד כַּדָּ֛הּ עַל־יָדָ֖הּ וַתַּשְׁקֵֽהוּ׃<text:s/></text:span><text:span text:style-name="T1941">‬</text:span>‬‬<text:span text:style-name="T1942">19</text:span><text:span text:style-name="T1943"> וַתְּכַ֖ל לְהַשְׁקֹת֑וֹ וַתֹּ֗אמֶר גַּ֤ם לִגְמַלֶּ֙יךָ֙ אֶשְׁאָ֔ב עַ֥ד אִם־כִּלּ֖וּ לִשְׁתֹּֽת׃<text:s/></text:span><text:span text:style-name="T1944">‬</text:span>‬‬<text:span text:style-name="T1945">20</text:span><text:span text:style-name="T1946"> וַתְּמַהֵ֗ר וַתְּעַ֤ר כַּדָּהּ֙ אֶל־הַשֹּׁ֔קֶת<text:s/></text:span><text:soft-page-break/><text:span text:style-name="T1947">וַתָּ֥רָץ ע֛וֹד אֶֽל־הַבְּאֵ֖ר לִשְׁאֹ֑ב וַתִּשְׁאַ֖ב לְכָל־גְּמַלָּֽיו׃<text:s/></text:span><text:span text:style-name="T1948">‬</text:span>‬‬<text:span text:style-name="T1949">21</text:span><text:span text:style-name="T1950"> וְהָאִ֥ישׁ מִשְׁתָּאֵ֖ה לָ֑הּ מַחֲרִ֕ישׁ לָדַ֗עַת הֽ͏ַהִצְלִ֧יחַ יְהוָ֛ה דַּרְכּ֖וֹ אִם־לֹֽא׃<text:s/></text:span><text:span text:style-name="T1951">‬</text:span>‬‬<text:span text:style-name="T1952">22</text:span><text:span text:style-name="T1953"> וַיְהִ֗י כַּאֲשֶׁ֨ר כִּלּ֤וּ הַגְּמַלִּים֙ לִשְׁתּ֔וֹת וַיִּקַּ֤ח הָאִישׁ֙ נֶ֣זֶם זָהָ֔ב בֶּ֖קַע מִשְׁקָל֑וֹ וּשְׁנֵ֤י צְמִידִים֙ עַל־יָדֶ֔יהָ עֲשָׂרָ֥ה זָהָ֖ב מִשְׁקָלָֽם׃<text:s/></text:span><text:span text:style-name="T1954">‬</text:span>‬‬<text:span text:style-name="T1955">23</text:span><text:span text:style-name="T1956"> וַיֹּ֙אמֶר֙ בַּת־מִ֣י אַ֔תְּ הַגִּ֥ידִי נָ֖א לִ֑י הֲיֵ֧שׁ בֵּית־אָבִ֛יךְ מָק֥וֹם לָ֖נוּ לָלִֽין׃<text:s/></text:span><text:span text:style-name="T1957">‬</text:span>‬‬<text:span text:style-name="T1958">24</text:span><text:span text:style-name="T1959"> וַתֹּ֣אמֶר אֵלָ֔יו בַּת־בְּתוּאֵ֖ל אָנֹ֑כִי בֶּן־מִלְכָּ֕ה אֲשֶׁ֥ר יָלְדָ֖ה לְנָחֽוֹר׃<text:s/></text:span><text:span text:style-name="T1960">‬</text:span>‬‬<text:span text:style-name="T1961">25</text:span><text:span text:style-name="T1962"> וַתֹּ֣אמֶר אֵלָ֔יו גַּם־תֶּ֥בֶן גַּם־מִסְפּ֖וֹא רַ֣ב עִמָּ֑נוּ גַּם־מָק֖וֹם לָלֽוּן׃<text:s/></text:span><text:span text:style-name="T1963">‬</text:span>‬‬<text:span text:style-name="T1964">26</text:span><text:span text:style-name="T1965"> וַיִּקֹּ֣ד הָאִ֔ישׁ וַיִּשְׁתַּ֖חוּ לֽ͏ַיהוָֽה׃<text:s/></text:span><text:span text:style-name="T1966">‬</text:span>‬‬<text:span text:style-name="T1967">27</text:span><text:span text:style-name="T1968"> וַיֹּ֗אמֶר בָּר֤וּךְ יְהוָה֙ אֱלֹהֵי֙ אֲדֹנִ֣י אַבְרָהָ֔ם אֲ֠שֶׁר לֹֽא־עָזַ֥ב חַסְדּ֛וֹ וַאֲמִתּ֖וֹ מֵעִ֣ם אֲדֹנִ֑י אָנֹכִ֗י בַּדֶּ֙רֶךְ֙ נָחַ֣נִי יְהוָ֔ה בֵּ֖ית אֲחֵ֥י אֲדֹנִֽי׃<text:s/></text:span><text:span text:style-name="T1969">‬</text:span>‬‬<text:span text:style-name="T1970">28</text:span><text:span text:style-name="T1971"> וַתָּ֙רָץ֙ הַֽנַּעֲרָ֔ וַתַּגֵּ֖ד לְבֵ֣ית אִמָּ֑הּ כַּדְּבָרִ֖ים הָאֵֽלֶּה׃<text:s/></text:span><text:span text:style-name="T1972">‬</text:span>‬‬<text:span text:style-name="T1973">29</text:span><text:span text:style-name="T1974"> וּלְרִבְקָ֥ה אָ֖ח וּשְׁמ֣וֹ לָבָ֑ן וַיָּ֨רָץ לָבָ֧ן אֶל־הָאִ֛ישׁ הַח֖וּצָה אֶל־הָעָֽיִן׃<text:s/></text:span><text:span text:style-name="T1975">‬</text:span>‬‬<text:span text:style-name="T1976">30</text:span><text:span text:style-name="T1977"> וַיְהִ֣י ׀ כִּרְאֹ֣ת אֶת־הַנֶּ֗זֶם וְֽאֶת־הַצְּמִדִים֮ עַל־יְדֵ֣י אֲחֹתוֹ֒ וּכְשָׁמְע֗וֹ אֶת־דִּבְרֵ֞י רִבְקָ֤ה אֲחֹתוֹ֙ לֵאמֹ֔ר כֹּֽה־דִבֶּ֥ר אֵלַ֖י הָאִ֑ישׁ וַיָּבֹא֙ אֶל־הָאִ֔ישׁ וְהִנֵּ֛ה עֹמֵ֥ד עַל־הַגְּמַלִּ֖ים עַל־הָעָֽיִן׃<text:s/></text:span><text:span text:style-name="T1978">‬</text:span>‬‬<text:span text:style-name="T1979">31</text:span><text:span text:style-name="T1980"> וַיֹּ֕אמֶר בּ֖וֹא בְּר֣וּךְ יְהוָ֑ה לָ֤מָּה תַעֲמֹד֙ בַּח֔וּץ וְאָנֹכִי֙ פִּנִּ֣יתִי הַבַּ֔יִת וּמָק֖וֹם לַגְּמַלִּֽים׃<text:s/></text:span><text:span text:style-name="T1981">‬</text:span>‬‬<text:span text:style-name="T1982">32</text:span><text:span text:style-name="T1983"> וַיָּבֹ֤א הָאִישׁ֙ הַבַּ֔יְתָה וַיְפַתַּ֖ח הַגְּמַלִּ֑ים וַיִּתֵּ֨ן תֶּ֤בֶן וּמִסְפּוֹא֙ לַגְּמַלִּ֔ים וּמַ֙יִם֙ לִרְחֹ֣ץ רַגְלָ֔יו וְרַגְלֵ֥י הָאֲנָשִׁ֖ים אֲשֶׁ֥ר אִתּֽוֹ׃<text:s/></text:span><text:span text:style-name="T1984">‬</text:span>‬‬<text:span text:style-name="T1985">33</text:span><text:span text:style-name="T1986"> *ויישם **וַיּוֻשַׂ֤ם לְפָנָיו֙ לֶאֱכֹ֔ל וַיֹּ֙אמֶר֙ לֹ֣א אֹכַ֔ל עַ֥ד אִם־דִּבַּ֖רְתִּי דְּבָרָ֑י וַיֹּ֖אמֶר דַּבֵּֽר׃<text:s/></text:span><text:span text:style-name="T1987">‬</text:span>‬‬‬<text:span text:style-name="T1988">34</text:span><text:span text:style-name="T1989"> וַיֹּאמַ֑ר עֶ֥בֶד אַבְרָהָ֖ם אָנֹֽכִי׃<text:s/></text:span><text:span text:style-name="T1990">‬</text:span>‬‬<text:span text:style-name="T1991">35</text:span><text:span text:style-name="T1992"> וַיהוָ֞ה בֵּרַ֧ךְ אֶת־אֲדֹנִ֛י מְאֹ֖ד וַיִּגְדָּ֑ל וַיִּתֶּן־ל֞וֹ צֹ֤אן וּבָקָר֙ וְכֶ֣סֶף וְזָהָ֔ב וַעֲבָדִם֙ וּשְׁפָחֹ֔ת וּגְמַלִּ֖ים וַחֲמֹרִֽים׃<text:s/></text:span><text:span text:style-name="T1993">‬</text:span>‬‬<text:span text:style-name="T1994">36</text:span><text:span text:style-name="T1995"> וַתֵּ֡לֶד שָׂרָה֩ אֵ֨שֶׁת אֲדֹנִ֥י בֵן֙ לֽ͏ַאדֹנִ֔י אַחֲרֵ֖י זִקְנָתָ֑הּ וַיִּתֶּן־לּ֖וֹ אֶת־כָּל־אֲשֶׁר־לֽוֹ׃<text:s/></text:span><text:span text:style-name="T1996">‬</text:span>‬‬<text:span text:style-name="T1997">37</text:span><text:span text:style-name="T1998"> וַיַּשְׁבִּעֵ֥נִי אֲדֹנִ֖י לֵאמֹ֑ר לֹא־תִקַּ֤ח אִשָּׁה֙ לִבְנִ֔י מִבְּנוֹת֙ הַֽכְּנַעֲנִ֔י אֲשֶׁ֥ר אָנֹכִ֖י יֹשֵׁ֥ב בְּאַרְצֽוֹ׃<text:s/></text:span><text:span text:style-name="T1999">‬</text:span>‬‬<text:span text:style-name="T2000">38</text:span><text:span text:style-name="T2001"> אִם־לֹ֧א אֶל־בֵּית־אָבִ֛י תֵּלֵ֖ךְ וְאֶל־מִשְׁפַּחְתִּ֑י וְלָקַחְתָּ֥ אִשָּׁ֖ה לִבְנִֽי׃<text:s/></text:span><text:span text:style-name="T2002">‬</text:span>‬‬<text:span text:style-name="T2003">39</text:span><text:span text:style-name="T2004"> וָאֹמַ֖ר אֶל־אֲדֹנִ֑י אֻלַ֛י לֹא־תֵלֵ֥ךְ הָאִשָּׁ֖ה אַחֲרָֽי׃<text:s/></text:span><text:span text:style-name="T2005">‬</text:span>‬‬<text:span text:style-name="T2006">40</text:span><text:span text:style-name="T2007"> וַיֹּ֖אמֶר אֵלָ֑י יְהוָ֞ה אֲשֶׁר־הִתְהַלַּ֣כְתִּי לְפָנָ֗יו יִשְׁלַ֨ח מַלְאָכ֤וֹ אִתָּךְ֙ וְהִצְלִ֣יחַ דַּרְכֶּ֔ךָ וְלָקַחְתָּ֤ אִשָּׁה֙ לִבְנִ֔י מִמִּשְׁפַּחְתִּ֖י וּמִבֵּ֥ית אָבִֽי׃<text:s/></text:span><text:span text:style-name="T2008">‬</text:span>‬‬<text:span text:style-name="T2009">41</text:span><text:span text:style-name="T2010"> אָ֤ז תִּנָּקֶה֙ מֵאָ֣לָתִ֔י כִּ֥י תָב֖וֹא אֶל־מִשְׁפַּחְתִּ֑י וְאִם־לֹ֤א יִתְּנוּ֙ לָ֔ךְ וְהָיִ֥יתָ נָקִ֖י מֵאָלָתִֽי׃<text:s/></text:span><text:span text:style-name="T2011">‬</text:span>‬‬<text:span text:style-name="T2012">42</text:span><text:span text:style-name="T2013"> וָאָבֹ֥א הַיּ֖וֹם אֶל־הָעָ֑יִן וָאֹמַ֗ר יְהוָה֙ אֱלֹהֵי֙ אֲדֹנִ֣י אַבְרָהָ֔ם אִם־יֶשְׁךָ־נָּא֙ מַצְלִ֣יחַ דַּרְכִּ֔י אֲשֶׁ֥ר אָנֹכִ֖י הֹלֵ֥ךְ עָלֶֽיהָ׃<text:s/></text:span><text:span text:style-name="T2014">‬</text:span>‬‬<text:span text:style-name="T2015">43</text:span><text:span text:style-name="T2016"> הִנֵּ֛ה אָנֹכִ֥י נִצָּ֖ב עַל־עֵ֣ין הַמָּ֑יִם וְהָיָ֤ה הָֽעַלְמָה֙ הַיֹּצֵ֣את לִשְׁאֹ֔ב וְאָמַרְתִּ֣י אֵלֶ֔יהָ הַשְׁקִֽינִי־נָ֥א מְעַט־מַ֖יִם מִכַּדֵּֽךְ׃<text:s/></text:span><text:span text:style-name="T2017">‬</text:span>‬‬<text:span text:style-name="T2018">44</text:span><text:span text:style-name="T2019"> וְאָמְרָ֤ה אֵלַי֙ גַּם־אַתָּ֣ה שְׁתֵ֔ה וְגַ֥ם לִגְמַלֶּ֖יךָ אֶשְׁאָ֑ב הִ֣וא הֽ͏ָאִשָּׁ֔ה אֲשֶׁר־הֹכִ֥יחַ יְהוָ֖ה לְבֶן־אֲדֹנִֽי׃<text:s/></text:span><text:span text:style-name="T2020">‬</text:span>‬‬<text:span text:style-name="T2021">45</text:span><text:span text:style-name="T2022"> אֲנִי֩ טֶ֨רֶם אֲכַלֶּ֜ה לְדַבֵּ֣ר אֶל־לִבִּ֗י וְהִנֵּ֨ה רִבְקָ֤ה יֹצֵאת֙ וְכַדָּ֣הּ עַל־שִׁכְמָ֔הּ וַתֵּ֥רֶד הָעַ֖יְנָה וַתִּשְׁאָ֑ב וָאֹמַ֥ר אֵלֶ֖יהָ הַשְׁקִ֥ינִי נָֽא׃<text:s/></text:span><text:span text:style-name="T2023">‬</text:span>‬‬<text:span text:style-name="T2024">46</text:span><text:span text:style-name="T2025"> וַתְּמַהֵ֗ר וַתּ֤וֹרֶד כַּדָּהּ֙ מֵֽעָלֶ֔יהָ וַתֹּ֣אמֶר שְׁתֵ֔ה וְגַם־גְּמַלֶּ֖יךָ אַשְׁקֶ֑ה וָאֵ֕שְׁתְּ וְגַ֥ם הַגְּמַלִּ֖ים הִשְׁקָֽתָה׃<text:s/></text:span><text:span text:style-name="T2026">‬</text:span>‬‬<text:span text:style-name="T2027">47</text:span><text:span text:style-name="T2028"> וָאֶשְׁאַ֣ל אֹתָ֗הּ וָאֹמַר֮ בַּת־מִ֣י אַתְּ֒ וַתֹּ֗אמֶר בַּת־בְּתוּאֵל֙ בֶּן־נָח֔וֹר אֲשֶׁ֥ר יָֽלְדָה־לּ֖וֹ מִלְכָּ֑ה וָאָשִׂ֤ם הַנֶּ֙זֶם֙ עַל־אַפָּ֔הּ וְהַצְּמִידִ֖ים עַל־יָדֶֽיהָ׃<text:s/></text:span><text:span text:style-name="T2029">‬</text:span>‬‬<text:span text:style-name="T2030">48</text:span><text:span text:style-name="T2031"> וָאֶקֹּ֥ד וָֽאֶשְׁתַּחֲוֶ֖ה לַיהוָ֑ה וָאֲבָרֵ֗ךְ אֶת־יְהוָה֙ אֱלֹהֵי֙ אֲדֹנִ֣י אַבְרָהָ֔ם אֲשֶׁ֤ר הִנְחַ֙נִי֙ בְּדֶ֣רֶךְ אֱמֶ֔ת לָקַ֛חַת אֶת־בַּת־אֲחִ֥י אֲדֹנִ֖י לִבְנֽוֹ׃<text:s/></text:span><text:span text:style-name="T2032">‬</text:span>‬‬<text:span text:style-name="T2033">49</text:span><text:span text:style-name="T2034"> וְ֠עַתָּה אִם־יֶשְׁכֶ֨ם עֹשִׂ֜ים חֶ֧סֶד וֽ͏ֶאֱמֶ֛ת אֶת־אֲדֹנִ֖י הַגִּ֣ידוּ לִ֑י וְאִם־לֹ֕א הַגִּ֣ידוּ לִ֔י וְאֶפְנֶ֥ה עַל־יָמִ֖ין א֥וֹ עַל־שְׂמֹֽאל׃<text:s/></text:span><text:soft-page-break/><text:span text:style-name="T2035">‬</text:span>‬‬<text:span text:style-name="T2036">50</text:span><text:span text:style-name="T2037"> וַיַּ֨עַן לָבָ֤ן וּבְתוּאֵל֙ וַיֹּ֣אמְר֔וּ מֵיְהוָ֖ה יָצָ֣א הַדָּבָ֑ר לֹ֥א נוּכַ֛ל דַּבֵּ֥ר אֵלֶ֖יךָ רַ֥ע אוֹ־טֽוֹב׃<text:s/></text:span><text:span text:style-name="T2038">‬</text:span>‬‬<text:span text:style-name="T2039">51</text:span><text:span text:style-name="T2040"> הִנֵּֽה־רִבְקָ֥ה לְפָנֶ֖יךָ קַ֣ח וָלֵ֑ךְ וּתְהִ֤י אִשָּׁה֙ לְבֶן־אֲדֹנֶ֔יךָ כַּאֲשֶׁ֖ר דִּבֶּ֥ר יְהוָֽה׃<text:s/></text:span><text:span text:style-name="T2041">‬</text:span>‬‬<text:span text:style-name="T2042">52</text:span><text:span text:style-name="T2043"> וַיְהִ֕י כַּאֲשֶׁ֥ר שָׁמַ֛ע עֶ֥בֶד אַבְרָהָ֖ם אֶת־דִּבְרֵיהֶ֑ם וַיִּשְׁתַּ֥חוּ אַ֖רְצָה לֽ͏ַיהוָֽה׃<text:s/></text:span><text:span text:style-name="T2044">‬</text:span>‬‬<text:span text:style-name="T2045">53</text:span><text:span text:style-name="T2046"> וַיּוֹצֵ֨א הָעֶ֜בֶד כְּלֵי־כֶ֨סֶף וּכְלֵ֤י זָהָב֙ וּבְגָדִ֔ים וַיִתֵּ֖ן לְרִבְקָ֑ה וּמִ֨גְדָּנֹ֔ת נָתַ֥ן לְאָחִ֖יהָ וּלְאִמָּֽהּ׃<text:s/></text:span><text:span text:style-name="T2047">‬</text:span>‬‬<text:span text:style-name="T2048">54</text:span><text:span text:style-name="T2049"> וַיֹּאכְל֣וּ וַיִּשְׁתּ֗וּ ה֛וּא וְהָאֲנָשִׁ֥ים אֲשֶׁר־עִמּ֖וֹ וַיָּלִ֑ינוּ וַיָּק֣וּמוּ בַבֹּ֔קֶר וַיֹּ֖אמֶר שַׁלְּחֻ֥נִי לֽ͏ַאדֹנִֽי׃<text:s/></text:span><text:span text:style-name="T2050">‬</text:span>‬‬<text:span text:style-name="T2051">55</text:span><text:span text:style-name="T2052"> וַיֹּ֤אמֶר אָחִ֙יהָ֙ וְאִמָּ֔הּ תֵּשֵׁ֨ב הַנַּעֲרָ֥ אִתָּ֛נוּ יָמִ֖ים א֣וֹ עָשׂ֑וֹר אַחַ֖ר תֵּלֵֽךְ׃<text:s/></text:span><text:span text:style-name="T2053">‬</text:span>‬‬<text:span text:style-name="T2054">56</text:span><text:span text:style-name="T2055"> וַיֹּ֤אמֶר אֲלֵהֶם֙ אַל־תְּאַחֲר֣וּ אֹתִ֔י וֽ͏ַיהוָ֖ה הִצְלִ֣יחַ דַּרְכִּ֑י שַׁלְּח֕וּנִי וְאֵלְכָ֖ה לֽ͏ַאדֹנִֽי׃<text:s/></text:span><text:span text:style-name="T2056">‬</text:span>‬‬<text:span text:style-name="T2057">57</text:span><text:span text:style-name="T2058"> וַיֹּאמְר֖וּ נִקְרָ֣א לַֽנַּעֲרָ֑ וְנִשְׁאֲלָ֖ה אֶת־פִּֽיהָ׃<text:s/></text:span><text:span text:style-name="T2059">‬</text:span>‬‬<text:span text:style-name="T2060">58</text:span><text:span text:style-name="T2061"> וַיִּקְרְא֤וּ לְרִבְקָה֙ וַיֹּאמְר֣וּ אֵלֶ֔יהָ הֲתֵלְכִ֖י עִם־הָאִ֣ישׁ הַזֶּ֑ה וַתֹּ֖אמֶר אֵלֵֽךְ׃<text:s/></text:span><text:span text:style-name="T2062">‬</text:span>‬‬<text:span text:style-name="T2063">59</text:span><text:span text:style-name="T2064"> וַֽיְשַׁלְּח֛וּ אֶת־רִבְקָ֥ה אֲחֹתָ֖ם וְאֶת־מֵנִקְתָּ֑הּ וְאֶת־עֶ֥בֶד אַבְרָהָ֖ם וְאֶת־אֲנָשָֽׁיו׃<text:s/></text:span><text:span text:style-name="T2065">‬</text:span>‬‬<text:span text:style-name="T2066">60</text:span><text:span text:style-name="T2067"> וַיְבָרֲכ֤וּ אֶת־רִבְקָה֙ וַיֹּ֣אמְרוּ לָ֔הּ אֲחֹתֵ֕נוּ אַ֥תְּ הֲיִ֖י לְאַלְפֵ֣י רְבָבָ֑ה וְיִירַ֣שׁ זַרְעֵ֔ךְ אֵ֖ת שַׁ֥עַר שֹׂנְאָֽיו׃<text:s/></text:span><text:span text:style-name="T2068">‬</text:span>‬‬<text:span text:style-name="T2069">61</text:span><text:span text:style-name="T2070"> וַתָּ֨קָם רִבְקָ֜ה וְנַעֲרֹתֶ֗יהָ וַתִּרְכַּ֙בְנָה֙ עַל־הַגְּמַלִּ֔ים וַתֵּלַ֖כְנָה אַחֲרֵ֣י הָאִ֑ישׁ וַיִּקַּ֥ח הָעֶ֛בֶד אֶת־רִבְקָ֖ה וַיֵּלַֽךְ׃<text:s/></text:span><text:span text:style-name="T2071">‬</text:span>‬‬<text:span text:style-name="T2072">62</text:span><text:span text:style-name="T2073"> וְיִצְחָק֙ בָּ֣א מִבּ֔וֹא בְּאֵ֥ר לַחַ֖י רֹאִ֑י וְה֥וּא יוֹשֵׁ֖ב בְּאֶ֥רֶץ הַנֶּֽגֶב׃<text:s/></text:span><text:span text:style-name="T2074">‬</text:span>‬‬<text:span text:style-name="T2075">63</text:span><text:span text:style-name="T2076"> וַיֵּצֵ֥א יִצְחָ֛ק לָשׂ֥וּחַ בַּשָּׂדֶ֖ה לִפְנ֣וֹת עָ֑רֶב וַיִּשָּׂ֤א עֵינָיו֙ וַיַּ֔רְא וְהִנֵּ֥ה גְמַלִּ֖ים בָּאִֽים׃<text:s/></text:span><text:span text:style-name="T2077">‬</text:span>‬‬<text:span text:style-name="T2078">64</text:span><text:span text:style-name="T2079"> וַתִּשָּׂ֤א רִבְקָה֙ אֶת־עֵינֶ֔יהָ וַתֵּ֖רֶא אֶת־יִצְחָ֑ק וַתִּפֹּ֖ל מֵעַ֥ל הַגָּמָֽל׃<text:s/></text:span><text:span text:style-name="T2080">‬</text:span>‬‬<text:span text:style-name="T2081">65</text:span><text:span text:style-name="T2082"> וַתֹּ֣אמֶר אֶל־הָעֶ֗בֶד מִֽי־הָאִ֤ישׁ הַלָּזֶה֙ הַהֹלֵ֤ךְ בַּשָּׂדֶה֙ לִקְרָאתֵ֔נוּ וַיֹּ֥אמֶר הָעֶ֖בֶד ה֣וּא אֲדֹנִ֑י וַתִּקַּ֥ח הַצָּעִ֖יף וַתִּתְכָּֽס׃<text:s/></text:span><text:span text:style-name="T2083">‬</text:span>‬‬<text:span text:style-name="T2084">66</text:span><text:span text:style-name="T2085"> וַיְסַפֵּ֥ר הָעֶ֖בֶד לְיִצְחָ֑ק אֵ֥ת כָּל־הַדְּבָרִ֖ים אֲשֶׁ֥ר עָשָֽׂה׃<text:s/></text:span><text:span text:style-name="T2086">‬</text:span>‬‬<text:span text:style-name="T2087">67</text:span><text:span text:style-name="T2088"> וַיְבִאֶ֣הָ יִצְחָ֗ק הָאֹ֙הֱלָה֙ שָׂרָ֣ה אִמּ֔וֹ וַיִּקַּ֧ח אֶת־רִבְקָ֛ה וַתְּהִי־ל֥וֹ לְאִשָּׁ֖ה וַיֶּאֱהָבֶ֑הָ וַיִּנָּחֵ֥ם יִצְחָ֖ק אַחֲרֵ֥י אִמּֽוֹ׃<text:s/></text:span><text:span text:style-name="T2089">פ<text:s/></text:span><text:span text:style-name="T2090">‬</text:span>‬‬‬‬‬‬‬‬‬‬‬‬‬‬‬‬‬‬‬‬‬‬‬‬‬‬‬‬‬‬‬‬‬‬‬‬‬‬‬‬‬‬‬‬‬‬‬‬‬‬‬‬‬‬‬‬‬‬‬‬‬‬‬‬‬‬‬‬</text:p>
      </text:section>
      <text:section text:name="Sect24" text:style-name="S24">
        <text:p text:style-name="P2091">Genesis 25</text:p>
        <text:p text:style-name="P2092"><text:span text:style-name="T2093">1</text:span><text:span text:style-name="T2094"> וַיֹּ֧סֶף אַבְרָהָ֛ם וַיִּקַּ֥ח אִשָּׁ֖ה וּשְׁמָ֥הּ קְטוּרָֽה׃<text:s/></text:span><text:span text:style-name="T2095">2</text:span><text:span text:style-name="T2096"> וַתֵּ֣לֶד ל֗וֹ אֶת־זִמְרָן֙ וְאֶת־יָקְשָׁ֔ן וְאֶת־מְדָ֖ן וְאֶת־מִדְיָ֑ן וְאֶת־יִשְׁבָּ֖ק וְאֶת־שֽׁוּחַ׃<text:s/></text:span><text:span text:style-name="T2097">‬</text:span>‬‬<text:span text:style-name="T2098">3</text:span><text:span text:style-name="T2099"> וְיָקְשָׁ֣ן יָלַ֔ד אֶת־שְׁבָ֖א וְאֶת־דְּדָ֑ן וּבְנֵ֣י דְדָ֔ן הָי֛וּ אַשּׁוּרִ֥ם וּלְטוּשִׁ֖ים וּלְאֻמִּֽים׃<text:s/></text:span><text:span text:style-name="T2100">‬</text:span>‬‬<text:span text:style-name="T2101">4</text:span><text:span text:style-name="T2102"> וּבְנֵ֣י מִדְיָ֗ן עֵיפָ֤ה וָעֵ֙פֶר֙ וַחֲנֹ֔ךְ וַאֲבִידָ֖ע וְאֶלְדָּעָ֑ה כָּל־אֵ֖לֶּה בְּנֵ֥י קְטוּרָֽה׃<text:s/></text:span><text:span text:style-name="T2103">‬</text:span>‬‬<text:span text:style-name="T2104">5</text:span><text:span text:style-name="T2105"> וַיִּתֵּ֧ן אַבְרָהָ֛ם אֶת־כָּל־אֲשֶׁר־ל֖וֹ לְיִצְחָֽק׃<text:s/></text:span><text:span text:style-name="T2106">‬</text:span>‬‬<text:span text:style-name="T2107">6</text:span><text:span text:style-name="T2108"> וְלִבְנֵ֤י הַפִּֽילַגְשִׁים֙ אֲשֶׁ֣ר לְאַבְרָהָ֔ם נָתַ֥ן אַבְרָהָ֖ם מַתָּנֹ֑ת וַֽיְשַׁלְּחֵ֞ם מֵעַ֨ל יִצְחָ֤ק בּנוֹ֙ בְּעוֹדֶ֣נּוּ חַ֔י קֵ֖דְמָה אֶל־אֶ֥רֶץ קֶֽדֶם׃<text:s/></text:span><text:span text:style-name="T2109">‬</text:span>‬‬<text:span text:style-name="T2110">7</text:span><text:span text:style-name="T2111"> וְאֵ֗לֶּה יְמֵ֛י שְׁנֵֽי־חַיֵּ֥י אַבְרָהָ֖ם אֲשֶׁר־חָ֑י מְאַ֥ת שָׁנָ֛ה וְשִׁבְעִ֥ים שָׁנָ֖ה וְחָמֵ֥שׁ שָׁנִֽים׃<text:s/></text:span><text:span text:style-name="T2112">‬</text:span>‬‬<text:span text:style-name="T2113">8</text:span><text:span text:style-name="T2114"> וַיִּגְוַ֨ע וַיָּ֧מָת אַבְרָהָ֛ם בְּשֵׂיבָ֥ה טוֹבָ֖ה זָקֵ֣ן וְשָׂבֵ֑עַ וַיֵּאָ֖סֶף אֶל־עַמָּֽיו׃<text:s/></text:span><text:span text:style-name="T2115">‬</text:span>‬‬<text:span text:style-name="T2116">9</text:span><text:span text:style-name="T2117"> וַיִּקְבְּר֨וּ אֹת֜וֹ יִצְחָ֤ק וְיִשְׁמָעֵאל֙ בָּנָ֔יו אֶל־מְעָרַ֖ת הַמַּכְפֵּלָ֑ה אֶל־שְׂדֵ֞ה עֶפְרֹ֤ן בֶּן־צֹ֙חַר֙ הַֽחִתִּ֔י אֲשֶׁ֖ר עַל־פְּנֵ֥י מַמְרֵֽא׃<text:s/></text:span><text:span text:style-name="T2118">‬</text:span>‬‬<text:span text:style-name="T2119">10</text:span><text:span text:style-name="T2120"> הַשָּׂדֶ֛ה אֲשֶׁר־קָנָ֥ה אַבְרָהָ֖ם מֵאֵ֣ת בְּנֵי־חֵ֑ת שָׁ֛מָּה קֻבַּ֥ר אַבְרָהָ֖ם וְשָׂרָ֥ה אִשְׁתּֽוֹ׃<text:s/></text:span><text:span text:style-name="T2121">‬</text:span>‬‬<text:span text:style-name="T2122">11</text:span><text:span text:style-name="T2123"> וַיְהִ֗י אַחֲרֵי֙ מ֣וֹת אַבְרָהָ֔ם וַיְבָ֥רֶךְ אֱלֹהִ֖ים אֶת־יִצְחָ֣ק בְּנ֑וֹ וַיֵּ֣שֶׁב יִצְחָ֔ק עִם־בְּאֵ֥ר לַחַ֖י רֹאִֽי׃</text:span><text:span text:style-name="T2124"><text:s/>ס<text:s/></text:span><text:span text:style-name="T2125">‬</text:span>‬‬<text:span text:style-name="T2126">12</text:span><text:span text:style-name="T2127"> וְאֵ֛לֶּה תֹּלְדֹ֥ת יִשְׁמָעֵ֖אל בֶּן־אַבְרָהָ֑ם אֲשֶׁ֨ר יָלְדָ֜ה הָגָ֧ר הַמִּצְרִ֛ית שִׁפְחַ֥ת שָׂרָ֖ה לְאַבְרָהָֽם׃<text:s/></text:span><text:span text:style-name="T2128">‬</text:span>‬‬<text:span text:style-name="T2129">13</text:span><text:span text:style-name="T2130"> וְאֵ֗לֶּה שְׁמוֹת֙ בְּנֵ֣י יִשְׁמָעֵ֔אל<text:s/></text:span><text:soft-page-break/><text:span text:style-name="T2131">בִּשְׁמֹתָ֖ם לְתוֹלְדֹתָ֑ם בְּכֹ֤ר יִשְׁמָעֵאל֙ נְבָיֹ֔ת וְקֵדָ֥ר וְאַדְבְּאֵ֖ל וּמִבְשָֽׂם׃<text:s/></text:span><text:span text:style-name="T2132">‬</text:span>‬‬<text:span text:style-name="T2133">14</text:span><text:span text:style-name="T2134"> וּמִשְׁמָ֥ע וְדוּמָ֖ה וּמַשָּֽׂא׃<text:s/></text:span><text:span text:style-name="T2135">‬</text:span>‬‬<text:span text:style-name="T2136">15</text:span><text:span text:style-name="T2137"> חֲדַ֣ד וְתֵימָ֔א יְט֥וּר נָפִ֖ישׁ וָקֵֽדְמָה׃<text:s/></text:span><text:span text:style-name="T2138">‬</text:span>‬‬<text:span text:style-name="T2139">16</text:span><text:span text:style-name="T2140"> אֵ֣לֶּה הֵ֞ם בְּנֵ֤י יִשְׁמָעֵאל֙ וְאֵ֣לֶּה שְׁמֹתָ֔ם בְּחַצְרֵיהֶ֖ם וּבְטִֽירֹתָ֑ם שְׁנֵים־עָשָׂ֥ר נְשִׂיאִ֖ם לְאֻמֹּתָֽם׃<text:s/></text:span><text:span text:style-name="T2141">‬</text:span>‬‬<text:span text:style-name="T2142">17</text:span><text:span text:style-name="T2143"> וְאֵ֗לֶּה שְׁנֵי֙ חַיֵּ֣י יִשְׁמָעֵ֔אל מְאַ֥ת שָׁנָ֛ה וּשְׁלֹשִׁ֥ים שָׁנָ֖ה וְשֶׁ֣בַע שָׁנִ֑ים וַיִּגְוַ֣ע וַיָּ֔מָת וַיֵּאָ֖סֶף אֶל־עַמָּֽיו׃<text:s/></text:span><text:span text:style-name="T2144">‬</text:span>‬‬<text:span text:style-name="T2145">18</text:span><text:span text:style-name="T2146"> וַיִּשְׁכְּנ֨וּ מֽ͏ֵחֲוִילָ֜ה עַד־שׁ֗וּר אֲשֶׁר֙ עַל־פְּנֵ֣י מִצְרַ֔יִם בֹּאֲכָ֖ה אַשּׁ֑וּרָה עַל־פְּנֵ֥י כָל־אֶחָ֖יו נָפָֽל׃<text:s/></text:span><text:span text:style-name="T2147">פ<text:s/></text:span><text:span text:style-name="T2148">‬</text:span>‬‬‬‬‬‬‬‬‬‬‬‬‬‬‬‬‬‬‬</text:p>
        <text:p text:style-name="P2149"><text:span text:style-name="T2150">19</text:span><text:span text:style-name="T2151"> וְאֵ֛לֶּה תּוֹלְדֹ֥ת יִצְחָ֖ק בֶּן־אַבְרָהָ֑ם אַבְרָהָ֖ם הוֹלִ֥יד אֶת־יִצְחָֽק׃<text:s/></text:span><text:span text:style-name="T2152">‬</text:span>‬‬<text:span text:style-name="T2153">20</text:span><text:span text:style-name="T2154"> וַיְהִ֤י יִצְחָק֙ בֶּן־אַרְבָּעִ֣ים שָׁנָ֔ה בְּקַחְתּ֣וֹ אֶת־רִבְקָ֗ה בַּת־בְּתוּאֵל֙ הֽ͏ָאֲרַמִּ֔י מִפַּדַּ֖ן אֲרָ֑ם אֲח֛וֹת לָבָ֥ן הָאֲרַמִּ֖י ל֥וֹ לְאִשָּֽׁה׃<text:s/></text:span><text:span text:style-name="T2155">‬</text:span>‬‬<text:span text:style-name="T2156">21</text:span><text:span text:style-name="T2157"> וַיֶּעְתַּ֨ר יִצְחָ֤ק לֽ͏ַיהוָה֙ לְנֹ֣כַח אִשְׁתּ֔וֹ כִּ֥י עֲקָרָ֖ה הִ֑וא וַיֵּעָ֤תֶר לוֹ֙ יְהוָ֔ה וַתַּ֖הַר רִבְקָ֥ה אִשְׁתּֽוֹ׃<text:s/></text:span><text:span text:style-name="T2158">‬</text:span>‬‬<text:span text:style-name="T2159">22</text:span><text:span text:style-name="T2160"> וַיִּתְרֹֽצֲצ֤וּ הַבָּנִים֙ בְּקִרְבָּ֔הּ וַתֹּ֣אמֶר אִם־כֵּ֔ן לָ֥מָּה זֶּ֖ה אָנֹ֑כִי וַתֵּ֖לֶךְ לִדְרֹ֥שׁ אֶת־יְהוָֽה׃<text:s/></text:span><text:span text:style-name="T2161">‬</text:span>‬‬<text:span text:style-name="T2162">23</text:span><text:span text:style-name="T2163"> וַיֹּ֨אמֶר יְהוָ֜ה לָ֗הּ שְׁנֵ֤י *גיים **גוֹיִם֙ בְּבִטְנֵ֔ךְ וּשְׁנֵ֣י לְאֻמִּ֔ים מִמֵּעַ֖יִךְ יִפָּרֵ֑דוּ וּלְאֹם֙ מִלְאֹ֣ם יֶֽאֱמָ֔ץ וְרַ֖ב יַעֲבֹ֥ד צָעִֽיר׃<text:s/></text:span><text:span text:style-name="T2164">‬</text:span>‬‬<text:span text:style-name="T2165">24</text:span><text:span text:style-name="T2166"> וַיִּמְלְא֥וּ יָמֶ֖יהָ לָלֶ֑דֶת וְהִנֵּ֥ה תוֹמִ֖ם בְּבִטְנָֽהּ׃<text:s/></text:span><text:span text:style-name="T2167">‬</text:span>‬‬<text:span text:style-name="T2168">25</text:span><text:span text:style-name="T2169"> וַיֵּצֵ֤א הָרִאשׁוֹן֙ אַדְמוֹנִ֔י כֻּלּ֖וֹ כְּאַדֶּ֣רֶת שֵׂעָ֑ר וַיִּקְרְא֥וּ שְׁמ֖וֹ עֵשָֽׂו׃<text:s/></text:span><text:span text:style-name="T2170">‬</text:span>‬‬<text:span text:style-name="T2171">26</text:span><text:span text:style-name="T2172"> וְאַֽחֲרֵי־כֵ֞ן יָצָ֣א אָחִ֗יו וְיָד֤וֹ אֹחֶ֙זֶת֙ בַּעֲקֵ֣ב עֵשָׂ֔ו וַיִּקְרָ֥א שְׁמ֖וֹ יַעֲקֹ֑ב וְיִצְחָ֛ק בֶּן־שִׁשִּׁ֥ים שָׁנָ֖ה בְּלֶ֥דֶת אֹתָֽם׃<text:s/></text:span><text:span text:style-name="T2173">‬</text:span>‬‬<text:span text:style-name="T2174">27</text:span><text:span text:style-name="T2175"> וֽ͏ַיִּגְדְּלוּ֙ הַנְּעָרִ֔ים וַיְהִ֣י עֵשָׂ֗ו אִ֛ישׁ יֹדֵ֥עַ צַ֖יִד אִ֣ישׁ שָׂדֶ֑ה וְיַעֲקֹב֙ אִ֣ישׁ תָּ֔ם יֹשֵׁ֖ב אֹהָלִֽים׃<text:s/></text:span><text:span text:style-name="T2176">‬</text:span>‬‬<text:span text:style-name="T2177">28</text:span><text:span text:style-name="T2178"> וַיֶּאֱהַ֥ב יִצְחָ֛ק אֶת־עֵשָׂ֖ו כִּי־צַ֣יִד בְּפִ֑יו וְרִבְקָ֖ה אֹהֶ֥בֶת אֶֽת־יַעֲקֹֽב׃<text:s/></text:span><text:span text:style-name="T2179">‬</text:span>‬‬<text:span text:style-name="T2180">29</text:span><text:span text:style-name="T2181"> וַיָּ֥זֶד יַעֲקֹ֖ב נָזִ֑יד וַיָּבֹ֥א עֵשָׂ֛ו מִן־הַשָּׂדֶ֖ה וְה֥וּא עָיֵֽף׃<text:s/></text:span><text:span text:style-name="T2182">‬</text:span>‬‬<text:span text:style-name="T2183">30</text:span><text:span text:style-name="T2184"> וַיֹּ֨אמֶר עֵשָׂ֜ו אֶֽל־יַעֲקֹ֗ב הַלְעִיטֵ֤נִי נָא֙ מִן־הָאָדֹ֤ם הָאָדֹם֙ הַזֶּ֔ה כִּ֥י עָיֵ֖ף אָנֹ֑כִי עַל־כֵּ֥ן קָרָֽא־שְׁמ֖וֹ אֱדֽוֹם׃<text:s/></text:span><text:span text:style-name="T2185">‬</text:span>‬‬<text:span text:style-name="T2186">31</text:span><text:span text:style-name="T2187"> וַיֹּ֖אמֶר יַעֲקֹ֑ב מִכְרָ֥ה כַיּ֛וֹם אֶת־בְּכֹֽרָתְךָ֖ לִֽי׃<text:s/></text:span><text:span text:style-name="T2188">‬</text:span>‬‬<text:span text:style-name="T2189">32</text:span><text:span text:style-name="T2190"> וַיֹּ֣אמֶר עֵשָׂ֔ו הִנֵּ֛ה אָנֹכִ֥י הוֹלֵ֖ךְ לָמ֑וּת וְלָמָּה־זֶּ֥ה לִ֖י בְּכֹרָֽה׃<text:s/></text:span><text:span text:style-name="T2191">‬</text:span>‬‬<text:span text:style-name="T2192">33</text:span><text:span text:style-name="T2193"> וַיֹּ֣אמֶר יַעֲקֹ֗ב הִשָּׁ֤בְעָה לִּי֙ כַּיּ֔וֹם וַיִּשָּׁבַ֖ע ל֑וֹ וַיִּמְכֹּ֥ר אֶת־בְּכֹרָת֖וֹ לְיַעֲקֹֽב׃<text:s/></text:span><text:span text:style-name="T2194">‬</text:span>‬‬<text:span text:style-name="T2195">34</text:span><text:span text:style-name="T2196"> וְיַעֲקֹ֞ב נָתַ֣ן לְעֵשָׂ֗ו לֶ֚חֶם וּנְזִ֣יד עֲדָשִׁ֔ים וַיֹּ֣אכַל וַיֵּ֔שְׁתְּ וַיָּ֖קָם וַיֵּלַ֑ךְ וַיִּ֥בֶז עֵשָׂ֖ו אֶת־הַבְּכֹרָֽה׃</text:span><text:span text:style-name="T2197"><text:s/>ס<text:s/></text:span><text:span text:style-name="T2198">‬</text:span>‬‬‬‬‬‬‬‬‬‬‬‬‬‬‬‬‬‬</text:p>
      </text:section>
      <text:section text:name="Sect25" text:style-name="S25">
        <text:p text:style-name="P2199">Genesis 26</text:p>
        <text:p text:style-name="P2200"><text:span text:style-name="T2201">1</text:span><text:span text:style-name="T2202"> וַיְהִ֤י רָעָב֙ בָּאָ֔רֶץ מִלְּבַד֙ הָרָעָ֣ב הָרִאשׁ֔וֹן אֲשֶׁ֥ר הָיָ֖ה בִּימֵ֣י אַבְרָהָ֑ם וַיֵּ֧לֶךְ יִצְחָ֛ק אֶל־אֲבִימֶ֥לֶךְ מֶֽלֶךְ־פְּלִשְׁתִּ֖ים גְּרָֽרָה׃<text:s/></text:span><text:span text:style-name="T2203">2</text:span><text:span text:style-name="T2204"> וַיֵּרָ֤א אֵלָיו֙ יְהוָ֔ה וַיֹּ֖אמֶר אַל־תֵּרֵ֣ד מִצְרָ֑יְמָה שְׁכֹ֣ן בָּאָ֔רֶץ אֲשֶׁ֖ר אֹמַ֥ר אֵלֶֽיךָ׃<text:s/></text:span><text:span text:style-name="T2205">‬</text:span>‬‬<text:span text:style-name="T2206">3</text:span><text:span text:style-name="T2207"> גּ֚וּר בָּאָ֣רֶץ הַזֹּ֔את וְאֶֽהְיֶ֥ה עִמְּךָ֖ וַאֲבָרְכֶ֑ךָּ כִּֽי־לְךָ֣ וּֽלְזַרְעֲךָ֗ אֶתֵּן֙ אֶת־כָּל־הָֽאֲרָצֹ֣ת הָאֵ֔ל וַהֲקִֽמֹתִי֙ אֶת־הַשְּׁבֻעָ֔ה אֲשֶׁ֥ר נִשְׁבַּ֖עְתִּי לְאַבְרָהָ֥ם אָבִֽיךָ׃<text:s/></text:span><text:span text:style-name="T2208">‬</text:span>‬‬<text:span text:style-name="T2209">4</text:span><text:span text:style-name="T2210"> וְהִרְבֵּיתִ֤י אֶֽת־זַרְעֲךָ֙ כְּכוֹכְבֵ֣י הַשָּׁמַ֔יִם וְנָתַתִּ֣י לְזַרְעֲךָ֔ אֵ֥ת כָּל־הָאֲרָצֹ֖ת הָאֵ֑ל וְהִתְבָּרֲכ֣וּ בְזַרְעֲךָ֔ כֹּ֖ל גּוֹיֵ֥י הָאָֽרֶץ׃<text:s/></text:span><text:span text:style-name="T2211">‬</text:span>‬‬<text:span text:style-name="T2212">5</text:span><text:span text:style-name="T2213"> עֵ֕קֶב אֲשֶׁר־שָׁמַ֥ע אַבְרָהָ֖ם בְּקֹלִ֑י וַיִּשְׁמֹר֙ מִשְׁמַרְתִּ֔י מִצְוֺתַ֖י חֻקּוֹתַ֥י וְתוֹרֹתָֽי׃<text:s/></text:span><text:span text:style-name="T2214">‬</text:span>‬‬<text:span text:style-name="T2215">6</text:span><text:span text:style-name="T2216"> וַיֵּ֥שֶׁב יִצְחָ֖ק בִּגְרָֽר׃<text:s/></text:span><text:span text:style-name="T2217">‬</text:span>‬‬<text:span text:style-name="T2218">7</text:span><text:span text:style-name="T2219"> וַֽיִּשְׁאֲל֞וּ אַנְשֵׁ֤י הַמָּקוֹם֙ לְאִשְׁתּ֔וֹ וַיֹּ֖אמֶר אֲחֹ֣תִי הִ֑וא כִּ֤י יָרֵא֙ לֵאמֹ֣ר<text:s/></text:span><text:soft-page-break/><text:span text:style-name="T2220">אִשְׁתִּ֔י פֶּן־יַֽהַרְגֻ֜נִי אַנְשֵׁ֤י הַמָּקוֹם֙ עַל־רִבְקָ֔ה כִּֽי־טוֹבַ֥ת מַרְאֶ֖ה הִֽיא׃<text:s/></text:span><text:span text:style-name="T2221">‬</text:span>‬‬<text:span text:style-name="T2222">8</text:span><text:span text:style-name="T2223"> וַיְהִ֗י כִּ֣י אָֽרְכוּ־ל֥וֹ שָׁם֙ הַיָּמִ֔ים וַיַּשְׁקֵ֗ף אֲבִימֶ֙לֶךְ֙ מֶ֣לֶךְ פְּלִשְׁתִּ֔ים בְּעַ֖ד הֽ͏ַחַלּ֑וֹן וַיַּ֗רְא וְהִנֵּ֤ה יִצְחָק֙ מְצַחֵ֔ק אֵ֖ת רִבְקָ֥ה אִשְׁתּֽוֹ׃<text:s/></text:span><text:span text:style-name="T2224">‬</text:span>‬‬<text:span text:style-name="T2225">9</text:span><text:span text:style-name="T2226"> וַיִּקְרָ֨א אֲבִימֶ֜לֶךְ לְיִצְחָ֗ק וַיֹּ֙אמֶר֙ אַ֣ךְ הִנֵּ֤ה אִשְׁתְּךָ֙ הִ֔וא וְאֵ֥יךְ אָמַ֖רְתָּ אֲחֹ֣תִי הִ֑וא וַיֹּ֤אמֶר אֵלָיו֙ יִצְחָ֔ק כִּ֣י אָמַ֔רְתִּי פֶּן־אָמ֖וּת עָלֶֽיהָ׃<text:s/></text:span><text:span text:style-name="T2227">‬</text:span>‬‬<text:span text:style-name="T2228">10</text:span><text:span text:style-name="T2229"> וַיֹּ֣אמֶר אֲבִימֶ֔לֶךְ מַה־זֹּ֖את עָשִׂ֣יתָ לָּ֑נוּ כִּ֠מְעַט שָׁכַ֞ב אַחַ֤ד הָעָם֙ אֶת־אִשְׁתֶּ֔ךָ וְהֵבֵאתָ֥ עָלֵ֖ינוּ אָשָֽׁם׃<text:s/></text:span><text:span text:style-name="T2230">‬</text:span>‬‬<text:span text:style-name="T2231">11</text:span><text:span text:style-name="T2232"> וַיְצַ֣ו אֲבִימֶ֔לֶךְ אֶת־כָּל־הָעָ֖ם לֵאמֹ֑ר הַנֹּגֵ֜עַ בָּאִ֥ישׁ הַזֶּ֛ה וּבְאִשְׁתּ֖וֹ מ֥וֹת יוּמָֽת׃<text:s/></text:span><text:span text:style-name="T2233">‬</text:span>‬‬<text:span text:style-name="T2234">12</text:span><text:span text:style-name="T2235"> וַיִּזְרַ֤ע יִצְחָק֙ בָּאָ֣רֶץ הַהִ֔וא וַיִּמְצָ֛א בַּשָּׁנָ֥ה הַהִ֖וא מֵאָ֣ה שְׁעָרִ֑ים וֽ͏ַיְבָרֲכֵ֖הוּ יְהוָֽה׃<text:s/></text:span><text:span text:style-name="T2236">‬</text:span>‬‬<text:span text:style-name="T2237">13</text:span><text:span text:style-name="T2238"> וַיִּגְדַּ֖ל הָאִ֑ישׁ וַיֵּ֤לֶךְ הָלוֹךְ֙ וְגָדֵ֔ל עַ֥ד כִּֽי־גָדַ֖ל מְאֹֽד׃<text:s/></text:span><text:span text:style-name="T2239">‬</text:span>‬‬<text:span text:style-name="T2240">14</text:span><text:span text:style-name="T2241"> וֽ͏ַיְהִי־ל֤וֹ מִקְנֵה־צֹאן֙ וּמִקְנֵ֣ה בָקָ֔ר וַעֲבֻדָּ֖ה רַבָּ֑ה וַיְקַנְא֥וּ אֹת֖וֹ פְּלִשְׁתִּֽים׃<text:s/></text:span><text:span text:style-name="T2242">‬</text:span>‬‬<text:span text:style-name="T2243">15</text:span><text:span text:style-name="T2244"> וְכָל־הַבְּאֵרֹ֗ת אֲשֶׁ֤ר חָֽפְרוּ֙ עַבְדֵ֣י אָבִ֔יו בִּימֵ֖י אַבְרָהָ֣ם אָבִ֑יו סִתְּמ֣וּם פְּלִשְׁתִּ֔ים וַיְמַלְא֖וּם עָפָֽר׃<text:s/></text:span><text:span text:style-name="T2245">‬</text:span>‬‬<text:span text:style-name="T2246">16</text:span><text:span text:style-name="T2247"> וַיֹּ֥אמֶר אֲבִימֶ֖לֶךְ אֶל־יִצְחָ֑ק לֵ֚ךְ מֽ͏ֵעִמָּ֔נוּ כִּֽי־עָצַֽמְתָּ־מִמֶּ֖נּוּ מְאֹֽד׃<text:s/></text:span><text:span text:style-name="T2248">‬</text:span>‬‬<text:span text:style-name="T2249">17</text:span><text:span text:style-name="T2250"> וַיֵּ֥לֶךְ מִשָּׁ֖ם יִצְחָ֑ק וַיִּ֥חַן בְּנַֽחַל־גְּרָ֖ר וַיֵּ֥שֶׁב שָֽׁם׃<text:s/></text:span><text:span text:style-name="T2251">‬</text:span>‬‬<text:span text:style-name="T2252">18</text:span><text:span text:style-name="T2253"> וַיָּ֨שָׁב יִצְחָ֜ק וַיַּחְפֹּ֣ר ׀ אֶת־בְּאֵרֹ֣ת הַמַּ֗יִם אֲשֶׁ֤ר חָֽפְרוּ֙ בִּימֵי֙ אַבְרָהָ֣ם אָבִ֔יו וַיְסַתְּמ֣וּם פְּלִשְׁתִּ֔ים אַחֲרֵ֖י מ֣וֹת אַבְרָהָ֑ם וַיִּקְרָ֤א לָהֶן֙ שֵׁמ֔וֹת כַּשֵּׁמֹ֕ת אֲשֶׁר־קָרָ֥א לָהֶ֖ן אָבִֽיו׃<text:s/></text:span><text:span text:style-name="T2254">‬</text:span>‬‬<text:span text:style-name="T2255">19</text:span><text:span text:style-name="T2256"> וַיַּחְפְּר֥וּ עַבְדֵֽי־יִצְחָ֖ק בַּנָּ֑חַל וַיִּ֨מְצְאוּ־שָׁ֔ם בְּאֵ֖ר מַ֥יִם חַיִּֽים׃<text:s/></text:span><text:span text:style-name="T2257">‬</text:span>‬‬<text:span text:style-name="T2258">20</text:span><text:span text:style-name="T2259"> וַיָּרִ֜יבוּ רֹעֵ֣י גְרָ֗ר עִם־רֹעֵ֥י יִצְחָ֛ק לֵאמֹ֖ר לָ֣נוּ הַמָּ֑יִם וַיִּקְרָ֤א שֵֽׁם־הַבְּאֵר֙ עֵ֔שֶׂק כִּ֥י הִֽתְעַשְּׂק֖וּ עִמּֽוֹ׃<text:s/></text:span><text:span text:style-name="T2260">‬</text:span>‬‬<text:span text:style-name="T2261">21</text:span><text:span text:style-name="T2262"> וַֽיַּחְפְּרוּ֙ בְּאֵ֣ר אַחֶ֔רֶת וַיָּרִ֖יבוּ גַּם־עָלֶ֑יהָ וַיִּקְרָ֥א שְׁמָ֖הּ שִׂטְנָֽה׃<text:s/></text:span><text:span text:style-name="T2263">‬</text:span>‬‬<text:span text:style-name="T2264">22</text:span><text:span text:style-name="T2265"> וַיַּעְתֵּ֣ק מִשָּׁ֗ם וַיַּחְפֹּר֙ בְּאֵ֣ר אַחֶ֔רֶת וְלֹ֥א רָב֖וּ עָלֶ֑יהָ וַיִּקְרָ֤א שְׁמָהּ֙ רְחֹב֔וֹת וַיֹּ֗אמֶר כִּֽי־עַתָּ֞ה הִרְחִ֧יב יְהוָ֛ה לָ֖נוּ וּפָרִ֥ינוּ בָאָֽרֶץ׃<text:s/></text:span><text:span text:style-name="T2266">‬</text:span>‬‬<text:span text:style-name="T2267">23</text:span><text:span text:style-name="T2268"> וַיַּ֥עַל מִשָּׁ֖ם בְּאֵ֥ר שָֽׁבַע׃<text:s/></text:span><text:span text:style-name="T2269">‬</text:span>‬‬<text:span text:style-name="T2270">24</text:span><text:span text:style-name="T2271"> וַיֵּרָ֨א אֵלָ֤יו יְהוָה֙ בַּלַּ֣יְלָה הַה֔וּא וַיֹּ֕אמֶר אָנֹכִ֕י אֱלֹהֵ֖י אַבְרָהָ֣ם אָבִ֑יךָ אַל־תִּירָא֙ כִּֽי־אִתְּךָ֣ אָנֹ֔כִי וּבֵֽרַכְתִּ֙יךָ֙ וְהִרְבֵּיתִ֣י אֶֽת־זַרְעֲךָ֔ בַּעֲב֖וּר אַבְרָהָ֥ם עַבְדִּֽי׃<text:s/></text:span><text:span text:style-name="T2272">‬</text:span>‬‬<text:span text:style-name="T2273">25</text:span><text:span text:style-name="T2274"> וַיִּ֧בֶן שָׁ֣ם מִזְבֵּ֗חַ וַיִּקְרָא֙ בְּשֵׁ֣ם יְהוָ֔ה וַיֶּט־שָׁ֖ם אָהֳל֑וֹ וַיִּכְרוּ־שָׁ֥ם עַבְדֵי־יִצְחָ֖ק בְּאֵֽר׃<text:s/></text:span><text:span text:style-name="T2275">‬</text:span>‬‬<text:span text:style-name="T2276">26</text:span><text:span text:style-name="T2277"> וַאֲבִימֶ֕לֶךְ הָלַ֥ךְ אֵלָ֖יו מִגְּרָ֑ר וַאֲחֻזַּת֙ מֵֽרֵעֵ֔הוּ וּפִיכֹ֖ל שַׂר־צְבָאֽוֹ׃<text:s/></text:span><text:span text:style-name="T2278">‬</text:span>‬‬<text:span text:style-name="T2279">27</text:span><text:span text:style-name="T2280"> וַיֹּ֤אמֶר אֲלֵהֶם֙ יִצְחָ֔ק מַדּ֖וּעַ בָּאתֶ֣ם אֵלָ֑י וְאַתֶּם֙ שְׂנֵאתֶ֣ם אֹתִ֔י וַתְּשַׁלְּח֖וּנִי מֵאִתְּכֶֽם׃<text:s/></text:span><text:span text:style-name="T2281">‬</text:span>‬‬<text:span text:style-name="T2282">28</text:span><text:span text:style-name="T2283"> וַיֹּאמְר֗וּ רָא֣וֹ רָאִינוּ֮ כִּֽי־הָיָ֣ה יְהוָ֣ה ׀ עִמָּךְ֒ וַנֹּ֗אמֶר תְּהִ֨י נָ֥א אָלָ֛ה בֵּינוֹתֵ֖ינוּ בֵּינֵ֣ינוּ וּבֵינֶ֑ךָ וְנִכְרְתָ֥ה בְרִ֖ית עִמָּֽךְ׃<text:s/></text:span><text:span text:style-name="T2284">‬</text:span>‬‬<text:span text:style-name="T2285">29</text:span><text:span text:style-name="T2286"> אִם־תַּעֲשֵׂ֨ה עִמָּ֜נוּ רָעָ֗ה כַּאֲשֶׁר֙ לֹ֣א נְגַֽעֲנ֔וּךָ וְכַאֲשֶׁ֨ר עָשִׂ֤ינוּ עִמְּךָ֙ רַק־ט֔וֹב וַנְּשַׁלֵּֽחֲךָ֖ בְּשָׁל֑וֹם אַתָּ֥ה עַתָּ֖ה בְּר֥וּךְ יְהוָֽה׃<text:s/></text:span><text:span text:style-name="T2287">‬</text:span>‬‬<text:span text:style-name="T2288">30</text:span><text:span text:style-name="T2289"> וַיַּ֤עַשׂ לָהֶם֙ מִשְׁתֶּ֔ה וַיֹּאכְל֖וּ וַיִּשְׁתּֽוּ׃<text:s/></text:span><text:span text:style-name="T2290">‬</text:span>‬‬<text:span text:style-name="T2291">31</text:span><text:span text:style-name="T2292"> וַיַּשְׁכִּ֣ימוּ בַבֹּ֔קֶר וַיִּשָּׁבְע֖וּ אִ֣ישׁ לְאָחִ֑יו וַיְשַׁלְּחֵ֣ם יִצְחָ֔ק וַיֵּלְכ֥וּ מֵאִתּ֖וֹ בְּשָׁלֽוֹם׃<text:s/></text:span><text:span text:style-name="T2293">‬</text:span>‬‬<text:span text:style-name="T2294">32</text:span><text:span text:style-name="T2295"> וַיְהִ֣י ׀ בַּיּ֣וֹם הַה֗וּא וַיָּבֹ֙אוּ֙ עַבְדֵ֣י יִצְחָ֔ק וַיַּגִּ֣דוּ ל֔וֹ עַל־אֹד֥וֹת הַבְּאֵ֖ר אֲשֶׁ֣ר חָפָ֑רוּ וַיֹּ֥אמְרוּ ל֖וֹ מָצָ֥אנוּ מָֽיִם׃<text:s/></text:span><text:span text:style-name="T2296">‬</text:span>‬‬<text:span text:style-name="T2297">33</text:span><text:span text:style-name="T2298"> וַיִּקְרָ֥א אֹתָ֖הּ שִׁבְעָ֑ה עַל־כֵּ֤ן שֵׁם־הָעִיר֙ בְּאֵ֣ר שֶׁ֔בַע עַ֖ד הַיּ֥וֹם הַזֶּֽה׃</text:span><text:span text:style-name="T2299"><text:s/>ס<text:s/></text:span><text:span text:style-name="T2300">‬</text:span>‬‬<text:span text:style-name="T2301">34</text:span><text:span text:style-name="T2302"> וַיְהִ֤י עֵשָׂו֙ בֶּן־אַרְבָּעִ֣ים שָׁנָ֔ה וַיִּקַּ֤ח אִשָּׁה֙ אֶת־יְהוּדִ֔ית בַּת־בְּאֵרִ֖י הַֽחִתִּ֑י וְאֶת־בָּ֣שְׂמַ֔ת בַּת־אֵילֹ֖ן הֽ͏ַחִתִּֽי׃<text:s/></text:span><text:span text:style-name="T2303">‬</text:span>‬‬<text:span text:style-name="T2304">35</text:span><text:span text:style-name="T2305"> וַתִּהְיֶ֖יןָ מֹ֣רַת ר֑וּחַ לְיִצְחָ֖ק וּלְרִבְקָֽה׃</text:span><text:span text:style-name="T2306"><text:s/>ס<text:s/></text:span><text:span text:style-name="T2307">‬</text:span>‬‬‬‬‬‬‬‬‬‬‬‬‬‬‬‬‬‬‬‬‬‬‬‬‬‬‬‬‬‬‬‬‬‬‬‬</text:p>
      </text:section>
      <text:section text:name="Sect26" text:style-name="S26">
        <text:soft-page-break/>
        <text:p text:style-name="P2308">Genesis 27</text:p>
        <text:p text:style-name="P2309"><text:span text:style-name="T2310">1</text:span><text:span text:style-name="T2311"> וַיְהִי֙ כִּֽי־זָקֵ֣ן יִצְחָ֔ק וַתִּכְהֶ֥יןָ עֵינָ֖יו מֵרְאֹ֑ת וַיִּקְרָ֞א אֶת־עֵשָׂ֣ו ׀ בְּנ֣וֹ הַגָּדֹ֗ל וַיֹּ֤אמֶר אֵלָיו֙ בְּנִ֔י וַיֹּ֥אמֶר אֵלָ֖יו הִנֵּֽנִי׃<text:s/></text:span><text:span text:style-name="T2312">2</text:span><text:span text:style-name="T2313"> וַיֹּ֕אמֶר הִנֵּה־נָ֖א זָקַ֑נְתִּי לֹ֥א יָדַ֖עְתִּי י֥וֹם מוֹתִֽי׃<text:s/></text:span><text:span text:style-name="T2314">‬</text:span>‬‬<text:span text:style-name="T2315">3</text:span><text:span text:style-name="T2316"> וְעַתָּה֙ שָׂא־נָ֣א כֵלֶ֔יךָ תֶּלְיְךָ֖ וְקַשְׁתֶּ֑ךָ וְצֵא֙ הַשָּׂדֶ֔ה וְצ֥וּדָה לִּ֖י *צידה **צָֽיִד׃<text:s/></text:span><text:span text:style-name="T2317">‬</text:span>‬‬<text:span text:style-name="T2318">4</text:span><text:span text:style-name="T2319"> וַעֲשֵׂה־לִ֨י מַטְעַמִּ֜ים כַּאֲשֶׁ֥ר אָהַ֛בְתִּי וְהָבִ֥יאָה לִּ֖י וְאֹכֵ֑לָה בַּעֲב֛וּר תְּבָרֶכְךָ֥ נַפְשִׁ֖י בְּטֶ֥רֶם אָמֽוּת׃<text:s/></text:span><text:span text:style-name="T2320">‬</text:span>‬‬<text:span text:style-name="T2321">5</text:span><text:span text:style-name="T2322"> וְרִבְקָ֣ה שֹׁמַ֔עַת בְּדַבֵּ֣ר יִצְחָ֔ק אֶל־עֵשָׂ֖ו בְּנ֑וֹ וַיֵּ֤לֶךְ עֵשָׂו֙ הַשָּׂדֶ֔ה לָצ֥וּד צַ֖יִד לְהָבִֽיא׃<text:s/></text:span><text:span text:style-name="T2323">‬</text:span>‬‬<text:span text:style-name="T2324">6</text:span><text:span text:style-name="T2325"> וְרִבְקָה֙ אָֽמְרָ֔ה אֶל־יַעֲקֹ֥ב בְּנָ֖הּ לֵאמֹ֑ר הִנֵּ֤ה שָׁמַ֙עְתִּי֙ אֶת־אָבִ֔יךָ מְדַבֵּ֛ר אֶל־עֵשָׂ֥ו אָחִ֖יךָ לֵאמֹֽר׃<text:s/></text:span><text:span text:style-name="T2326">‬</text:span>‬‬<text:span text:style-name="T2327">7</text:span><text:span text:style-name="T2328"> הָבִ֨יאָה לִּ֥י צַ֛יִד וַעֲשֵׂה־לִ֥י מַטְעַמִּ֖ים וְאֹכֵ֑לָה וַאֲבָרֶכְכָ֛ה לִפְנֵ֥י יְהוָ֖ה לִפְנֵ֥י מוֹתִֽי׃<text:s/></text:span><text:span text:style-name="T2329">‬</text:span>‬‬<text:span text:style-name="T2330">8</text:span><text:span text:style-name="T2331"> וְעַתָּ֥ה בְנִ֖י שְׁמַ֣ע בְּקֹלִ֑י לַאֲשֶׁ֥ר אֲנִ֖י מְצַוָּ֥ה אֹתָֽךְ׃<text:s/></text:span><text:span text:style-name="T2332">‬</text:span>‬‬<text:span text:style-name="T2333">9</text:span><text:span text:style-name="T2334"> לֶךְ־נָא֙ אֶל־הַצֹּ֔אן וְקַֽח־לִ֣י מִשָּׁ֗ם שְׁנֵ֛י גְּדָיֵ֥י עִזִּ֖ים טֹבִ֑ים וְאֽ͏ֶעֱשֶׂ֨ה אֹתָ֧ם מַטְעַמִּ֛ים לְאָבִ֖יךָ כַּאֲשֶׁ֥ר אָהֵֽב׃<text:s/></text:span><text:span text:style-name="T2335">‬</text:span>‬‬<text:span text:style-name="T2336">10</text:span><text:span text:style-name="T2337"> וְהֵבֵאתָ֥ לְאָבִ֖יךָ וְאָכָ֑ל בַּעֲבֻ֛ר אֲשֶׁ֥ר יְבָרֶכְךָ֖ לִפְנֵ֥י מוֹתֽוֹ׃<text:s/></text:span><text:span text:style-name="T2338">‬</text:span>‬‬<text:span text:style-name="T2339">11</text:span><text:span text:style-name="T2340"> וַיֹּ֣אמֶר יַעֲקֹ֔ב אֶל־רִבְקָ֖ה אִמּ֑וֹ הֵ֣ן עֵשָׂ֤ו אָחִי֙ אִ֣ישׁ שָׂעִ֔ר וְאָנֹכִ֖י אִ֥ישׁ חָלָֽק׃<text:s/></text:span><text:span text:style-name="T2341">‬</text:span>‬‬<text:span text:style-name="T2342">12</text:span><text:span text:style-name="T2343"> אוּלַ֤י יְמֻשֵּׁ֙נִי֙ אָבִ֔י וְהָיִ֥יתִי בְעֵינָ֖יו כִּמְתַעְתֵּ֑עַ וְהֵבֵאתִ֥י עָלַ֛י קְלָלָ֖ה וְלֹ֥א בְרָכָֽה׃<text:s/></text:span><text:span text:style-name="T2344">‬</text:span>‬‬<text:span text:style-name="T2345">13</text:span><text:span text:style-name="T2346"> וַתֹּ֤אמֶר לוֹ֙ אִמּ֔וֹ עָלַ֥י קִלְלָתְךָ֖ בְּנִ֑י אַ֛ךְ שְׁמַ֥ע בְּקֹלִ֖י וְלֵ֥ךְ קַֽח־לִֽי׃<text:s/></text:span><text:span text:style-name="T2347">‬</text:span>‬‬<text:span text:style-name="T2348">14</text:span><text:span text:style-name="T2349"> וַיֵּ֙לֶךְ֙ וַיִּקַּ֔ח וַיָּבֵ֖א לְאִמּ֑וֹ וַתַּ֤עַשׂ אִמּוֹ֙ מַטְעַמִּ֔ים כַּאֲשֶׁ֖ר אָהֵ֥ב אָבִֽיו׃<text:s/></text:span><text:span text:style-name="T2350">‬</text:span>‬‬<text:span text:style-name="T2351">15</text:span><text:span text:style-name="T2352"> וַתִּקַּ֣ח רִ֠בְקָה אֶת־בִּגְדֵ֨י עֵשָׂ֜ו בְּנָ֤הּ הַגָּדֹל֙ הַחֲמֻדֹ֔ת אֲשֶׁ֥ר אִתָּ֖הּ בַּבָּ֑יִת וַתַּלְבֵּ֥שׁ אֶֽת־יַעֲקֹ֖ב בְּנָ֥הּ הַקָּטָֽן׃<text:s/></text:span><text:span text:style-name="T2353">‬</text:span>‬‬<text:span text:style-name="T2354">16</text:span><text:span text:style-name="T2355"> וְאֵ֗ת עֹרֹת֙ גְּדָיֵ֣י הָֽעִזִּ֔ים הִלְבִּ֖ישָׁה עַל־יָדָ֑יו וְעַ֖ל חֶלְקַ֥ת צַוָּארָֽיו׃<text:s/></text:span><text:span text:style-name="T2356">‬</text:span>‬‬<text:span text:style-name="T2357">17</text:span><text:span text:style-name="T2358"> וַתִּתֵּ֧ן אֶת־הַמַּטְעַמִּ֛ים וְאֶת־הַלֶּ֖חֶם אֲשֶׁ֣ר עָשָׂ֑תָה בְּיַ֖ד יַעֲקֹ֥ב בְּנָֽהּ׃<text:s/></text:span><text:span text:style-name="T2359">‬</text:span>‬‬<text:span text:style-name="T2360">18</text:span><text:span text:style-name="T2361"> וַיָּבֹ֥א אֶל־אָבִ֖יו וַיֹּ֣אמֶר אָבִ֑י וַיֹּ֣אמֶר הִנֶּ֔נִּי מִ֥י אַתָּ֖ה בְּנִֽי׃<text:s/></text:span><text:span text:style-name="T2362">‬</text:span>‬‬<text:span text:style-name="T2363">19</text:span><text:span text:style-name="T2364"> וַיֹּ֨אמֶר יַעֲקֹ֜ב אֶל־אָבִ֗יו אָנֹכִי֙ עֵשָׂ֣ו בְּכֹרֶ֔ךָ עָשִׂ֕יתִי כַּאֲשֶׁ֥ר דִּבַּ֖רְתָּ אֵלָ֑י קֽוּם־נָ֣א שְׁבָ֗ה וְאָכְלָה֙ מִצֵּידִ֔י בַּעֲב֖וּר תְּבָרֲכַ֥נִּי נַפְשֶֽׁךָ׃<text:s/></text:span><text:span text:style-name="T2365">‬</text:span>‬‬<text:span text:style-name="T2366">20</text:span><text:span text:style-name="T2367"> וַיֹּ֤אמֶר יִצְחָק֙ אֶל־בְּנ֔וֹ מַה־זֶּ֛ה מִהַ֥רְתָּ לִמְצֹ֖א בְּנִ֑י וַיֹּ֕אמֶר כִּ֥י הִקְרָ֛ה יְהוָ֥ה אֱלֹהֶ֖יךָ לְפָנָֽי׃<text:s/></text:span><text:span text:style-name="T2368">‬</text:span>‬‬<text:span text:style-name="T2369">21</text:span><text:span text:style-name="T2370"> וַיֹּ֤אמֶר יִצְחָק֙ אֶֽל־יַעֲקֹ֔ב גְּשָׁה־נָּ֥א וַאֲמֻֽשְׁךָ֖ בְּנִ֑י הַֽאַתָּ֥ה זֶ֛ה בְּנִ֥י עֵשָׂ֖ו אִם־לֹֽא׃<text:s/></text:span><text:span text:style-name="T2371">‬</text:span>‬‬<text:span text:style-name="T2372">22</text:span><text:span text:style-name="T2373"> וַיִּגַּ֧שׁ יַעֲקֹ֛ב אֶל־יִצְחָ֥ק אָבִ֖יו וַיְמֻשֵּׁ֑הוּ וַיֹּ֗אמֶר הַקֹּל֙ ק֣וֹל יַעֲקֹ֔ב וְהַיָּדַ֖יִם יְדֵ֥י עֵשָֽׂו׃<text:s/></text:span><text:span text:style-name="T2374">‬</text:span>‬‬<text:span text:style-name="T2375">23</text:span><text:span text:style-name="T2376"> וְלֹ֣א הִכִּיר֔וֹ כִּֽי־הָי֣וּ יָדָ֗יו כִּידֵ֛י עֵשָׂ֥ו אָחִ֖יו שְׂעִרֹ֑ת וַֽיְבָרְכֵֽהוּ׃<text:s/></text:span><text:span text:style-name="T2377">‬</text:span>‬‬<text:span text:style-name="T2378">24</text:span><text:span text:style-name="T2379"> וַיֹּ֕אמֶר אַתָּ֥ה זֶ֖ה בְּנִ֣י עֵשָׂ֑ו וַיֹּ֖אמֶר אָֽנִי׃<text:s/></text:span><text:span text:style-name="T2380">‬</text:span>‬‬<text:span text:style-name="T2381">25</text:span><text:span text:style-name="T2382"> וַיֹּ֗אמֶר הַגִּ֤שָׁה לִּי֙ וְאֹֽכְלָה֙ מִצֵּ֣יד בְּנִ֔י לְמַ֥עַן תְּבָֽרֶכְךָ֖ נַפְשִׁ֑י וַיַּגֶּשׁ־לוֹ֙ וַיֹּאכַ֔ל וַיָּ֧בֵא ל֦וֹ יַ֖יִן וַיֵּֽשְׁתְּ׃<text:s/></text:span><text:span text:style-name="T2383">‬</text:span>‬‬<text:span text:style-name="T2384">26</text:span><text:span text:style-name="T2385"> וַיֹּ֥אמֶר אֵלָ֖יו יִצְחָ֣ק אָבִ֑יו גְּשָׁה־נָּ֥א וּשְׁקָה־לִּ֖י בְּנִֽי׃<text:s/></text:span><text:span text:style-name="T2386">‬</text:span>‬‬<text:span text:style-name="T2387">27</text:span><text:span text:style-name="T2388"> וַיִּגַּשׁ֙ וַיִּשַּׁק־ל֔וֹ וַיָּ֛רַח אֶת־רֵ֥יחַ בְּגָדָ֖יו וֽ͏ַיְבָרֲכֵ֑הוּ וַיֹּ֗אמֶר רְאֵה֙ רֵ֣יחַ בְּנִ֔י כְּרֵ֣יחַ שָׂדֶ֔ה אֲשֶׁ֥ר בֵּרֲכ֖וֹ יְהוָֽה׃<text:s/></text:span><text:span text:style-name="T2389">‬</text:span>‬‬<text:span text:style-name="T2390">28</text:span><text:span text:style-name="T2391"> וְיִֽתֶּן־לְךָ֙ הָאֱלֹהִ֔ים מִטַּל֙ הַשָּׁמַ֔יִם וּמִשְׁמַנֵּ֖י הָאָ֑רֶץ וְרֹ֥ב דָּגָ֖ן וְתִירֹֽשׁ׃<text:s/></text:span><text:span text:style-name="T2392">‬</text:span>‬‬<text:span text:style-name="T2393">29</text:span><text:span text:style-name="T2394"> יֽ͏ַעַבְד֣וּךָ עַמִּ֗ים *וישתחו **וְיִֽשְׁתַּחֲוֻ֤ו לְךָ֙ לְאֻמִּ֔ים הֱוֵ֤ה גְבִיר֙ לְאַחֶ֔יךָ וְיִשְׁתַּחֲוּ֥וּ לְךָ֖ בְּנֵ֣י אִמֶּ֑ךָ אֹרְרֶ֣יךָ אָר֔וּר וּֽמְבָרֲכֶ֖יךָ בָּרֽוּךְ׃<text:s/></text:span><text:span text:style-name="T2395">‬</text:span>‬‬‬<text:span text:style-name="T2396">30</text:span><text:span text:style-name="T2397"> וַיְהִ֗י כַּאֲשֶׁ֨ר כִּלָּ֣ה יִצְחָק֮ לְבָרֵ֣ךְ אֶֽת־יַעֲקֹב֒ וַיְהִ֗י אַ֣ךְ יָצֹ֤א יָצָא֙ יַעֲקֹ֔ב מֵאֵ֥ת פְּנֵ֖י יִצְחָ֣ק אָבִ֑יו וְעֵשָׂ֣ו אָחִ֔יו בָּ֖א מִצֵּידֽוֹ׃<text:s/></text:span><text:span text:style-name="T2398">‬</text:span>‬‬<text:span text:style-name="T2399">31</text:span><text:span text:style-name="T2400"> וַיַּ֤עַשׂ גַּם־הוּא֙ מַטְעַמִּ֔ים וַיָּבֵ֖א לְאָבִ֑יו וַיֹּ֣אמֶר<text:s/></text:span><text:soft-page-break/><text:span text:style-name="T2401">לְאָבִ֗יו יָקֻ֤ם אָבִי֙ וְיֹאכַל֙ מִצֵּ֣יד בְּנ֔וֹ בַּעֲב֖וּר תְּבָרֲכַ֥נִּי נַפְשֶֽׁךָ׃<text:s/></text:span><text:span text:style-name="T2402">‬</text:span>‬‬<text:span text:style-name="T2403">32</text:span><text:span text:style-name="T2404"> וַיֹּ֥אמֶר ל֛וֹ יִצְחָ֥ק אָבִ֖יו מִי־אָ֑תָּה וַיֹּ֕אמֶר אֲנִ֛י בִּנְךָ֥ בְכֹֽרְךָ֖ עֵשָֽׂו׃<text:s/></text:span><text:span text:style-name="T2405">‬</text:span>‬‬<text:span text:style-name="T2406">33</text:span><text:span text:style-name="T2407"> וַיֶּחֱרַ֨ד יִצְחָ֣ק חֲרָדָה֮ גְּדֹלָ֣ה עַד־מְאֹד֒ וַיֹּ֡אמֶר מִֽי־אֵפ֡וֹא ה֣וּא הַצָּֽד־צַיִד֩ וַיָּ֨בֵא לִ֜י וָאֹכַ֥ל מִכֹּ֛ל בְּטֶ֥רֶם תָּב֖וֹא וָאֲבָרֲכֵ֑הוּ גַּם־בָּר֖וּךְ יִהְיֶֽה׃<text:s/></text:span><text:span text:style-name="T2408">‬</text:span>‬‬<text:span text:style-name="T2409">34</text:span><text:span text:style-name="T2410"> כִּשְׁמֹ֤עַ עֵשָׂו֙ אֶת־דִּבְרֵ֣י אָבִ֔יו וַיִּצְעַ֣ק צְעָקָ֔ה גְּדֹלָ֥ה וּמָרָ֖ה עַד־מְאֹ֑ד וַיֹּ֣אמֶר לְאָבִ֔יו בָּרֲכֵ֥נִי גַם־אָ֖נִי אָבִֽי׃<text:s/></text:span><text:span text:style-name="T2411">‬</text:span>‬‬<text:span text:style-name="T2412">35</text:span><text:span text:style-name="T2413"> וַיֹּ֕אמֶר בָּ֥א אָחִ֖יךָ בְּמִרְמָ֑ה וַיִּקַּ֖ח בִּרְכָתֶֽךָ׃<text:s/></text:span><text:span text:style-name="T2414">‬</text:span>‬‬<text:span text:style-name="T2415">36</text:span><text:span text:style-name="T2416"> וַיֹּ֡אמֶר הֲכִי֩ קָרָ֨א שְׁמ֜וֹ יַעֲקֹ֗ב וֽ͏ַיַּעְקְבֵ֙נִי֙ זֶ֣ה פַעֲמַ֔יִם אֶת־בְּכֹרָתִ֣י לָקָ֔ח וְהִנֵּ֥ה עַתָּ֖ה לָקַ֣ח בִּרְכָתִ֑י וַיֹּאמַ֕ר הֲלֹא־אָצַ֥לְתָּ לִּ֖י בְּרָכָֽה׃<text:s/></text:span><text:span text:style-name="T2417">‬</text:span>‬‬<text:span text:style-name="T2418">37</text:span><text:span text:style-name="T2419"> וַיַּ֨עַן יִצְחָ֜ק וַיֹּ֣אמֶר לְעֵשָׂ֗ו הֵ֣ן גְּבִ֞יר שַׂמְתִּ֥יו לָךְ֙ וְאֶת־כָּל־אֶחָ֗יו נָתַ֤תִּי לוֹ֙ לַעֲבָדִ֔ים וְדָגָ֥ן וְתִירֹ֖שׁ סְמַכְתִּ֑יו וּלְכָ֣ה אֵפ֔וֹא מָ֥ה אֽ͏ֶעֱשֶׂ֖ה בְּנִֽי׃<text:s/></text:span><text:span text:style-name="T2420">‬</text:span>‬‬<text:span text:style-name="T2421">38</text:span><text:span text:style-name="T2422"> וַיֹּ֨אמֶר עֵשָׂ֜ו אֶל־אָבִ֗יו הַֽבְרָכָ֨ה אַחַ֤ת הִֽוא־לְךָ֙ אָבִ֔י בָּרֲכֵ֥נִי גַם־אָ֖נִי אָבִ֑י וַיִּשָּׂ֥א עֵשָׂ֛ו קֹל֖וֹ וַיֵּֽבְךְּ׃<text:s/></text:span><text:span text:style-name="T2423">‬</text:span>‬‬<text:span text:style-name="T2424">39</text:span><text:span text:style-name="T2425"> וַיַּ֛עַן יִצְחָ֥ק אָבִ֖יו וַיֹּ֣אמֶר אֵלָ֑יו הִנֵּ֞ה מִשְׁמַנֵּ֤י הָאָ֙רֶץ֙ יִהְיֶ֣ה מֽוֹשָׁבֶ֔ךָ וּמִטַּ֥ל הַשָּׁמַ֖יִם מֵעָֽל׃<text:s/></text:span><text:span text:style-name="T2426">‬</text:span>‬‬<text:span text:style-name="T2427">40</text:span><text:span text:style-name="T2428"> וְעַל־חַרְבְּךָ֣ תִֽחְיֶ֔ה וְאֶת־אָחִ֖יךָ תַּעֲבֹ֑ד וְהָיָה֙ כַּאֲשֶׁ֣ר תָּרִ֔יד וּפָרַקְתָּ֥ עֻלּ֖וֹ מֵעַ֥ל צַוָּארֶֽךָ׃<text:s/></text:span><text:span text:style-name="T2429">‬</text:span>‬‬<text:span text:style-name="T2430">41</text:span><text:span text:style-name="T2431"> וַיִּשְׂטֹ֤ם עֵשָׂו֙ אֶֽת־יַעֲקֹ֔ב עַל־הַ֨בְּרָכָ֔ה אֲשֶׁ֥ר בֵּרֲכ֖וֹ אָבִ֑יו וַיֹּ֨אמֶר עֵשָׂ֜ו בְּלִבּ֗וֹ יִקְרְבוּ֙ יְמֵי֙ אֵ֣בֶל אָבִ֔י וְאַֽהַרְגָ֖ה אֶת־יַעֲקֹ֥ב אָחִֽי׃<text:s/></text:span><text:span text:style-name="T2432">‬</text:span>‬‬<text:span text:style-name="T2433">42</text:span><text:span text:style-name="T2434"> וַיֻּגַּ֣ד לְרִבְקָ֔ה אֶת־דִּבְרֵ֥י עֵשָׂ֖ו בְּנָ֣הּ הַגָּדֹ֑ל וַתִּשְׁלַ֞ח וַתִּקְרָ֤א לְיַעֲקֹב֙ בְּנָ֣הּ הַקָּטָ֔ן וַתֹּ֣אמֶר אֵלָ֔יו הִנֵּה֙ עֵשָׂ֣ו אָחִ֔יךָ מִתְנַחֵ֥ם לְךָ֖ לְהָרְגֶֽךָ׃<text:s/></text:span><text:span text:style-name="T2435">‬</text:span>‬‬<text:span text:style-name="T2436">43</text:span><text:span text:style-name="T2437"> וְעַתָּ֥ה בְנִ֖י שְׁמַ֣ע בְּקֹלִ֑י וְק֧וּם בְּרַח־לְךָ֛ אֶל־לָבָ֥ן אָחִ֖י חָרָֽנָה׃<text:s/></text:span><text:span text:style-name="T2438">‬</text:span>‬‬<text:span text:style-name="T2439">44</text:span><text:span text:style-name="T2440"> וְיָשַׁבְתָּ֥ עִמּ֖וֹ יָמִ֣ים אֲחָדִ֑ים עַ֥ד אֲשֶׁר־תָּשׁ֖וּב חֲמַ֥ת אָחִֽיךָ׃<text:s/></text:span><text:span text:style-name="T2441">‬</text:span>‬‬<text:span text:style-name="T2442">45</text:span><text:span text:style-name="T2443"> עַד־שׁ֨וּב אַף־אָחִ֜יךָ מִמְּךָ֗ וְשָׁכַח֙ אֵ֣ת אֲשֶׁר־עָשִׂ֣יתָ לּ֔וֹ וְשָׁלַחְתִּ֖י וּלְקַחְתִּ֣יךָ מִשָּׁ֑ם לָמָ֥ה אֶשְׁכַּ֛ל גַּם־שְׁנֵיכֶ֖ם י֥וֹם אֶחָֽד׃<text:s/></text:span><text:span text:style-name="T2444">‬</text:span>‬‬<text:span text:style-name="T2445">46</text:span><text:span text:style-name="T2446"> וַתֹּ֤אמֶר רִבְקָה֙ אֶל־יִצְחָ֔ק קַ֣צְתִּי בְחַיַּ֔י מִפְּנֵ֖י בְּנ֣וֹת חֵ֑ת אִם־לֹקֵ֣חַ יַ֠עֲקֹב אִשָּׁ֨ה מִבְּנֽוֹת־חֵ֤ת כָּאֵ֙לֶּה֙ מִבְּנ֣וֹת הָאָ֔רֶץ לָ֥מָּה לִּ֖י חַיִּֽים׃<text:s/></text:span><text:span text:style-name="T2447">‬</text:span>‬‬‬‬‬‬‬‬‬‬‬‬‬‬‬‬‬‬‬‬‬‬‬‬‬‬‬‬‬‬‬‬‬‬‬‬‬‬‬‬‬‬‬‬‬‬‬</text:p>
      </text:section>
      <text:section text:name="Sect27" text:style-name="S27">
        <text:p text:style-name="P2448">Genesis 28</text:p>
        <text:p text:style-name="P2449"><text:span text:style-name="T2450">1</text:span><text:span text:style-name="T2451"> וַיִּקְרָ֥א יִצְחָ֛ק אֶֽל־יַעֲקֹ֖ב וַיְבָ֣רֶךְ אֹת֑וֹ וַיְצַוֵּ֙הוּ֙ וַיֹּ֣אמֶר ל֔וֹ לֹֽא־תִקַּ֥ח אִשָּׁ֖ה מִבְּנ֥וֹת כְּנָֽעַן׃<text:s/></text:span><text:span text:style-name="T2452">2</text:span><text:span text:style-name="T2453"> ק֥וּם לֵךְ֙ פַּדֶּ֣נָֽה אֲרָ֔ם בֵּ֥יתָה בְתוּאֵ֖ל אֲבִ֣י אִמֶּ֑ךָ וְקַח־לְךָ֤ מִשָּׁם֙ אִשָּׁ֔ה מִבְּנ֥וֹת לָבָ֖ן אֲחִ֥י אִמֶּֽךָ׃<text:s/></text:span><text:span text:style-name="T2454">‬</text:span>‬‬<text:span text:style-name="T2455">3</text:span><text:span text:style-name="T2456"> וְאֵ֤ל שַׁדַּי֙ יְבָרֵ֣ךְ אֹֽתְךָ֔ וְיַפְרְךָ֖ וְיַרְבֶּ֑ךָ וְהָיִ֖יתָ לִקְהַ֥ל עַמִּֽים׃<text:s/></text:span><text:span text:style-name="T2457">‬</text:span>‬‬<text:span text:style-name="T2458">4</text:span><text:span text:style-name="T2459"> וְיִֽתֶּן־לְךָ֙ אֶת־בִּרְכַּ֣ת אַבְרָהָ֔ם לְךָ֖ וּלְזַרְעֲךָ֣ אִתָּ֑ךְ לְרִשְׁתְּךָ֙ אֶת־אֶ֣רֶץ מְגֻרֶ֔יךָ אֲשֶׁר־נָתַ֥ן אֱלֹהִ֖ים לְאַבְרָהָֽם׃<text:s/></text:span><text:span text:style-name="T2460">‬</text:span>‬‬<text:span text:style-name="T2461">5</text:span><text:span text:style-name="T2462"> וַיִּשְׁלַ֤ח יִצְחָק֙ אֶֽת־יַעֲקֹ֔ב וַיֵּ֖לֶךְ פַּדֶּ֣נָֽה אֲרָ֑ם אֶל־לָבָ֤ן בֶּן־בְּתוּאֵל֙ הָֽאֲרַמִּ֔י אֲחִ֣י רִבְקָ֔ה אֵ֥ם יַעֲקֹ֖ב וְעֵשָֽׂו׃<text:s/></text:span><text:span text:style-name="T2463">‬</text:span>‬‬<text:span text:style-name="T2464">6</text:span><text:span text:style-name="T2465"> וַיַּ֣רְא עֵשָׂ֗ו כִּֽי־בֵרַ֣ךְ יִצְחָק֮ אֶֽת־יַעֲקֹב֒ וְשִׁלַּ֤ח אֹתוֹ֙ פַּדֶּ֣נָֽה אֲרָ֔ם לָקַֽחַת־ל֥וֹ מִשָּׁ֖ם אִשָּׁ֑ה בְּבָרֲכ֣וֹ אֹת֔וֹ וַיְצַ֤ו עָלָיו֙ לֵאמֹ֔ר לֹֽא־תִקַּ֥ח אִשָּׁ֖ה מִבְּנ֥וֹת כְּנָֽעַן׃<text:s/></text:span><text:span text:style-name="T2466">‬</text:span>‬‬<text:span text:style-name="T2467">7</text:span><text:span text:style-name="T2468"> וַיִּשְׁמַ֣ע יַעֲקֹ֔ב אֶל־אָבִ֖יו וְאֶל־אִמּ֑וֹ וַיֵּ֖לֶךְ פַּדֶּֽנָֽה אֲרָֽם׃<text:s/></text:span><text:span text:style-name="T2469">‬</text:span>‬‬‬<text:span text:style-name="T2470">8</text:span><text:span text:style-name="T2471"> וַיַּ֣רְא עֵשָׂ֔ו כִּ֥י רָע֖וֹת בְּנ֣וֹת כְּנָ֑עַן בְּעֵינֵ֖י יִצְחָ֥ק אָבִֽיו׃<text:s/></text:span><text:span text:style-name="T2472">‬</text:span>‬‬<text:span text:style-name="T2473">9</text:span><text:span text:style-name="T2474"> וַיֵּ֥לֶךְ עֵשָׂ֖ו אֶל־יִשְׁמָעֵ֑אל וַיִּקַּ֡ח אֶֽת־מָחֲלַ֣ת ׀ בַּת־יִשְׁמָעֵ֨אל בֶּן־אַבְרָהָ֜ם אֲח֧וֹת נְבָי֛וֹת עַל־נָשָׁ֖יו ל֥וֹ לְאִשָּֽׁה׃</text:span><text:span text:style-name="T2475"><text:s/>ס<text:s/></text:span><text:span text:style-name="T2476">‬</text:span>‬‬<text:span text:style-name="T2477">10</text:span><text:span text:style-name="T2478"> וַיֵּצֵ֥א יַעֲקֹ֖ב מִבְּאֵ֣ר שָׁ֑בַע וַיֵּ֖לֶךְ חָרָֽנָה׃<text:s/></text:span><text:span text:style-name="T2479">‬</text:span>‬‬<text:span text:style-name="T2480">11</text:span><text:span text:style-name="T2481"> וַיִּפְגַּ֨ע<text:s/></text:span><text:soft-page-break/><text:span text:style-name="T2482">בַּמָּק֜וֹם וַיָּ֤לֶן שָׁם֙ כִּי־בָ֣א הַשֶּׁ֔מֶשׁ וַיִּקַּח֙ מֵאַבְנֵ֣י הַמָּק֔וֹם וַיָּ֖שֶׂם מְרַֽאֲשֹׁתָ֑יו וַיִּשְׁכַּ֖ב בַּמָּק֥וֹם הַהֽוּא׃<text:s/></text:span><text:span text:style-name="T2483">‬</text:span>‬‬<text:span text:style-name="T2484">12</text:span><text:span text:style-name="T2485"> וֽ͏ַיַּחֲלֹ֗ם וְהִנֵּ֤ה סֻלָּם֙ מֻצָּ֣ב אַ֔רְצָה וְרֹאשׁ֖וֹ מַגִּ֣יעַ הַשָּׁמָ֑יְמָה וְהִנֵּה֙ מַלְאֲכֵ֣י אֱלֹהִ֔ים עֹלִ֥ים וְיֹרְדִ֖ים בּֽוֹ׃<text:s/></text:span><text:span text:style-name="T2486">‬</text:span>‬‬<text:span text:style-name="T2487">13</text:span><text:span text:style-name="T2488"> וְהִנֵּ֨ה יְהוָ֜ה נִצָּ֣ב עָלָיו֮ וַיֹּאמַר֒ אֲנִ֣י יְהוָ֗ה אֱלֹהֵי֙ אַבְרָהָ֣ם אָבִ֔יךָ וֵאלֹהֵ֖י יִצְחָ֑ק הָאָ֗רֶץ אֲשֶׁ֤ר אַתָּה֙ שֹׁכֵ֣ב עָלֶ֔יהָ לְךָ֥ אֶתְּנֶ֖נָּה וּלְזַרְעֶֽךָ׃<text:s/></text:span><text:span text:style-name="T2489">‬</text:span>‬‬<text:span text:style-name="T2490">14</text:span><text:span text:style-name="T2491"> וְהָיָ֤ה זַרְעֲךָ֙ כַּעֲפַ֣ר הָאָ֔רֶץ וּפָרַצְתָּ֛ יָ֥מָּה וָקֵ֖דְמָה וְצָפֹ֣נָה וָנֶ֑גְבָּה וְנִבְרֲכ֥וּ בְךָ֛ כָּל־מִשְׁפְּחֹ֥ת הָאֲדָמָ֖ה וּבְזַרְעֶֽךָ׃<text:s/></text:span><text:span text:style-name="T2492">‬</text:span>‬‬<text:span text:style-name="T2493">15</text:span><text:span text:style-name="T2494"> וְהִנֵּ֨ה אָנֹכִ֜י עִמָּ֗ךְ וּשְׁמַרְתִּ֙יךָ֙ בְּכֹ֣ל אֲשֶׁר־תֵּלֵ֔ךְ וַהֲשִׁ֣בֹתִ֔יךָ אֶל־הָאֲדָמָ֖ה הַזֹּ֑את כִּ֚י לֹ֣א אֽ͏ֶעֱזָבְךָ֔ עַ֚ד אֲשֶׁ֣ר אִם־עָשִׂ֔יתִי אֵ֥ת אֲשֶׁר־דִּבַּ֖רְתִּי לָֽךְ׃<text:s/></text:span><text:span text:style-name="T2495">‬</text:span>‬‬<text:span text:style-name="T2496">16</text:span><text:span text:style-name="T2497"> וַיִּיקַ֣ץ יַעֲקֹב֮ מִשְּׁנָתוֹ֒ וַיֹּ֕אמֶר אָכֵן֙ יֵ֣שׁ יְהוָ֔ה בַּמָּק֖וֹם הַזֶּ֑ה וְאָנֹכִ֖י לֹ֥א יָדָֽעְתִּי׃<text:s/></text:span><text:span text:style-name="T2498">‬</text:span>‬‬<text:span text:style-name="T2499">17</text:span><text:span text:style-name="T2500"> וַיִּירָא֙ וַיֹּאמַ֔ר מַה־נּוֹרָ֖א הַמָּק֣וֹם הַזֶּ֑ה אֵ֣ין זֶ֗ה כִּ֚י אִם־בֵּ֣ית אֱלֹהִ֔ים וְזֶ֖ה שַׁ֥עַר הַשָּׁמָֽיִם׃<text:s/></text:span><text:span text:style-name="T2501">‬</text:span>‬‬<text:span text:style-name="T2502">18</text:span><text:span text:style-name="T2503"> וַיַּשְׁכֵּ֨ם יַעֲקֹ֜ב בַּבֹּ֗קֶר וַיִּקַּ֤ח אֶת־הָאֶ֙בֶן֙ אֲשֶׁר־שָׂ֣ם מְרַֽאֲשֹׁתָ֔יו וַיָּ֥שֶׂם אֹתָ֖הּ מַצֵּבָ֑ה וַיִּצֹ֥ק שֶׁ֖מֶן עַל־רֹאשָֽׁהּ׃<text:s/></text:span><text:span text:style-name="T2504">‬</text:span>‬‬<text:span text:style-name="T2505">19</text:span><text:span text:style-name="T2506"> וַיִּקְרָ֛א אֶת־שֵֽׁם־הַמָּק֥וֹם הַה֖וּא בֵּֽית־אֵ֑ל וְאוּלָ֛ם ל֥וּז שֵׁם־הָעִ֖יר לָרִאשֹׁנָֽה׃<text:s/></text:span><text:span text:style-name="T2507">‬</text:span>‬‬<text:span text:style-name="T2508">20</text:span><text:span text:style-name="T2509"> וַיִּדַּ֥ר יַעֲקֹ֖ב נֶ֣דֶר לֵאמֹ֑ר אִם־יִהְיֶ֨ה אֱלֹהִ֜ים עִמָּדִ֗י וּשְׁמָרַ֙נִי֙ בַּדֶּ֤רֶךְ הַזֶּה֙ אֲשֶׁ֣ר אָנֹכִ֣י הוֹלֵ֔ךְ וְנָֽתַן־לִ֥י לֶ֛חֶם לֶאֱכֹ֖ל וּבֶ֥גֶד לִלְבֹּֽשׁ׃<text:s/></text:span><text:span text:style-name="T2510">‬</text:span>‬‬<text:span text:style-name="T2511">21</text:span><text:span text:style-name="T2512"> וְשַׁבְתִּ֥י בְשָׁל֖וֹם אֶל־בֵּ֣ית אָבִ֑י וְהָיָ֧ה יְהוָ֛ה לִ֖י לֵאלֹהִֽים׃<text:s/></text:span><text:span text:style-name="T2513">‬</text:span>‬‬<text:span text:style-name="T2514">22</text:span><text:span text:style-name="T2515"> וְהָאֶ֣בֶן הַזֹּ֗את אֲשֶׁר־שַׂ֙מְתִּי֙ מַצֵּבָ֔ה יִהְיֶ֖ה בֵּ֣ית אֱלֹהִ֑ים וְכֹל֙ אֲשֶׁ֣ר תִּתֶּן־לִ֔י עַשֵּׂ֖ר אֲעַשְּׂרֶ֥נּוּ לָֽךְ׃<text:s/></text:span><text:span text:style-name="T2516">‬</text:span>‬‬‬‬‬‬‬‬‬‬‬‬‬‬‬‬‬‬‬‬‬‬‬</text:p>
      </text:section>
      <text:section text:name="Sect28" text:style-name="S28">
        <text:p text:style-name="P2517">Genesis 29</text:p>
        <text:p text:style-name="P2518"><text:span text:style-name="T2519">1</text:span><text:span text:style-name="T2520"> וַיִּשָּׂ֥א יַעֲקֹ֖ב רַגְלָ֑יו וַיֵּ֖לֶךְ אַ֥רְצָה בְנֵי־קֶֽדֶם׃<text:s/></text:span><text:span text:style-name="T2521">2</text:span><text:span text:style-name="T2522"> וַיַּ֞רְא וְהִנֵּ֧ה בְאֵ֣ר בַּשָּׂדֶ֗ה וְהִנֵּה־שָׁ֞ם שְׁלֹשָׁ֤ה עֶדְרֵי־צֹאן֙ רֹבְצִ֣ים עָלֶ֔יהָ כִּ֚י מִן־הַבְּאֵ֣ר הַהִ֔וא יַשְׁק֖וּ הָעֲדָרִ֑ים וְהָאֶ֥בֶן גְּדֹלָ֖ה עַל־פִּ֥י הַבְּאֵֽר׃<text:s/></text:span><text:span text:style-name="T2523">‬</text:span>‬‬<text:span text:style-name="T2524">3</text:span><text:span text:style-name="T2525"> וְנֶאֶסְפוּ־שָׁ֣מָּה כָל־הָעֲדָרִ֗ים וְגָלֲל֤וּ אֶת־הָאֶ֙בֶן֙ מֵעַל֙ פִּ֣י הַבְּאֵ֔ר וְהִשְׁק֖וּ אֶת־הַצֹּ֑אן וְהֵשִׁ֧יבוּ אֶת־הָאֶ֛בֶן עַל־פִּ֥י הַבְּאֵ֖ר לִמְקֹמָֽהּ׃<text:s/></text:span><text:span text:style-name="T2526">‬</text:span>‬‬<text:span text:style-name="T2527">4</text:span><text:span text:style-name="T2528"> וַיֹּ֤אמֶר לָהֶם֙ יַעֲקֹ֔ב אַחַ֖י מֵאַ֣יִן אַתֶּ֑ם וַיֹּ֣אמְר֔וּ מֵחָרָ֖ן אֲנָֽחְנוּ׃<text:s/></text:span><text:span text:style-name="T2529">‬</text:span>‬‬<text:span text:style-name="T2530">5</text:span><text:span text:style-name="T2531"> וַיֹּ֣אמֶר לָהֶ֔ם הַיְדַעְתֶּ֖ם אֶת־לָבָ֣ן בֶּן־נָח֑וֹר וַיֹּאמְר֖וּ יָדָֽעְנוּ׃<text:s/></text:span><text:span text:style-name="T2532">‬</text:span>‬‬<text:span text:style-name="T2533">6</text:span><text:span text:style-name="T2534"> וַיֹּ֥אמֶר לָהֶ֖ם הֲשָׁל֣וֹם ל֑וֹ וַיֹּאמְר֣וּ שָׁל֔וֹם וְהִנֵּה֙ רָחֵ֣ל בִּתּ֔וֹ בָּאָ֖ה עִם־הַצֹּֽאן׃<text:s/></text:span><text:span text:style-name="T2535">‬</text:span>‬‬<text:span text:style-name="T2536">7</text:span><text:span text:style-name="T2537"> וַיֹּ֗אמֶר הֵ֥ן עוֹד֙ הַיּ֣וֹם גָּד֔וֹל לֹא־עֵ֖ת הֵאָסֵ֣ף הַמִּקְנֶ֑ה הַשְׁק֥וּ הַצֹּ֖אן וּלְכ֥וּ רְעֽוּ׃<text:s/></text:span><text:span text:style-name="T2538">‬</text:span>‬‬<text:span text:style-name="T2539">8</text:span><text:span text:style-name="T2540"> וַיֹּאמְרוּ֮ לֹ֣א נוּכַל֒ עַ֣ד אֲשֶׁ֤ר יֵאָֽסְפוּ֙ כָּל־הָ֣עֲדָרִ֔ים וְגָֽלֲלוּ֙ אֶת־הָאֶ֔בֶן מֵעַ֖ל פִּ֣י הַבְּאֵ֑ר וְהִשְׁקִ֖ינוּ הַצֹּֽאן׃<text:s/></text:span><text:span text:style-name="T2541">‬</text:span>‬‬<text:span text:style-name="T2542">9</text:span><text:span text:style-name="T2543"> עוֹדֶ֖נּוּ מְדַבֵּ֣ר עִמָּ֑ם וְרָחֵ֣ל ׀ בָּ֗אָה עִם־הַצֹּאן֙ אֲשֶׁ֣ר לְאָבִ֔יהָ כִּ֥י רֹעָ֖ה הִֽוא׃<text:s/></text:span><text:span text:style-name="T2544">‬</text:span>‬‬<text:span text:style-name="T2545">10</text:span><text:span text:style-name="T2546"> וַיְהִ֡י כַּאֲשֶׁר֩ רָאָ֨ה יַעֲקֹ֜ב אֶת־רָחֵ֗ל בַּת־לָבָן֙ אֲחִ֣י אִמּ֔וֹ וְאֶת־צֹ֥אן לָבָ֖ן אֲחִ֣י אִמּ֑וֹ וַיִּגַּ֣שׁ יַעֲקֹ֗ב וַיָּ֤גֶל אֶת־הָאֶ֙בֶן֙ מֵעַל֙ פִּ֣י הַבְּאֵ֔ר וַיַּ֕שְׁקְ אֶת־צֹ֥אן לָבָ֖ן אֲחִ֥י אִמּֽוֹ׃<text:s/></text:span><text:span text:style-name="T2547">‬</text:span>‬‬<text:span text:style-name="T2548">11</text:span><text:span text:style-name="T2549"> וַיִּשַּׁ֥ק יַעֲקֹ֖ב לְרָחֵ֑ל וַיִּשָּׂ֥א אֶת־קֹל֖וֹ וַיֵּֽבְךְּ׃<text:s/></text:span><text:span text:style-name="T2550">‬</text:span>‬‬<text:span text:style-name="T2551">12</text:span><text:span text:style-name="T2552"> וַיַּגֵּ֨ד יַעֲקֹ֜ב לְרָחֵ֗ל כִּ֣י אֲחִ֤י אָבִ֙יהָ֙ ה֔וּא וְכִ֥י בֶן־רִבְקָ֖ה ה֑וּא וַתָּ֖רָץ וַתַּגֵּ֥ד לְאָבִֽיהָ׃<text:s/></text:span><text:span text:style-name="T2553">‬</text:span>‬‬<text:span text:style-name="T2554">13</text:span><text:span text:style-name="T2555"> וַיְהִי֩ כִשְׁמֹ֨עַ לָבָ֜ן אֶת־שֵׁ֣מַע ׀ יַעֲקֹ֣ב בֶּן־אֲחֹת֗וֹ וַיָּ֤רָץ לִקְרָאתוֹ֙ וַיְחַבֶּק־לוֹ֙ וַיְנַשֶּׁק־ל֔וֹ וַיְבִיאֵ֖הוּ אֶל־בֵּית֑וֹ וַיְסַפֵּ֣ר לְלָבָ֔ן אֵ֥ת כָּל־הַדְּבָרִ֖ים הָאֵֽלֶּה׃<text:s/></text:span><text:span text:style-name="T2556">‬</text:span>‬‬<text:span text:style-name="T2557">14</text:span><text:span text:style-name="T2558"> וַיֹּ֤אמֶר לוֹ֙ לָבָ֔ן אַ֛ךְ עַצְמִ֥י וּבְשָׂרִ֖י אָ֑תָּה וַיֵּ֥שֶׁב עִמּ֖וֹ<text:s/></text:span><text:soft-page-break/><text:span text:style-name="T2559">חֹ֥דֶשׁ יָמִֽים׃<text:s/></text:span><text:span text:style-name="T2560">‬</text:span>‬‬<text:span text:style-name="T2561">15</text:span><text:span text:style-name="T2562"> וַיֹּ֤אמֶר לָבָן֙ לְיַעֲקֹ֔ב הֲכִי־אָחִ֣י אַ֔תָּה וַעֲבַדְתַּ֖נִי חִנָּ֑ם הַגִּ֥ידָה לִּ֖י מַה־מַּשְׂכֻּרְתֶּֽךָ׃<text:s/></text:span><text:span text:style-name="T2563">‬</text:span>‬‬<text:span text:style-name="T2564">16</text:span><text:span text:style-name="T2565"> וּלְלָבָ֖ן שְׁתֵּ֣י בָנ֑וֹת שֵׁ֤ם הַגְּדֹלָה֙ לֵאָ֔ה וְשֵׁ֥ם הַקְּטַנָּ֖ה רָחֵֽל׃<text:s/></text:span><text:span text:style-name="T2566">‬</text:span>‬‬<text:span text:style-name="T2567">17</text:span><text:span text:style-name="T2568"> וְעֵינֵ֥י לֵאָ֖ה רַכּ֑וֹת וְרָחֵל֙ הָֽיְתָ֔ה יְפַת־תֹּ֖אַר וִיפַ֥ת מַרְאֶֽה׃<text:s/></text:span><text:span text:style-name="T2569">‬</text:span>‬‬<text:span text:style-name="T2570">18</text:span><text:span text:style-name="T2571"> וַיֶּאֱהַ֥ב יַעֲקֹ֖ב אֶת־רָחֵ֑ל וַיֹּ֗אמֶר אֽ͏ֶעֱבָדְךָ֙ שֶׁ֣בַע שָׁנִ֔ים בְּרָחֵ֥ל בִּתְּךָ֖ הַקְּטַנָּֽה׃<text:s/></text:span><text:span text:style-name="T2572">‬</text:span>‬‬<text:span text:style-name="T2573">19</text:span><text:span text:style-name="T2574"> וַיֹּ֣אמֶר לָבָ֗ן ט֚וֹב תִּתִּ֣י אֹתָ֣הּ לָ֔ךְ מִתִּתִּ֥י אֹתָ֖הּ לְאִ֣ישׁ אַחֵ֑ר שְׁבָ֖ה עִמָּדִֽי׃<text:s/></text:span><text:span text:style-name="T2575">‬</text:span>‬‬<text:span text:style-name="T2576">20</text:span><text:span text:style-name="T2577"> וַיַּעֲבֹ֧ד יַעֲקֹ֛ב בְּרָחֵ֖ל שֶׁ֣בַע שָׁנִ֑ים וַיִּהְי֤וּ בְעֵינָיו֙ כְּיָמִ֣ים אֲחָדִ֔ים בְּאַהֲבָת֖וֹ אֹתָֽהּ׃<text:s/></text:span><text:span text:style-name="T2578">‬</text:span>‬‬<text:span text:style-name="T2579">21</text:span><text:span text:style-name="T2580"> וַיֹּ֨אמֶר יַעֲקֹ֤ב אֶל־לָבָן֙ הָבָ֣ה אֶת־אִשְׁתִּ֔י כִּ֥י מָלְא֖וּ יָמָ֑י וְאָב֖וֹאָה אֵלֶֽיהָ׃<text:s/></text:span><text:span text:style-name="T2581">‬</text:span>‬‬<text:span text:style-name="T2582">22</text:span><text:span text:style-name="T2583"> וַיֶּאֱסֹ֥ף לָבָ֛ן אֶת־כָּל־אַנְשֵׁ֥י הַמָּק֖וֹם וַיַּ֥עַשׂ מִשְׁתֶּֽה׃<text:s/></text:span><text:span text:style-name="T2584">‬</text:span>‬‬<text:span text:style-name="T2585">23</text:span><text:span text:style-name="T2586"> וַיְהִ֣י בָעֶ֔רֶב וַיִּקַּח֙ אֶת־לֵאָ֣ה בִתּ֔וֹ וַיָּבֵ֥א אֹתָ֖הּ אֵלָ֑יו וַיָּבֹ֖א אֵלֶֽיהָ׃<text:s/></text:span><text:span text:style-name="T2587">‬</text:span>‬‬<text:span text:style-name="T2588">24</text:span><text:span text:style-name="T2589"> וַיִּתֵּ֤ן לָבָן֙ לָ֔הּ אֶת־זִלְפָּ֖ה שִׁפְחָת֑וֹ לְלֵאָ֥ה בִתּ֖וֹ שִׁפְחָֽה׃<text:s/></text:span><text:span text:style-name="T2590">‬</text:span>‬‬<text:span text:style-name="T2591">25</text:span><text:span text:style-name="T2592"> וַיְהִ֣י בַבֹּ֔קֶר וְהִנֵּה־הִ֖וא לֵאָ֑ה וַיֹּ֣אמֶר אֶל־לָבָ֗ן מַה־זֹּאת֙ עָשִׂ֣יתָ לִּ֔י הֲלֹ֤א בְרָחֵל֙ עָבַ֣דְתִּי עִמָּ֔ךְ וְלָ֖מָּה רִמִּיתָֽנִי׃<text:s/></text:span><text:span text:style-name="T2593">‬</text:span>‬‬<text:span text:style-name="T2594">26</text:span><text:span text:style-name="T2595"> וַיֹּ֣אמֶר לָבָ֔ן לֹא־יֵעָשֶׂ֥ה כֵ֖ן בִּמְקוֹמֵ֑נוּ לָתֵ֥ת הַצְּעִירָ֖ה לִפְנֵ֥י הַבְּכִירָֽה׃<text:s/></text:span><text:span text:style-name="T2596">‬</text:span>‬‬<text:span text:style-name="T2597">27</text:span><text:span text:style-name="T2598"> מַלֵּ֖א שְׁבֻ֣עַ זֹ֑את וְנִתְּנָ֨ה לְךָ֜ גַּם־אֶת־זֹ֗את בַּעֲבֹדָה֙ אֲשֶׁ֣ר תַּעֲבֹ֣ד עִמָּדִ֔י ע֖וֹד שֶֽׁבַע־שָׁנִ֥ים אֲחֵרֽוֹת׃<text:s/></text:span><text:span text:style-name="T2599">‬</text:span>‬‬<text:span text:style-name="T2600">28</text:span><text:span text:style-name="T2601"> וַיַּ֤עַשׂ יַעֲקֹב֙ כֵּ֔ן וַיְמַלֵּ֖א שְׁבֻ֣עַ זֹ֑את וַיִּתֶּן־ל֛וֹ אֶת־רָחֵ֥ל בִּתּ֖וֹ ל֥וֹ לְאִשָּֽׁה׃<text:s/></text:span><text:span text:style-name="T2602">‬</text:span>‬‬<text:span text:style-name="T2603">29</text:span><text:span text:style-name="T2604"> וַיִּתֵּ֤ן לָבָן֙ לְרָחֵ֣ל בִּתּ֔וֹ אֶת־בִּלְהָ֖ה שִׁפְחָת֑וֹ לָ֖הּ לְשִׁפְחָֽה׃<text:s/></text:span><text:span text:style-name="T2605">‬</text:span>‬‬<text:span text:style-name="T2606">30</text:span><text:span text:style-name="T2607"> וַיָּבֹא֙ גַּ֣ם אֶל־רָחֵ֔ל וַיֶּאֱהַ֥ב גַּֽם־אֶת־רָחֵ֖ל מִלֵּאָ֑ה וַיַּעֲבֹ֣ד עִמּ֔וֹ ע֖וֹד שֶֽׁבַע־שָׁנִ֥ים אֲחֵרֽוֹת׃<text:s/></text:span><text:span text:style-name="T2608">‬</text:span>‬‬<text:span text:style-name="T2609">31</text:span><text:span text:style-name="T2610"> וַיַּ֤רְא יְהוָה֙ כִּֽי־שְׂנוּאָ֣ה לֵאָ֔ה וַיִּפְתַּ֖ח אֶת־רַחְמָ֑הּ וְרָחֵ֖ל עֲקָרָֽה׃<text:s/></text:span><text:span text:style-name="T2611">‬</text:span>‬‬<text:span text:style-name="T2612">32</text:span><text:span text:style-name="T2613"> וַתַּ֤הַר לֵאָה֙ וַתֵּ֣לֶד בֵּ֔ן וַתִּקְרָ֥א שְׁמ֖וֹ רְאוּבֵ֑ן כִּ֣י אָֽמְרָ֗ה כִּֽי־רָאָ֤ה יְהוָה֙ בְּעָנְיִ֔י כִּ֥י עַתָּ֖ה יֶאֱהָבַ֥נִי אִישִֽׁי׃<text:s/></text:span><text:span text:style-name="T2614">‬</text:span>‬‬<text:span text:style-name="T2615">33</text:span><text:span text:style-name="T2616"> וַתַּ֣הַר עוֹד֮ וַתֵּ֣לֶד בֵּן֒ וַתֹּ֗אמֶר כִּֽי־שָׁמַ֤ע יְהוָה֙ כִּֽי־שְׂנוּאָ֣ה אָנֹ֔כִי וַיִּתֶּן־לִ֖י גַּם־אֶת־זֶ֑ה וַתִּקְרָ֥א שְׁמ֖וֹ שִׁמְעֽוֹן׃<text:s/></text:span><text:span text:style-name="T2617">‬</text:span>‬‬<text:span text:style-name="T2618">34</text:span><text:span text:style-name="T2619"> וַתַּ֣הַר עוֹד֮ וַתֵּ֣לֶד בֵּן֒ וַתֹּ֗אמֶר עַתָּ֤ה הַפַּ֙עַם֙ יִלָּוֶ֤ה אִישִׁי֙ אֵלַ֔י כִּֽי־יָלַ֥דְתִּי ל֖וֹ שְׁלֹשָׁ֣ה בָנִ֑ים עַל־כֵּ֥ן קָרָֽא־שְׁמ֖וֹ לֵוִֽי׃<text:s/></text:span><text:span text:style-name="T2620">‬</text:span>‬‬<text:span text:style-name="T2621">35</text:span><text:span text:style-name="T2622"> וַתַּ֨הַר ע֜וֹד וַתֵּ֣לֶד בֵּ֗ן וַתֹּ֙אמֶר֙ הַפַּ֙עַם֙ אוֹדֶ֣ה אֶת־יְהוָ֔ה עַל־כֵּ֛ן קָרְאָ֥ה שְׁמ֖וֹ יְהוּדָ֑ה וַֽתַּעֲמֹ֖ד מִלֶּֽדֶת׃<text:s/></text:span><text:span text:style-name="T2623">‬</text:span>‬‬‬‬‬‬‬‬‬‬‬‬‬‬‬‬‬‬‬‬‬‬‬‬‬‬‬‬‬‬‬‬‬‬‬‬</text:p>
      </text:section>
      <text:section text:name="Sect29" text:style-name="S29">
        <text:p text:style-name="P2624">Genesis 30</text:p>
        <text:p text:style-name="P2625"><text:span text:style-name="T2626">1</text:span><text:span text:style-name="T2627"> וַתֵּ֣רֶא רָחֵ֗ל כִּ֣י לֹ֤א יָֽלְדָה֙ לְיַעֲקֹ֔ב וַתְּקַנֵּ֥א רָחֵ֖ל בַּאֲחֹתָ֑הּ וַתֹּ֤אמֶר אֶֽל־יַעֲקֹב֙ הָֽבָה־לִּ֣י בָנִ֔ים וְאִם־אַ֖יִן מֵתָ֥ה אָנֹֽכִי׃<text:s/></text:span><text:span text:style-name="T2628">2</text:span><text:span text:style-name="T2629"> וַיִּֽחַר־אַ֥ף יַעֲקֹ֖ב בְּרָחֵ֑ל וַיֹּ֗אמֶר הֲתַ֤חַת אֱלֹהִים֙ אָנֹ֔כִי אֲשֶׁר־מָנַ֥ע מִמֵּ֖ךְ פְּרִי־בָֽטֶן׃<text:s/></text:span><text:span text:style-name="T2630">‬</text:span>‬‬<text:span text:style-name="T2631">3</text:span><text:span text:style-name="T2632"> וַתֹּ֕אמֶר הִנֵּ֛ה אֲמָתִ֥י בִלְהָ֖ה בֹּ֣א אֵלֶ֑יהָ וְתֵלֵד֙ עַל־בִּרְכַּ֔י וְאִבָּנֶ֥ה גַם־אָנֹכִ֖י מִמֶּֽנָּה׃<text:s/></text:span><text:span text:style-name="T2633">‬</text:span>‬‬<text:span text:style-name="T2634">4</text:span><text:span text:style-name="T2635"> וַתִּתֶּן־ל֛וֹ אֶת־בִּלְהָ֥ה שִׁפְחָתָ֖הּ לְאִשָּׁ֑ה וַיָּבֹ֥א אֵלֶ֖יהָ יַעֲקֹֽב׃<text:s/></text:span><text:span text:style-name="T2636">‬</text:span>‬‬<text:span text:style-name="T2637">5</text:span><text:span text:style-name="T2638"> וַתַּ֣הַר בִּלְהָ֔ה וַתֵּ֥לֶד לְיַעֲקֹ֖ב בֵּֽן׃<text:s/></text:span><text:span text:style-name="T2639">‬</text:span>‬‬<text:span text:style-name="T2640">6</text:span><text:span text:style-name="T2641"> וַתֹּ֤אמֶר רָחֵל֙ דָּנַ֣נִּי אֱלֹהִ֔ים וְגַם֙ שָׁמַ֣ע בְּקֹלִ֔י וַיִּתֶּן־לִ֖י בֵּ֑ן עַל־כֵּ֛ן קָרְאָ֥ה שְׁמ֖וֹ דָּֽן׃<text:s/></text:span><text:span text:style-name="T2642">‬</text:span>‬‬<text:span text:style-name="T2643">7</text:span><text:span text:style-name="T2644"> וַתַּ֣הַר ע֔וֹד וַתֵּ֕לֶד בִּלְהָ֖ה שִׁפְחַ֣ת רָחֵ֑ל בֵּ֥ן שֵׁנִ֖י לְיַעֲקֹֽב׃<text:s/></text:span><text:span text:style-name="T2645">‬</text:span>‬‬<text:span text:style-name="T2646">8</text:span><text:span text:style-name="T2647"> וַתֹּ֣אמֶר רָחֵ֗ל נַפְתּוּלֵ֨י אֱלֹהִ֧ים ׀ נִפְתַּ֛לְתִּי עִם־אֲחֹתִ֖י גַּם־יָכֹ֑לְתִּי וַתִּקְרָ֥א שְׁמ֖וֹ נַפְתָּלִֽי׃<text:s/></text:span><text:span text:style-name="T2648">‬</text:span>‬‬<text:span text:style-name="T2649">9</text:span><text:span text:style-name="T2650"> וַתֵּ֣רֶא לֵאָ֔ה כִּ֥י עָמְדָ֖ה מִלֶּ֑דֶת וַתִּקַּח֙ אֶת־זִלְפָּ֣ה שִׁפְחָתָ֔הּ וַתִּתֵּ֥ן אֹתָ֛הּ לְיַעֲקֹ֖ב לְאִשָּֽׁה׃<text:s/></text:span><text:span text:style-name="T2651">‬</text:span>‬‬<text:span text:style-name="T2652">10</text:span><text:span text:style-name="T2653"> וַתֵּ֗לֶד זִלְפָּ֛ה שִׁפְחַ֥ת לֵאָ֖ה לְיַעֲקֹ֥ב בֵּֽן׃<text:s/></text:span><text:span text:style-name="T2654">‬</text:span>‬‬<text:span text:style-name="T2655">11</text:span><text:span text:style-name="T2656"> וַתֹּ֥אמֶר לֵאָ֖ה *בגד<text:s/></text:span><text:soft-page-break/><text:span text:style-name="T2657">**בָּ֣א **גָ֑ד וַתִּקְרָ֥א אֶת־שְׁמ֖וֹ גָּֽד׃<text:s/></text:span><text:span text:style-name="T2658">‬</text:span>‬‬<text:span text:style-name="T2659">12</text:span><text:span text:style-name="T2660"> וַתֵּ֗לֶד זִלְפָּה֙ שִׁפְחַ֣ת לֵאָ֔ה בֵּ֥ן שֵׁנִ֖י לְיַעֲקֹֽב׃<text:s/></text:span><text:span text:style-name="T2661">‬</text:span>‬‬<text:span text:style-name="T2662">13</text:span><text:span text:style-name="T2663"> וַתֹּ֣אמֶר לֵאָ֔ה בְּאָשְׁרִ֕י כִּ֥י אִשְּׁר֖וּנִי בָּנ֑וֹת וַתִּקְרָ֥א אֶת־שְׁמ֖וֹ אָשֵֽׁר׃<text:s/></text:span><text:span text:style-name="T2664">‬</text:span>‬‬<text:span text:style-name="T2665">14</text:span><text:span text:style-name="T2666"> וַיֵּ֨לֶךְ רְאוּבֵ֜ן בִּימֵ֣י קְצִיר־חִטִּ֗ים וַיִּמְצָ֤א דֽוּדָאִים֙ בַּשָּׂדֶ֔ה וַיָּבֵ֣א אֹתָ֔ם אֶל־לֵאָ֖ה אִמּ֑וֹ וַתֹּ֤אמֶר רָחֵל֙ אֶל־לֵאָ֔ה תְּנִי־נָ֣א לִ֔י מִדּוּדָאֵ֖י בְּנֵֽךְ׃<text:s/></text:span><text:span text:style-name="T2667">‬</text:span>‬‬<text:span text:style-name="T2668">15</text:span><text:span text:style-name="T2669"> וַתֹּ֣אמֶר לָ֗הּ הַמְעַט֙ קַחְתֵּ֣ךְ אֶת־אִישִׁ֔י וְלָקַ֕חַת גַּ֥ם אֶת־דּוּדָאֵ֖י בְּנִ֑י וַתֹּ֣אמֶר רָחֵ֗ל לָכֵן֙ יִשְׁכַּ֤ב עִמָּךְ֙ הַלַּ֔יְלָה תַּ֖חַת דּוּדָאֵ֥י בְנֵֽךְ׃<text:s/></text:span><text:span text:style-name="T2670">‬</text:span>‬‬<text:span text:style-name="T2671">16</text:span><text:span text:style-name="T2672"> וַיָּבֹ֨א יַעֲקֹ֣ב מִן־הַשָּׂדֶה֮ בָּעֶרֶב֒ וַתֵּצֵ֨א לֵאָ֜ה לִקְרָאת֗וֹ וַתֹּ֙אמֶר֙ אֵלַ֣י תָּב֔וֹא כִּ֚י שָׂכֹ֣ר שְׂכַרְתִּ֔יךָ בְּדוּדָאֵ֖י בְּנִ֑י וַיִּשְׁכַּ֥ב עִמָּ֖הּ בַּלַּ֥יְלָה הֽוּא׃<text:s/></text:span><text:span text:style-name="T2673">‬</text:span>‬‬<text:span text:style-name="T2674">17</text:span><text:span text:style-name="T2675"> וַיִּשְׁמַ֥ע אֱלֹהִ֖ים אֶל־לֵאָ֑ה וַתַּ֛הַר וַתֵּ֥לֶד לְיַעֲקֹ֖ב בֵּ֥ן חֲמִישִֽׁי׃<text:s/></text:span><text:span text:style-name="T2676">‬</text:span>‬‬<text:span text:style-name="T2677">18</text:span><text:span text:style-name="T2678"> וַתֹּ֣אמֶר לֵאָ֗ה נָתַ֤ן אֱלֹהִים֙ שְׂכָרִ֔י אֲשֶׁר־נָתַ֥תִּי שִׁפְחָתִ֖י לְאִישִׁ֑י וַתִּקְרָ֥א שְׁמ֖וֹ יִשָׂשכָֽר׃<text:s/></text:span><text:span text:style-name="T2679">‬</text:span>‬‬<text:span text:style-name="T2680">19</text:span><text:span text:style-name="T2681"> וַתַּ֤הַר עוֹד֙ לֵאָ֔ה וַתֵּ֥לֶד בֵּן־שִׁשִּׁ֖י לְּיַעֲקֹֽב׃<text:s/></text:span><text:span text:style-name="T2682">‬</text:span>‬‬<text:span text:style-name="T2683">20</text:span><text:span text:style-name="T2684"> וַתֹּ֣אמֶר לֵאָ֗ה זְבָדַ֨נִי אֱלֹהִ֥ים ׀ אֹתִי֮ זֵ֣בֶד טוֹב֒ הַפַּ֙עַם֙ יִזְבְּלֵ֣נִי אִישִׁ֔י כִּֽי־יָלַ֥דְתִּי ל֖וֹ שִׁשָּׁ֣ה בָנִ֑ים וַתִּקְרָ֥א אֶת־שְׁמ֖וֹ זְבֻלֽוּן׃<text:s/></text:span><text:span text:style-name="T2685">‬</text:span>‬‬<text:span text:style-name="T2686">21</text:span><text:span text:style-name="T2687"> וְאַחַ֖ר יָ֣לְדָה בַּ֑ת וַתִּקְרָ֥א אֶת־שְׁמָ֖הּ דִּינָֽה׃<text:s/></text:span><text:span text:style-name="T2688">‬</text:span>‬‬<text:span text:style-name="T2689">22</text:span><text:span text:style-name="T2690"> וַיִּזְכֹּ֥ר אֱלֹהִ֖ים אֶת־רָחֵ֑ל וַיִּשְׁמַ֤ע אֵלֶ֙יהָ֙ אֱלֹהִ֔ים וַיִּפְתַּ֖ח אֶת־רַחְמָֽהּ׃<text:s/></text:span><text:span text:style-name="T2691">‬</text:span>‬‬<text:span text:style-name="T2692">23</text:span><text:span text:style-name="T2693"> וַתַּ֖הַר וַתֵּ֣לֶד בֵּ֑ן וַתֹּ֕אמֶר אָסַ֥ף אֱלֹהִ֖ים אֶת־חֶרְפָּתִֽי׃<text:s/></text:span><text:span text:style-name="T2694">‬</text:span>‬‬<text:span text:style-name="T2695">24</text:span><text:span text:style-name="T2696"> וַתִּקְרָ֧א אֶת־שְׁמ֛וֹ יוֹסֵ֖ף לֵאמֹ֑ר יֹסֵ֧ף יְהוָ֛ה לִ֖י בֵּ֥ן אַחֵֽר׃<text:s/></text:span><text:span text:style-name="T2697">‬</text:span>‬‬<text:span text:style-name="T2698">25</text:span><text:span text:style-name="T2699"> וַיְהִ֕י כַּאֲשֶׁ֛ר יָלְדָ֥ה רָחֵ֖ל אֶת־יוֹסֵ֑ף וַיֹּ֤אמֶר יַעֲקֹב֙ אֶל־לָבָ֔ן שַׁלְּחֵ֙נִי֙ וְאֵ֣לְכָ֔ה אֶל־מְקוֹמִ֖י וּלְאַרְצִֽי׃<text:s/></text:span><text:span text:style-name="T2700">‬</text:span>‬‬<text:span text:style-name="T2701">26</text:span><text:span text:style-name="T2702"> תְּנָ֞ה אֶת־נָשַׁ֣י וְאֶת־יְלָדַ֗י אֲשֶׁ֨ר עָבַ֧דְתִּי אֹֽתְךָ֛ בָּהֵ֖ן וְאֵלֵ֑כָה כִּ֚י אַתָּ֣ה יָדַ֔עְתָּ אֶת־עֲבֹדָתִ֖י אֲשֶׁ֥ר עֲבַדְתִּֽיךָ׃<text:s/></text:span><text:span text:style-name="T2703">‬</text:span>‬‬<text:span text:style-name="T2704">27</text:span><text:span text:style-name="T2705"> וַיֹּ֤אמֶר אֵלָיו֙ לָבָ֔ן אִם־נָ֛א מָצָ֥אתִי חֵ֖ן בְּעֵינֶ֑יךָ נִחַ֕שְׁתִּי וַיְבָרֲכֵ֥נִי יְהוָ֖ה בִּגְלָלֶֽךָ׃<text:s/></text:span><text:span text:style-name="T2706">‬</text:span>‬‬<text:span text:style-name="T2707">28</text:span><text:span text:style-name="T2708"> וַיֹּאמַ֑ר נָקְבָ֧ה שְׂכָרְךָ֛ עָלַ֖י וְאֶתֵּֽנָה׃<text:s/></text:span><text:span text:style-name="T2709">‬</text:span>‬‬<text:span text:style-name="T2710">29</text:span><text:span text:style-name="T2711"> וַיֹּ֣אמֶר אֵלָ֔יו אַתָּ֣ה יָדַ֔עְתָּ אֵ֖ת אֲשֶׁ֣ר עֲבַדְתִּ֑יךָ וְאֵ֛ת אֲשֶׁר־הָיָ֥ה מִקְנְךָ֖ אִתִּֽי׃<text:s/></text:span><text:span text:style-name="T2712">‬</text:span>‬‬<text:span text:style-name="T2713">30</text:span><text:span text:style-name="T2714"> כִּ֡י מְעַט֩ אֲשֶׁר־הָיָ֨ה לְךָ֤ לְפָנַי֙ וַיִּפְרֹ֣ץ לָרֹ֔ב וַיְבָ֧רֶךְ יְהוָ֛ה אֹתְךָ֖ לְרַגְלִ֑י וְעַתָּ֗ה מָתַ֛י אֽ͏ֶעֱשֶׂ֥ה גַם־אָנֹכִ֖י לְבֵיתִֽי׃<text:s/></text:span><text:span text:style-name="T2715">‬</text:span>‬‬<text:span text:style-name="T2716">31</text:span><text:span text:style-name="T2717"> וַיֹּ֖אמֶר מָ֣ה אֶתֶּן־לָ֑ךְ וַיֹּ֤אמֶר יַעֲקֹב֙ לֹא־תִתֶּן־לִ֣י מְא֔וּמָה אִם־תּֽ͏ַעֲשֶׂה־לִּי֙ הַדָּבָ֣ר הַזֶּ֔ה אָשׁ֛וּבָה אֶרְעֶ֥ה צֹֽאנְךָ֖ אֶשְׁמֹֽר׃<text:s/></text:span><text:span text:style-name="T2718">‬</text:span>‬‬<text:span text:style-name="T2719">32</text:span><text:span text:style-name="T2720"> אֽ͏ֶעֱבֹ֨ר בְּכָל־צֹֽאנְךָ֜ הַיּ֗וֹם הָסֵ֨ר מִשָּׁ֜ם כָּל־שֶׂ֣ה ׀ נָקֹ֣ד וְטָל֗וּא וְכָל־שֶׂה־חוּם֙ בַּכְּשָׂבִ֔ים וְטָל֥וּא וְנָקֹ֖ד בָּעִזִּ֑ים וְהָיָ֖ה שְׂכָרִֽי׃<text:s/></text:span><text:span text:style-name="T2721">‬</text:span>‬‬<text:span text:style-name="T2722">33</text:span><text:span text:style-name="T2723"> וְעָֽנְתָה־בִּ֤י צִדְקָתִי֙ בְּי֣וֹם מָחָ֔ר כִּֽי־תָב֥וֹא עַל־שְׂכָרִ֖י לְפָנֶ֑יךָ כֹּ֣ל אֲשֶׁר־אֵינֶנּוּ֩ נָקֹ֨ד וְטָל֜וּא בָּֽעִזִּ֗ים וְחוּם֙ בַּכְּשָׂבִ֔ים גָּנ֥וּב ה֖וּא אִתִּֽי׃<text:s/></text:span><text:span text:style-name="T2724">‬</text:span>‬‬<text:span text:style-name="T2725">34</text:span><text:span text:style-name="T2726"> וַיֹּ֥אמֶר לָבָ֖ן הֵ֑ן ל֖וּ יְהִ֥י כִדְבָרֶֽךָ׃<text:s/></text:span><text:span text:style-name="T2727">‬</text:span>‬‬<text:span text:style-name="T2728">35</text:span><text:span text:style-name="T2729"> וַיָּ֣סַר בַּיּוֹם֩ הַה֨וּא אֶת־הַתְּיָשִׁ֜ים הָֽעֲקֻדִּ֣ים וְהַטְּלֻאִ֗ים וְאֵ֤ת כָּל־הֽ͏ָעִזִּים֙ הַנְּקֻדּ֣וֹת וְהַטְּלֻאֹ֔ת כֹּ֤ל אֲשֶׁר־לָבָן֙ בּ֔וֹ וְכָל־ח֖וּם בַּכְּשָׂבִ֑ים וַיִּתֵּ֖ן בְּיַד־בָּנָֽיו׃<text:s/></text:span><text:span text:style-name="T2730">‬</text:span>‬‬<text:span text:style-name="T2731">36</text:span><text:span text:style-name="T2732"> וַיָּ֗שֶׂם דֶּ֚רֶךְ שְׁלֹ֣שֶׁת יָמִ֔ים בֵּינ֖וֹ וּבֵ֣ין יַעֲקֹ֑ב וְיַעֲקֹ֗ב רֹעֶ֛ה אֶת־צֹ֥אן לָבָ֖ן הַנּוֹתָרֹֽת׃<text:s/></text:span><text:span text:style-name="T2733">‬</text:span>‬‬<text:span text:style-name="T2734">37</text:span><text:span text:style-name="T2735"> וַיִּֽקַּֽח־ל֣וֹ יַעֲקֹ֗ב מַקַּ֥ל לִבְנֶ֛ה לַ֖ח וְל֣וּז וְעֶרְמ֑וֹן וַיְפַצֵּ֤ל בָּהֵן֙ פְּצָל֣וֹת לְבָנ֔וֹת מַחְשֹׂף֙ הַלָּבָ֔ן אֲשֶׁ֖ר עַל־הַמַּקְלֽוֹת׃<text:s/></text:span><text:span text:style-name="T2736">‬</text:span>‬‬<text:span text:style-name="T2737">38</text:span><text:span text:style-name="T2738"> וַיַּצֵּ֗ג אֶת־הַמַּקְלוֹת֙ אֲשֶׁ֣ר פִּצֵּ֔ל בָּרֳהָטִ֖ים בְּשִֽׁקֲת֣וֹת הַמָּ֑יִם אֲשֶׁר֩ תָּבֹ֨אןָ הַצֹּ֤אן לִשְׁתּוֹת֙ לְנֹ֣כַח הַצֹּ֔אן וַיֵּחַ֖מְנָה בְּבֹאָ֥ן לִשְׁתּֽוֹת׃<text:s/></text:span><text:span text:style-name="T2739">‬</text:span>‬‬<text:span text:style-name="T2740">39</text:span><text:span text:style-name="T2741"> וַיֶּחֱמ֥וּ הַצֹּ֖אן אֶל־הַמַּקְל֑וֹת וַתֵּלַ֣דְןָ הַצֹּ֔אן עֲקֻדִּ֥ים נְקֻדִּ֖ים וּטְלֻאִֽים׃<text:s/></text:span><text:span text:style-name="T2742">‬</text:span>‬‬<text:span text:style-name="T2743">40</text:span><text:span text:style-name="T2744"> וְהַכְּשָׂבִים֮ הִפְרִ֣יד יַעֲקֹב֒ וַ֠יִּתֵּן פְּנֵ֨י הַצֹּ֧אן אֶל־עָקֹ֛ד וְכָל־ח֖וּם בְּצֹ֣אן לָבָ֑ן וַיָּֽשֶׁת־ל֤וֹ עֲדָרִים֙ לְבַדּ֔וֹ וְלֹ֥א שָׁתָ֖ם עַל־צֹ֥אן לָבָֽן׃<text:s/></text:span><text:span text:style-name="T2745">‬</text:span>‬‬<text:span text:style-name="T2746">41</text:span><text:span text:style-name="T2747"> וְהָיָ֗ה בְּכָל־יַחֵם֮ הַצֹּ֣אן הַמְקֻשָּׁרוֹת֒ וְשָׂ֨ם יַעֲקֹ֧ב אֶת־הַמַּקְל֛וֹת<text:s/></text:span><text:soft-page-break/><text:span text:style-name="T2748">לְעֵינֵ֥י הַצֹּ֖אן בָּרֳהָטִ֑ים לְיַחְמֵ֖נָּה בַּמַּקְלֽוֹת׃<text:s/></text:span><text:span text:style-name="T2749">‬</text:span>‬‬<text:span text:style-name="T2750">42</text:span><text:span text:style-name="T2751"> וּבְהַעֲטִ֥יף הַצֹּ֖אן לֹ֣א יָשִׂ֑ים וְהָיָ֤ה הָעֲטֻפִים֙ לְלָבָ֔ן וְהַקְּשֻׁרִ֖ים לְיַעֲקֹֽב׃<text:s/></text:span><text:span text:style-name="T2752">‬</text:span>‬‬<text:span text:style-name="T2753">43</text:span><text:span text:style-name="T2754"> וַיִּפְרֹ֥ץ הָאִ֖ישׁ מְאֹ֣ד מְאֹ֑ד וֽ͏ַיְהִי־לוֹ֙ צֹ֣אן רַבּ֔וֹת וּשְׁפָחוֹת֙ וַעֲבָדִ֔ים וּגְמַלִּ֖ים וַחֲמֹרִֽים׃<text:s/></text:span><text:span text:style-name="T2755">‬</text:span>‬‬‬‬‬‬‬‬‬‬‬‬‬‬‬‬‬‬‬‬‬‬‬‬‬‬‬‬‬‬‬‬‬‬‬‬‬‬‬‬‬‬‬‬</text:p>
      </text:section>
      <text:section text:name="Sect30" text:style-name="S30">
        <text:p text:style-name="P2756">Genesis 31</text:p>
        <text:p text:style-name="P2757"><text:span text:style-name="T2758">1</text:span><text:span text:style-name="T2759"> וַיִּשְׁמַ֗ע אֶת־דִּבְרֵ֤י בְנֵֽי־לָבָן֙ לֵאמֹ֔ר לָקַ֣ח יַעֲקֹ֔ב אֵ֖ת כָּל־אֲשֶׁ֣ר לְאָבִ֑ינוּ וּמֵאֲשֶׁ֣ר לְאָבִ֔ינוּ עָשָׂ֕ה אֵ֥ת כָּל־הַכָּבֹ֖ד הַזֶּֽה׃<text:s/></text:span><text:span text:style-name="T2760">2</text:span><text:span text:style-name="T2761"> וַיַּ֥רְא יַעֲקֹ֖ב אֶת־פְּנֵ֣י לָבָ֑ן וְהִנֵּ֥ה אֵינֶ֛נּוּ עִמּ֖וֹ כִּתְמ֥וֹל שִׁלְשֽׁוֹם׃<text:s/></text:span><text:span text:style-name="T2762">‬</text:span>‬‬<text:span text:style-name="T2763">3</text:span><text:span text:style-name="T2764"> וַיֹּ֤אמֶר יְהוָה֙ אֶֽל־יַעֲקֹ֔ב שׁ֛וּב אֶל־אֶ֥רֶץ אֲבוֹתֶ֖יךָ וּלְמוֹלַדְתֶּ֑ךָ וְאֶֽהְיֶ֖ה עִמָּֽךְ׃<text:s/></text:span><text:span text:style-name="T2765">‬</text:span>‬‬<text:span text:style-name="T2766">4</text:span><text:span text:style-name="T2767"> וַיִּשְׁלַ֣ח יַעֲקֹ֔ב וַיִּקְרָ֖א לְרָחֵ֣ל וּלְלֵאָ֑ה הַשָּׂדֶ֖ה אֶל־צֹאנֽוֹ׃<text:s/></text:span><text:span text:style-name="T2768">‬</text:span>‬‬<text:span text:style-name="T2769">5</text:span><text:span text:style-name="T2770"> וַיֹּ֣אמֶר לָהֶ֗ן רֹאֶ֤ה אָנֹכִי֙ אֶת־פְּנֵ֣י אֲבִיכֶ֔ן כִּֽי־אֵינֶ֥נּוּ אֵלַ֖י כִּתְמֹ֣ל שִׁלְשֹׁ֑ם וֽ͏ֵאלֹהֵ֣י אָבִ֔י הָיָ֖ה עִמָּדִֽי׃<text:s/></text:span><text:span text:style-name="T2771">‬</text:span>‬‬<text:span text:style-name="T2772">6</text:span><text:span text:style-name="T2773"> וְאַתֵּ֖נָה יְדַעְתֶּ֑ן כִּ֚י בְּכָל־כֹּחִ֔י עָבַ֖דְתִּי אֶת־אֲבִיכֶֽן׃<text:s/></text:span><text:span text:style-name="T2774">‬</text:span>‬‬<text:span text:style-name="T2775">7</text:span><text:span text:style-name="T2776"> וַאֲבִיכֶן֙ הֵ֣תֶל בִּ֔י וְהֶחֱלִ֥ף אֶת־מַשְׂכֻּרְתִּ֖י עֲשֶׂ֣רֶת מֹנִ֑ים וְלֹֽא־נְתָנ֣וֹ אֱלֹהִ֔ים לְהָרַ֖ע עִמָּדִֽי׃<text:s/></text:span><text:span text:style-name="T2777">‬</text:span>‬‬<text:span text:style-name="T2778">8</text:span><text:span text:style-name="T2779"> אִם־כֹּ֣ה יֹאמַ֗ר נְקֻדִּים֙ יִהְיֶ֣ה שְׂכָרֶ֔ךָ וְיָלְד֥וּ כָל־הַצֹּ֖אן נְקֻדִּ֑ים וְאִם־כֹּ֣ה יֹאמַ֗ר עֲקֻדִּים֙ יִהְיֶ֣ה שְׂכָרֶ֔ךָ וְיָלְד֥וּ כָל־הַצֹּ֖אן עֲקֻדִּֽים׃<text:s/></text:span><text:span text:style-name="T2780">‬</text:span>‬‬<text:span text:style-name="T2781">9</text:span><text:span text:style-name="T2782"> וַיַּצֵּ֧ל אֱלֹהִ֛ים אֶת־מִקְנֵ֥ה אֲבִיכֶ֖ם וַיִּתֶּן־לִֽי׃<text:s/></text:span><text:span text:style-name="T2783">‬</text:span>‬‬<text:span text:style-name="T2784">10</text:span><text:span text:style-name="T2785"> וַיְהִ֗י בְּעֵת֙ יַחֵ֣ם הַצֹּ֔אן וָאֶשָּׂ֥א עֵינַ֛י וָאֵ֖רֶא בַּחֲל֑וֹם וְהִנֵּ֤ה הָֽעַתֻּדִים֙ הָעֹלִ֣ים עַל־הַצֹּ֔אן עֲקֻדִּ֥ים נְקֻדִּ֖ים וּבְרֻדִּֽים׃<text:s/></text:span><text:span text:style-name="T2786">‬</text:span>‬‬<text:span text:style-name="T2787">11</text:span><text:span text:style-name="T2788"> וַיֹּ֨אמֶר אֵלַ֜י מַלְאַ֧ךְ הָאֱלֹהִ֛ים בַּחֲל֖וֹם יֽ͏ַעֲקֹ֑ב וָאֹמַ֖ר הִנֵּֽנִי׃<text:s/></text:span><text:span text:style-name="T2789">‬</text:span>‬‬<text:span text:style-name="T2790">12</text:span><text:span text:style-name="T2791"> וַיֹּ֗אמֶר שָׂא־נָ֨א עֵינֶ֤יךָ וּרְאֵה֙ כָּל־הָֽעַתֻּדִים֙ הָעֹלִ֣ים עַל־הַצֹּ֔אן עֲקֻדִּ֥ים נְקֻדִּ֖ים וּבְרֻדִּ֑ים כִּ֣י רָאִ֔יתִי אֵ֛ת כָּל־אֲשֶׁ֥ר לָבָ֖ן עֹ֥שֶׂה לָּֽךְ׃<text:s/></text:span><text:span text:style-name="T2792">‬</text:span>‬‬<text:span text:style-name="T2793">13</text:span><text:span text:style-name="T2794"> אָנֹכִ֤י הָאֵל֙ בֵּֽית־אֵ֔ל אֲשֶׁ֨ר מָשַׁ֤חְתָּ שָּׁם֙ מַצֵּבָ֔ה אֲשֶׁ֨ר נָדַ֥רְתָּ לִּ֛י שָׁ֖ם נֶ֑דֶר עַתָּ֗ה ק֥וּם צֵא֙ מִן־הָאָ֣רֶץ הַזֹּ֔את וְשׁ֖וּב אֶל־אֶ֥רֶץ מוֹלַדְתֶּֽךָ׃<text:s/></text:span><text:span text:style-name="T2795">‬</text:span>‬‬<text:span text:style-name="T2796">14</text:span><text:span text:style-name="T2797"> וַתַּ֤עַן רָחֵל֙ וְלֵאָ֔ה וַתֹּאמַ֖רְנָה ל֑וֹ הַע֥וֹד לָ֛נוּ חֵ֥לֶק וְנַחֲלָ֖ה בְּבֵ֥ית אָבִֽינוּ׃<text:s/></text:span><text:span text:style-name="T2798">‬</text:span>‬‬<text:span text:style-name="T2799">15</text:span><text:span text:style-name="T2800"> הֲל֧וֹא נָכְרִיּ֛וֹת נֶחְשַׁ֥בְנוּ ל֖וֹ כִּ֣י מְכָרָ֑נוּ וַיֹּ֥אכַל גַּם־אָכ֖וֹל אֶת־כַּסְפֵּֽנוּ׃<text:s/></text:span><text:span text:style-name="T2801">‬</text:span>‬‬<text:span text:style-name="T2802">16</text:span><text:span text:style-name="T2803"> כִּ֣י כָל־הָעֹ֗שֶׁר אֲשֶׁ֨ר הִצִּ֤יל אֱלֹהִים֙ מֵֽאָבִ֔ינוּ לָ֥נוּ ה֖וּא וּלְבָנֵ֑ינוּ וְעַתָּ֗ה כֹּל֩ אֲשֶׁ֨ר אָמַ֧ר אֱלֹהִ֛ים אֵלֶ֖יךָ עֲשֵֽׂה׃<text:s/></text:span><text:span text:style-name="T2804">‬</text:span>‬‬<text:span text:style-name="T2805">17</text:span><text:span text:style-name="T2806"> וַיָּ֖קָם יַעֲקֹ֑ב וַיִּשָּׂ֛א אֶת־בָּנָ֥יו וְאֶת־נָשָׁ֖יו עַל־הַגְּמַלִּֽים׃<text:s/></text:span><text:span text:style-name="T2807">‬</text:span>‬‬<text:span text:style-name="T2808">18</text:span><text:span text:style-name="T2809"> וַיִּנְהַ֣ג אֶת־כָּל־מִקְנֵ֗הוּ וְאֶת־כָּל־רְכֻשׁוֹ֙ אֲשֶׁ֣ר רָכָ֔שׁ מִקְנֵה֙ קִנְיָנ֔וֹ אֲשֶׁ֥ר רָכַ֖שׁ בְּפַדַּ֣ן אֲרָ֑ם לָב֛וֹא אֶל־יִצְחָ֥ק אָבִ֖יו אַ֥רְצָה כְּנָֽעַן׃<text:s/></text:span><text:span text:style-name="T2810">‬</text:span>‬‬<text:span text:style-name="T2811">19</text:span><text:span text:style-name="T2812"> וְלָבָ֣ן הָלַ֔ךְ לִגְזֹ֖ז אֶת־צֹאנ֑וֹ וַתִּגְנֹ֣ב רָחֵ֔ל אֶת־הַתְּרָפִ֖ים אֲשֶׁ֥ר לְאָבִֽיהָ׃<text:s/></text:span><text:span text:style-name="T2813">‬</text:span>‬‬<text:span text:style-name="T2814">20</text:span><text:span text:style-name="T2815"> וַיִּגְנֹ֣ב יַעֲקֹ֔ב אֶת־לֵ֥ב לָבָ֖ן הָאֲרַמִּ֑י עַל־בְּלִי֙ הִגִּ֣יד ל֔וֹ כִּ֥י בֹרֵ֖חַ הֽוּא׃<text:s/></text:span><text:span text:style-name="T2816">‬</text:span>‬‬<text:span text:style-name="T2817">21</text:span><text:span text:style-name="T2818"> וַיִּבְרַ֥ח הוּא֙ וְכָל־אֲשֶׁר־ל֔וֹ וַיָּ֖קָם וַיַּעֲבֹ֣ר אֶת־הַנָּהָ֑ר וַיָּ֥שֶׂם אֶת־פָּנָ֖יו הַ֥ר הַגִּלְעָֽד׃<text:s/></text:span><text:span text:style-name="T2819">‬</text:span>‬‬<text:span text:style-name="T2820">22</text:span><text:span text:style-name="T2821"> וַיֻּגַּ֥ד לְלָבָ֖ן בַּיּ֣וֹם הַשְּׁלִישִׁ֑י כִּ֥י בָרַ֖ח יַעֲקֹֽב׃<text:s/></text:span><text:span text:style-name="T2822">‬</text:span>‬‬<text:span text:style-name="T2823">23</text:span><text:span text:style-name="T2824"> וַיִּקַּ֤ח אֶת־אֶחָיו֙ עִמּ֔וֹ וַיִּרְדֹּ֣ף אַחֲרָ֔יו דֶּ֖רֶךְ שִׁבְעַ֣ת יָמִ֑ים וַיַּדְבֵּ֥ק אֹת֖וֹ בְּהַ֥ר הַגִּלְעָֽד׃<text:s/></text:span><text:span text:style-name="T2825">‬</text:span>‬‬<text:span text:style-name="T2826">24</text:span><text:span text:style-name="T2827"> וַיָּבֹ֧א אֱלֹהִ֛ים אֶל־לָבָ֥ן הָאֲרַמִּ֖י בַּחֲלֹ֣ם הַלָּ֑יְלָה וַיֹּ֣אמֶר ל֗וֹ הִשָּׁ֧מֶר לְךָ֛ פֶּן־תְּדַבֵּ֥ר עִֽם־יַעֲקֹ֖ב מִטּ֥וֹב עַד־רָֽע׃<text:s/></text:span><text:span text:style-name="T2828">‬</text:span>‬‬<text:span text:style-name="T2829">25</text:span><text:span text:style-name="T2830"> וַיַּשֵּׂ֥ג לָבָ֖ן אֶֽת־יַעֲקֹ֑ב וְיַעֲקֹ֗ב תָּקַ֤ע אֶֽת־אָהֳלוֹ֙ בָּהָ֔ר וְלָבָ֛ן תָּקַ֥ע אֶת־אֶחָ֖יו בְּהַ֥ר הַגִּלְעָֽד׃<text:s/></text:span><text:span text:style-name="T2831">‬</text:span>‬‬<text:span text:style-name="T2832">26</text:span><text:span text:style-name="T2833"> וַיֹּ֤אמֶר לָבָן֙ לְיַעֲקֹ֔ב מֶ֣ה עָשִׂ֔יתָ וַתִּגְנֹ֖ב אֶת־לְבָבִ֑י וַתְּנַהֵג֙ אֶת־בְּנֹתַ֔י כִּשְׁבֻי֖וֹת חָֽרֶב׃<text:s/></text:span><text:span text:style-name="T2834">‬</text:span>‬‬<text:span text:style-name="T2835">27</text:span><text:span text:style-name="T2836"> לָ֤מָּה נַחְבֵּ֙אתָ֙ לִבְרֹ֔חַ<text:s/></text:span><text:soft-page-break/><text:span text:style-name="T2837">וַתִּגְנֹ֖ב אֹתִ֑י וְלֹא־הִגַּ֣דְתָּ לִּ֔י וָֽאֲשַׁלֵּחֲךָ֛ בְּשִׂמְחָ֥ה וּבְשִׁרִ֖ים בְּתֹ֥ף וּבְכִנּֽוֹר׃<text:s/></text:span><text:span text:style-name="T2838">‬</text:span>‬‬<text:span text:style-name="T2839">28</text:span><text:span text:style-name="T2840"> וְלֹ֣א נְטַשְׁתַּ֔נִי לְנַשֵּׁ֥ק לְבָנַ֖י וְלִבְנֹתָ֑י עַתָּ֖ה הִסְכַּ֥לְתָּֽ עֲשֽׂוֹ׃<text:s/></text:span><text:span text:style-name="T2841">‬</text:span>‬‬<text:span text:style-name="T2842">29</text:span><text:span text:style-name="T2843"> יֶשׁ־לְאֵ֣ל יָדִ֔י לַעֲשׂ֥וֹת עִמָּכֶ֖ם רָ֑ע וֽ͏ֵאלֹהֵ֨י אֲבִיכֶ֜ם אֶ֣מֶשׁ ׀ אָמַ֧ר אֵלַ֣י לֵאמֹ֗ר הִשָּׁ֧מֶר לְךָ֛ מִדַּבֵּ֥ר עִֽם־יַעֲקֹ֖ב מִטּ֥וֹב עַד־רָֽע׃<text:s/></text:span><text:span text:style-name="T2844">‬</text:span>‬‬<text:span text:style-name="T2845">30</text:span><text:span text:style-name="T2846"> וְעַתָּה֙ הָלֹ֣ךְ הָלַ֔כְתָּ כִּֽי־נִכְסֹ֥ף נִכְסַ֖פְתָּה לְבֵ֣ית אָבִ֑יךָ לָ֥מָּה גָנַ֖בְתָּ אֶת־אֱלֹהָֽי׃<text:s/></text:span><text:span text:style-name="T2847">‬</text:span>‬‬<text:span text:style-name="T2848">31</text:span><text:span text:style-name="T2849"> וַיַּ֥עַן יַעֲקֹ֖ב וַיֹּ֣אמֶר לְלָבָ֑ן כִּ֣י יָרֵ֔אתִי כִּ֣י אָמַ֔רְתִּי פֶּן־תִּגְזֹ֥ל אֶת־בְּנוֹתֶ֖יךָ מֵעִמִּֽי׃<text:s/></text:span><text:span text:style-name="T2850">‬</text:span>‬‬<text:span text:style-name="T2851">32</text:span><text:span text:style-name="T2852"> עִ֠ם אֲשֶׁ֨ר תִּמְצָ֣א אֶת־אֱלֹהֶיךָ֮ לֹ֣א יִֽחְיֶה֒ נֶ֣גֶד אַחֵ֧ינוּ הַֽכֶּר־לְךָ֛ מָ֥ה עִמָּדִ֖י וְקַֽח־לָ֑ךְ וְלֹֽא־יָדַ֣ע יַעֲקֹ֔ב כִּ֥י רָחֵ֖ל גְּנָבָֽתַם׃<text:s/></text:span><text:span text:style-name="T2853">‬</text:span>‬‬<text:span text:style-name="T2854">33</text:span><text:span text:style-name="T2855"> וַיָּבֹ֨א לָבָ֜ן בְּאֹ֥הֶל יַעֲקֹ֣ב ׀ וּבְאֹ֣הֶל לֵאָ֗ה וּבְאֹ֛הֶל שְׁתֵּ֥י הָאֲמָהֹ֖ת וְלֹ֣א מָצָ֑א וַיֵּצֵא֙ מֵאֹ֣הֶל לֵאָ֔ה וַיָּבֹ֖א בְּאֹ֥הֶל רָחֵֽל׃<text:s/></text:span><text:span text:style-name="T2856">‬</text:span>‬‬<text:span text:style-name="T2857">34</text:span><text:span text:style-name="T2858"> וְרָחֵ֞ל לָקְחָ֣ה אֶת־הַתְּרָפִ֗ים וַתְּשִׂמֵ֛ם בְּכַ֥ר הַגָּמָ֖ל וַתֵּ֣שֶׁב עֲלֵיהֶ֑ם וַיְמַשֵּׁ֥שׁ לָבָ֛ן אֶת־כָּל־הָאֹ֖הֶל וְלֹ֥א מָצָֽא׃<text:s/></text:span><text:span text:style-name="T2859">‬</text:span>‬‬<text:span text:style-name="T2860">35</text:span><text:span text:style-name="T2861"> וַתֹּ֣אמֶר אֶל־אָבִ֗יהָ אַל־יִ֙חַר֙ בְּעֵינֵ֣י אֲדֹנִ֔י כִּ֣י ל֤וֹא אוּכַל֙ לָק֣וּם מִפָּנֶ֔יךָ כִּי־דֶ֥רֶךְ נָשִׁ֖ים לִ֑י וַיְחַפֵּ֕שׂ וְלֹ֥א מָצָ֖א אֶת־הַתְּרָפִֽים׃<text:s/></text:span><text:span text:style-name="T2862">‬</text:span>‬‬<text:span text:style-name="T2863">36</text:span><text:span text:style-name="T2864"> וַיִּ֥חַר לְיַעֲקֹ֖ב וַיָּ֣רֶב בְּלָבָ֑ן וַיַּ֤עַן יַעֲקֹב֙ וַיֹּ֣אמֶר לְלָבָ֔ן מַה־פִּשְׁעִי֙ מַ֣ה חַטָּאתִ֔י כִּ֥י דָלַ֖קְתָּ אַחֲרָֽי׃<text:s/></text:span><text:span text:style-name="T2865">‬</text:span>‬‬<text:span text:style-name="T2866">37</text:span><text:span text:style-name="T2867"> כִּֽי־מִשַּׁ֣שְׁתָּ אֶת־כָּל־כֵּלַ֗י מַה־מָּצָ֙אתָ֙ מִכֹּ֣ל כְּלֵי־בֵיתֶ֔ךָ שִׂ֣ים כֹּ֔ה נֶ֥גֶד אַחַ֖י וְאַחֶ֑יךָ וְיוֹכִ֖יחוּ בֵּ֥ין שְׁנֵֽינוּ׃<text:s/></text:span><text:span text:style-name="T2868">‬</text:span>‬‬<text:span text:style-name="T2869">38</text:span><text:span text:style-name="T2870"> זֶה֩ עֶשְׂרִ֨ים שָׁנָ֤ה אָנֹכִי֙ עִמָּ֔ךְ רְחֵלֶ֥יךָ וְעִזֶּ֖יךָ לֹ֣א שִׁכֵּ֑לוּ וְאֵילֵ֥י צֹאנְךָ֖ לֹ֥א אָכָֽלְתִּי׃<text:s/></text:span><text:span text:style-name="T2871">‬</text:span>‬‬<text:span text:style-name="T2872">39</text:span><text:span text:style-name="T2873"> טְרֵפָה֙ לֹא־הֵבֵ֣אתִי אֵלֶ֔יךָ אָנֹכִ֣י אֲחַטֶּ֔נָּה מִיָּדִ֖י תְּבַקְשֶׁ֑נָּה גְּנֻֽבְתִ֣י י֔וֹם וּגְנֻֽבְתִ֖י לָֽיְלָה׃<text:s/></text:span><text:span text:style-name="T2874">‬</text:span>‬‬<text:span text:style-name="T2875">40</text:span><text:span text:style-name="T2876"> הָיִ֧יתִי בַיּ֛וֹם אֲכָלַ֥נִי חֹ֖רֶב וְקֶ֣רַח בַּלָּ֑יְלָה וַתִּדַּ֥ד שְׁנָתִ֖י מֵֽעֵינָֽי׃<text:s/></text:span><text:span text:style-name="T2877">‬</text:span>‬‬<text:span text:style-name="T2878">41</text:span><text:span text:style-name="T2879"> זֶה־לִּ֞י עֶשְׂרִ֣ים שָׁנָה֮ בְּבֵיתֶךָ֒ עֲבַדְתִּ֜יךָ אַרְבַּֽע־עֶשְׂרֵ֤ה שָׁנָה֙ בִּשְׁתֵּ֣י בְנֹתֶ֔יךָ וְשֵׁ֥שׁ שָׁנִ֖ים בְּצֹאנֶ֑ךָ וַתַּחֲלֵ֥ף אֶת־מַשְׂכֻּרְתִּ֖י עֲשֶׂ֥רֶת מֹנִֽים׃<text:s/></text:span><text:span text:style-name="T2880">‬</text:span>‬‬<text:span text:style-name="T2881">42</text:span><text:span text:style-name="T2882"> לוּלֵ֡י אֱלֹהֵ֣י אָבִי֩ אֱלֹהֵ֨י אַבְרָהָ֜ם וּפַ֤חַד יִצְחָק֙ הָ֣יָה לִ֔י כִּ֥י עַתָּ֖ה רֵיקָ֣ם שִׁלַּחְתָּ֑נִי אֶת־עָנְיִ֞י וְאֶת־יְגִ֧יעַ כַּפַּ֛י רָאָ֥ה אֱלֹהִ֖ים וַיּ֥וֹכַח אָֽמֶשׁ׃<text:s/></text:span><text:span text:style-name="T2883">‬</text:span>‬‬<text:span text:style-name="T2884">43</text:span><text:span text:style-name="T2885"> וַיַּ֨עַן לָבָ֜ן וַיֹּ֣אמֶר אֶֽל־יַעֲקֹ֗ב הַבָּנ֨וֹת בְּנֹתַ֜י וְהַבָּנִ֤ים בָּנַי֙ וְהַצֹּ֣אן צֹאנִ֔י וְכֹ֛ל אֲשֶׁר־אַתָּ֥ה רֹאֶ֖ה לִי־ה֑וּא וְלִבְנֹתַ֞י מָֽה־אֽ͏ֶעֱשֶׂ֤ה לָאֵ֙לֶּה֙ הַיּ֔וֹם א֥וֹ לִבְנֵיהֶ֖ן אֲשֶׁ֥ר יָלָֽדוּ׃<text:s/></text:span><text:span text:style-name="T2886">‬</text:span>‬‬<text:span text:style-name="T2887">44</text:span><text:span text:style-name="T2888"> וְעַתָּ֗ה לְכָ֛ה נִכְרְתָ֥ה בְרִ֖ית אֲנִ֣י וָאָ֑תָּה וְהָיָ֥ה לְעֵ֖ד בֵּינִ֥י וּבֵינֶֽךָ׃<text:s/></text:span><text:span text:style-name="T2889">‬</text:span>‬‬<text:span text:style-name="T2890">45</text:span><text:span text:style-name="T2891"> וַיִּקַּ֥ח יַעֲקֹ֖ב אָ֑בֶן וַיְרִימֶ֖הָ מַצֵּבָֽה׃<text:s/></text:span><text:span text:style-name="T2892">‬</text:span>‬‬<text:span text:style-name="T2893">46</text:span><text:span text:style-name="T2894"> וַיֹּ֨אמֶר יַעֲקֹ֤ב לְאֶחָיו֙ לִקְט֣וּ אֲבָנִ֔ים וַיִּקְח֥וּ אֲבָנִ֖ים וַיַּֽעֲשׂוּ־גָ֑ל וַיֹּ֥אכְלוּ שָׁ֖ם עַל־הַגָּֽל׃<text:s/></text:span><text:span text:style-name="T2895">‬</text:span>‬‬<text:span text:style-name="T2896">47</text:span><text:span text:style-name="T2897"> וַיִּקְרָא־ל֣וֹ לָבָ֔ן יְגַ֖ר שָׂהֲדוּתָ֑א וְיַֽעֲקֹ֔ב קָ֥רָא ל֖וֹ גַּלְעֵֽד׃<text:s/></text:span><text:span text:style-name="T2898">‬</text:span>‬‬<text:span text:style-name="T2899">48</text:span><text:span text:style-name="T2900"> וַיֹּ֣אמֶר לָבָ֔ן הַגַּ֨ל הַזֶּ֥ה עֵ֛ד בֵּינִ֥י וּבֵינְךָ֖ הַיּ֑וֹם עַל־כֵּ֥ן קָרָֽא־שְׁמ֖וֹ גַּלְעֵֽד׃<text:s/></text:span><text:span text:style-name="T2901">‬</text:span>‬‬<text:span text:style-name="T2902">49</text:span><text:span text:style-name="T2903"> וְהַמִּצְפָּה֙ אֲשֶׁ֣ר אָמַ֔ר יִ֥צֶף יְהוָ֖ה בֵּינִ֣י וּבֵינֶ֑ךָ כִּ֥י נִסָּתֵ֖ר אִ֥ישׁ מֵרֵעֵֽהוּ׃<text:s/></text:span><text:span text:style-name="T2904">‬</text:span>‬‬<text:span text:style-name="T2905">50</text:span><text:span text:style-name="T2906"> אִם־תְּעַנֶּ֣ה אֶת־בְּנֹתַ֗י וְאִם־תִּקַּ֤ח נָשִׁים֙ עַל־בְּנֹתַ֔י אֵ֥ין אִ֖ישׁ עִמָּ֑נוּ רְאֵ֕ה אֱלֹהִ֥ים עֵ֖ד בֵּינִ֥י וּבֵינֶֽךָ׃<text:s/></text:span><text:span text:style-name="T2907">‬</text:span>‬‬<text:span text:style-name="T2908">51</text:span><text:span text:style-name="T2909"> וַיֹּ֥אמֶר לָבָ֖ן לְיַעֲקֹ֑ב הִנֵּ֣ה ׀ הַגַּ֣ל הַזֶּ֗ה וְהִנֵּה֙ הַמַצֵּבָ֔ה אֲשֶׁ֥ר יָרִ֖יתִי בֵּינִ֥י וּבֵינֶֽךָ׃<text:s/></text:span><text:span text:style-name="T2910">‬</text:span>‬‬<text:span text:style-name="T2911">52</text:span><text:span text:style-name="T2912"> עֵ֚ד הַגַּ֣ל הַזֶּ֔ה וְעֵדָ֖ה הַמַּצֵּבָ֑ה אִם־אָ֗נִי לֹֽא־אֽ͏ֶעֱבֹ֤ר אֵלֶ֙יךָ֙ אֶת־הַגַּ֣ל הַזֶּ֔ה וְאִם־אַ֠תָּה לֹא־תַעֲבֹ֨ר אֵלַ֜י אֶת־הַגַּ֥ל הַזֶּ֛ה וְאֶת־הַמַּצֵּבָ֥ה הַזֹּ֖את לְרָעָֽה׃<text:s/></text:span><text:span text:style-name="T2913">‬</text:span>‬‬<text:span text:style-name="T2914">53</text:span><text:span text:style-name="T2915"> אֱלֹהֵ֨י אַבְרָהָ֜ם וֵֽאלֹהֵ֤י נָחוֹר֙ יִשְׁפְּט֣וּ בֵינֵ֔ינוּ אֱלֹהֵ֖י אֲבִיהֶ֑ם וַיִּשָּׁבַ֣ע יַעֲקֹ֔ב בְּפַ֖חַד אָבִ֥יו יִצְחָֽק׃<text:s/></text:span><text:span text:style-name="T2916">‬</text:span>‬‬<text:span text:style-name="T2917">54</text:span><text:span text:style-name="T2918"> וַיִּזְבַּ֨ח יַעֲקֹ֥ב זֶ֙בַח֙ בָּהָ֔ר וַיִּקְרָ֥א לְאֶחָ֖יו לֶאֱכָל־לָ֑חֶם וַיֹּ֣אכְלוּ לֶ֔חֶם וַיָּלִ֖ינוּ בָּהָֽר׃<text:s/></text:span><text:span text:style-name="T2919">‬</text:span>‬‬‬‬‬‬‬‬‬‬‬‬‬‬‬‬‬‬‬‬‬‬‬‬‬‬‬‬‬‬‬‬‬‬‬‬‬‬‬‬‬‬‬‬‬‬‬‬‬‬‬‬‬‬‬</text:p>
      </text:section>
      <text:section text:name="Sect31" text:style-name="S31">
        <text:soft-page-break/>
        <text:p text:style-name="P2920">Genesis 32</text:p>
        <text:p text:style-name="P2921"><text:span text:style-name="T2922">1</text:span><text:span text:style-name="T2923"> וַיַּשְׁכֵּ֨ם לָבָ֜ן בַּבֹּ֗קֶר וַיְנַשֵּׁ֧ק לְבָנָ֛יו וְלִבְנוֹתָ֖יו וַיְבָ֣רֶךְ אֶתְהֶ֑ם וַיֵּ֛לֶךְ וַיָּ֥שָׁב לָבָ֖ן לִמְקֹמֽוֹ׃<text:s/></text:span><text:span text:style-name="T2924">2</text:span><text:span text:style-name="T2925"> וְיַעֲקֹ֖ב הָלַ֣ךְ לְדַרְכּ֑וֹ וַיִּפְגְּעוּ־ב֖וֹ מַלְאֲכֵ֥י אֱלֹהִֽים׃<text:s/></text:span><text:span text:style-name="T2926">‬</text:span>‬‬<text:span text:style-name="T2927">3</text:span><text:span text:style-name="T2928"> וַיֹּ֤אמֶר יַעֲקֹב֙ כַּאֲשֶׁ֣ר רָאָ֔ם מַחֲנֵ֥ה אֱלֹהִ֖ים זֶ֑ה וַיִּקְרָ֛א שֵֽׁם־הַמָּק֥וֹם הַה֖וּא מֽ͏ַחֲנָֽיִם׃<text:s/></text:span><text:span text:style-name="T2929">פ<text:s/></text:span><text:span text:style-name="T2930">‬</text:span>‬‬‬‬</text:p>
        <text:p text:style-name="P2931"><text:span text:style-name="T2932">4</text:span><text:span text:style-name="T2933"> וַיִּשְׁלַ֨ח יַעֲקֹ֤ב מַלְאָכִים֙ לְפָנָ֔יו אֶל־עֵשָׂ֖ו אָחִ֑יו אַ֥רְצָה שֵׂעִ֖יר שְׂדֵ֥ה אֱדֽוֹם׃<text:s/></text:span><text:span text:style-name="T2934">‬</text:span>‬‬<text:span text:style-name="T2935">5</text:span><text:span text:style-name="T2936"> וַיְצַ֤ו אֹתָם֙ לֵאמֹ֔ר כֹּ֣ה תֹאמְר֔וּן לַֽאדֹנִ֖י לְעֵשָׂ֑ו כֹּ֤ה אָמַר֙ עַבְדְּךָ֣ יַעֲקֹ֔ב עִם־לָבָ֣ן גַּ֔רְתִּי וָאֵחַ֖ר עַד־עָֽתָּה׃<text:s/></text:span><text:span text:style-name="T2937">‬</text:span>‬‬<text:span text:style-name="T2938">6</text:span><text:span text:style-name="T2939"> וַֽיְהִי־לִי֙ שׁ֣וֹר וַחֲמ֔וֹר צֹ֖אן וְעֶ֣בֶד וְשִׁפְחָ֑ה וָֽאֶשְׁלְחָה֙ לְהַגִּ֣יד לֽ͏ַאדֹנִ֔י לִמְצֹא־חֵ֖ן בְּעֵינֶֽיךָ׃<text:s/></text:span><text:span text:style-name="T2940">‬</text:span>‬‬<text:span text:style-name="T2941">7</text:span><text:span text:style-name="T2942"> וַיָּשֻׁ֙בוּ֙ הַמַּלְאָכִ֔ים אֶֽל־יַעֲקֹ֖ב לֵאמֹ֑ר בָּ֤אנוּ אֶל־אָחִ֙יךָ֙ אֶל־עֵשָׂ֔ו וְגַם֙ הֹלֵ֣ךְ לִקְרָֽאתְךָ֔ וְאַרְבַּע־מֵא֥וֹת אִ֖ישׁ עִמּֽוֹ׃<text:s/></text:span><text:span text:style-name="T2943">‬</text:span>‬‬<text:span text:style-name="T2944">8</text:span><text:span text:style-name="T2945"> וַיִּירָ֧א יַעֲקֹ֛ב מְאֹ֖ד וַיֵּ֣צֶר ל֑וֹ וַיַּ֜חַץ אֶת־הָעָ֣ם אֲשֶׁר־אִתּ֗וֹ וְאֶת־הַצֹּ֧אן וְאֶת־הַבָּקָ֛ר וְהַגְּמַלִּ֖ים לִשְׁנֵ֥י מַחֲנֽוֹת׃<text:s/></text:span><text:span text:style-name="T2946">‬</text:span>‬‬<text:span text:style-name="T2947">9</text:span><text:span text:style-name="T2948"> וַיֹּ֕אמֶר אִם־יָב֥וֹא עֵשָׂ֛ו אֶל־הַמַּחֲנֶ֥ה הָאַחַ֖ת וְהִכָּ֑הוּ וְהָיָ֛ה הַמַּחֲנֶ֥ה הַנִּשְׁאָ֖ר לִפְלֵיטָֽה׃<text:s/></text:span><text:span text:style-name="T2949">‬</text:span>‬‬<text:span text:style-name="T2950">10</text:span><text:span text:style-name="T2951"> וַיֹּאמֶר֮ יַעֲקֹב֒ אֱלֹהֵי֙ אָבִ֣י אַבְרָהָ֔ם וֵאלֹהֵ֖י אָבִ֣י יִצְחָ֑ק יְהוָ֞ה הָאֹמֵ֣ר אֵלַ֗י שׁ֧וּב לְאַרְצְךָ֛ וּלְמוֹלַדְתְּךָ֖ וְאֵיטִ֥יבָה עִמָּֽךְ׃<text:s/></text:span><text:span text:style-name="T2952">‬</text:span>‬‬<text:span text:style-name="T2953">11</text:span><text:span text:style-name="T2954"> קָטֹ֜נְתִּי מִכֹּ֤ל הַחֲסָדִים֙ וּמִכָּל־הָ֣אֱמֶ֔ת אֲשֶׁ֥ר עָשִׂ֖יתָ אֶת־עַבְדֶּ֑ךָ כִּ֣י בְמַקְלִ֗י עָבַ֙רְתִּי֙ אֶת־הַיַּרְדֵּ֣ן הַזֶּ֔ה וְעַתָּ֥ה הָיִ֖יתִי לִשְׁנֵ֥י מַחֲנֽוֹת׃<text:s/></text:span><text:span text:style-name="T2955">‬</text:span>‬‬<text:span text:style-name="T2956">12</text:span><text:span text:style-name="T2957"> הַצִּילֵ֥נִי נָ֛א מִיַּ֥ד אָחִ֖י מִיַּ֣ד עֵשָׂ֑ו כִּֽי־יָרֵ֤א אָנֹכִי֙ אֹת֔וֹ פֶּן־יָב֣וֹא וְהִכַּ֔נִי אֵ֖ם עַל־בָּנִֽים׃<text:s/></text:span><text:span text:style-name="T2958">‬</text:span>‬‬<text:span text:style-name="T2959">13</text:span><text:span text:style-name="T2960"> וְאַתָּ֣ה אָמַ֔רְתָּ הֵיטֵ֥ב אֵיטִ֖יב עִמָּ֑ךְ וְשַׂמְתִּ֤י אֶֽת־זַרְעֲךָ֙ כְּח֣וֹל הַיָּ֔ם אֲשֶׁ֥ר לֹא־יִסָּפֵ֖ר מֵרֹֽב׃<text:s/></text:span><text:span text:style-name="T2961">‬</text:span>‬‬<text:span text:style-name="T2962">14</text:span><text:span text:style-name="T2963"> וַיָּ֥לֶן שָׁ֖ם בַּלַּ֣יְלָה הַה֑וּא וַיִּקַּ֞ח מִן־הַבָּ֧א בְיָד֛וֹ מִנְחָ֖ה לְעֵשָׂ֥ו אָחִֽיו׃<text:s/></text:span><text:span text:style-name="T2964">‬</text:span>‬‬<text:span text:style-name="T2965">15</text:span><text:span text:style-name="T2966"> עִזִּ֣ים מָאתַ֔יִם וּתְיָשִׁ֖ים עֶשְׂרִ֑ים רְחֵלִ֥ים מָאתַ֖יִם וְאֵילִ֥ים עֶשְׂרִֽים׃<text:s/></text:span><text:span text:style-name="T2967">‬</text:span>‬‬<text:span text:style-name="T2968">16</text:span><text:span text:style-name="T2969"> גְּמַלִּ֧ים מֵינִיק֛וֹת וּבְנֵיהֶ֖ם שְׁלֹשִׁ֑ים פָּר֤וֹת אַרְבָּעִים֙ וּפָרִ֣ים עֲשָׂרָ֔ה אֲתֹנֹ֣ת עֶשְׂרִ֔ים וַעְיָרִ֖ם עֲשָׂרָֽה׃<text:s/></text:span><text:span text:style-name="T2970">‬</text:span>‬‬<text:span text:style-name="T2971">17</text:span><text:span text:style-name="T2972"> וַיִּתֵּן֙ בְּיַד־עֲבָדָ֔יו עֵ֥דֶר עֵ֖דֶר לְבַדּ֑וֹ וַיֹּ֤אמֶר אֶל־עֲבָדָיו֙ עִבְר֣וּ לְפָנַ֔י וְרֶ֣וַח תָּשִׂ֔ימוּ בֵּ֥ין עֵ֖דֶר וּבֵ֥ין עֵֽדֶר׃<text:s/></text:span><text:span text:style-name="T2973">‬</text:span>‬‬<text:span text:style-name="T2974">18</text:span><text:span text:style-name="T2975"> וַיְצַ֥ו אֶת־הָרִאשׁ֖וֹן לֵאמֹ֑ר כִּ֣י יִֽפְגָּשְׁךָ֞ עֵשָׂ֣ו אָחִ֗י וִשְׁאֵֽלְךָ֙ לֵאמֹ֔ר לְמִי־אַ֙תָּה֙ וְאָ֣נָה תֵלֵ֔ךְ וּלְמִ֖י אֵ֥לֶּה לְפָנֶֽיךָ׃<text:s/></text:span><text:span text:style-name="T2976">‬</text:span>‬‬<text:span text:style-name="T2977">19</text:span><text:span text:style-name="T2978"> וְאָֽמַרְתָּ֙ לְעַבְדְּךָ֣ לְיַעֲקֹ֔ב מִנְחָ֥ה הִוא֙ שְׁלוּחָ֔ה לֽ͏ַאדֹנִ֖י לְעֵשָׂ֑ו וְהִנֵּ֥ה גַם־ה֖וּא אַחֲרֵֽינוּ׃<text:s/></text:span><text:span text:style-name="T2979">‬</text:span>‬‬<text:span text:style-name="T2980">20</text:span><text:span text:style-name="T2981"> וַיְצַ֞ו גַּ֣ם אֶת־הַשֵּׁנִ֗י גַּ֚ם אֶת־הַשְּׁלִישִׁ֔י גַּ֚ם אֶת־כָּל־הַהֹ֣לְכִ֔ים אַחֲרֵ֥י הָעֲדָרִ֖ים לֵאמֹ֑ר כַּדָּבָ֤ר הַזֶּה֙ תְּדַבְּר֣וּן אֶל־עֵשָׂ֔ו בְּמֹצַאֲכֶ֖ם אֹתֽוֹ׃<text:s/></text:span><text:span text:style-name="T2982">‬</text:span>‬‬<text:span text:style-name="T2983">21</text:span><text:span text:style-name="T2984"> וַאֲמַרְתֶּ֕ם גַּ֗ם הִנֵּ֛ה עַבְדְּךָ֥ יַעֲקֹ֖ב אַחֲרֵ֑ינוּ כִּֽי־אָמַ֞ר אֲכַפְּרָ֣ה פָנָ֗יו בַּמִּנְחָה֙ הַהֹלֶ֣כֶת לְפָנָ֔י וְאַחֲרֵי־כֵן֙ אֶרְאֶ֣ה פָנָ֔יו אוּלַ֖י יִשָּׂ֥א פָנָֽי׃<text:s/></text:span><text:span text:style-name="T2985">‬</text:span>‬‬<text:span text:style-name="T2986">22</text:span><text:span text:style-name="T2987"> וַתַּעֲבֹ֥ר הַמִּנְחָ֖ה עַל־פָּנָ֑יו וְה֛וּא לָ֥ן בַּלַּֽיְלָה־הַה֖וּא בַּֽמַּחֲנֶֽה׃<text:s/></text:span><text:span text:style-name="T2988">‬</text:span>‬‬<text:span text:style-name="T2989">23</text:span><text:span text:style-name="T2990"> וַיָּ֣קָם ׀ בַּלַּ֣יְלָה ה֗וּא וַיִּקַּ֞ח אֶת־שְׁתֵּ֤י נָשָׁיו֙ וְאֶת־שְׁתֵּ֣י שִׁפְחֹתָ֔יו וְאֶת־אַחַ֥ד עָשָׂ֖ר יְלָדָ֑יו וַֽיַּעֲבֹ֔ר אֵ֖ת מַעֲבַ֥ר יַבֹּֽק׃<text:s/></text:span><text:span text:style-name="T2991">‬</text:span>‬‬<text:span text:style-name="T2992">24</text:span><text:span text:style-name="T2993"> וַיִּקָּחֵ֔ם וַיַּֽעֲבִרֵ֖ם אֶת־הַנָּ֑חַל וַֽיַּעֲבֵ֖ר אֶת־אֲשֶׁר־לוֹ׃<text:s/></text:span><text:span text:style-name="T2994">‬</text:span>‬‬<text:span text:style-name="T2995">25</text:span><text:span text:style-name="T2996"> וַיִּוָּתֵ֥ר יַעֲקֹ֖ב לְבַדּ֑וֹ וַיֵּאָבֵ֥ק אִישׁ֙ עִמּ֔וֹ עַ֖ד עֲל֥וֹת הַשָּֽׁחַר׃<text:s/></text:span><text:span text:style-name="T2997">‬</text:span>‬‬<text:span text:style-name="T2998">26</text:span><text:span text:style-name="T2999"> וַיַּ֗רְא כִּ֣י לֹ֤א יָכֹל֙ ל֔וֹ וַיִּגַּ֖ע בְּכַף־יְרֵכ֑וֹ וַתֵּ֙קַע֙ כַּף־יֶ֣רֶךְ יַעֲקֹ֔ב בְּהֵֽאָבְק֖וֹ עִמּֽוֹ׃<text:s/></text:span><text:span text:style-name="T3000">‬</text:span>‬‬<text:span text:style-name="T3001">27</text:span><text:span text:style-name="T3002"> וַיֹּ֣אמֶר שַׁלְּחֵ֔נִי כִּ֥י עָלָ֖ה הַשָּׁ֑חַר וַיֹּ֙אמֶר֙ לֹ֣א אֲשַֽׁלֵּחֲךָ֔ כִּ֖י אִם־בֵּרַכְתָּֽנִי׃<text:s/></text:span><text:span text:style-name="T3003">‬</text:span>‬‬<text:span text:style-name="T3004">28</text:span><text:span text:style-name="T3005"> וַיֹּ֥אמֶר אֵלָ֖יו מַה־שְּׁמֶ֑ךָ<text:s/></text:span><text:soft-page-break/><text:span text:style-name="T3006">וַיֹּ֖אמֶר יַעֲקֹֽב׃<text:s/></text:span><text:span text:style-name="T3007">‬</text:span>‬‬<text:span text:style-name="T3008">29</text:span><text:span text:style-name="T3009"> וַיֹּ֗אמֶר לֹ֤א יַעֲקֹב֙ יֵאָמֵ֥ר עוֹד֙ שִׁמְךָ֔ כִּ֖י אִם־יִשְׂרָאֵ֑ל כִּֽי־שָׂרִ֧יתָ עִם־אֱלֹהִ֛ים וְעִם־אֲנָשִׁ֖ים וַתּוּכָֽל׃<text:s/></text:span><text:span text:style-name="T3010">‬</text:span>‬‬<text:span text:style-name="T3011">30</text:span><text:span text:style-name="T3012"> וַיִּשְׁאַ֣ל יַעֲקֹ֗ב וַיֹּ֙אמֶר֙ הַגִּֽידָה־נָּ֣א שְׁמֶ֔ךָ וַיֹּ֕אמֶר לָ֥מָּה זֶּ֖ה תִּשְׁאַ֣ל לִשְׁמִ֑י וַיְבָ֥רֶךְ אֹת֖וֹ שָֽׁם׃<text:s/></text:span><text:span text:style-name="T3013">‬</text:span>‬‬<text:span text:style-name="T3014">31</text:span><text:span text:style-name="T3015"> וַיִּקְרָ֧א יַעֲקֹ֛ב שֵׁ֥ם הַמָּק֖וֹם פְּנִיאֵ֑ל כִּֽי־רָאִ֤יתִי אֱלֹהִים֙ פָּנִ֣ים אֶל־פָּנִ֔ים וַתִּנָּצֵ֖ל נַפְשִֽׁי׃<text:s/></text:span><text:span text:style-name="T3016">‬</text:span>‬‬<text:span text:style-name="T3017">32</text:span><text:span text:style-name="T3018"> וַיִּֽזְרַֽח־ל֣וֹ הַשֶּׁ֔מֶשׁ כַּאֲשֶׁ֥ר עָבַ֖ר אֶת־פְּנוּאֵ֑ל וְה֥וּא צֹלֵ֖עַ עַל־יְרֵכֽוֹ׃<text:s/></text:span><text:span text:style-name="T3019">‬</text:span>‬‬<text:span text:style-name="T3020">33</text:span><text:span text:style-name="T3021"> עַל־כֵּ֡ן לֹֽא־יֹאכְל֨וּ בְנֵֽי־יִשְׂרָאֵ֜ל אֶת־גִּ֣יד הַנָּשֶׁ֗ה אֲשֶׁר֙ עַל־כַּ֣ף הַיָּרֵ֔ךְ עַ֖ד הַיּ֣וֹם הַזֶּ֑ה כִּ֤י נָגַע֙ בְּכַף־יֶ֣רֶךְ יַעֲקֹ֔ב בְּגִ֖יד הַנָּשֶֽׁה׃<text:s/></text:span><text:span text:style-name="T3022">‬</text:span>‬‬‬‬‬‬‬‬‬‬‬‬‬‬‬‬‬‬‬‬‬‬‬‬‬‬‬‬‬‬‬‬</text:p>
      </text:section>
      <text:section text:name="Sect32" text:style-name="S32">
        <text:p text:style-name="P3023">Genesis 33</text:p>
        <text:p text:style-name="P3024"><text:span text:style-name="T3025">1</text:span><text:span text:style-name="T3026"> וַיִּשָּׂ֨א יַעֲקֹ֜ב עֵינָ֗יו וַיַּרְא֙ וְהִנֵּ֣ה עֵשָׂ֣ו בָּ֔א וְעִמּ֕וֹ אַרְבַּ֥ע מֵא֖וֹת אִ֑ישׁ וַיַּ֣חַץ אֶת־הַיְלָדִ֗ים עַל־לֵאָה֙ וְעַל־רָחֵ֔ל וְעַ֖ל שְׁתֵּ֥י הַשְּׁפָחֽוֹת׃<text:s/></text:span><text:span text:style-name="T3027">2</text:span><text:span text:style-name="T3028"> וַיָּ֧שֶׂם אֶת־הַשְּׁפָח֛וֹת וְאֶת־יַלְדֵיהֶ֖ן רִֽאשֹׁנָ֑ה וְאֶת־לֵאָ֤ה וִֽילָדֶ֙יהָ֙ אַחֲרֹנִ֔ים וְאֶת־רָחֵ֥ל וְאֶת־יוֹסֵ֖ף אַחֲרֹנִֽים׃<text:s/></text:span><text:span text:style-name="T3029">‬</text:span>‬‬<text:span text:style-name="T3030">3</text:span><text:span text:style-name="T3031"> וְה֖וּא עָבַ֣ר לִפְנֵיהֶ֑ם וַיִּשְׁתַּ֤חוּ אַ֙רְצָה֙ שֶׁ֣בַע פְּעָמִ֔ים עַד־גִּשְׁתּ֖וֹ עַד־אָחִֽיו׃<text:s/></text:span><text:span text:style-name="T3032">‬</text:span>‬‬<text:span text:style-name="T3033">4</text:span><text:span text:style-name="T3034"> וַיָּ֨רָץ עֵשָׂ֤ו לִקְרָאתוֹ֙ וֽ͏ַיְחַבְּקֵ֔הוּ וַיִּפֹּ֥ל עַל־צַוָּארָ֖ו וַׄיִּׄשָּׁׄקֵ֑ׄהׄוּׄ וַיִּבְכּֽוּ׃<text:s/></text:span><text:span text:style-name="T3035">‬</text:span>‬‬‬<text:span text:style-name="T3036">5</text:span><text:span text:style-name="T3037"> וַיִּשָּׂ֣א אֶת־עֵינָ֗יו וַיַּ֤רְא אֶת־הַנָּשִׁים֙ וְאֶת־הַיְלָדִ֔ים וַיֹּ֖אמֶר מִי־אֵ֣לֶּה לָּ֑ךְ וַיֹּאמַ֕ר הַיְלָדִ֕ים אֲשֶׁר־חָנַ֥ן אֱלֹהִ֖ים אֶת־עַבְדֶּֽךָ׃<text:s/></text:span><text:span text:style-name="T3038">‬</text:span>‬‬<text:span text:style-name="T3039">6</text:span><text:span text:style-name="T3040"> וַתִּגַּ֧שְׁןָ הַשְּׁפָח֛וֹת הֵ֥נָּה וְיַלְדֵיהֶ֖ן וַתִּֽשְׁתַּחֲוֶֽיןָ׃<text:s/></text:span><text:span text:style-name="T3041">‬</text:span>‬‬<text:span text:style-name="T3042">7</text:span><text:span text:style-name="T3043"> וַתִּגַּ֧שׁ גַּם־לֵאָ֛ה וִילָדֶ֖יהָ וַיִּֽשְׁתַּחֲו֑וּ וְאַחַ֗ר נִגַּ֥שׁ יוֹסֵ֛ף וְרָחֵ֖ל וַיִּֽשְׁתַּחֲוֽוּ׃<text:s/></text:span><text:span text:style-name="T3044">‬</text:span>‬‬<text:span text:style-name="T3045">8</text:span><text:span text:style-name="T3046"> וַיֹּ֕אמֶר מִ֥י לְךָ֛ כָּל־הַמַּחֲנֶ֥ה הַזֶּ֖ה אֲשֶׁ֣ר פָּגָ֑שְׁתִּי וַיֹּ֕אמֶר לִמְצֹא־חֵ֖ן בְּעֵינֵ֥י אֲדֹנִֽי׃<text:s/></text:span><text:span text:style-name="T3047">‬</text:span>‬‬<text:span text:style-name="T3048">9</text:span><text:span text:style-name="T3049"> וַיֹּ֥אמֶר עֵשָׂ֖ו יֶשׁ־לִ֣י רָ֑ב אָחִ֕י יְהִ֥י לְךָ֖ אֲשֶׁר־לָֽךְ׃<text:s/></text:span><text:span text:style-name="T3050">‬</text:span>‬‬<text:span text:style-name="T3051">10</text:span><text:span text:style-name="T3052"> וַיֹּ֣אמֶר יַעֲקֹ֗ב אַל־נָא֙ אִם־נָ֨א מָצָ֤אתִי חֵן֙ בְּעֵינֶ֔יךָ וְלָקַחְתָּ֥ מִנְחָתִ֖י מִיָּדִ֑י כִּ֣י עַל־כֵּ֞ן רָאִ֣יתִי פָנֶ֗יךָ כִּרְאֹ֛ת פְּנֵ֥י אֱלֹהִ֖ים וַתִּרְצֵֽנִי׃<text:s/></text:span><text:span text:style-name="T3053">‬</text:span>‬‬<text:span text:style-name="T3054">11</text:span><text:span text:style-name="T3055"> קַח־נָ֤א אֶת־בִּרְכָתִי֙ אֲשֶׁ֣ר הֻבָ֣את לָ֔ךְ כִּֽי־חַנַּ֥נִי אֱלֹהִ֖ים וְכִ֣י יֶשׁ־לִי־כֹ֑ל וַיִּפְצַר־בּ֖וֹ וַיִּקָּֽח׃<text:s/></text:span><text:span text:style-name="T3056">‬</text:span>‬‬<text:span text:style-name="T3057">12</text:span><text:span text:style-name="T3058"> וַיֹּ֖אמֶר נִסְעָ֣ה וְנֵלֵ֑כָה וְאֵלְכָ֖ה לְנֶגְדֶּֽךָ׃<text:s/></text:span><text:span text:style-name="T3059">‬</text:span>‬‬<text:span text:style-name="T3060">13</text:span><text:span text:style-name="T3061"> וַיֹּ֣אמֶר אֵלָ֗יו אֲדֹנִ֤י יֹדֵ֙עַ֙ כִּֽי־הַיְלָדִ֣ים רַכִּ֔ים וְהַצֹּ֥אן וְהַבָּקָ֖ר עָל֣וֹת עָלָ֑י וּדְפָקוּם֙ י֣וֹם אֶחָ֔ד וָמֵ֖תוּ כָּל־הַצֹּֽאן׃<text:s/></text:span><text:span text:style-name="T3062">‬</text:span>‬‬<text:span text:style-name="T3063">14</text:span><text:span text:style-name="T3064"> יַעֲבָר־נָ֥א אֲדֹנִ֖י לִפְנֵ֣י עַבְדּ֑וֹ וַאֲנִ֞י אֶֽתְנָהֲלָ֣ה לְאִטִּ֗י לְרֶ֨גֶל הַמְּלָאכָ֤ה אֲשֶׁר־לְפָנַי֙ וּלְרֶ֣גֶל הַיְלָדִ֔ים עַ֛ד אֲשֶׁר־אָבֹ֥א אֶל־אֲדֹנִ֖י שֵׂעִֽירָה׃<text:s/></text:span><text:span text:style-name="T3065">‬</text:span>‬‬<text:span text:style-name="T3066">15</text:span><text:span text:style-name="T3067"> וַיֹּ֣אמֶר עֵשָׂ֔ו אַצִּֽיגָה־נָּ֣א עִמְּךָ֔ מִן־הָעָ֖ם אֲשֶׁ֣ר אִתִּ֑י וַיֹּ֙אמֶר֙ לָ֣מָּה זֶּ֔ה אֶמְצָא־חֵ֖ן בְּעֵינֵ֥י אֲדֹנִֽי׃<text:s/></text:span><text:span text:style-name="T3068">‬</text:span>‬‬<text:span text:style-name="T3069">16</text:span><text:span text:style-name="T3070"> וַיָּשָׁב֩ בַּיּ֨וֹם הַה֥וּא עֵשָׂ֛ו לְדַרְכּ֖וֹ שֵׂעִֽירָה׃<text:s/></text:span><text:span text:style-name="T3071">‬</text:span>‬‬<text:span text:style-name="T3072">17</text:span><text:span text:style-name="T3073"> וְיַעֲקֹב֙ נָסַ֣ע סֻכֹּ֔תָה וַיִּ֥בֶן ל֖וֹ בָּ֑יִת וּלְמִקְנֵ֙הוּ֙ עָשָׂ֣ה סֻכֹּ֔ת עַל־כֵּ֛ן קָרָ֥א שֵׁם־הַמָּק֖וֹם סֻכּֽוֹת׃</text:span><text:span text:style-name="T3074"><text:s/>ס<text:s/></text:span><text:span text:style-name="T3075">‬</text:span>‬‬<text:span text:style-name="T3076">18</text:span><text:span text:style-name="T3077"> וַיָּבֹא֩ יַעֲקֹ֨ב שָׁלֵ֜ם עִ֣יר שְׁכֶ֗ם אֲשֶׁר֙ בְּאֶ֣רֶץ כְּנַ֔עַן בְּבֹא֖וֹ מִפַּדַּ֣ן אֲרָ֑ם וַיִּ֖חַן אֶת־פְּנֵ֥י הָעִֽיר׃<text:s/></text:span><text:span text:style-name="T3078">‬</text:span>‬‬<text:span text:style-name="T3079">19</text:span><text:span text:style-name="T3080"> וַיִּ֜קֶן אֶת־חֶלְקַ֣ת הַשָּׂדֶ֗ה אֲשֶׁ֤ר נָֽטָה־שָׁם֙ אָהֳל֔וֹ מִיַּ֥ד בְּנֵֽי־חֲמ֖וֹר אֲבִ֣י שְׁכֶ֑ם בְּמֵאָ֖ה קְשִׂיטָֽה׃<text:s/></text:span><text:span text:style-name="T3081">‬</text:span>‬‬<text:span text:style-name="T3082">20</text:span><text:span text:style-name="T3083"> וַיַּצֶּב־שָׁ֖ם מִזְבֵּ֑חַ וַיִּ֨קְרָא־ל֔וֹ אֵ֖ל אֱלֹהֵ֥י יִשְׂרָאֵֽל׃</text:span><text:span text:style-name="T3084"><text:s/>ס<text:s/></text:span><text:span text:style-name="T3085">‬</text:span>‬‬‬‬‬‬‬‬‬‬‬‬‬‬‬‬‬‬‬‬‬</text:p>
      </text:section>
      <text:section text:name="Sect33" text:style-name="S33">
        <text:soft-page-break/>
        <text:p text:style-name="P3086">Genesis 34</text:p>
        <text:p text:style-name="P3087"><text:span text:style-name="T3088">1</text:span><text:span text:style-name="T3089"> וַתֵּצֵ֤א דִינָה֙ בַּת־לֵאָ֔ה אֲשֶׁ֥ר יָלְדָ֖ה לְיַעֲקֹ֑ב לִרְא֖וֹת בִּבְנ֥וֹת הָאָֽרֶץ׃<text:s/></text:span><text:span text:style-name="T3090">‬</text:span>‬‬‬‬<text:span text:style-name="T3091">2</text:span><text:span text:style-name="T3092"> וַיַּ֨רְא אֹתָ֜הּ שְׁכֶ֧ם בֶּן־חֲמ֛וֹר הֽ͏ַחִוִּ֖י נְשִׂ֣יא הָאָ֑רֶץ וַיִּקַּ֥ח אֹתָ֛הּ וַיִּשְׁכַּ֥ב אֹתָ֖הּ וַיְעַנֶּֽהָ׃<text:s/></text:span><text:span text:style-name="T3093">‬</text:span>‬‬<text:span text:style-name="T3094">3</text:span><text:span text:style-name="T3095"> וַתִּדְבַּ֣ק נַפְשׁ֔וֹ בְּדִינָ֖ה בַּֽת־יַעֲקֹ֑ב וַיֶּֽאֱהַב֙ אֶת־הַֽנַּעֲרָ֔ וַיְדַבֵּ֖ר עַל־לֵ֥ב הַֽנַּעֲרָֽ׃<text:s/></text:span><text:span text:style-name="T3096">‬</text:span>‬‬<text:span text:style-name="T3097">4</text:span><text:span text:style-name="T3098"> וַיֹּ֣אמֶר שְׁכֶ֔ם אֶל־חֲמ֥וֹר אָבִ֖יו לֵאמֹ֑ר קַֽח־לִ֛י אֶת־הַיַּלְדָּ֥ה הַזֹּ֖את לְאִשָּֽׁה׃<text:s/></text:span><text:span text:style-name="T3099">‬</text:span>‬‬<text:span text:style-name="T3100">5</text:span><text:span text:style-name="T3101"> וְיַעֲקֹ֣ב שָׁמַ֗ע כִּ֤י טִמֵּא֙ אֶת־דִּינָ֣ה בִתּ֔וֹ וּבָנָ֛יו הָי֥וּ אֶת־מִקְנֵ֖הוּ בַּשָּׂדֶ֑ה וְהֶחֱרִ֥שׁ יַעֲקֹ֖ב עַד־בֹּאָֽם׃<text:s/></text:span><text:span text:style-name="T3102">‬</text:span>‬‬<text:span text:style-name="T3103">6</text:span><text:span text:style-name="T3104"> וַיֵּצֵ֛א חֲמ֥וֹר אֲבִֽי־שְׁכֶ֖ם אֶֽל־יַעֲקֹ֑ב לְדַבֵּ֖ר אִתּֽוֹ׃<text:s/></text:span><text:span text:style-name="T3105">‬</text:span>‬‬<text:span text:style-name="T3106">7</text:span><text:span text:style-name="T3107"> וּבְנֵ֨י יַעֲקֹ֜ב בָּ֤אוּ מִן־הַשָּׂדֶה֙ כְּשָׁמְעָ֔ם וַיִּֽתְעַצְּבוּ֙ הָֽאֲנָשִׁ֔ים וַיִּ֥חַר לָהֶ֖ם מְאֹ֑ד כִּֽי־נְבָלָ֞ה עָשָׂ֣ה בְיִשְׂרָאֵ֗ל לִשְׁכַּב֙ אֶת־בַּֽת־יַעֲקֹ֔ב וְכֵ֖ן לֹ֥א יֵעָשֶֽׂה׃<text:s/></text:span><text:span text:style-name="T3108">‬</text:span>‬‬<text:span text:style-name="T3109">8</text:span><text:span text:style-name="T3110"> וַיְדַבֵּ֥ר חֲמ֖וֹר אִתָּ֣ם לֵאמֹ֑ר שְׁכֶ֣ם בְּנִ֗י חָֽשְׁקָ֤ה נַפְשׁוֹ֙ בְּבִתְּכֶ֔ם תְּנ֨וּ נָ֥א אֹתָ֛הּ ל֖וֹ לְאִשָּֽׁה׃<text:s/></text:span><text:span text:style-name="T3111">‬</text:span>‬‬<text:span text:style-name="T3112">9</text:span><text:span text:style-name="T3113"> וְהִֽתְחַתְּנ֖וּ אֹתָ֑נוּ בְּנֹֽתֵיכֶם֙ תִּתְּנוּ־לָ֔נוּ וְאֶת־בְּנֹתֵ֖ינוּ תִּקְח֥וּ לָכֶֽם׃<text:s/></text:span><text:span text:style-name="T3114">‬</text:span>‬‬<text:span text:style-name="T3115">10</text:span><text:span text:style-name="T3116"> וְאִתָּ֖נוּ תֵּשֵׁ֑בוּ וְהָאָ֙רֶץ֙ תִּהְיֶ֣ה לִפְנֵיכֶ֔ם שְׁבוּ֙ וּסְחָר֔וּהָ וְהֵֽאָחֲז֖וּ בָּֽהּ׃<text:s/></text:span><text:span text:style-name="T3117">‬</text:span>‬‬<text:span text:style-name="T3118">11</text:span><text:span text:style-name="T3119"> וַיֹּ֤אמֶר שְׁכֶם֙ אֶל־אָבִ֣יה וְאֶל־אַחֶ֔יהָ אֶמְצָא־חֵ֖ן בְּעֵינֵיכֶ֑ם וַאֲשֶׁ֥ר תֹּאמְר֛וּ אֵלַ֖י אֶתֵּֽן׃<text:s/></text:span><text:span text:style-name="T3120">‬</text:span>‬‬<text:span text:style-name="T3121">12</text:span><text:span text:style-name="T3122"> הַרְבּ֨וּ עָלַ֤י מְאֹד֙ מֹ֣הַר וּמַתָּ֔ן וְאֶ֨תְּנָ֔ה כַּאֲשֶׁ֥ר תֹּאמְר֖וּ אֵלָ֑י וּתְנוּ־לִ֥י אֶת־הַֽנַּעֲרָ֖ לְאִשָּֽׁה׃<text:s/></text:span><text:span text:style-name="T3123">‬</text:span>‬‬<text:span text:style-name="T3124">13</text:span><text:span text:style-name="T3125"> וַיַּעֲנ֨וּ בְנֵֽי־יַעֲקֹ֜ב אֶת־שְׁכֶ֨ם וְאֶת־חֲמ֥וֹר אָבִ֛יו בְּמִרְמָ֖ה וַיְדַבֵּ֑רוּ אֲשֶׁ֣ר טִמֵּ֔א אֵ֖ת דִּינָ֥ה אֲחֹתָֽם׃<text:s/></text:span><text:span text:style-name="T3126">‬</text:span>‬‬<text:span text:style-name="T3127">14</text:span><text:span text:style-name="T3128"> וַיֹּאמְר֣וּ אֲלֵיהֶ֗ם לֹ֤א נוּכַל֙ לַעֲשׂוֹת֙ הַדָּבָ֣ר הַזֶּ֔ה לָתֵת֙ אֶת־אֲחֹתֵ֔נוּ לְאִ֖ישׁ אֲשֶׁר־ל֣וֹ עָרְלָ֑ה כִּֽי־חֶרְפָּ֥ה הִ֖וא לָֽנוּ׃<text:s/></text:span><text:span text:style-name="T3129">‬</text:span>‬‬<text:span text:style-name="T3130">15</text:span><text:span text:style-name="T3131"> אַךְ־בְּזֹ֖את נֵא֣וֹת לָכֶ֑ם אִ֚ם תִּהְי֣וּ כָמֹ֔נוּ לְהִמֹּ֥ל לָכֶ֖ם כָּל־זָכָֽר׃<text:s/></text:span><text:span text:style-name="T3132">‬</text:span>‬‬<text:span text:style-name="T3133">16</text:span><text:span text:style-name="T3134"> וְנָתַ֤נּוּ אֶת־בְּנֹתֵ֙ינוּ֙ לָכֶ֔ם וְאֶת־בְּנֹתֵיכֶ֖ם נִֽקַּֽח־לָ֑נוּ וְיָשַׁ֣בְנוּ אִתְּכֶ֔ם וְהָיִ֖ינוּ לְעַ֥ם אֶחָֽד׃<text:s/></text:span><text:span text:style-name="T3135">‬</text:span>‬‬<text:span text:style-name="T3136">17</text:span><text:span text:style-name="T3137"> וְאִם־לֹ֧א תִשְׁמְע֛וּ אֵלֵ֖ינוּ לְהִמּ֑וֹל וְלָקַ֥חְנוּ אֶת־בִּתֵּ֖נוּ וְהָלָֽכְנוּ׃<text:s/></text:span><text:span text:style-name="T3138">‬</text:span>‬‬<text:span text:style-name="T3139">18</text:span><text:span text:style-name="T3140"> וַיִּֽיטְב֥וּ דִבְרֵיהֶ֖ם בְּעֵינֵ֣י חֲמ֑וֹר וּבְעֵינֵ֖י שְׁכֶ֥ם בֶּן־חֲמֽוֹר׃<text:s/></text:span><text:span text:style-name="T3141">‬</text:span>‬‬<text:span text:style-name="T3142">19</text:span><text:span text:style-name="T3143"> וְלֹֽא־אֵחַ֤ר הַנַּ֙עַר֙ לַעֲשׂ֣וֹת הַדָּבָ֔ר כִּ֥י חָפֵ֖ץ בְּבַֽת־יַעֲקֹ֑ב וְה֣וּא נִכְבָּ֔ד מִכֹּ֖ל בֵּ֥ית אָבִֽיו׃<text:s/></text:span><text:span text:style-name="T3144">‬</text:span>‬‬<text:span text:style-name="T3145">20</text:span><text:span text:style-name="T3146"> וַיָּבֹ֥א חֲמ֛וֹר וּשְׁכֶ֥ם בְּנ֖וֹ אֶל־שַׁ֣עַר עִירָ֑ם וַֽיְדַבְּר֛וּ אֶל־אַנְשֵׁ֥י עִירָ֖ם לֵאמֹֽר׃<text:s/></text:span><text:span text:style-name="T3147">‬</text:span>‬‬<text:span text:style-name="T3148">21</text:span><text:span text:style-name="T3149"> הָאֲנָשִׁ֨ים הָאֵ֜לֶּה שְֽׁלֵמִ֧ים הֵ֣ם אִתָּ֗נוּ וְיֵשְׁב֤וּ בָאָ֙רֶץ֙ וְיִסְחֲר֣וּ אֹתָ֔הּ וְהָאָ֛רֶץ הִנֵּ֥ה רַֽחֲבַת־יָדַ֖יִם לִפְנֵיהֶ֑ם אֶת־בְּנֹתָם֙ נִקַּֽח־לָ֣נוּ לְנָשִׁ֔ים וְאֶת־בְּנֹתֵ֖ינוּ נִתֵּ֥ן לָהֶֽם׃<text:s/></text:span><text:span text:style-name="T3150">‬</text:span>‬‬<text:span text:style-name="T3151">22</text:span><text:span text:style-name="T3152"> אַךְ־בְּ֠זֹאת יֵאֹ֨תוּ לָ֤נוּ הָאֲנָשִׁים֙ לָשֶׁ֣בֶת אִתָּ֔נוּ לִהְי֖וֹת לְעַ֣ם אֶחָ֑ד בְּהִמּ֥וֹל לָ֙נוּ֙ כָּל־זָכָ֔ר כַּאֲשֶׁ֖ר הֵ֥ם נִמֹּלִֽים׃<text:s/></text:span><text:span text:style-name="T3153">‬</text:span>‬‬<text:span text:style-name="T3154">23</text:span><text:span text:style-name="T3155"> מִקְנֵהֶ֤ם וְקִנְיָנָם֙ וְכָל־בְּהֶמְתָּ֔ם הֲל֥וֹא לָ֖נוּ הֵ֑ם אַ֚ךְ נֵא֣וֹתָה לָהֶ֔ם וְיֵשְׁב֖וּ אִתָּֽנוּ׃<text:s/></text:span><text:span text:style-name="T3156">‬</text:span>‬‬<text:span text:style-name="T3157">24</text:span><text:span text:style-name="T3158"> וַיִּשְׁמְע֤וּ אֶל־חֲמוֹר֙ וְאֶל־שְׁכֶ֣ם בְּנ֔וֹ כָּל־יֹצְאֵ֖י שַׁ֣עַר עִיר֑וֹ וַיִּמֹּ֙לוּ֙ כָּל־זָכָ֔ר כָּל־יֹצְאֵ֖י שַׁ֥עַר עִירֽוֹ׃<text:s/></text:span><text:span text:style-name="T3159">‬</text:span>‬‬<text:span text:style-name="T3160">25</text:span><text:span text:style-name="T3161"> וַיְהִי֩ בַיּ֨וֹם הַשְּׁלִישִׁ֜י בִּֽהְיוֹתָ֣ם כֹּֽאֲבִ֗ים וַיִּקְח֣וּ שְׁנֵֽי־בְנֵי־יַ֠עֲקֹב שִׁמְע֨וֹן וְלֵוִ֜י אֲחֵ֤י דִינָה֙ אִ֣ישׁ חַרְבּ֔וֹ וַיָּבֹ֥אוּ עַל־הָעִ֖יר בֶּ֑טַח וַיַּֽהַרְג֖וּ כָּל־זָכָֽר׃<text:s/></text:span><text:span text:style-name="T3162">‬</text:span>‬‬<text:span text:style-name="T3163">26</text:span><text:span text:style-name="T3164"> וְאֶת־חֲמוֹר֙ וְאֶת־שְׁכֶ֣ם בְּנ֔וֹ הָרְג֖וּ לְפִי־חָ֑רֶב וַיִּקְח֧וּ אֶת־דִּינָ֛ה מִבֵּ֥ית שְׁכֶ֖ם וַיֵּצֵֽאוּ׃<text:s/></text:span><text:span text:style-name="T3165">‬</text:span>‬‬<text:span text:style-name="T3166">27</text:span><text:span text:style-name="T3167"> בְּנֵ֣י יַעֲקֹ֗ב בָּ֚אוּ עַל־הַ֣חֲלָלִ֔ים וַיָּבֹ֖זּוּ הָעִ֑יר אֲשֶׁ֥ר טִמְּא֖וּ אֲחוֹתָֽם׃<text:s/></text:span><text:span text:style-name="T3168">‬</text:span>‬‬<text:span text:style-name="T3169">28</text:span><text:span text:style-name="T3170"> אֶת־צֹאנָ֥ם וְאֶת־בְּקָרָ֖ם וְאֶת־חֲמֹרֵיהֶ֑ם וְאֵ֧ת אֲשֶׁר־בָּעִ֛יר וְאֶת־אֲשֶׁ֥ר בַּשָּׂדֶ֖ה לָקָֽחוּ׃<text:s/></text:span><text:span text:style-name="T3171">‬</text:span>‬‬‬<text:span text:style-name="T3172">29</text:span><text:span text:style-name="T3173"> וְאֶת־כָּל־חֵילָ֤ם וְאֶת־כָּל־טַפָּם֙ וְאֶת־נְשֵׁיהֶ֔ם שָׁב֖וּ וַיָּבֹ֑זּוּ<text:s/></text:span><text:soft-page-break/><text:span text:style-name="T3174">וְאֵ֖ת כָּל־אֲשֶׁ֥ר בַּבָּֽיִת׃<text:s/></text:span><text:span text:style-name="T3175">‬</text:span>‬‬<text:span text:style-name="T3176">30</text:span><text:span text:style-name="T3177"> וַיֹּ֨אמֶר יַעֲקֹ֜ב אֶל־שִׁמְע֣וֹן וְאֶל־לֵוִי֮ עֲכַרְתֶּ֣ם אֹתִי֒ לְהַבְאִישֵׁ֙נִי֙ בְּיֹשֵׁ֣ב הָאָ֔רֶץ בַּֽכְּנַעֲנִ֖י וּבַפְּרִזִּ֑י וַאֲנִי֙ מְתֵ֣י מִסְפָּ֔ר וְנֶאֶסְפ֤וּ עָלַי֙ וְהִכּ֔וּנִי וְנִשְׁמַדְתִּ֖י אֲנִ֥י וּבֵיתִֽי׃<text:s/></text:span><text:span text:style-name="T3178">‬</text:span>‬‬<text:span text:style-name="T3179">31</text:span><text:span text:style-name="T3180"> וַיֹּאמְר֑וּ הַכְ</text:span><text:span text:style-name="T3181">ז</text:span><text:span text:style-name="T3182">וֹנָ֕ה יַעֲשֶׂ֖ה אֶת־אֲחוֹתֵֽנוּ׃<text:s/></text:span><text:span text:style-name="T3183">פ<text:s/></text:span><text:span text:style-name="T3184">‬</text:span>‬‬‬‬‬‬‬‬‬‬‬‬‬‬‬‬‬‬‬‬‬‬‬‬‬‬‬‬‬‬‬‬</text:p>
      </text:section>
      <text:section text:name="Sect34" text:style-name="S34">
        <text:p text:style-name="P3185">Genesis 35</text:p>
        <text:p text:style-name="P3186"><text:span text:style-name="T3187">1</text:span><text:span text:style-name="T3188"> וַיֹּ֤אמֶר אֱלֹהִים֙ אֶֽל־יַעֲקֹ֔ב ק֛וּם עֲלֵ֥ה בֵֽית־אֵ֖ל וְשֶׁב־שָׁ֑ם וַעֲשֵׂה־שָׁ֣ם מִזְבֵּ֔חַ לָאֵל֙ הַנִּרְאֶ֣ה אֵלֶ֔יךָ בְּבָרְחֲךָ֔ מִפְּנֵ֖י עֵשָׂ֥ו אָחִֽיךָ׃<text:s/></text:span><text:span text:style-name="T3189">2</text:span><text:span text:style-name="T3190"> וַיֹּ֤אמֶר יַעֲקֹב֙ אֶל־בֵּית֔וֹ וְאֶ֖ל כָּל־אֲשֶׁ֣ר עִמּ֑וֹ הָסִ֜רוּ אֶת־אֱלֹהֵ֤י הַנֵּכָר֙ אֲשֶׁ֣ר בְּתֹכְכֶ֔ם וְהִֽטַּהֲר֔וּ וְהַחֲלִ֖יפוּ שִׂמְלֹתֵיכֶֽם׃<text:s/></text:span><text:span text:style-name="T3191">‬</text:span>‬‬<text:span text:style-name="T3192">3</text:span><text:span text:style-name="T3193"> וְנָק֥וּמָה וְנַעֲלֶ֖ה בֵּֽית־אֵ֑ל וְאֶֽעֱשֶׂה־שָּׁ֣ם מִזְבֵּ֗חַ לָאֵ֞ל הָעֹנֶ֤ה אֹתִי֙ בְּי֣וֹם צָֽרָתִ֔י וַיְהִי֙ עִמָּדִ֔י בַּדֶּ֖רֶךְ אֲשֶׁ֥ר הָלָֽכְתִּי׃<text:s/></text:span><text:span text:style-name="T3194">‬</text:span>‬‬<text:span text:style-name="T3195">4</text:span><text:span text:style-name="T3196"> וַיִּתְּנ֣וּ אֶֽל־יַעֲקֹ֗ב אֵ֣ת כָּל־אֱלֹהֵ֤י הַנֵּכָר֙ אֲשֶׁ֣ר בְּיָדָ֔ם וְאֶת־הַנְּזָמִ֖ים אֲשֶׁ֣ר בְּאָזְנֵיהֶ֑ם וַיִּטְמֹ֤ן אֹתָם֙ יַעֲקֹ֔ב תַּ֥חַת הָאֵלָ֖ה אֲשֶׁ֥ר עִם־שְׁכֶֽם׃<text:s/></text:span><text:span text:style-name="T3197">‬</text:span>‬‬<text:span text:style-name="T3198">5</text:span><text:span text:style-name="T3199"> וַיִּסָּ֑עוּ וַיְהִ֣י ׀ חִתַּ֣ת אֱלֹהִ֗ים עַל־הֶֽעָרִים֙ אֲשֶׁר֙ סְבִיבֹ֣תֵיהֶ֔ם וְלֹ֣א רָֽדְפ֔וּ אַחֲרֵ֖י בְּנֵ֥י יַעֲקֹֽב׃<text:s/></text:span><text:span text:style-name="T3200">‬</text:span>‬‬<text:span text:style-name="T3201">6</text:span><text:span text:style-name="T3202"> וַיָּבֹ֨א יַעֲקֹ֜ב ל֗וּזָה אֲשֶׁר֙ בְּאֶ֣רֶץ כְּנַ֔עַן הִ֖וא בֵּֽית־אֵ֑ל ה֖וּא וְכָל־הָעָ֥ם אֲשֶׁר־עִמּֽוֹ׃<text:s/></text:span><text:span text:style-name="T3203">‬</text:span>‬‬<text:span text:style-name="T3204">7</text:span><text:span text:style-name="T3205"> וַיִּ֤בֶן שָׁם֙ מִזְבֵּ֔חַ וַיִּקְרָא֙ לַמָּק֔וֹם אֵ֖ל בֵּֽית־אֵ֑ל כִּ֣י שָׁ֗ם נִגְל֤וּ אֵלָיו֙ הָֽאֱלֹהִ֔ים בְּבָרְח֖וֹ מִפְּנֵ֥י אָחִֽיו׃<text:s/></text:span><text:span text:style-name="T3206">‬</text:span>‬‬<text:span text:style-name="T3207">8</text:span><text:span text:style-name="T3208"> וַתָּ֤מָת דְּבֹרָה֙ מֵינֶ֣קֶת רִבְקָ֔ה וַתִּקָּבֵ֛ר מִתַּ֥חַת לְבֵֽית־אֵ֖ל תַּ֣חַת הָֽאַלּ֑וֹן וַיִּקְרָ֥א שְׁמ֖וֹ אַלּ֥וֹן בָּכֽוּת׃<text:s/></text:span><text:span text:style-name="T3209">פ<text:s/></text:span><text:span text:style-name="T3210">‬</text:span>‬‬‬‬‬‬‬‬‬</text:p>
        <text:p text:style-name="P3211"><text:span text:style-name="T3212">9</text:span><text:span text:style-name="T3213"> וַיֵּרָ֨א אֱלֹהִ֤ים אֶֽל־יַעֲקֹב֙ ע֔וֹד בְּבֹא֖וֹ מִפַּדַּ֣ן אֲרָ֑ם וַיְבָ֖רֶךְ אֹתֽוֹ׃<text:s/></text:span><text:span text:style-name="T3214">‬</text:span>‬‬<text:span text:style-name="T3215">10</text:span><text:span text:style-name="T3216"> וַיֹּֽאמֶר־ל֥וֹ אֱלֹהִ֖ים שִׁמְךָ֣ יַעֲקֹ֑ב לֹֽא־יִקָּרֵא֩ שִׁמְךָ֨ ע֜וֹד יַעֲקֹ֗ב כִּ֤י אִם־יִשְׂרָאֵל֙ יִהְיֶ֣ה שְׁמֶ֔ךָ וַיִּקְרָ֥א אֶת־שְׁמ֖וֹ יִשְׂרָאֵֽל׃<text:s/></text:span><text:span text:style-name="T3217">‬</text:span>‬‬<text:span text:style-name="T3218">11</text:span><text:span text:style-name="T3219"> וַיֹּאמֶר֩ ל֨וֹ אֱלֹהִ֜ים אֲנִ֨י אֵ֤ל שַׁדַּי֙ פְּרֵ֣ה וּרְבֵ֔ה גּ֛וֹי וּקְהַ֥ל גּוֹיִ֖ם יִהְיֶ֣ה מִמֶּ֑ךָּ וּמְלָכִ֖ים מֵחֲלָצֶ֥יךָ יֵצֵֽאוּ׃<text:s/></text:span><text:span text:style-name="T3220">‬</text:span>‬‬<text:span text:style-name="T3221">12</text:span><text:span text:style-name="T3222"> וְאֶת־הָאָ֗רֶץ אֲשֶׁ֥ר נָתַ֛תִּי לְאַבְרָהָ֥ם וּלְיִצְחָ֖ק לְךָ֣ אֶתְּנֶ֑נָּה וּֽלְזַרְעֲךָ֥ אַחֲרֶ֖יךָ אֶתֵּ֥ן אֶת־הָאָֽרֶץ׃<text:s/></text:span><text:span text:style-name="T3223">‬</text:span>‬‬<text:span text:style-name="T3224">13</text:span><text:span text:style-name="T3225"> וַיַּ֥עַל מֵעָלָ֖יו אֱלֹהִ֑ים בַּמָּק֖וֹם אֲשֶׁר־דִּבֶּ֥ר אִתּֽוֹ׃<text:s/></text:span><text:span text:style-name="T3226">‬</text:span>‬‬<text:span text:style-name="T3227">14</text:span><text:span text:style-name="T3228"> וַיַּצֵּ֨ב יַעֲקֹ֜ב מַצֵּבָ֗ה בַּמָּק֛וֹם אֲשֶׁר־דִּבֶּ֥ר אִתּ֖וֹ מַצֶּ֣בֶת אָ֑בֶן וַיַּסֵּ֤ךְ עָלֶ֙יהָ֙ נֶ֔סֶךְ וַיִּצֹ֥ק עָלֶ֖יהָ שָֽׁמֶן׃<text:s/></text:span><text:span text:style-name="T3229">‬</text:span>‬‬<text:span text:style-name="T3230">15</text:span><text:span text:style-name="T3231"> וַיִּקְרָ֨א יַעֲקֹ֜ב אֶת־שֵׁ֣ם הַמָּק֗וֹם אֲשֶׁר֩ דִּבֶּ֨ר אִתּ֥וֹ שָׁ֛ם אֱלֹהִ֖ים בֵּֽית־אֵֽל׃<text:s/></text:span><text:span text:style-name="T3232">‬</text:span>‬‬<text:span text:style-name="T3233">16</text:span><text:span text:style-name="T3234"> וַיִּסְעוּ֙ מִבֵּ֣ית אֵ֔ל וַֽיְהִי־ע֥וֹד כִּבְרַת־הָאָ֖רֶץ לָב֣וֹא אֶפְרָ֑תָה וַתֵּ֥לֶד רָחֵ֖ל וַתְּקַ֥שׁ בְּלִדְתָּֽהּ׃<text:s/></text:span><text:span text:style-name="T3235">‬</text:span>‬‬<text:span text:style-name="T3236">17</text:span><text:span text:style-name="T3237"> וַיְהִ֥י בְהַקְשֹׁתָ֖הּ בְּלִדְתָּ֑הּ וַתֹּ֨אמֶר לָ֤הּ הַמְיַלֶּ֙דֶת֙ אַל־תִּ֣ירְאִ֔י כִּֽי־גַם־זֶ֥ה לָ֖ךְ בֵּֽן׃<text:s/></text:span><text:span text:style-name="T3238">‬</text:span>‬‬<text:span text:style-name="T3239">18</text:span><text:span text:style-name="T3240"> וַיְהִ֞י בְּצֵ֤את נַפְשָׁהּ֙ כִּ֣י מֵ֔תָה וַתִּקְרָ֥א שְׁמ֖וֹ בֶּן־אוֹנִ֑י וְאָבִ֖יו קָֽרָא־ל֥וֹ בִנְיָמִֽין׃<text:s/></text:span><text:span text:style-name="T3241">‬</text:span>‬‬<text:span text:style-name="T3242">19</text:span><text:span text:style-name="T3243"> וַתָּ֖מָת רָחֵ֑ל וַתִּקָּבֵר֙ בְּדֶ֣רֶךְ אֶפְרָ֔תָה הִ֖וא בֵּ֥ית לָֽחֶם׃<text:s/></text:span><text:span text:style-name="T3244">‬</text:span>‬‬<text:span text:style-name="T3245">20</text:span><text:span text:style-name="T3246"> וַיַּצֵּ֧ב יַעֲקֹ֛ב מַצֵּבָ֖ה עַל־קְבֻרָתָ֑הּ הִ֛וא מַצֶּ֥בֶת קְבֻֽרַת־רָחֵ֖ל עַד־הַיּֽוֹם׃<text:s/></text:span><text:span text:style-name="T3247">‬</text:span>‬‬<text:span text:style-name="T3248">21</text:span><text:span text:style-name="T3249"> וַיִּסַּ֖ע יִשְׂרָאֵ֑ל וַיֵּ֣ט אָֽהֳלֹ֔ה מֵהָ֖לְאָה לְמִגְדַּל־עֵֽדֶר׃<text:s/></text:span><text:span text:style-name="T3250">‬</text:span>‬‬<text:span text:style-name="T3251">22</text:span><text:span text:style-name="T3252"> וַיְהִ֗י בִּשְׁכֹּ֤ן יִשְׂרָאֵל֙ בָּאָ֣רֶץ הַהִ֔וא וַיֵּ֣לֶךְ רְאוּבֵ֔֗ן וַיִּשְׁכַּ֕ב֙ אֶת־בִּלְהָ֖ה֙ פִּילֶ֣גֶשׁ אָבִ֑֔יו וַיִּשְׁמַ֖ע יִשְׂרָאֵ֑͏ֽל<text:s/></text:span><text:span text:style-name="T3253">פ<text:s/></text:span>‬‬‬‬‬‬‬‬‬‬‬‬‬‬</text:p>
        <text:soft-page-break/>
        <text:p text:style-name="P3254"><text:span text:style-name="T3255">וַיִּֽהְי֥וּ בְנֵֽי־יַעֲקֹ֖ב שְׁנֵ֥ים עָשָֽׂר׃<text:s/></text:span><text:span text:style-name="T3256">‬</text:span>‬‬<text:span text:style-name="T3257">23</text:span><text:span text:style-name="T3258"> בְּנֵ֣י לֵאָ֔ה בְּכ֥וֹר יַעֲקֹ֖ב רְאוּבֵ֑ן וְשִׁמְעוֹן֙ וְלֵוִ֣י וִֽיהוּדָ֔ה וְיִשָּׂשכָ֖ר וּזְבוּלֻֽן׃<text:s/></text:span><text:span text:style-name="T3259">‬</text:span>‬‬<text:span text:style-name="T3260">24</text:span><text:span text:style-name="T3261"> בְּנֵ֣י רָחֵ֔ל יוֹסֵ֖ף וּבִנְיָמִֽן׃<text:s/></text:span><text:span text:style-name="T3262">‬</text:span>‬‬<text:span text:style-name="T3263">25</text:span><text:span text:style-name="T3264"> וּבְנֵ֤י בִלְהָה֙ שִׁפְחַ֣ת רָחֵ֔ל דָּ֖ן וְנַפְתָּלִֽי׃<text:s/></text:span><text:span text:style-name="T3265">‬</text:span>‬‬<text:span text:style-name="T3266">26</text:span><text:span text:style-name="T3267"> וּבְנֵ֥י זִלְפָּ֛ה שִׁפְחַ֥ת לֵאָ֖ה גָּ֣ד וְאָשֵׁ֑ר אֵ֚לֶּה בְּנֵ֣י יַעֲקֹ֔ב אֲשֶׁ֥ר יֻלַּד־ל֖וֹ בְּפַדַּ֥ן אֲרָֽם׃<text:s/></text:span><text:span text:style-name="T3268">‬</text:span>‬‬<text:span text:style-name="T3269">27</text:span><text:span text:style-name="T3270"> וַיָּבֹ֤א יַעֲקֹב֙ אֶל־יִצְחָ֣ק אָבִ֔יו מַמְרֵ֖א קִרְיַ֣ת הָֽאַרְבַּ֑ע הִ֣וא חֶבְר֔וֹן אֲשֶׁר־גָּֽר־שָׁ֥ם אַבְרָהָ֖ם וְיִצְחָֽק׃<text:s/></text:span><text:span text:style-name="T3271">‬</text:span>‬‬<text:span text:style-name="T3272">28</text:span><text:span text:style-name="T3273"> וַיִּֽהְי֖וּ יְמֵ֣י יִצְחָ֑ק מְאַ֥ת שָׁנָ֖ה וּשְׁמֹנִ֥ים שָׁנָֽה׃<text:s/></text:span><text:span text:style-name="T3274">‬</text:span>‬‬<text:span text:style-name="T3275">29</text:span><text:span text:style-name="T3276"> וַיִּגְוַ֨ע יִצְחָ֤ק וַיָּ֙מָת֙ וַיֵּאָ֣סֶף אֶל־עַמָּ֔יו זָקֵ֖ן וּשְׂבַ֣ע יָמִ֑ים וַיִּקְבְּר֣וּ אֹת֔וֹ עֵשָׂ֥ו וְיַעֲקֹ֖ב בָּנָֽיו׃<text:s/></text:span><text:span text:style-name="T3277">פ<text:s/></text:span><text:span text:style-name="T3278">‬</text:span>‬‬‬‬‬‬‬‬‬</text:p>
      </text:section>
      <text:section text:name="Sect35" text:style-name="S35">
        <text:p text:style-name="P3279">Genesis 36</text:p>
        <text:p text:style-name="P3280"><text:span text:style-name="T3281">1</text:span><text:span text:style-name="T3282"> וְאֵ֛לֶּה תֹּלְד֥וֹת עֵשָׂ֖ו ה֥וּא אֱדֽוֹם׃<text:s/></text:span><text:span text:style-name="T3283">2</text:span><text:span text:style-name="T3284"> עֵשָׂ֛ו לָקַ֥ח אֶת־נָשָׁ֖יו מִבְּנ֣וֹת כְּנָ֑עַן אֶת־עָדָ֗ה בַּת־אֵילוֹן֙ הַֽחִתִּ֔י וְאֶת־אָהֳלִֽיבָמָה֙ בַּת־עֲנָ֔ה בַּת־צִבְע֖וֹן הֽ͏ַחִוִּֽי׃<text:s/></text:span><text:span text:style-name="T3285">‬</text:span>‬‬<text:span text:style-name="T3286">3</text:span><text:span text:style-name="T3287"> וְאֶת־בָּשְׂמַ֥ת בַּת־יִשְׁמָעֵ֖אל אֲח֥וֹת נְבָיֽוֹת׃<text:s/></text:span><text:span text:style-name="T3288">‬</text:span>‬‬<text:span text:style-name="T3289">4</text:span><text:span text:style-name="T3290"> וַתֵּ֧לֶד עָדָ֛ה לְעֵשָׂ֖ו אֶת־אֱלִיפָ֑ז וּבָ֣שְׂמַ֔ת יָלְדָ֖ה אֶת־רְעוּאֵֽל׃<text:s/></text:span><text:span text:style-name="T3291">‬</text:span>‬‬<text:span text:style-name="T3292">5</text:span><text:span text:style-name="T3293"> וְאָהֳלִֽיבָמָה֙ יָֽלְדָ֔ה אֶת־*יעיש **יְע֥וּשׁ וְאֶת־יַעְלָ֖ם וְאֶת־קֹ֑רַח אֵ֚לֶּה בְּנֵ֣י עֵשָׂ֔ו אֲשֶׁ֥ר יֻלְּדוּ־ל֖וֹ בְּאֶ֥רֶץ כְּנָֽעַן׃<text:s/></text:span><text:span text:style-name="T3294">‬</text:span>‬‬<text:span text:style-name="T3295">6</text:span><text:span text:style-name="T3296"> וַיִּקַּ֣ח עֵשָׂ֡ו אֶת־נָ֠שָׁיו וְאֶת־בָּנָ֣יו וְאֶת־בְּנֹתָיו֮ וְאֶת־כָּל־נַפְשׁ֣וֹת בֵּיתוֹ֒ וְאֶת־מִקְנֵ֣הוּ וְאֶת־כָּל־בְּהֶמְתּ֗וֹ וְאֵת֙ כָּל־קִנְיָנ֔וֹ אֲשֶׁ֥ר רָכַ֖שׁ בְּאֶ֣רֶץ כְּנָ֑עַן וַיֵּ֣לֶךְ אֶל־אֶ֔רֶץ מִפְּנֵ֖י יַעֲקֹ֥ב אָחִֽיו׃<text:s/></text:span><text:span text:style-name="T3297">‬</text:span>‬‬<text:span text:style-name="T3298">7</text:span><text:span text:style-name="T3299"> כִּֽי־הָיָ֧ה רְכוּשָׁ֛ם רָ֖ב מִשֶּׁ֣בֶת יַחְדָּ֑ו וְלֹ֨א יֽ͏ָכְלָ֜ה אֶ֤רֶץ מְגֽוּרֵיהֶם֙ לָשֵׂ֣את אֹתָ֔ם מִפְּנֵ֖י מִקְנֵיהֶֽם׃<text:s/></text:span><text:span text:style-name="T3300">‬</text:span>‬‬<text:span text:style-name="T3301">8</text:span><text:span text:style-name="T3302"> וַיֵּ֤שֶׁב עֵשָׂו֙ בְּהַ֣ר שֵׂעִ֔יר עֵשָׂ֖ו ה֥וּא אֱדֽוֹם׃<text:s/></text:span><text:span text:style-name="T3303">‬</text:span>‬‬<text:span text:style-name="T3304">9</text:span><text:span text:style-name="T3305"> וְאֵ֛לֶּה תֹּלְד֥וֹת עֵשָׂ֖ו אֲבִ֣י אֱד֑וֹם בְּהַ֖ר שֵׂעִֽיר׃<text:s/></text:span><text:span text:style-name="T3306">‬</text:span>‬‬<text:span text:style-name="T3307">10</text:span><text:span text:style-name="T3308"> אֵ֖לֶּה שְׁמ֣וֹת בְּנֵֽי־עֵשָׂ֑ו אֱלִיפַ֗ז בֶּן־עָדָה֙ אֵ֣שֶׁת עֵשָׂ֔ו רְעוּאֵ֕ל בֶּן־בָּשְׂמַ֖ת אֵ֥שֶׁת עֵשָֽׂו׃<text:s/></text:span><text:span text:style-name="T3309">‬</text:span>‬‬<text:span text:style-name="T3310">11</text:span><text:span text:style-name="T3311"> וַיִּהְי֖וּ בְּנֵ֣י אֱלִיפָ֑ז תֵּימָ֣ן אוֹמָ֔ר צְפ֥וֹ וְגַעְתָּ֖ם וּקְנַֽז׃<text:s/></text:span><text:span text:style-name="T3312">‬</text:span>‬‬<text:span text:style-name="T3313">12</text:span><text:span text:style-name="T3314"> וְתִמְנַ֣ע ׀ הָיְתָ֣ה פִילֶ֗גֶשׁ לֶֽאֱלִיפַז֙ בֶּן־עֵשָׂ֔ו וַתֵּ֥לֶד לֶאֱלִיפַ֖ז אֶת־עֲמָלֵ֑ק אֵ֕לֶּה בְּנֵ֥י עָדָ֖ה אֵ֥שֶׁת עֵשָֽׂו׃<text:s/></text:span><text:span text:style-name="T3315">‬</text:span>‬‬<text:span text:style-name="T3316">13</text:span><text:span text:style-name="T3317"> וְאֵ֙לֶּה֙ בְּנֵ֣י רְעוּאֵ֔ל נַ֥חַת וָזֶ֖רַח שַׁמָּ֣ה וּמִזָּ֑ה אֵ֣לֶּ֣ה הָי֔וּ בְּנֵ֥י בָשְׂמַ֖ת אֵ֥שֶׁת עֵשָֽׂו׃<text:s/></text:span><text:span text:style-name="T3318">‬</text:span>‬‬<text:span text:style-name="T3319">14</text:span><text:span text:style-name="T3320"> וְאֵ֣לֶּה הָי֗וּ בְּנֵ֨י אָהֳלִיבָמָ֧ה בַת־עֲנָ֛ה בַּת־צִבְע֖וֹן אֵ֣שֶׁת עֵשָׂ֑ו וַתֵּ֣לֶד לְעֵשָׂ֔ו אֶת־*יעיש **יְע֥וּשׁ וְאֶת־יַעְלָ֖ם וְאֶת־קֹֽרַח׃<text:s/></text:span><text:span text:style-name="T3321">‬</text:span>‬‬<text:span text:style-name="T3322">15</text:span><text:span text:style-name="T3323"> אֵ֖לֶּה אַלּוּפֵ֣י בְנֵֽי־עֵשָׂ֑ו בְּנֵ֤י אֱלִיפַז֙ בְּכ֣וֹר עֵשָׂ֔ו אַלּ֤וּף תֵּימָן֙ אַלּ֣וּף אוֹמָ֔ר אַלּ֥וּף צְפ֖וֹ אַלּ֥וּף קְנַֽז׃<text:s/></text:span><text:span text:style-name="T3324">‬</text:span>‬‬<text:span text:style-name="T3325">16</text:span><text:span text:style-name="T3326"> אַלּֽוּף־קֹ֛רַח אַלּ֥וּף גַּעְתָּ֖ם אַלּ֣וּף עֲמָלֵ֑ק אֵ֣לֶּה אַלּוּפֵ֤י אֱלִיפַז֙ בְּאֶ֣רֶץ אֱד֔וֹם אֵ֖לֶּה בְּנֵ֥י עָדָֽה׃<text:s/></text:span><text:span text:style-name="T3327">‬</text:span>‬‬<text:span text:style-name="T3328">17</text:span><text:span text:style-name="T3329"> וְאֵ֗לֶּה בְּנֵ֤י רְעוּאֵל֙ בֶּן־עֵשָׂ֔ו אַלּ֥וּף נַ֙חַת֙ אַלּ֣וּף זֶ֔רַח אַלּ֥וּף שַׁמָּ֖ה אַלּ֣וּף מִזָּ֑ה אֵ֣לֶּה אַלּוּפֵ֤י רְעוּאֵל֙ בְּאֶ֣רֶץ אֱד֔וֹם אֵ֕לֶּה בְּנֵ֥י בָשְׂמַ֖ת אֵ֥שֶׁת עֵשָֽׂו׃<text:s/></text:span><text:span text:style-name="T3330">‬</text:span>‬‬<text:span text:style-name="T3331">18</text:span><text:span text:style-name="T3332"> וְאֵ֗לֶּה בְּנֵ֤י אָהֳלִֽיבָמָה֙ אֵ֣שֶׁת עֵשָׂ֔ו אַלּ֥וּף יְע֛וּשׁ אַלּ֥וּף יַעְלָ֖ם אַלּ֣וּף קֹ֑רַח אֵ֣לֶּה אַלּוּפֵ֞י אָֽהֳלִיבָמָ֛ה בַּת־עֲנָ֖ה אֵ֥שֶׁת עֵשָֽׂו׃<text:s/></text:span><text:span text:style-name="T3333">‬</text:span>‬‬<text:span text:style-name="T3334">19</text:span><text:span text:style-name="T3335"> אֵ֧לֶּה בְנֵי־עֵשָׂ֛ו וְאֵ֥לֶּה אַלּוּפֵיהֶ֖ם ה֥וּא אֱדֽוֹם׃</text:span><text:span text:style-name="T3336"><text:s/>ס<text:s/></text:span><text:span text:style-name="T3337">‬</text:span>‬‬<text:span text:style-name="T3338">20</text:span><text:span text:style-name="T3339"> אֵ֤לֶּה בְנֵֽי־שֵׂעִיר֙ הַחֹרִ֔י יֹשְׁבֵ֖י הָאָ֑רֶץ לוֹטָ֥ן וְשׁוֹבָ֖ל וְצִבְע֥וֹן וַעֲנָֽה׃<text:s/></text:span><text:span text:style-name="T3340">‬</text:span>‬‬<text:span text:style-name="T3341">21</text:span><text:span text:style-name="T3342"> וְדִשׁ֥וֹן וְאֵ֖צֶר וְדִישָׁ֑ן אֵ֣לֶּה אַלּוּפֵ֧י הַחֹרִ֛י בְּנֵ֥י שֵׂעִ֖יר בְּאֶ֥רֶץ אֱדֽוֹם׃<text:s/></text:span><text:span text:style-name="T3343">‬</text:span>‬‬<text:span text:style-name="T3344">22</text:span><text:span text:style-name="T3345"> וַיִּהְי֥וּ בְנֵי־לוֹטָ֖ן חֹרִ֣י וְהֵימָ֑ם וַאֲח֥וֹת לוֹטָ֖ן תִּמְנָֽע׃<text:s/></text:span><text:span text:style-name="T3346">‬</text:span>‬‬<text:span text:style-name="T3347">23</text:span><text:span text:style-name="T3348"> וְאֵ֙לֶּה֙ בְּנֵ֣י שׁוֹבָ֔ל עַלְוָ֥ן וּמָנַ֖חַת וְעֵיבָ֑ל שְׁפ֖וֹ וְאוֹנָֽם׃<text:s/></text:span><text:span text:style-name="T3349">‬</text:span>‬‬<text:span text:style-name="T3350">24</text:span><text:span text:style-name="T3351"> וְאֵ֥לֶּה בְנֵֽי־צִבְע֖וֹן וְאַיָּ֣ה וַעֲנָ֑ה ה֣וּא עֲנָ֗ה אֲשֶׁ֨ר מָצָ֤א אֶת־הַיֵּמִם֙ בַּמִּדְבָּ֔ר בִּרְעֹת֥וֹ אֶת־הַחֲמֹרִ֖ים לְצִבְע֥וֹן אָבִֽיו׃<text:s/></text:span><text:span text:style-name="T3352">‬</text:span>‬‬<text:span text:style-name="T3353">25</text:span><text:span text:style-name="T3354"> וְאֵ֥לֶּה<text:s/></text:span><text:soft-page-break/><text:span text:style-name="T3355">בְנֵֽי־עֲנָ֖ה דִּשֹׁ֑ן וְאָהֳלִיבָמָ֖ה בַּת־עֲנָֽה׃<text:s/></text:span><text:span text:style-name="T3356">‬</text:span>‬‬<text:span text:style-name="T3357">26</text:span><text:span text:style-name="T3358"> וְאֵ֖לֶּה בְּנֵ֣י דִישָׁ֑ן חֶמְדָּ֥ן וְאֶשְׁבָּ֖ן וְיִתְרָ֥ן וּכְרָֽן׃<text:s/></text:span><text:span text:style-name="T3359">‬</text:span>‬‬<text:span text:style-name="T3360">27</text:span><text:span text:style-name="T3361"> אֵ֖לֶּה בְּנֵי־אֵ֑צֶר בִּלְהָ֥ן וְזַעֲוָ֖ן וַעֲקָֽן׃<text:s/></text:span><text:span text:style-name="T3362">‬</text:span>‬‬<text:span text:style-name="T3363">28</text:span><text:span text:style-name="T3364"> אֵ֥לֶּה בְנֵֽי־דִישָׁ֖ן ע֥וּץ וַאֲרָֽן׃<text:s/></text:span><text:span text:style-name="T3365">‬</text:span>‬‬<text:span text:style-name="T3366">29</text:span><text:span text:style-name="T3367"> אֵ֖לֶּה אַלּוּפֵ֣י הַחֹרִ֑י אַלּ֤וּף לוֹטָן֙ אַלּ֣וּף שׁוֹבָ֔ל אַלּ֥וּף צִבְע֖וֹן אַלּ֥וּף עֲנָֽה׃<text:s/></text:span><text:span text:style-name="T3368">‬</text:span>‬‬<text:span text:style-name="T3369">30</text:span><text:span text:style-name="T3370"> אַלּ֥וּף דִּשֹׁ֛ן אַלּ֥וּף אֵ֖צֶר אַלּ֣וּף דִּישָׁ֑ן אֵ֣לֶּה אַלּוּפֵ֧י הַחֹרִ֛י לְאַלֻּפֵיהֶ֖ם בְּאֶ֥רֶץ שֵׂעִֽיר׃<text:s/></text:span><text:span text:style-name="T3371">פ<text:s/></text:span><text:span text:style-name="T3372">‬</text:span>‬‬‬‬‬‬‬‬‬‬‬‬‬‬‬‬‬‬‬‬‬‬‬‬‬‬‬‬‬‬‬</text:p>
        <text:p text:style-name="P3373"><text:span text:style-name="T3374">31</text:span><text:span text:style-name="T3375"> וְאֵ֙לֶּה֙ הַמְּלָכִ֔ים אֲשֶׁ֥ר מָלְכ֖וּ בְּאֶ֣רֶץ אֱד֑וֹם לִפְנֵ֥י מְלָךְ־מֶ֖לֶךְ לִבְנֵ֥י יִשְׂרָאֵֽל׃<text:s/></text:span><text:span text:style-name="T3376">‬</text:span>‬‬<text:span text:style-name="T3377">32</text:span><text:span text:style-name="T3378"> וַיִּמְלֹ֣ךְ בֶּאֱד֔וֹם בֶּ֖לַע בֶּן־בְּע֑וֹר וְשֵׁ֥ם עִיר֖וֹ דִּנְהָֽבָה׃<text:s/></text:span><text:span text:style-name="T3379">‬</text:span>‬‬<text:span text:style-name="T3380">33</text:span><text:span text:style-name="T3381"> וַיָּ֖מָת בָּ֑לַע וַיִּמְלֹ֣ךְ תַּחְתָּ֔יו יוֹבָ֥ב בֶּן־זֶ֖רַח מִבָּצְרָֽה׃<text:s/></text:span><text:span text:style-name="T3382">‬</text:span>‬‬<text:span text:style-name="T3383">34</text:span><text:span text:style-name="T3384"> וַיָּ֖מָת יוֹבָ֑ב וַיִּמְלֹ֣ךְ תַּחְתָּ֔יו חֻשָׁ֖ם מֵאֶ֥רֶץ הַתֵּימָנִֽי׃<text:s/></text:span><text:span text:style-name="T3385">‬</text:span>‬‬<text:span text:style-name="T3386">35</text:span><text:span text:style-name="T3387"> וַיָּ֖מָת חֻשָׁ֑ם וַיִּמְלֹ֨ךְ תַּחְתָּ֜יו הֲדַ֣ד בֶּן־בְּדַ֗ד הַמַּכֶּ֤ה אֶת־מִדְיָן֙ בִּשְׂדֵ֣ה מוֹאָ֔ב וְשֵׁ֥ם עִיר֖וֹ עֲוִֽית׃<text:s/></text:span><text:span text:style-name="T3388">‬</text:span>‬‬<text:span text:style-name="T3389">36</text:span><text:span text:style-name="T3390"> וַיָּ֖מָת הֲדָ֑ד וַיִּמְלֹ֣ךְ תַּחְתָּ֔יו שַׂמְלָ֖ה מִמַּשְׂרֵקָֽה׃<text:s/></text:span><text:span text:style-name="T3391">‬</text:span>‬‬<text:span text:style-name="T3392">37</text:span><text:span text:style-name="T3393"> וַיָּ֖מָת שַׂמְלָ֑ה וַיִּמְלֹ֣ךְ תַּחְתָּ֔יו שָׁא֖וּל מֵרְחֹב֥וֹת הַנָּהָֽר׃<text:s/></text:span><text:span text:style-name="T3394">‬</text:span>‬‬<text:span text:style-name="T3395">38</text:span><text:span text:style-name="T3396"> וַיָּ֖מָת שָׁא֑וּל וַיִּמְלֹ֣ךְ תַּחְתָּ֔יו בַּ֥עַל חָנָ֖ן בֶּן־עַכְבּֽוֹר׃<text:s/></text:span><text:span text:style-name="T3397">‬</text:span>‬‬<text:span text:style-name="T3398">39</text:span><text:span text:style-name="T3399"> וַיָּמָת֮ בַּ֣עַל חָנָ֣ן בֶּן־עַכְבּוֹר֒ וַיִּמְלֹ֤ךְ תַּחְתָּיו֙ הֲדַ֔ר וְשֵׁ֥ם עִיר֖וֹ פָּ֑עוּ וְשֵׁ֨ם אִשְׁתּ֤וֹ מְהֵֽיטַבְאֵל֙ בַּת־מַטְרֵ֔ד בַּ֖ת מֵ֥י זָהָֽב׃<text:s/></text:span><text:span text:style-name="T3400">‬</text:span>‬‬<text:span text:style-name="T3401">40</text:span><text:span text:style-name="T3402"> וְ֠אֵלֶּה שְׁמ֞וֹת אַלּוּפֵ֤י עֵשָׂו֙ לְמִשְׁפְּחֹתָ֔ם לִמְקֹמֹתָ֖ם בִּשְׁמֹתָ֑ם אַלּ֥וּף תִּמְנָ֛ע אַלּ֥וּף עַֽלְוָ֖ה אַלּ֥וּף יְתֵֽת׃<text:s/></text:span><text:span text:style-name="T3403">‬</text:span>‬‬<text:span text:style-name="T3404">41</text:span><text:span text:style-name="T3405"> אַלּ֧וּף אָהֳלִיבָמָ֛ה אַלּ֥וּף אֵלָ֖ה אַלּ֥וּף פִּינֹֽן׃<text:s/></text:span><text:span text:style-name="T3406">‬</text:span>‬‬<text:span text:style-name="T3407">42</text:span><text:span text:style-name="T3408"> אַלּ֥וּף קְנַ֛ז אַלּ֥וּף תֵּימָ֖ן אַלּ֥וּף מִבְצָֽר׃<text:s/></text:span><text:span text:style-name="T3409">‬</text:span>‬‬<text:span text:style-name="T3410">43</text:span><text:span text:style-name="T3411"> אַלּ֥וּף מַגְדִּיאֵ֖ל אַלּ֣וּף עִירָ֑ם אֵ֣לֶּה ׀ אַלּוּפֵ֣י אֱד֗וֹם לְמֹֽשְׁבֹתָם֙ בְּאֶ֣רֶץ אֲחֻזָּתָ֔ם ה֥וּא עֵשָׂ֖ו אֲבִ֥י אֱדֽוֹם׃<text:s/></text:span><text:span text:style-name="T3412">פ<text:s/></text:span><text:span text:style-name="T3413">‬</text:span>‬‬‬‬‬‬‬‬‬‬‬‬‬‬‬</text:p>
      </text:section>
      <text:section text:name="Sect36" text:style-name="S36">
        <text:p text:style-name="P3414">Genesis 37</text:p>
        <text:p text:style-name="P3415"><text:span text:style-name="T3416">1</text:span><text:span text:style-name="T3417"> וַיֵּ֣שֶׁב יַעֲקֹ֔ב בְּאֶ֖רֶץ מְגוּרֵ֣י אָבִ֑יו בְּאֶ֖רֶץ כְּנָֽעַן׃<text:s/></text:span><text:span text:style-name="T3418">2</text:span><text:span text:style-name="T3419"> אֵ֣לֶּה ׀ תֹּלְד֣וֹת יַעֲקֹ֗ב יוֹסֵ֞ף בֶּן־שְׁבַֽע־עֶשְׂרֵ֤ה שָׁנָה֙ הָיָ֨ה רֹעֶ֤ה אֶת־אֶחָיו֙ בַּצֹּ֔אן וְה֣וּא נַ֗עַר אֶת־בְּנֵ֥י בִלְהָ֛ה וְאֶת־בְּנֵ֥י זִלְפָּ֖ה נְשֵׁ֣י אָבִ֑יו וַיָּבֵ֥א יוֹסֵ֛ף אֶת־דִּבָּתָ֥ם רָעָ֖ה אֶל־אֲבִיהֶֽם׃<text:s/></text:span><text:span text:style-name="T3420">‬</text:span>‬‬<text:span text:style-name="T3421">3</text:span><text:span text:style-name="T3422"> וְיִשְׂרָאֵ֗ל אָהַ֤ב אֶת־יוֹסֵף֙ מִכָּל־בָּנָ֔יו כִּֽי־בֶן־זְקֻנִ֥ים ה֖וּא ל֑וֹ וְעָ֥שָׂה ל֖וֹ כְּתֹ֥נֶת פַּסִּֽים׃<text:s/></text:span><text:span text:style-name="T3423">‬</text:span>‬‬<text:span text:style-name="T3424">4</text:span><text:span text:style-name="T3425"> וַיִּרְא֣וּ אֶחָ֗יו כִּֽי־אֹת֞וֹ אָהַ֤ב אֲבִיהֶם֙ מִכָּל־אֶחָ֔יו וַֽיִּשְׂנְא֖וּ אֹת֑וֹ וְלֹ֥א יָכְל֖וּ דַּבְּר֥וֹ לְשָׁלֹֽם׃<text:s/></text:span><text:span text:style-name="T3426">‬</text:span>‬‬<text:span text:style-name="T3427">5</text:span><text:span text:style-name="T3428"> וַיַּחֲלֹ֤ם יוֹסֵף֙ חֲל֔וֹם וַיַּגֵּ֖ד לְאֶחָ֑יו וַיּוֹסִ֥פוּ ע֖וֹד שְׂנֹ֥א אֹתֽוֹ׃<text:s/></text:span><text:span text:style-name="T3429">‬</text:span>‬‬<text:span text:style-name="T3430">6</text:span><text:span text:style-name="T3431"> וַיֹּ֖אמֶר אֲלֵיהֶ֑ם שִׁמְעוּ־נָ֕א הַחֲל֥וֹם הַזֶּ֖ה אֲשֶׁ֥ר חָלָֽמְתִּי׃<text:s/></text:span><text:span text:style-name="T3432">‬</text:span>‬‬<text:span text:style-name="T3433">7</text:span><text:span text:style-name="T3434"> וְ֠הִנֵּה אֲנַ֜חְנוּ מְאַלְּמִ֤ים אֲלֻמִּים֙ בְּת֣וֹךְ הַשָּׂדֶ֔ה וְהִנֵּ֛ה קָ֥מָה אֲלֻמָּתִ֖י וְגַם־נִצָּ֑בָה וְהִנֵּ֤ה תְסֻבֶּ֙ינָה֙ אֲלֻמֹּ֣תֵיכֶ֔ם וַתִּֽשְׁתַּחֲוֶ֖יןָ לַאֲלֻמָּתִֽי׃<text:s/></text:span><text:span text:style-name="T3435">‬</text:span>‬‬<text:span text:style-name="T3436">8</text:span><text:span text:style-name="T3437"> וַיֹּ֤אמְרוּ לוֹ֙ אֶחָ֔יו הֲמָלֹ֤ךְ תִּמְלֹךְ֙ עָלֵ֔ינוּ אִם־מָשׁ֥וֹל תִּמְשֹׁ֖ל בָּ֑נוּ וַיּוֹסִ֤פוּ עוֹד֙ שְׂנֹ֣א אֹת֔וֹ עַל־חֲלֹמֹתָ֖יו וְעַל־דְּבָרָֽיו׃<text:s/></text:span><text:span text:style-name="T3438">‬</text:span>‬‬<text:span text:style-name="T3439">9</text:span><text:span text:style-name="T3440"> וַיַּחֲלֹ֥ם עוֹד֙ חֲל֣וֹם אַחֵ֔ר וַיְסַפֵּ֥ר אֹת֖וֹ לְאֶחָ֑יו וַיֹּ֗אמֶר הִנֵּ֨ה חָלַ֤מְתִּֽי חֲלוֹם֙ ע֔וֹד וְהִנֵּ֧ה הַשֶּׁ֣מֶשׁ וְהַיָּרֵ֗חַ וְאַחַ֤ד עָשָׂר֙ כּֽוֹכָבִ֔ים מִֽשְׁתַּחֲוִ֖ים לִֽי׃<text:s/></text:span><text:span text:style-name="T3441">‬</text:span>‬‬<text:span text:style-name="T3442">10</text:span><text:span text:style-name="T3443"> וַיְסַפֵּ֣ר אֶל־אָבִיו֮ וְאֶל־אֶחָיו֒ וַיִּגְעַר־בּ֣וֹ אָבִ֔יו וַיֹּ֣אמֶר ל֔וֹ מָ֛ה הַחֲל֥וֹם הַזֶּ֖ה אֲשֶׁ֣ר חָלָ֑מְתָּ הֲב֣וֹא נָב֗וֹא אֲנִי֙ וְאִמְּךָ֣ וְאַחֶ֔יךָ לְהִשְׁתַּחֲוֺ֥ת לְךָ֖ אָֽרְצָה׃<text:s/></text:span><text:span text:style-name="T3444">‬</text:span>‬‬<text:span text:style-name="T3445">11</text:span><text:span text:style-name="T3446"> וַיְקַנְאוּ־ב֖וֹ אֶחָ֑יו וְאָבִ֖יו שָׁמַ֥ר אֶת־הַדָּבָֽר׃<text:s/></text:span><text:span text:style-name="T3447">‬</text:span>‬‬<text:span text:style-name="T3448">12</text:span><text:span text:style-name="T3449"> וַיֵּלְכ֖וּ אֶחָ֑יו לִרְע֛וֹת אֶׄתׄ־צֹ֥אן אֲבִיהֶ֖ם בִּשְׁכֶֽם׃<text:s/></text:span><text:soft-page-break/><text:span text:style-name="T3450">‬</text:span>‬‬‬<text:span text:style-name="T3451">13</text:span><text:span text:style-name="T3452"> וַיֹּ֨אמֶר יִשְׂרָאֵ֜ל אֶל־יוֹסֵ֗ף הֲל֤וֹא אַחֶ֙יךָ֙ רֹעִ֣ים בִּשְׁכֶ֔ם לְכָ֖ה וְאֶשְׁלָחֲךָ֣ אֲלֵיהֶ֑ם וַיֹּ֥אמֶר ל֖וֹ הִנֵּֽנִי׃<text:s/></text:span><text:span text:style-name="T3453">‬</text:span>‬‬<text:span text:style-name="T3454">14</text:span><text:span text:style-name="T3455"> וַיֹּ֣אמֶר ל֗וֹ לֶךְ־נָ֨א רְאֵ֜ה אֶת־שְׁל֤וֹם אַחֶ֙יךָ֙ וְאֶת־שְׁל֣וֹם הַצֹּ֔אן וַהֲשִׁבֵ֖נִי דָּבָ֑ר וַיִּשְׁלָחֵ֙הוּ֙ מֵעֵ֣מֶק חֶבְר֔וֹן וַיָּבֹ֖א שְׁכֶֽמָה׃<text:s/></text:span><text:span text:style-name="T3456">‬</text:span>‬‬<text:span text:style-name="T3457">15</text:span><text:span text:style-name="T3458"> וַיִּמְצָאֵ֣הוּ אִ֔ישׁ וְהִנֵּ֥ה תֹעֶ֖ה בַּשָּׂדֶ֑ה וַיִּשְׁאָלֵ֧הוּ הָאִ֛ישׁ לֵאמֹ֖ר מַה־תְּבַקֵּֽשׁ׃<text:s/></text:span><text:span text:style-name="T3459">‬</text:span>‬‬<text:span text:style-name="T3460">16</text:span><text:span text:style-name="T3461"> וַיֹּ֕אמֶר אֶת־אַחַ֖י אָנֹכִ֣י מְבַקֵּ֑שׁ הַגִּֽידָה־נָּ֣א לִ֔י אֵיפֹ֖ה הֵ֥ם רֹעִֽים׃<text:s/></text:span><text:span text:style-name="T3462">‬</text:span>‬‬<text:span text:style-name="T3463">17</text:span><text:span text:style-name="T3464"> וַיֹּ֤אמֶר הָאִישׁ֙ נָסְע֣וּ מִזֶּ֔ה כִּ֤י שָׁמַ֙עְתִּי֙ אֹֽמְרִ֔ים נֵלְכָ֖ה דֹּתָ֑יְנָה וַיֵּ֤לֶךְ יוֹסֵף֙ אַחַ֣ר אֶחָ֔יו וַיִּמְצָאֵ֖ם בְּדֹתָֽן׃<text:s/></text:span><text:span text:style-name="T3465">‬</text:span>‬‬<text:span text:style-name="T3466">18</text:span><text:span text:style-name="T3467"> וַיִּרְא֥וּ אֹת֖וֹ מֵרָחֹ֑ק וּבְטֶ֙רֶם֙ יִקְרַ֣ב אֲלֵיהֶ֔ם וַיִּֽתְנַכְּל֥וּ אֹת֖וֹ לַהֲמִיתֽוֹ׃<text:s/></text:span><text:span text:style-name="T3468">‬</text:span>‬‬<text:span text:style-name="T3469">19</text:span><text:span text:style-name="T3470"> וַיֹּאמְר֖וּ אִ֣ישׁ אֶל־אָחִ֑יו הִנֵּ֗ה בַּ֛עַל הַחֲלֹמ֥וֹת הַלָּזֶ֖ה בָּֽא׃<text:s/></text:span><text:span text:style-name="T3471">‬</text:span>‬‬<text:span text:style-name="T3472">20</text:span><text:span text:style-name="T3473"> וְעַתָּ֣ה ׀ לְכ֣וּ וְנַֽהַרְגֵ֗הוּ וְנַשְׁלִכֵ֙הוּ֙ בְּאַחַ֣ד הַבֹּר֔וֹת וְאָמַ֕רְנוּ חַיָּ֥ה רָעָ֖ה אֲכָלָ֑תְהוּ וְנִרְאֶ֕ה מַה־יִּהְי֖וּ חֲלֹמֹתָֽיו׃<text:s/></text:span><text:span text:style-name="T3474">‬</text:span>‬‬<text:span text:style-name="T3475">21</text:span><text:span text:style-name="T3476"> וַיִּשְׁמַ֣ע רְאוּבֵ֔ן וַיַּצִּלֵ֖הוּ מִיָּדָ֑ם וַיֹּ֕אמֶר לֹ֥א נַכֶּ֖נּוּ נָֽפֶשׁ׃<text:s/></text:span><text:span text:style-name="T3477">‬</text:span>‬‬<text:span text:style-name="T3478">22</text:span><text:span text:style-name="T3479"> וַיֹּ֨אמֶר אֲלֵהֶ֣ם ׀ רְאוּבֵן֮ אַל־תִּשְׁפְּכוּ־דָם֒ הַשְׁלִ֣יכוּ אֹת֗וֹ אֶל־הַבּ֤וֹר הַזֶּה֙ אֲשֶׁ֣ר בַּמִּדְבָּ֔ר וְיָ֖ד אַל־תִּשְׁלְחוּ־ב֑וֹ לְמַ֗עַן הַצִּ֤יל אֹתוֹ֙ מִיָּדָ֔ם לַהֲשִׁיב֖וֹ אֶל־אָבִֽיו׃<text:s/></text:span><text:span text:style-name="T3480">‬</text:span>‬‬<text:span text:style-name="T3481">23</text:span><text:span text:style-name="T3482"> וֽ͏ַיְהִ֕י כּֽ͏ַאֲשֶׁר־בָּ֥א יוֹסֵ֖ף אֶל־אֶחָ֑יו וַיַּפְשִׁ֤יטוּ אֶת־יוֹסֵף֙ אֶת־כֻּתָּנְתּ֔וֹ אֶת־כְּתֹ֥נֶת הַפַּסִּ֖ים אֲשֶׁ֥ר עָלָֽיו׃<text:s/></text:span><text:span text:style-name="T3483">‬</text:span>‬‬<text:span text:style-name="T3484">24</text:span><text:span text:style-name="T3485"> וַיִּ֨קָּחֻ֔הוּ וַיַּשְׁלִ֥כוּ אֹת֖וֹ הַבֹּ֑רָה וְהַבּ֣וֹר רֵ֔ק אֵ֥ין בּ֖וֹ מָֽיִם׃<text:s/></text:span><text:span text:style-name="T3486">‬</text:span>‬‬<text:span text:style-name="T3487">25</text:span><text:span text:style-name="T3488"> וַיֵּשְׁבוּ֮ לֶֽאֱכָל־לֶחֶם֒ וַיִּשְׂא֤וּ עֵֽינֵיהֶם֙ וַיִּרְא֔וּ וְהִנֵּה֙ אֹרְחַ֣ת יִשְׁמְעֵאלִ֔ים בָּאָ֖ה מִגִּלְעָ֑ד וּגְמַלֵּיהֶ֣ם נֹֽשְׂאִ֗ים נְכֹאת֙ וּצְרִ֣י וָלֹ֔ט הוֹלְכִ֖ים לְהוֹרִ֥יד מִצְרָֽיְמָה׃<text:s/></text:span><text:span text:style-name="T3489">‬</text:span>‬‬<text:span text:style-name="T3490">26</text:span><text:span text:style-name="T3491"> וַיֹּ֥אמֶר יְהוּדָ֖ה אֶל־אֶחָ֑יו מַה־בֶּ֗צַע כִּ֤י נַהֲרֹג֙ אֶת־אָחִ֔ינוּ וְכִסִּ֖ינוּ אֶת־דָּמֽוֹ׃<text:s/></text:span><text:span text:style-name="T3492">‬</text:span>‬‬<text:span text:style-name="T3493">27</text:span><text:span text:style-name="T3494"> לְכ֞וּ וְנִמְכְּרֶ֣נּוּ לַיִּשְׁמְעֵאלִ֗ים וְיָדֵ֙נוּ֙ אַל־תְּהִי־ב֔וֹ כִּֽי־אָחִ֥ינוּ בְשָׂרֵ֖נוּ ה֑וּא וַֽיִּשְׁמְע֖וּ אֶחָֽיו׃<text:s/></text:span><text:span text:style-name="T3495">‬</text:span>‬‬<text:span text:style-name="T3496">28</text:span><text:span text:style-name="T3497"> וַיַּֽעַבְרוּ֩ אֲנָשִׁ֨ים מִדְיָנִ֜ים סֹֽחֲרִ֗ים וַֽיִּמְשְׁכוּ֙ וַיַּֽעֲל֤וּ אֶת־יוֹסֵף֙ מִן־הַבּ֔וֹר וַיִּמְכְּר֧וּ אֶת־יוֹסֵ֛ף לַיִּשְׁמְעֵאלִ֖ים בְּעֶשְׂרִ֣ים כָּ֑סֶף וַיָּבִ֥יאוּ אֶת־יוֹסֵ֖ף מִצְרָֽיְמָה׃<text:s/></text:span><text:span text:style-name="T3498">‬</text:span>‬‬<text:span text:style-name="T3499">29</text:span><text:span text:style-name="T3500"> וַיָּ֤שָׁב רְאוּבֵן֙ אֶל־הַבּ֔וֹר וְהִנֵּ֥ה אֵין־יוֹסֵ֖ף בַּבּ֑וֹר וַיִּקְרַ֖ע אֶת־בְּגָדָֽיו׃<text:s/></text:span><text:span text:style-name="T3501">‬</text:span>‬‬<text:span text:style-name="T3502">30</text:span><text:span text:style-name="T3503"> וַיָּ֥שָׁב אֶל־אֶחָ֖יו וַיֹּאמַ֑ר הַיֶּ֣לֶד אֵינֶ֔נּוּ וַאֲנִ֖י אָ֥נָה אֲנִי־בָֽא׃<text:s/></text:span><text:span text:style-name="T3504">‬</text:span>‬‬<text:span text:style-name="T3505">31</text:span><text:span text:style-name="T3506"> וַיִּקְח֖וּ אֶת־כְּתֹ֣נֶת יוֹסֵ֑ף וַֽיִּשְׁחֲטוּ֙ שְׂעִ֣יר עִזִּ֔ים וַיִּטְבְּל֥וּ אֶת־הַכֻּתֹּ֖נֶת בַּדָּֽם׃<text:s/></text:span><text:span text:style-name="T3507">‬</text:span>‬‬<text:span text:style-name="T3508">32</text:span><text:span text:style-name="T3509"> וַֽיְשַׁלְּח֞וּ אֶת־כְּתֹ֣נֶת הַפַּסִּ֗ים וַיָּבִ֙יאוּ֙ אֶל־אֲבִיהֶ֔ם וַיֹּאמְר֖וּ זֹ֣את מָצָ֑אנוּ הַכֶּר־נָ֗א הַכְּתֹ֧נֶת בִּנְךָ֛ הִ֖וא אִם־לֹֽא׃<text:s/></text:span><text:span text:style-name="T3510">‬</text:span>‬‬<text:span text:style-name="T3511">33</text:span><text:span text:style-name="T3512"> וַיַּכִּירָ֤הּ וַיֹּ֙אמֶר֙ כְּתֹ֣נֶת בְּנִ֔י חַיָּ֥ה רָעָ֖ה אֲכָלָ֑תְהוּ טָרֹ֥ף טֹרַ֖ף יוֹסֵֽף׃<text:s/></text:span><text:span text:style-name="T3513">‬</text:span>‬‬<text:span text:style-name="T3514">34</text:span><text:span text:style-name="T3515"> וַיִּקְרַ֤ע יַעֲקֹב֙ שִׂמְלֹתָ֔יו וַיָּ֥שֶׂם שַׂ֖ק בְּמָתְנָ֑יו וַיִּתְאַבֵּ֥ל עַל־בְּנ֖וֹ יָמִ֥ים רַבִּֽים׃<text:s/></text:span><text:span text:style-name="T3516">‬</text:span>‬‬<text:span text:style-name="T3517">35</text:span><text:span text:style-name="T3518"> וַיָּקֻמוּ֩ כָל־בָּנָ֨יו וְכָל־בְּנֹתָ֜יו לְנַחֲמ֗וֹ וַיְמָאֵן֙ לְהִתְנַחֵ֔ם וַיֹּ֕אמֶר כִּֽי־אֵרֵ֧ד אֶל־בְּנִ֛י אָבֵ֖ל שְׁאֹ֑לָה וַיֵּ֥בְךְּ אֹת֖וֹ אָבִֽיו׃<text:s/></text:span><text:span text:style-name="T3519">‬</text:span>‬‬<text:span text:style-name="T3520">36</text:span><text:span text:style-name="T3521"> וְהַ֨מְּדָנִ֔ים מָכְר֥וּ אֹת֖וֹ אֶל־מִצְרָ֑יִם לְפֽוֹטִיפַר֙ סְרִ֣יס פַּרְעֹ֔ה שַׂ֖ר הַטַּבָּחִֽים׃<text:s/></text:span><text:span text:style-name="T3522">פ<text:s/></text:span><text:span text:style-name="T3523">‬</text:span>‬‬‬‬‬‬‬‬‬‬‬‬‬‬‬‬‬‬‬‬‬‬‬‬‬‬‬‬‬‬‬‬‬‬‬‬‬</text:p>
      </text:section>
      <text:section text:name="Sect37" text:style-name="S37">
        <text:p text:style-name="P3524">Genesis 38</text:p>
        <text:p text:style-name="P3525"><text:span text:style-name="T3526">1</text:span><text:span text:style-name="T3527"> וַֽיְהִי֙ בָּעֵ֣ת הַהִ֔וא וַיֵּ֥רֶד יְהוּדָ֖ה מֵאֵ֣ת אֶחָ֑יו וַיֵּ֛ט עַד־אִ֥ישׁ עֲדֻלָּמִ֖י וּשְׁמ֥וֹ חִירָֽה׃<text:s/></text:span><text:span text:style-name="T3528">2</text:span><text:span text:style-name="T3529"> וַיַּרְא־שָׁ֧ם יְהוּדָ֛ה בַּת־אִ֥ישׁ כְּנַעֲנִ֖י וּשְׁמ֣וֹ שׁ֑וּעַ וַיִּקָּחֶ֖הָ וַיָּבֹ֥א אֵלֶֽיהָ׃<text:s/></text:span><text:span text:style-name="T3530">‬</text:span>‬‬<text:span text:style-name="T3531">3</text:span><text:span text:style-name="T3532"> וַתַּ֖הַר וַתֵּ֣לֶד בֵּ֑ן וַיִּקְרָ֥א אֶת־שְׁמ֖וֹ עֵֽר׃<text:s/></text:span><text:span text:style-name="T3533">‬</text:span>‬‬<text:span text:style-name="T3534">4</text:span><text:span text:style-name="T3535"> וַתַּ֥הַר ע֖וֹד וַתֵּ֣לֶד בֵּ֑ן וַתִּקְרָ֥א אֶת־שְׁמ֖וֹ אוֹנָֽן׃<text:s/></text:span><text:span text:style-name="T3536">‬</text:span>‬‬<text:span text:style-name="T3537">5</text:span><text:span text:style-name="T3538"> וַתֹּ֤סֶף עוֹד֙ וַתֵּ֣לֶד<text:s/></text:span><text:soft-page-break/><text:span text:style-name="T3539">בֵּ֔ן וַתִּקְרָ֥א אֶת־שְׁמ֖וֹ שֵׁלָ֑ה וְהָיָ֥ה בִכְזִ֖יב בְּלִדְתָּ֥הּ אֹתֽוֹ׃<text:s/></text:span><text:span text:style-name="T3540">‬</text:span>‬‬<text:span text:style-name="T3541">6</text:span><text:span text:style-name="T3542"> וַיִּקַּ֧ח יְהוּדָ֛ה אִשָּׁ֖ה לְעֵ֣ר בְּכוֹר֑וֹ וּשְׁמָ֖הּ תָּמָֽר׃<text:s/></text:span><text:span text:style-name="T3543">‬</text:span>‬‬<text:span text:style-name="T3544">7</text:span><text:span text:style-name="T3545"> וַיְהִ֗י עֵ֚ר בְּכ֣וֹר יְהוּדָ֔ה רַ֖ע בְּעֵינֵ֣י יְהוָ֑ה וַיְמִתֵ֖הוּ יְהוָֽה׃<text:s/></text:span><text:span text:style-name="T3546">‬</text:span>‬‬<text:span text:style-name="T3547">8</text:span><text:span text:style-name="T3548"> וַיֹּ֤אמֶר יְהוּדָה֙ לְאוֹנָ֔ן בֹּ֛א אֶל־אֵ֥שֶׁת אָחִ֖יךָ וְיַבֵּ֣ם אֹתָ֑הּ וְהָקֵ֥ם זֶ֖רַע לְאָחִֽיךָ׃<text:s/></text:span><text:span text:style-name="T3549">‬</text:span>‬‬<text:span text:style-name="T3550">9</text:span><text:span text:style-name="T3551"> וַיֵּ֣דַע אוֹנָ֔ן כִּ֛י לֹּ֥א ל֖וֹ יִהְיֶ֣ה הַזָּ֑רַע וְהָיָ֞ה אִם־בָּ֨א אֶל־אֵ֤שֶׁת אָחִיו֙ וְשִׁחֵ֣ת אַ֔רְצָה לְבִלְתִּ֥י נְתָן־זֶ֖רַע לְאָחִֽיו׃<text:s/></text:span><text:span text:style-name="T3552">‬</text:span>‬‬<text:span text:style-name="T3553">10</text:span><text:span text:style-name="T3554"> וַיֵּ֛רַע בְּעֵינֵ֥י יְהוָ֖ה אֲשֶׁ֣ר עָשָׂ֑ה וַיָּ֖מֶת גַּם־אֹתֽוֹ׃<text:s/></text:span><text:span text:style-name="T3555">‬</text:span>‬‬<text:span text:style-name="T3556">11</text:span><text:span text:style-name="T3557"> וַיֹּ֣אמֶר יְהוּדָה֩ לְתָמָ֨ר כַּלָּת֜וֹ שְׁבִ֧י אַלְמָנָ֣ה בֵית־אָבִ֗יךְ עַד־יִגְדַּל֙ שֵׁלָ֣ה בְנְ֔י כִּ֣י אָמַ֔ר פֶּן־יָמ֥וּת גַּם־ה֖וּא כְּאֶחָ֑יו וַתֵּ֣לֶךְ תָּמָ֔ר וַתֵּ֖שֶׁב בֵּ֥ית אָבִֽיהָ׃<text:s/></text:span><text:span text:style-name="T3558">‬</text:span>‬‬<text:span text:style-name="T3559">12</text:span><text:span text:style-name="T3560"> וַיִּרְבּוּ֙ הַיָּמִ֔ים וַתָּ֖מָת בַּת־שׁ֣וּעַ אֵֽשֶׁת־יְהוּדָ֑ה וַיִּנָּ֣חֶם יְהוּדָ֗ה וַיַּ֜עַל עַל־גֹּֽזֲזֵ֤י צֹאנוֹ֙ ה֗וּא וְחִירָ֛ה רֵעֵ֥הוּ הָעֲדֻלָּמִ֖י תִּמְנָֽתָה׃<text:s/></text:span><text:span text:style-name="T3561">‬</text:span>‬‬<text:span text:style-name="T3562">13</text:span><text:span text:style-name="T3563"> וַיֻּגַּ֥ד לְתָמָ֖ר לֵאמֹ֑ר הִנֵּ֥ה חָמִ֛יךְ עֹלֶ֥ה תִמְנָ֖תָה לָגֹ֥ז צֹאנֽוֹ׃<text:s/></text:span><text:span text:style-name="T3564">‬</text:span>‬‬<text:span text:style-name="T3565">14</text:span><text:span text:style-name="T3566"> וַתָּסַר֩ בִּגְדֵ֨י אַלְמְנוּתָ֜הּ מֵֽעָלֶ֗יהָ וַתְּכַ֤ס בַּצָּעִיף֙ וַתִּתְעַלָּ֔ף וַתֵּ֙שֶׁב֙ בְּפֶ֣תַח עֵינַ֔יִם אֲשֶׁ֖ר עַל־דֶּ֣רֶךְ תִּמְנָ֑תָה כִּ֤י רָאֲתָה֙ כִּֽי־גָדַ֣ל שֵׁלָ֔ה וְהִ֕וא לֹֽא־נִתְּנָ֥ה ל֖וֹ לְאִשָּֽׁה׃<text:s/></text:span><text:span text:style-name="T3567">‬</text:span>‬‬<text:span text:style-name="T3568">15</text:span><text:span text:style-name="T3569"> וַיִּרְאֶ֣הָ יְהוּדָ֔ה וֽ͏ַיַּחְשְׁבֶ֖הָ לְזוֹנָ֑ה כִּ֥י כִסְּתָ֖ה פָּנֶֽיהָ׃<text:s/></text:span><text:span text:style-name="T3570">‬</text:span>‬‬<text:span text:style-name="T3571">16</text:span><text:span text:style-name="T3572"> וַיֵּ֨ט אֵלֶ֜יהָ אֶל־הַדֶּ֗רֶךְ וַיֹּ֙אמֶר֙ הָֽבָה־נָּא֙ אָב֣וֹא אֵלַ֔יִךְ כִּ֚י לֹ֣א יָדַ֔ע כִּ֥י כַלָּת֖וֹ הִ֑וא וַתֹּ֙אמֶר֙ מַה־תִּתֶּן־לִּ֔י כִּ֥י תָב֖וֹא אֵלָֽי׃<text:s/></text:span><text:span text:style-name="T3573">‬</text:span>‬‬<text:span text:style-name="T3574">17</text:span><text:span text:style-name="T3575"> וַיֹּ֕אמֶר אָנֹכִ֛י אֲשַׁלַּ֥ח גְּדִֽי־עִזִּ֖ים מִן־הַצֹּ֑אן וַתֹּ֕אמֶר אִם־תִּתֵּ֥ן עֵרָב֖וֹן עַ֥ד שָׁלְחֶֽךָ׃<text:s/></text:span><text:span text:style-name="T3576">‬</text:span>‬‬<text:span text:style-name="T3577">18</text:span><text:span text:style-name="T3578"> וַיֹּ֗אמֶר מָ֣ה הֽ͏ָעֵרָבוֹן֮ אֲשֶׁ֣ר אֶתֶּן־לָּךְ֒ וַתֹּ֗אמֶר חֹתָֽמְךָ֙ וּפְתִילֶ֔ךָ וּמַטְּךָ֖ אֲשֶׁ֣ר בְּיָדֶ֑ךָ וַיִּתֶּן־לָּ֛הּ וַיָּבֹ֥א אֵלֶ֖יהָ וַתַּ֥הַר לֽוֹ׃<text:s/></text:span><text:span text:style-name="T3579">‬</text:span>‬‬<text:span text:style-name="T3580">19</text:span><text:span text:style-name="T3581"> וַתָּ֣קָם וַתֵּ֔לֶךְ וַתָּ֥סַר צְעִיפָ֖הּ מֵעָלֶ֑יהָ וַתִּלְבַּ֖שׁ בִּגְדֵ֥י אַלְמְנוּתָֽהּ׃<text:s/></text:span><text:span text:style-name="T3582">‬</text:span>‬‬<text:span text:style-name="T3583">20</text:span><text:span text:style-name="T3584"> וַיִּשְׁלַ֨ח יְהוּדָ֜ה אֶת־גְּדִ֣י הָֽעִזִּ֗ים בְּיַד֙ רֵעֵ֣הוּ הָֽעֲדֻלָּמִ֔י לָקַ֥חַת הָעֵרָב֖וֹן מִיַּ֣ד הָאִשָּׁ֑ה וְלֹ֖א מְצָאָֽהּ׃<text:s/></text:span><text:span text:style-name="T3585">‬</text:span>‬‬<text:span text:style-name="T3586">21</text:span><text:span text:style-name="T3587"> וַיִּשְׁאַ֞ל אֶת־אַנְשֵׁ֤י מְקֹמָהּ֙ לֵאמֹ֔ר אַיֵּ֧ה הַקְּדֵשָׁ֛ה הִ֥וא בָעֵינַ֖יִם עַל־הַדָּ֑רֶךְ וַיֹּ֣אמְר֔וּ לֹא־הָיְתָ֥ה בָזֶ֖ה קְדֵשָֽׁה׃<text:s/></text:span><text:span text:style-name="T3588">‬</text:span>‬‬<text:span text:style-name="T3589">22</text:span><text:span text:style-name="T3590"> וַיָּ֙שָׁב֙ אֶל־יְהוּדָ֔ה וַיֹּ֖אמֶר לֹ֣א מְצָאתִ֑יהָ וְגַ֨ם אַנְשֵׁ֤י הַמָּקוֹם֙ אָֽמְר֔וּ לֹא־הָיְתָ֥ה בָזֶ֖ה קְדֵשָֽׁה׃<text:s/></text:span><text:span text:style-name="T3591">‬</text:span>‬‬<text:span text:style-name="T3592">23</text:span><text:span text:style-name="T3593"> וַיֹּ֤אמֶר יְהוּדָה֙ תִּֽקַּֽח־לָ֔הּ פֶּ֖ן נִהְיֶ֣ה לָב֑וּז הִנֵּ֤ה שָׁלַ֙חְתִּי֙ הַגְּדִ֣י הַזֶּ֔ה וְאַתָּ֖ה לֹ֥א מְצָאתָֽהּ׃<text:s/></text:span><text:span text:style-name="T3594">‬</text:span>‬‬<text:span text:style-name="T3595">24</text:span><text:span text:style-name="T3596"> וַיְהִ֣י ׀ כְּמִשְׁלֹ֣שׁ חֳדָשִׁ֗ים וַיֻּגַּ֨ד לִֽיהוּדָ֤ה לֽ͏ֵאמֹר֙ זָֽנְתָה֙ תָּמָ֣ר כַּלָּתֶ֔ךָ וְגַ֛ם הִנֵּ֥ה הָרָ֖ה לִזְנוּנִ֑ים וַיֹּ֣אמֶר יְהוּדָ֔ה הוֹצִיא֖וּהָ וְתִשָּׂרֵֽף׃<text:s/></text:span><text:span text:style-name="T3597">‬</text:span>‬‬<text:span text:style-name="T3598">25</text:span><text:span text:style-name="T3599"> הִ֣וא מוּצֵ֗את וְהִ֨יא שָׁלְחָ֤ה אֶל־חָמִ֙יהָ֙ לֵאמֹ֔ר לְאִישׁ֙ אֲשֶׁר־אֵ֣לֶּה לּ֔וֹ אָנֹכִ֖י הָרָ֑ה וַתֹּ֙אמֶר֙ הַכֶּר־נָ֔א לְמִ֞י הַחֹתֶ֧מֶת וְהַפְּתִילִ֛ים וְהַמַּטֶּ֖ה הָאֵֽלֶּה׃<text:s/></text:span><text:span text:style-name="T3600">‬</text:span>‬‬<text:span text:style-name="T3601">26</text:span><text:span text:style-name="T3602"> וַיַּכֵּ֣ר יְהוּדָ֗ה וַיֹּ֙אמֶר֙ צָֽדְקָ֣ה מִמֶּ֔נִּי כִּֽי־עַל־כֵּ֥ן לֹא־נְתַתִּ֖יהָ לְשֵׁלָ֣ה בְנִ֑י וְלֹֽא־יָסַ֥ף ע֖וֹד לְדַעְתָּֽה׃<text:s/></text:span><text:span text:style-name="T3603">‬</text:span>‬‬<text:span text:style-name="T3604">27</text:span><text:span text:style-name="T3605"> וַיְהִ֖י בְּעֵ֣ת לִדְתָּ֑הּ וְהִנֵּ֥ה תְאוֹמִ֖ים בְּבִטְנָֽהּ׃<text:s/></text:span><text:span text:style-name="T3606">‬</text:span>‬‬<text:span text:style-name="T3607">28</text:span><text:span text:style-name="T3608"> וַיְהִ֥י בְלִדְתָּ֖הּ וַיִּתֶּן־יָ֑ד וַתִּקַּ֣ח הַמְיַלֶּ֗דֶת וַתִּקְשֹׁ֨ר עַל־יָד֤וֹ שָׁנִי֙ לֵאמֹ֔ר זֶ֖ה יָצָ֥א רִאשֹׁנָֽה׃<text:s/></text:span><text:span text:style-name="T3609">‬</text:span>‬‬<text:span text:style-name="T3610">29</text:span><text:span text:style-name="T3611"> וַיְהִ֣י ׀ כְּמֵשִׁ֣יב יָד֗וֹ וְהִנֵּה֙ יָצָ֣א אָחִ֔יו וַתֹּ֕אמֶר מַה־פָּרַ֖צְתָּ עָלֶ֣יךָ פָּ֑רֶץ וַיִּקְרָ֥א שְׁמ֖וֹ פָּֽרֶץ׃<text:s/></text:span><text:span text:style-name="T3612">‬</text:span>‬‬<text:span text:style-name="T3613">30</text:span><text:span text:style-name="T3614"> וְאַחַר֙ יָצָ֣א אָחִ֔יו אֲשֶׁ֥ר עַל־יָד֖וֹ הַשָּׁנִ֑י וַיִּקְרָ֥א שְׁמ֖וֹ זָֽרַח׃</text:span><text:span text:style-name="T3615"><text:s/>ס<text:s/></text:span><text:span text:style-name="T3616">‬</text:span>‬‬‬‬‬‬‬‬‬‬‬‬‬‬‬‬‬‬‬‬‬‬‬‬‬‬‬‬‬‬‬</text:p>
      </text:section>
      <text:section text:name="Sect38" text:style-name="S38">
        <text:soft-page-break/>
        <text:p text:style-name="P3617">Genesis 39</text:p>
        <text:p text:style-name="P3618"><text:span text:style-name="T3619">1</text:span><text:span text:style-name="T3620"> וְיוֹסֵ֖ף הוּרַ֣ד מִצְרָ֑יְמָה וַיִּקְנֵ֡הוּ פּוֹטִיפַר֩ סְרִ֨יס פַּרְעֹ֜ה שַׂ֤ר הַטַּבָּחִים֙ אִ֣ישׁ מִצְרִ֔י מִיַּד֙ הַיִּשְׁמְעֵאלִ֔ים אֲשֶׁ֥ר הוֹרִדֻ֖הוּ שָֽׁמָּה׃<text:s/></text:span><text:span text:style-name="T3621">2</text:span><text:span text:style-name="T3622"> וַיְהִ֤י יְהוָה֙ אֶת־יוֹסֵ֔ף וַיְהִ֖י אִ֣ישׁ מַצְלִ֑יחַ וַיְהִ֕י בְּבֵ֖ית אֲדֹנָ֥יו הַמִּצְרִֽי׃<text:s/></text:span><text:span text:style-name="T3623">‬</text:span>‬‬<text:span text:style-name="T3624">3</text:span><text:span text:style-name="T3625"> וַיַּ֣רְא אֲדֹנָ֔יו כִּ֥י יְהוָ֖ה אִתּ֑וֹ וְכֹל֙ אֲשֶׁר־ה֣וּא עֹשֶׂ֔ה יְהוָ֖ה מַצְלִ֥יחַ בְּיָדֽוֹ׃<text:s/></text:span><text:span text:style-name="T3626">‬</text:span>‬‬<text:span text:style-name="T3627">4</text:span><text:span text:style-name="T3628"> וַיִּמְצָ֨א יוֹסֵ֥ף חֵ֛ן בְּעֵינָ֖יו וַיְשָׁ֣רֶת אֹת֑וֹ וַיַּפְקִדֵ֙הוּ֙ עַל־בֵּית֔וֹ וְכָל־יֶשׁ־ל֖וֹ נָתַ֥ן בְּיָדֽוֹ׃<text:s/></text:span><text:span text:style-name="T3629">‬</text:span>‬‬<text:span text:style-name="T3630">5</text:span><text:span text:style-name="T3631"> וַיְהִ֡י מֵאָז֩ הִפְקִ֨יד אֹת֜וֹ בְּבֵית֗וֹ וְעַל֙ כָּל־אֲשֶׁ֣ר יֶשׁ־ל֔וֹ וַיְבָ֧רֶךְ יְהוָ֛ה אֶת־בֵּ֥ית הַמִּצְרִ֖י בִּגְלַ֣ל יוֹסֵ֑ף וַיְהִ֞י בִּרְכַּ֤ת יְהוָה֙ בְּכָל־אֲשֶׁ֣ר יֶשׁ־ל֔וֹ בַּבַּ֖יִת וּבַשָּׂדֶֽה׃<text:s/></text:span><text:span text:style-name="T3632">‬</text:span>‬‬<text:span text:style-name="T3633">6</text:span><text:span text:style-name="T3634"> וַיַּעֲזֹ֣ב כָּל־אֲשֶׁר־לוֹ֮ בְּיַד־יוֹסֵף֒ וְלֹא־יָדַ֤ע אִתּוֹ֙ מְא֔וּמָה כִּ֥י אִם־הַלֶּ֖חֶם אֲשֶׁר־ה֣וּא אוֹכֵ֑ל וַיְהִ֣י יוֹסֵ֔ף יְפֵה־תֹ֖אַר וִיפֵ֥ה מַרְאֶֽה׃<text:s/></text:span><text:span text:style-name="T3635">‬</text:span>‬‬<text:span text:style-name="T3636">7</text:span><text:span text:style-name="T3637"> וַיְהִ֗י אַחַר֙ הַדְּבָרִ֣ים הָאֵ֔לֶּה וַתִּשָּׂ֧א אֵֽשֶׁת־אֲדֹנָ֛יו אֶת־עֵינֶ֖יהָ אֶל־יוֹסֵ֑ף וַתֹּ֖אמֶר שִׁכְבָ֥ה עִמִּֽי׃<text:s/></text:span><text:span text:style-name="T3638">‬</text:span>‬‬<text:span text:style-name="T3639">8</text:span><text:span text:style-name="T3640"> וַיְמָאֵ֓ן ׀ וַיֹּ֙אמֶר֙ אֶל־אֵ֣שֶׁת אֲדֹנָ֔יו הֵ֣ן אֲדֹנִ֔י לֹא־יָדַ֥ע אִתִּ֖י מַה־בַּבָּ֑יִת וְכֹ֥ל אֲשֶׁר־יֶשׁ־ל֖וֹ נָתַ֥ן בְּיָדִֽי׃<text:s/></text:span><text:span text:style-name="T3641">‬</text:span>‬‬<text:span text:style-name="T3642">9</text:span><text:span text:style-name="T3643"> אֵינֶ֨נּוּ גָד֜וֹל בַּבַּ֣יִת הַזֶּה֮ מִמֶּנִּי֒ וְלֹֽא־חָשַׂ֤ךְ מִמֶּ֙נִּי֙ מְא֔וּמָה כִּ֥י אִם־אוֹתָ֖ךְ בַּאֲשֶׁ֣ר אַתְּ־אִשְׁתּ֑וֹ וְאֵ֨יךְ אֶֽעֱשֶׂ֜ה הָרָעָ֤ה הַגְּדֹלָה֙ הַזֹּ֔את וְחָטָ֖אתִי לֵֽאלֹהִֽים׃<text:s/></text:span><text:span text:style-name="T3644">‬</text:span>‬‬<text:span text:style-name="T3645">10</text:span><text:span text:style-name="T3646"> וַיְהִ֕י כְּדַבְּרָ֥הּ אֶל־יוֹסֵ֖ף י֣וֹם ׀ י֑וֹם וְלֹא־שָׁמַ֥ע אֵלֶ֛יהָ לִשְׁכַּ֥ב אֶצְלָ֖הּ לִהְי֥וֹת עִמָּֽהּ׃<text:s/></text:span><text:span text:style-name="T3647">‬</text:span>‬‬<text:span text:style-name="T3648">11</text:span><text:span text:style-name="T3649"> וַיְהִי֙ כְּהַיּ֣וֹם הַזֶּ֔ה וַיָּבֹ֥א הַבַּ֖יְתָה לַעֲשׂ֣וֹת מְלַאכְתּ֑וֹ וְאֵ֨ין אִ֜ישׁ מֵאַנְשֵׁ֥י הַבַּ֛יִת שָׁ֖ם בַּבָּֽיִת׃<text:s/></text:span><text:span text:style-name="T3650">‬</text:span>‬‬<text:span text:style-name="T3651">12</text:span><text:span text:style-name="T3652"> וַתִּתְפְּשֵׂ֧הוּ בְּבִגְד֛וֹ לֵאמֹ֖ר שִׁכְבָ֣ה עִמִּ֑י וַיַּעֲזֹ֤ב בִּגְדוֹ֙ בְּיָדָ֔הּ וַיָּ֖נָס וַיֵּצֵ֥א הַחֽוּצָה׃<text:s/></text:span><text:span text:style-name="T3653">‬</text:span>‬‬<text:span text:style-name="T3654">13</text:span><text:span text:style-name="T3655"> וַיְהִי֙ כִּרְאוֹתָ֔הּ כִּֽי־עָזַ֥ב בִּגְד֖וֹ בְּיָדָ֑הּ וַיָּ֖נָס הַחֽוּצָה׃<text:s/></text:span><text:span text:style-name="T3656">‬</text:span>‬‬<text:span text:style-name="T3657">14</text:span><text:span text:style-name="T3658"> וַתִּקְרָ֞א לְאַנְשֵׁ֣י בֵיתָ֗הּ וַתֹּ֤אמֶר לָהֶם֙ לֵאמֹ֔ר רְא֗וּ הֵ֥בִיא לָ֛נוּ אִ֥ישׁ עִבְרִ֖י לְצַ֣חֶק בָּ֑נוּ בָּ֤א אֵלַי֙ לִשְׁכַּ֣ב עִמִּ֔י וָאֶקְרָ֖א בְּק֥וֹל גָּדֽוֹל׃<text:s/></text:span><text:span text:style-name="T3659">‬</text:span>‬‬<text:span text:style-name="T3660">15</text:span><text:span text:style-name="T3661"> וַיְהִ֣י כְשָׁמְע֔וֹ כִּֽי־הֲרִימֹ֥תִי קוֹלִ֖י וָאֶקְרָ֑א וַיַּעֲזֹ֤ב בִּגְדוֹ֙ אֶצְלִ֔י וַיָּ֖נָס וַיֵּצֵ֥א הַחֽוּצָה׃<text:s/></text:span><text:span text:style-name="T3662">‬</text:span>‬‬<text:span text:style-name="T3663">16</text:span><text:span text:style-name="T3664"> וַתַּנַּ֥ח בִּגְד֖וֹ אֶצְלָ֑הּ עַד־בּ֥וֹא אֲדֹנָ֖יו אֶל־בֵּיתֽוֹ׃<text:s/></text:span><text:span text:style-name="T3665">‬</text:span>‬‬<text:span text:style-name="T3666">17</text:span><text:span text:style-name="T3667"> וַתְּדַבֵּ֣ר אֵלָ֔יו כַּדְּבָרִ֥ים הָאֵ֖לֶּה לֵאמֹ֑ר בָּֽא־אֵלַ֞י הָעֶ֧בֶד הָֽעִבְרִ֛י אֲשֶׁר־הֵבֵ֥אתָ לָּ֖נוּ לְצַ֥חֶק בִּֽי׃<text:s/></text:span><text:span text:style-name="T3668">‬</text:span>‬‬<text:span text:style-name="T3669">18</text:span><text:span text:style-name="T3670"> וַיְהִ֕י כַּהֲרִימִ֥י קוֹלִ֖י וָאֶקְרָ֑א וַיַּעֲזֹ֥ב בִּגְד֛וֹ אֶצְלִ֖י וַיָּ֥נָס הַחֽוּצָה׃<text:s/></text:span><text:span text:style-name="T3671">‬</text:span>‬‬<text:span text:style-name="T3672">19</text:span><text:span text:style-name="T3673"> וַיְהִי֩ כִשְׁמֹ֨עַ אֲדֹנָ֜יו אֶת־דִּבְרֵ֣י אִשְׁתּ֗וֹ אֲשֶׁ֨ר דִּבְּרָ֤ה אֵלָיו֙ לֵאמֹ֔ר כַּדְּבָרִ֣ים הָאֵ֔לֶּה עָ֥שָׂה</text:span><text:span text:style-name="T3674">‬‏ לִ֖י עַבְדֶּ֑ךָ וַיִּ֖חַר אַפּֽוֹ׃<text:s/></text:span><text:span text:style-name="T3675">‬</text:span>‬‬‬<text:span text:style-name="T3676">20</text:span><text:span text:style-name="T3677"> וַיִּקַּח֩ אֲדֹנֵ֨י יוֹסֵ֜ף אֹת֗וֹ וַֽיִּתְּנֵ֙הוּ֙ אֶל־בֵּ֣ית הַסֹּ֔הַר מְק֕וֹם אֲשֶׁר־*אסורי **אֲסִירֵ֥י הַמֶּ֖לֶךְ אֲסוּרִ֑ים וֽ͏ַיְהִי־שָׁ֖ם בְּבֵ֥ית הַסֹּֽהַר׃<text:s/></text:span><text:span text:style-name="T3678">‬</text:span>‬‬<text:span text:style-name="T3679">21</text:span><text:span text:style-name="T3680"> וַיְהִ֤י יְהוָה֙ אֶת־יוֹסֵ֔ף וַיֵּ֥ט אֵלָ֖יו חָ֑סֶד וַיִּתֵּ֣ן חִנּ֔וֹ בְּעֵינֵ֖י שַׂ֥ר בֵּית־הַסֹּֽהַר׃<text:s/></text:span><text:span text:style-name="T3681">‬</text:span>‬‬<text:span text:style-name="T3682">22</text:span><text:span text:style-name="T3683"> וַיִּתֵּ֞ן שַׂ֤ר בֵּית־הַסֹּ֙הַר֙ בְּיַד־יוֹסֵ֔ף אֵ֚ת כָּל־הָ֣אֲסִירִ֔ם אֲשֶׁ֖ר בְּבֵ֣ית הַסֹּ֑הַר וְאֵ֨ת כָּל־אֲשֶׁ֤ר עֹשִׂים֙ שָׁ֔ם ה֖וּא הָיָ֥ה עֹשֶֽׂה׃<text:s/></text:span><text:span text:style-name="T3684">‬</text:span>‬‬<text:span text:style-name="T3685">23</text:span><text:span text:style-name="T3686"> אֵ֣ין ׀ שַׂ֣ר בֵּית־הַסֹּהַ֗ר רֹאֶ֤ה אֶֽת־כָּל־מְא֙וּמָה֙ בְּיָד֔וֹ בַּאֲשֶׁ֥ר יְהוָ֖ה אִתּ֑וֹ וַֽאֲשֶׁר־ה֥וּא עֹשֶׂ֖ה יְהוָ֥ה מַצְלִֽיחַ׃</text:span><text:span text:style-name="T3687"><text:s/>ס<text:s/></text:span><text:span text:style-name="T3688">‬</text:span>‬‬‬‬‬‬‬‬‬‬‬‬‬‬‬‬‬‬‬‬‬‬‬‬</text:p>
      </text:section>
      <text:section text:name="Sect39" text:style-name="S39">
        <text:soft-page-break/>
        <text:p text:style-name="P3689">Genesis 40</text:p>
        <text:p text:style-name="P3690"><text:span text:style-name="T3691">1</text:span><text:span text:style-name="T3692"> וַיְהִ֗י אַחַר֙ הַדְּבָרִ֣ים הָאֵ֔לֶּה חָ֥טְא֛וּ מַשְׁקֵ֥ה מֶֽלֶךְ־מִצְרַ֖יִם וְהָאֹפֶ֑ה לַאֲדֹנֵיהֶ֖ם לְמֶ֥לֶךְ מִצְרָֽיִם׃<text:s/></text:span><text:span text:style-name="T3693">2</text:span><text:span text:style-name="T3694"> וַיִּקְצֹ֣ף פַּרְעֹ֔ה עַ֖ל שְׁנֵ֣י סָרִיסָ֑יו עַ֚ל שַׂ֣ר הַמַּשְׁקִ֔ים וְעַ֖ל שַׂ֥ר הָאוֹפִֽים׃<text:s/></text:span><text:span text:style-name="T3695">‬</text:span>‬‬<text:span text:style-name="T3696">3</text:span><text:span text:style-name="T3697"> וַיִּתֵּ֨ן אֹתָ֜ם בְּמִשְׁמַ֗ר בֵּ֛ית שַׂ֥ר הַטַבָּחִ֖ים אֶל־בֵּ֣ית הַסֹּ֑הַר מְק֕וֹם אֲשֶׁ֥ר יוֹסֵ֖ף אָס֥וּר שָֽׁם׃<text:s/></text:span><text:span text:style-name="T3698">‬</text:span>‬‬<text:span text:style-name="T3699">4</text:span><text:span text:style-name="T3700"> וַ֠יִּפְקֹד שַׂ֣ר הַטַּבָּחִ֧ים אֶת־יוֹסֵ֛ף אִתָּ֖ם וַיְשָׁ֣רֶת אֹתָ֑ם וַיִּהְי֥וּ יָמִ֖ים בְּמִשְׁמָֽר׃<text:s/></text:span><text:span text:style-name="T3701">‬</text:span>‬‬<text:span text:style-name="T3702">5</text:span><text:span text:style-name="T3703"> וַיַּֽחַלְמוּ֩ חֲל֨וֹם שְׁנֵיהֶ֜ם אִ֤ישׁ חֲלֹמוֹ֙ בְּלַ֣יְלָה אֶחָ֔ד אִ֖ישׁ כְּפִתְר֣וֹן חֲלֹמ֑וֹ הַמַּשְׁקֶ֣ה וְהָאֹפֶ֗ה אֲשֶׁר֙ לְמֶ֣לֶךְ מִצְרַ֔יִם אֲשֶׁ֥ר אֲסוּרִ֖ים בְּבֵ֥ית הַסֹּֽהַר׃<text:s/></text:span><text:span text:style-name="T3704">‬</text:span>‬‬<text:span text:style-name="T3705">6</text:span><text:span text:style-name="T3706"> וַיָּבֹ֧א אֲלֵיהֶ֛ם יוֹסֵ֖ף בַּבֹּ֑קֶר וַיַּ֣רְא אֹתָ֔ם וְהִנָּ֖ם זֹעֲפִֽים׃<text:s/></text:span><text:span text:style-name="T3707">‬</text:span>‬‬<text:span text:style-name="T3708">7</text:span><text:span text:style-name="T3709"> וַיִּשְׁאַ֞ל אֶת־סְרִיסֵ֣י פַרְעֹ֗ה אֲשֶׁ֨ר אִתּ֧וֹ בְמִשְׁמַ֛ר בֵּ֥ית אֲדֹנָ֖יו לֵאמֹ֑ר מַדּ֛וּעַ פְּנֵיכֶ֥ם רָעִ֖ים הַיּֽוֹם׃<text:s/></text:span><text:span text:style-name="T3710">‬</text:span>‬‬<text:span text:style-name="T3711">8</text:span><text:span text:style-name="T3712"> וַיֹּאמְר֣וּ אֵלָ֔יו חֲל֣וֹם חָלַ֔מְנוּ וּפֹתֵ֖ר אֵ֣ין אֹת֑וֹ וַיֹּ֨אמֶר אֲלֵהֶ֜ם יוֹסֵ֗ף הֲל֤וֹא לֽ͏ֵאלֹהִים֙ פִּתְרֹנִ֔ים סַפְּרוּ־נָ֖א לִֽי׃<text:s/></text:span><text:span text:style-name="T3713">‬</text:span>‬‬<text:span text:style-name="T3714">9</text:span><text:span text:style-name="T3715"> וַיְסַפֵּ֧ר שַֽׂר־הַמַּשְׁקִ֛ים אֶת־חֲלֹמ֖וֹ לְיוֹסֵ֑ף וַיֹּ֣אמֶר ל֔וֹ בַּחֲלוֹמִ֕י וְהִנֵּה־גֶ֖פֶן לְפָנָֽי׃<text:s/></text:span><text:span text:style-name="T3716">‬</text:span>‬‬<text:span text:style-name="T3717">10</text:span><text:span text:style-name="T3718"> וּבַגֶּ֖פֶן שְׁלֹשָׁ֣ה שָׂרִיגִ֑ם וְהִ֤יא כְפֹרַ֙חַת֙ עָלְתָ֣ה נִצָּ֔הּ הִבְשִׁ֥ילוּ אַשְׁכְּלֹתֶ֖יהָ עֲנָבִֽים׃<text:s/></text:span><text:span text:style-name="T3719">‬</text:span>‬‬<text:span text:style-name="T3720">11</text:span><text:span text:style-name="T3721"> וְכ֥וֹס פַּרְעֹ֖ה בְּיָדִ֑י וָאֶקַּ֣ח אֶת־הָֽעֲנָבִ֗ים וָֽאֶשְׂחַ֤ט אֹתָם֙ אֶל־כּ֣וֹס פַּרְעֹ֔ה וָאֶתֵּ֥ן אֶת־הַכּ֖וֹס עַל־כַּ֥ף פַּרְעֹֽה׃<text:s/></text:span><text:span text:style-name="T3722">‬</text:span>‬‬<text:span text:style-name="T3723">12</text:span><text:span text:style-name="T3724"> וַיֹּ֤אמֶר לוֹ֙ יוֹסֵ֔ף זֶ֖ה פִּתְרֹנ֑וֹ שְׁלֹ֙שֶׁת֙ הַשָּׂ֣רִגִ֔ים שְׁלֹ֥שֶׁת יָמִ֖ים הֵֽם׃<text:s/></text:span><text:span text:style-name="T3725">‬</text:span>‬‬<text:span text:style-name="T3726">13</text:span><text:span text:style-name="T3727"> בְּע֣וֹד ׀ שְׁלֹ֣שֶׁת יָמִ֗ים יִשָּׂ֤א פַרְעֹה֙ אֶת־רֹאשֶׁ֔ךָ וַהֲשִֽׁיבְךָ֖ עַל־כַּנֶּ֑ךָ וְנָתַתָּ֤ כוֹס־פַּרְעֹה֙ בְּיָד֔וֹ כַּמִּשְׁפָּט֙ הָֽרִאשׁ֔וֹן אֲשֶׁ֥ר הָיִ֖יתָ מַשְׁקֵֽהוּ׃<text:s/></text:span><text:span text:style-name="T3728">‬</text:span>‬‬<text:span text:style-name="T3729">14</text:span><text:span text:style-name="T3730"> כִּ֧י אִם־זְכַרְתַּ֣נִי אִתְּךָ֗ כַּאֲשֶׁר֙ יִ֣יטַב לָ֔ךְ וְעָשִֽׂיתָ־נָּ֥א עִמָּדִ֖י חָ֑סֶד וְהִזְכַּרְתַּ֙נִי֙ אֶל־פַּרְעֹ֔ה וְהוֹצֵאתַ֖נִי מִן־הַבַּ֥יִת הַזֶּֽה׃<text:s/></text:span><text:span text:style-name="T3731">‬</text:span>‬‬<text:span text:style-name="T3732">15</text:span><text:span text:style-name="T3733"> כִּֽי־גֻנֹּ֣ב גֻּנַּ֔בְתִּי מֵאֶ֖רֶץ הָעִבְרִ֑ים וְגַם־פֹּה֙ לֹא־עָשִׂ֣יתִֽי מְא֔וּמָה כִּֽי־שָׂמ֥וּ אֹתִ֖י בַּבּֽוֹר׃<text:s/></text:span><text:span text:style-name="T3734">‬</text:span>‬‬<text:span text:style-name="T3735">16</text:span><text:span text:style-name="T3736"> וַיַּ֥רְא שַׂר־הָאֹפִ֖ים כִּ֣י ט֣וֹב פָּתָ֑ר וַיֹּ֙אמֶר֙ אֶל־יוֹסֵ֔ף אַף־אֲנִי֙ בַּחֲלוֹמִ֔י וְהִנֵּ֗ה שְׁלֹשָׁ֛ה סַלֵּ֥י חֹרִ֖י עַל־רֹאשִֽׁי׃<text:s/></text:span><text:span text:style-name="T3737">‬</text:span>‬‬<text:span text:style-name="T3738">17</text:span><text:span text:style-name="T3739"> וּבַסַּ֣ל הָֽעֶלְי֔וֹן מִכֹּ֛ל מַאֲכַ֥ל פַּרְעֹ֖ה מַעֲשֵׂ֣ה אֹפֶ֑ה וְהָע֗וֹף אֹכֵ֥ל אֹתָ֛ם מִן־הַסַּ֖ל מֵעַ֥ל רֹאשִֽׁי׃<text:s/></text:span><text:span text:style-name="T3740">‬</text:span>‬‬<text:span text:style-name="T3741">18</text:span><text:span text:style-name="T3742"> וַיַּ֤עַן יוֹסֵף֙ וַיֹּ֔אמֶר זֶ֖ה פִּתְרֹנ֑וֹ שְׁלֹ֙שֶׁת֙ הַסַּלִּ֔ים שְׁלֹ֥שֶׁת יָמִ֖ים הֵֽם׃<text:s/></text:span><text:span text:style-name="T3743">‬</text:span>‬‬<text:span text:style-name="T3744">19</text:span><text:span text:style-name="T3745"> בְּע֣וֹד ׀ שְׁלֹ֣שֶׁת יָמִ֗ים יִשָּׂ֨א פַרְעֹ֤ה אֶת־רֹֽאשְׁךָ֙ מֵֽעָלֶ֔יךָ וְתָלָ֥ה אוֹתְךָ֖ עַל־עֵ֑ץ וְאָכַ֥ל הָע֛וֹף אֶת־בְּשָׂרְךָ֖ מֵעָלֶֽיךָ׃<text:s/></text:span><text:span text:style-name="T3746">‬</text:span>‬‬<text:span text:style-name="T3747">20</text:span><text:span text:style-name="T3748"> וַיְהִ֣י ׀ בַּיּ֣וֹם הַשְּׁלִישִׁ֗י י֚וֹם הֻלֶּ֣דֶת אֶת־פַּרְעֹ֔ה וַיַּ֥עַשׂ מִשְׁתֶּ֖ה לְכָל־עֲבָדָ֑יו וַיִּשָּׂ֞א אֶת־רֹ֣אשׁ ׀ שַׂ֣ר הַמַּשְׁקִ֗ים וְאֶת־רֹ֛אשׁ שַׂ֥ר הָאֹפִ֖ים בְּת֥וֹךְ עֲבָדָֽיו׃<text:s/></text:span><text:span text:style-name="T3749">‬</text:span>‬‬<text:span text:style-name="T3750">21</text:span><text:span text:style-name="T3751"> וַיָּ֛שֶׁב אֶת־שַׂ֥ר הַמַּשְׁקִ֖ים עַל־מַשְׁקֵ֑הוּ וַיִּתֵּ֥ן הַכּ֖וֹס עַל־כַּ֥ף פַּרְעֹֽה׃<text:s/></text:span><text:span text:style-name="T3752">‬</text:span>‬‬<text:span text:style-name="T3753">22</text:span><text:span text:style-name="T3754"> וְאֵ֛ת שַׂ֥ר הָאֹפִ֖ים תָּלָ֑ה כַּאֲשֶׁ֥ר פָּתַ֛ר לָהֶ֖ם יוֹסֵֽף׃<text:s/></text:span><text:span text:style-name="T3755">‬</text:span>‬‬<text:span text:style-name="T3756">23</text:span><text:span text:style-name="T3757"> וְלֹֽא־זָכַ֧ר שַֽׂר־הַמַּשְׁקִ֛ים אֶת־יוֹסֵ֖ף וַיִּשְׁכָּחֵֽהוּ׃<text:s/></text:span><text:span text:style-name="T3758">פ<text:s/></text:span><text:span text:style-name="T3759">‬</text:span>‬‬‬‬‬‬‬‬‬‬‬‬‬‬‬‬‬‬‬‬‬‬‬‬</text:p>
      </text:section>
      <text:section text:name="Sect40" text:style-name="S40">
        <text:soft-page-break/>
        <text:p text:style-name="P3760">Genesis 41</text:p>
        <text:p text:style-name="P3761"><text:span text:style-name="T3762">1</text:span><text:span text:style-name="T3763"> וַיְהִ֕י מִקֵּ֖ץ שְׁנָתַ֣יִם יָמִ֑ים וּפַרְעֹ֣ה חֹלֵ֔ם וְהִנֵּ֖ה עֹמֵ֥ד עַל־הַיְאֹֽר׃<text:s/></text:span><text:span text:style-name="T3764">2</text:span><text:span text:style-name="T3765"> וְהִנֵּ֣ה מִן־הַיְאֹ֗ר עֹלֹת֙ שֶׁ֣בַע פָּר֔וֹת יְפ֥וֹת מַרְאֶ֖ה וּבְרִיאֹ֣ת בָּשָׂ֑ר וַתִּרְעֶ֖ינָה בָּאָֽחוּ׃<text:s/></text:span><text:span text:style-name="T3766">‬</text:span>‬‬<text:span text:style-name="T3767">3</text:span><text:span text:style-name="T3768"> וְהִנֵּ֞ה שֶׁ֧בַע פָּר֣וֹת אֲחֵר֗וֹת עֹל֤וֹת אַחֲרֵיהֶן֙ מִן־הַיְאֹ֔ר רָע֥וֹת מַרְאֶ֖ה וְדַקּ֣וֹת בָּשָׂ֑ר וַֽתַּעֲמֹ֛דְנָה אֵ֥צֶל הַפָּר֖וֹת עַל־שְׂפַ֥ת הַיְאֹֽר׃<text:s/></text:span><text:span text:style-name="T3769">‬</text:span>‬‬<text:span text:style-name="T3770">4</text:span><text:span text:style-name="T3771"> וַתֹּאכַ֣לְנָה הַפָּר֗וֹת רָע֤וֹת הַמַּרְאֶה֙ וְדַקֹּ֣ת הַבָּשָׂ֔ר אֵ֚ת שֶׁ֣בַע הַפָּר֔וֹת יְפֹ֥ת הַמַּרְאֶ֖ה וְהַבְּרִיאֹ֑ת וַיִּיקַ֖ץ פַּרְעֹֽה׃<text:s/></text:span><text:span text:style-name="T3772">‬</text:span>‬‬<text:span text:style-name="T3773">5</text:span><text:span text:style-name="T3774"> וַיִּישָׁ֕ן וַֽיַּחֲלֹ֖ם שֵׁנִ֑ית וְהִנֵּ֣ה ׀ שֶׁ֣בַע שִׁבֳּלִ֗ים עֹל֛וֹת בְּקָנֶ֥ה אֶחָ֖ד בְּרִיא֥וֹת וְטֹבֽוֹת׃<text:s/></text:span><text:span text:style-name="T3775">‬</text:span>‬‬<text:span text:style-name="T3776">6</text:span><text:span text:style-name="T3777"> וְהִנֵּה֙ שֶׁ֣בַע שִׁבֳּלִ֔ים דַּקּ֖וֹת וּשְׁדוּפֹ֣ת קָדִ֑ים צֹמְח֖וֹת אַחֲרֵיהֶֽן׃<text:s/></text:span><text:span text:style-name="T3778">‬</text:span>‬‬<text:span text:style-name="T3779">7</text:span><text:span text:style-name="T3780"> וַתִּבְלַ֙עְנָה֙ הַשִּׁבֳּלִ֣ים הַדַּקּ֔וֹת אֵ֚ת שֶׁ֣בַע הַֽשִׁבֳּלִ֔ים הַבְּרִיא֖וֹת וְהַמְּלֵא֑וֹת וַיִּיקַ֥ץ פַּרְעֹ֖ה וְהִנֵּ֥ה חֲלֽוֹם׃<text:s/></text:span><text:span text:style-name="T3781">‬</text:span>‬‬<text:span text:style-name="T3782">8</text:span><text:span text:style-name="T3783"> וַיְהִ֤י בַבֹּ֙קֶר֙ וַתִּפָּ֣עֶם רוּח֔וֹ וַיִּשְׁלַ֗ח וַיִּקְרָ֛א אֶת־כָּל־חַרְטֻמֵּ֥י מִצְרַ֖יִם וְאֶת־כָּל־חֲכָמֶ֑יהָ וַיְסַפֵּ֨ר פַּרְעֹ֤ה לָהֶם֙ אֶת־חֲלֹמ֔וֹ וְאֵין־פּוֹתֵ֥ר אוֹתָ֖ם לְפַרְעֹֽה׃<text:s/></text:span><text:span text:style-name="T3784">‬</text:span>‬‬<text:span text:style-name="T3785">9</text:span><text:span text:style-name="T3786"> וַיְדַבֵּר֙ שַׂ֣ר הַמַּשְׁקִ֔ים אֶת־פַּרְעֹ֖ה לֵאמֹ֑ר אֶת־חֲטָאַ֕י אֲנִ֖י מַזְכִּ֥יר הַיּֽוֹם׃<text:s/></text:span><text:span text:style-name="T3787">‬</text:span>‬‬<text:span text:style-name="T3788">10</text:span><text:span text:style-name="T3789"> פַּרְעֹ֖ה קָצַ֣ף עַל־עֲבָדָ֑יו וַיִּתֵּ֨ן אֹתִ֜י בְּמִשְׁמַ֗ר בֵּ֚ית שַׂ֣ר הַטַּבָּחִ֔ים אֹתִ֕י וְאֵ֖ת שַׂ֥ר הָאֹפִֽים׃<text:s/></text:span><text:span text:style-name="T3790">‬</text:span>‬‬<text:span text:style-name="T3791">11</text:span><text:span text:style-name="T3792"> וַנַּֽחַלְמָ֥ה חֲל֛וֹם בְּלַ֥יְלָה אֶחָ֖ד אֲנִ֣י וָה֑וּא אִ֛ישׁ כְּפִתְר֥וֹן חֲלֹמ֖וֹ חָלָֽמְנוּ׃<text:s/></text:span><text:span text:style-name="T3793">‬</text:span>‬‬<text:span text:style-name="T3794">12</text:span><text:span text:style-name="T3795"> וְשָׁ֨ם אִתָּ֜נוּ נַ֣עַר עִבְרִ֗י עֶ֚בֶד לְשַׂ֣ר הַטַּבָּחִ֔ים וַנְּ֨סַפֶּר־ל֔וֹ וַיִּפְתָּר־לָ֖נוּ אֶת־חֲלֹמֹתֵ֑ינוּ אִ֥ישׁ כַּחֲלֹמ֖וֹ פָּתָֽר׃<text:s/></text:span><text:span text:style-name="T3796">‬</text:span>‬‬<text:span text:style-name="T3797">13</text:span><text:span text:style-name="T3798"> וַיְהִ֛י כַּאֲשֶׁ֥ר פָּֽתַר־לָ֖נוּ כֵּ֣ן הָיָ֑ה אֹתִ֛י הֵשִׁ֥יב עַל־כַּנִּ֖י וְאֹת֥וֹ תָלָֽה׃<text:s/></text:span><text:span text:style-name="T3799">‬</text:span>‬‬<text:span text:style-name="T3800">14</text:span><text:span text:style-name="T3801"> וַיִּשְׁלַ֤ח פַּרְעֹה֙ וַיִּקְרָ֣א אֶת־יוֹסֵ֔ף וַיְרִיצֻ֖הוּ מִן־הַבּ֑וֹר וַיְגַלַּח֙ וַיְחַלֵּ֣ף שִׂמְלֹתָ֔יו וַיָּבֹ֖א אֶל־פַּרְעֹֽה׃<text:s/></text:span><text:span text:style-name="T3802">‬</text:span>‬‬<text:span text:style-name="T3803">15</text:span><text:span text:style-name="T3804"> וַיֹּ֤אמֶר פַּרְעֹה֙ אֶל־יוֹסֵ֔ף חֲל֣וֹם חָלַ֔מְתִּי וּפֹתֵ֖ר אֵ֣ין אֹת֑וֹ וַאֲנִ֗י שָׁמַ֤עְתִּי עָלֶ֙יךָ֙ לֵאמֹ֔ר תִּשְׁמַ֥ע חֲל֖וֹם לִפְתֹּ֥ר אֹתֽוֹ׃<text:s/></text:span><text:span text:style-name="T3805">‬</text:span>‬‬<text:span text:style-name="T3806">16</text:span><text:span text:style-name="T3807"> וַיַּ֨עַן יוֹסֵ֧ף אֶת־פַּרְעֹ֛ה לֵאמֹ֖ר בִּלְעָדָ֑י אֱלֹהִ֕ים יַעֲנֶ֖ה אֶת־שְׁל֥וֹם פַּרְעֹֽה׃<text:s/></text:span><text:span text:style-name="T3808">‬</text:span>‬‬<text:span text:style-name="T3809">17</text:span><text:span text:style-name="T3810"> וַיְדַבֵּ֥ר פַּרְעֹ֖ה אֶל־יוֹסֵ֑ף בַּחֲלֹמִ֕י הִנְנִ֥י עֹמֵ֖ד עַל־שְׂפַ֥ת הַיְאֹֽר׃<text:s/></text:span><text:span text:style-name="T3811">‬</text:span>‬‬<text:span text:style-name="T3812">18</text:span><text:span text:style-name="T3813"> וְהִנֵּ֣ה מִן־הַיְאֹ֗ר עֹלֹת֙ שֶׁ֣בַע פָּר֔וֹת בְּרִיא֥וֹת בָּשָׂ֖ר וִיפֹ֣ת תֹּ֑אַר וַתִּרְעֶ֖ינָה בָּאָֽחוּ׃<text:s/></text:span><text:span text:style-name="T3814">‬</text:span>‬‬<text:span text:style-name="T3815">19</text:span><text:span text:style-name="T3816"> וְהִנֵּ֞ה שֶֽׁבַע־פָּר֤וֹת אֲחֵרוֹת֙ עֹל֣וֹת אַחֲרֵיהֶ֔ן דַּלּ֨וֹת וְרָע֥וֹת תֹּ֛אַר מְאֹ֖ד וְרַקּ֣וֹת בָּשָׂ֑ר לֹֽא־רָאִ֧יתִי כָהֵ֛נָּה בְּכָל־אֶ֥רֶץ מִצְרַ֖יִם לָרֹֽעַ׃<text:s/></text:span><text:span text:style-name="T3817">‬</text:span>‬‬<text:span text:style-name="T3818">20</text:span><text:span text:style-name="T3819"> וַתֹּאכַ֙לְנָה֙ הַפָּר֔וֹת הָרַקּ֖וֹת וְהָרָע֑וֹת אֵ֣ת שֶׁ֧בַע הַפָּר֛וֹת הָרִאשֹׁנ֖וֹת הַבְּרִיאֹֽת׃<text:s/></text:span><text:span text:style-name="T3820">‬</text:span>‬‬<text:span text:style-name="T3821">21</text:span><text:span text:style-name="T3822"> וַתָּבֹ֣אנָה אֶל־קִרְבֶּ֗נָה וְלֹ֤א נוֹדַע֙ כִּי־בָ֣אוּ אֶל־קִרְבֶּ֔נָה וּמַרְאֵיהֶ֣ן רַ֔ע כַּאֲשֶׁ֖ר בַּתְּחִלָּ֑ה וָאִיקָֽץ׃<text:s/></text:span><text:span text:style-name="T3823">‬</text:span>‬‬<text:span text:style-name="T3824">22</text:span><text:span text:style-name="T3825"> וָאֵ֖רֶא בַּחֲלֹמִ֑י וְהִנֵּ֣ה ׀ שֶׁ֣בַע שִׁבֳּלִ֗ים עֹלֹ֛ת בְּקָנֶ֥ה אֶחָ֖ד מְלֵאֹ֥ת וְטֹבֽוֹת׃<text:s/></text:span><text:span text:style-name="T3826">‬</text:span>‬‬<text:span text:style-name="T3827">23</text:span><text:span text:style-name="T3828"> וְהִנֵּה֙ שֶׁ֣בַע שִׁבֳּלִ֔ים צְנֻמ֥וֹת דַּקּ֖וֹת שְׁדֻפ֣וֹת קָדִ֑ים צֹמְח֖וֹת אַחֲרֵיהֶֽם׃<text:s/></text:span><text:span text:style-name="T3829">‬</text:span>‬‬<text:span text:style-name="T3830">24</text:span><text:span text:style-name="T3831"> וַתִּבְלַ֙עְןָ֙ הַשִׁבֳּלִ֣ים הַדַּקֹּ֔ת אֵ֛ת שֶׁ֥בַע הַֽשִׁבֳּלִ֖ים הַטֹּב֑וֹת וָֽאֹמַר֙ אֶל־הַֽחַרְטֻמִּ֔ים וְאֵ֥ין מַגִּ֖יד לִֽי׃<text:s/></text:span><text:span text:style-name="T3832">‬</text:span>‬‬<text:span text:style-name="T3833">25</text:span><text:span text:style-name="T3834"> וַיֹּ֤אמֶר יוֹסֵף֙ אֶל־פַּרְעֹ֔ה חֲל֥וֹם פַּרְעֹ֖ה אֶחָ֣ד ה֑וּא אֵ֣ת אֲשֶׁ֧ר הָאֱלֹהִ֛ים עֹשֶׂ֖ה הִגִּ֥יד לְפַרְעֹֽה׃<text:s/></text:span><text:span text:style-name="T3835">‬</text:span>‬‬<text:span text:style-name="T3836">26</text:span><text:span text:style-name="T3837"> שֶׁ֧בַע פָּרֹ֣ת הַטֹּבֹ֗ת שֶׁ֤בַע שָׁנִים֙ הֵ֔נָּה וְשֶׁ֤בַע הַֽשִּׁבֳּלִים֙ הַטֹּבֹ֔ת שֶׁ֥בַע שָׁנִ֖ים הֵ֑נָּה חֲל֖וֹם אֶחָ֥ד הֽוּא׃<text:s/></text:span><text:span text:style-name="T3838">‬</text:span>‬‬<text:span text:style-name="T3839">27</text:span><text:span text:style-name="T3840"> וְשֶׁ֣בַע הַ֠פָּרוֹת הָֽרַקּ֨וֹת וְהָרָעֹ֜ת הָעֹלֹ֣ת אַחֲרֵיהֶ֗ן שֶׁ֤בַע שָׁנִים֙ הֵ֔נָּה וְשֶׁ֤בַע הַֽשִׁבֳּלִים֙ הָרֵק֔וֹת שְׁדֻפ֖וֹת הַקָּדִ֑ים יִהְי֕וּ שֶׁ֖בַע שְׁנֵ֥י רָעָֽב׃<text:s/></text:span><text:span text:style-name="T3841">‬</text:span>‬‬<text:span text:style-name="T3842">28</text:span><text:span text:style-name="T3843"> ה֣וּא הַדָּבָ֔ר אֲשֶׁ֥ר דִּבַּ֖רְתִּי אֶל־פַּרְעֹ֑ה אֲשֶׁ֧ר<text:s/></text:span><text:soft-page-break/><text:span text:style-name="T3844">הָאֱלֹהִ֛ים עֹשֶׂ֖ה הֶרְאָ֥ה אֶת־פַּרְעֹֽה׃<text:s/></text:span><text:span text:style-name="T3845">‬</text:span>‬‬<text:span text:style-name="T3846">29</text:span><text:span text:style-name="T3847"> הִנֵּ֛ה שֶׁ֥בַע שָׁנִ֖ים בָּא֑וֹת שָׂבָ֥ע גָּד֖וֹל בְּכָל־אֶ֥רֶץ מִצְרָֽיִם׃<text:s/></text:span><text:span text:style-name="T3848">‬</text:span>‬‬<text:span text:style-name="T3849">30</text:span><text:span text:style-name="T3850"> וְ֠קָמוּ שֶׁ֜בַע שְׁנֵ֤י רָעָב֙ אַחֲרֵיהֶ֔ן וְנִשְׁכַּ֥ח כָּל־הַשָּׂבָ֖ע בְּאֶ֣רֶץ מִצְרָ֑יִם וְכִלָּ֥ה הָרָעָ֖ב אֶת־הָאָֽרֶץ׃<text:s/></text:span><text:span text:style-name="T3851">‬</text:span>‬‬<text:span text:style-name="T3852">31</text:span><text:span text:style-name="T3853"> וְלֹֽא־יִוָּדַ֤ע הַשָּׂבָע֙ בָּאָ֔רֶץ מִפְּנֵ֛י הָרָעָ֥ב הַה֖וּא אַחֲרֵי־כֵ֑ן כִּֽי־כָבֵ֥ד ה֖וּא מְאֹֽד׃<text:s/></text:span><text:span text:style-name="T3854">‬</text:span>‬‬<text:span text:style-name="T3855">32</text:span><text:span text:style-name="T3856"> וְעַ֨ל הִשָּׁנ֧וֹת הַחֲל֛וֹם אֶל־פַּרְעֹ֖ה פַּעֲמָ֑יִם כִּֽי־נָכ֤וֹן הַדָּבָר֙ מֵעִ֣ם הָאֱלֹהִ֔ים וּמְמַהֵ֥ר הָאֱלֹהִ֖ים לַעֲשֹׂתֽוֹ׃<text:s/></text:span><text:span text:style-name="T3857">‬</text:span>‬‬<text:span text:style-name="T3858">33</text:span><text:span text:style-name="T3859"> וְעַתָּה֙ יֵרֶ֣א פַרְעֹ֔ה אִ֖ישׁ נָב֣וֹן וְחָכָ֑ם וִישִׁיתֵ֖הוּ עַל־אֶ֥רֶץ מִצְרָֽיִם׃<text:s/></text:span><text:span text:style-name="T3860">‬</text:span>‬‬<text:span text:style-name="T3861">34</text:span><text:span text:style-name="T3862"> יַעֲשֶׂ֣ה פַרְעֹ֔ה וְיַפְקֵ֥ד פְּקִדִ֖ים עַל־הָאָ֑רֶץ וְחִמֵּשׁ֙ אֶת־אֶ֣רֶץ מִצְרַ֔יִם בְּשֶׁ֖בַע שְׁנֵ֥י הַשָּׂבָֽע׃<text:s/></text:span><text:span text:style-name="T3863">‬</text:span>‬‬<text:span text:style-name="T3864">35</text:span><text:span text:style-name="T3865"> וְיִקְבְּצ֗וּ אֶת־כָּל־אֹ֙כֶל֙ הַשָּׁנִ֣ים הַטֹּבֹ֔ת הַבָּאֹ֖ת הָאֵ֑לֶּה וְיִצְבְּרוּ־בָ֞ר תַּ֧חַת יַד־פַּרְעֹ֛ה אֹ֥כֶל בֶּעָרִ֖ים וְשָׁמָֽרוּ׃<text:s/></text:span><text:span text:style-name="T3866">‬</text:span>‬‬<text:span text:style-name="T3867">36</text:span><text:span text:style-name="T3868"> וְהָיָ֨ה הָאֹ֤כֶל לְפִקָּדוֹן֙ לָאָ֔רֶץ לְשֶׁ֙בַע֙ שְׁנֵ֣י הָרָעָ֔ב אֲשֶׁ֥ר תִּהְיֶ֖יןָ בְּאֶ֣רֶץ מִצְרָ֑יִם וְלֹֽא־תִכָּרֵ֥ת הָאָ֖רֶץ בָּרָעָֽב׃<text:s/></text:span><text:span text:style-name="T3869">‬</text:span>‬‬<text:span text:style-name="T3870">37</text:span><text:span text:style-name="T3871"> וַיִּיטַ֥ב הַדָּבָ֖ר בְּעֵינֵ֣י פַרְעֹ֑ה וּבְעֵינֵ֖י כָּל־עֲבָדָֽיו׃<text:s/></text:span><text:span text:style-name="T3872">‬</text:span>‬‬<text:span text:style-name="T3873">38</text:span><text:span text:style-name="T3874"> וַיֹּ֥אמֶר פַּרְעֹ֖ה אֶל־עֲבָדָ֑יו הֲנִמְצָ֣א כָזֶ֔ה אִ֕ישׁ אֲשֶׁ֛ר ר֥וּחַ אֱלֹהִ֖ים בּֽוֹ׃<text:s/></text:span><text:span text:style-name="T3875">‬</text:span>‬‬<text:span text:style-name="T3876">39</text:span><text:span text:style-name="T3877"> וַיֹּ֤אמֶר פַּרְעֹה֙ אֶל־יוֹסֵ֔ף אַחֲרֵ֨י הוֹדִ֧יעַ אֱלֹהִ֛ים אוֹתְךָ֖ אֶת־כָּל־זֹ֑את אֵין־נָב֥וֹן וְחָכָ֖ם כָּמֽוֹךָ׃<text:s/></text:span><text:span text:style-name="T3878">‬</text:span>‬‬<text:span text:style-name="T3879">40</text:span><text:span text:style-name="T3880"> אַתָּה֙ תִּהְיֶ֣ה עַל־בֵּיתִ֔י וְעַל־פִּ֖יךָ יִשַּׁ֣ק כָּל־עַמִּ֑י רַ֥ק הַכִּסֵּ֖א אֶגְדַּ֥ל מִמֶּֽךָּ׃<text:s/></text:span><text:span text:style-name="T3881">‬</text:span>‬‬<text:span text:style-name="T3882">41</text:span><text:span text:style-name="T3883"> וַיֹּ֥אמֶר פַּרְעֹ֖ה אֶל־יוֹסֵ֑ף רְאֵה֙ נָתַ֣תִּי אֹֽתְךָ֔ עַ֖ל כָּל־אֶ֥רֶץ מִצְרָֽיִם׃<text:s/></text:span><text:span text:style-name="T3884">‬</text:span>‬‬<text:span text:style-name="T3885">42</text:span><text:span text:style-name="T3886"> וַיָּ֨סַר פַּרְעֹ֤ה אֶת־טַבַּעְתּוֹ֙ מֵעַ֣ל יָד֔וֹ וַיִּתֵּ֥ן אֹתָ֖הּ עַל־יַ֣ד יוֹסֵ֑ף וַיַּלְבֵּ֤שׁ אֹתוֹ֙ בִּגְדֵי־שֵׁ֔שׁ וַיָּ֛שֶׂם רְבִ֥ד הַזָּהָ֖ב עַל־צַוָּארֽוֹ׃<text:s/></text:span><text:span text:style-name="T3887">‬</text:span>‬‬<text:span text:style-name="T3888">43</text:span><text:span text:style-name="T3889"> וַיַּרְכֵּ֣ב אֹת֗וֹ בְּמִרְכֶּ֤בֶת הַמִּשְׁנֶה֙ אֲשֶׁר־ל֔וֹ וַיִּקְרְא֥וּ לְפָנָ֖יו אַבְרֵ֑ךְ וְנָת֣וֹן אֹת֔וֹ עַ֖ל כָּל־אֶ֥רֶץ מִצְרָֽיִם׃<text:s/></text:span><text:span text:style-name="T3890">‬</text:span>‬‬<text:span text:style-name="T3891">44</text:span><text:span text:style-name="T3892"> וַיֹּ֧אמֶר פַּרְעֹ֛ה אֶל־יוֹסֵ֖ף אֲנִ֣י פַרְעֹ֑ה וּבִלְעָדֶ֗יךָ לֹֽא־יָרִ֨ים אִ֧ישׁ אֶת־יָד֛וֹ וְאֶת־רַגְל֖וֹ בְּכָל־אֶ֥רֶץ מִצְרָֽיִם׃<text:s/></text:span><text:span text:style-name="T3893">‬</text:span>‬‬<text:span text:style-name="T3894">45</text:span><text:span text:style-name="T3895"> וַיִּקְרָ֨א פַרְעֹ֣ה שֵׁם־יוֹסֵף֮ צָֽפְנַ֣ת פַּעְנֵחַ֒ וַיִּתֶּן־ל֣וֹ אֶת־אָֽסְנַ֗ת בַּת־פּ֥וֹטִי פֶ֛רַע כֹּהֵ֥ן אֹ֖ן לְאִשָּׁ֑ה וַיֵּצֵ֥א יוֹסֵ֖ף עַל־אֶ֥רֶץ מִצְרָֽיִם׃<text:s/></text:span><text:span text:style-name="T3896">‬</text:span>‬‬‬<text:span text:style-name="T3897">46</text:span><text:span text:style-name="T3898"> וְיוֹסֵף֙ בֶּן־שְׁלֹשִׁ֣ים שָׁנָ֔ה בְּעָמְד֕וֹ לִפְנֵ֖י פַּרְעֹ֣ה מֶֽלֶךְ־מִצְרָ֑יִם וַיֵּצֵ֤א יוֹסֵף֙ מִלִּפְנֵ֣י פַרְעֹ֔ה וַֽיַּעְבֹ֖ר בְּכָל־אֶ֥רֶץ מִצְרָֽיִם׃<text:s/></text:span><text:span text:style-name="T3899">‬</text:span>‬‬<text:span text:style-name="T3900">47</text:span><text:span text:style-name="T3901"> וַתַּ֣עַשׂ הָאָ֔רֶץ בְּשֶׁ֖בַע שְׁנֵ֣י הַשָּׂבָ֑ע לִקְמָצִֽים׃<text:s/></text:span><text:span text:style-name="T3902">‬</text:span>‬‬<text:span text:style-name="T3903">48</text:span><text:span text:style-name="T3904"> וַיִּקְבֹּ֞ץ אֶת־כָּל־אֹ֣כֶל ׀ שֶׁ֣בַע שָׁנִ֗ים אֲשֶׁ֤ר הָיוּ֙ בְּאֶ֣רֶץ מִצְרַ֔יִם וַיִּתֶּן־אֹ֖כֶל בֶּעָרִ֑ים אֹ֧כֶל שְׂדֵה־הָעִ֛יר אֲשֶׁ֥ר סְבִיבֹתֶ֖יהָ נָתַ֥ן בְּתוֹכָֽהּ׃<text:s/></text:span><text:span text:style-name="T3905">‬</text:span>‬‬<text:span text:style-name="T3906">49</text:span><text:span text:style-name="T3907"> וַיִּצְבֹּ֨ר יוֹסֵ֥ף בָּ֛ר כְּח֥וֹל הַיָּ֖ם הַרְבֵּ֣ה מְאֹ֑ד עַ֛ד כִּי־חָדַ֥ל לִסְפֹּ֖ר כִּי־אֵ֥ין מִסְפָּֽר׃<text:s/></text:span><text:span text:style-name="T3908">‬</text:span>‬‬<text:span text:style-name="T3909">50</text:span><text:span text:style-name="T3910"> וּלְיוֹסֵ֤ף יֻלַּד֙ שְׁנֵ֣י בָנִ֔ים בְּטֶ֥רֶם תָּב֖וֹא שְׁנַ֣ת הָרָעָ֑ב אֲשֶׁ֤ר יָֽלְדָה־לּוֹ֙ אָֽסְנַ֔ת בַּת־פּ֥וֹטִי פֶ֖רַע כֹּהֵ֥ן אֽוֹן׃<text:s/></text:span><text:span text:style-name="T3911">‬</text:span>‬‬‬<text:span text:style-name="T3912">51</text:span><text:span text:style-name="T3913"> וַיִּקְרָ֥א יוֹסֵ֛ף אֶת־שֵׁ֥ם הַבְּכ֖וֹר מְנַשֶּׁ֑ה כִּֽי־נַשַּׁ֤נִי אֱלֹהִים֙ אֶת־כָּל־עֲמָלִ֔י וְאֵ֖ת כָּל־בֵּ֥ית אָבִֽי׃<text:s/></text:span><text:span text:style-name="T3914">‬</text:span>‬‬<text:span text:style-name="T3915">52</text:span><text:span text:style-name="T3916"> וְאֵ֛ת שֵׁ֥ם הַשֵּׁנִ֖י קָרָ֣א אֶפְרָ֑יִם כִּֽי־הִפְרַ֥נִי אֱלֹהִ֖ים בְּאֶ֥רֶץ עָנְיִֽי׃<text:s/></text:span><text:span text:style-name="T3917">‬</text:span>‬‬<text:span text:style-name="T3918">53</text:span><text:span text:style-name="T3919"> וַתִּכְלֶ֕ינָה שֶׁ֖בַע שְׁנֵ֣י הַשָּׂבָ֑ע אֲשֶׁ֥ר הָיָ֖ה בְּאֶ֥רֶץ מִצְרָֽיִם׃<text:s/></text:span><text:span text:style-name="T3920">‬</text:span>‬‬<text:span text:style-name="T3921">54</text:span><text:span text:style-name="T3922"> וַתְּחִלֶּ֜ינָה שֶׁ֣בַע שְׁנֵ֤י הָרָעָב֙ לָב֔וֹא כַּאֲשֶׁ֖ר אָמַ֣ר יוֹסֵ֑ף וַיְהִ֤י רָעָב֙ בְּכָל־הָ֣אֲרָצ֔וֹת וּבְכָל־אֶ֥רֶץ מִצְרַ֖יִם הָ֥יָה לָֽחֶם׃<text:s/></text:span><text:span text:style-name="T3923">‬</text:span>‬‬<text:span text:style-name="T3924">55</text:span><text:span text:style-name="T3925"> וַתִּרְעַב֙ כָּל־אֶ֣רֶץ מִצְרַ֔יִם וַיִּצְעַ֥ק הָעָ֛ם אֶל־פַּרְעֹ֖ה לַלָּ֑חֶם וַיֹּ֨אמֶר פַּרְעֹ֤ה לְכָל־מִצְרַ֙יִם֙ לְכ֣וּ אֶל־יוֹסֵ֔ף אֲשֶׁר־יֹאמַ֥ר לָכֶ֖ם תַּעֲשֽׂוּ׃<text:s/></text:span><text:span text:style-name="T3926">‬</text:span>‬‬<text:span text:style-name="T3927">56</text:span><text:span text:style-name="T3928"> וְהָרָעָ֣ב הָיָ֔ה עַ֖ל כָּל־פְּנֵ֣י הָאָ֑רֶץ וַיִּפְתַּ֨ח יוֹסֵ֜ף אֶֽת־כָּל־אֲשֶׁ֤ר בָּהֶם֙ וַיִּשְׁבֹּ֣ר לְמִצְרַ֔יִם וַיֶּחֱזַ֥ק הָֽרָעָ֖ב בְּאֶ֥רֶץ מִצְרָֽיִם׃<text:s/></text:span><text:span text:style-name="T3929">‬</text:span>‬‬<text:span text:style-name="T3930">57</text:span><text:span text:style-name="T3931"> וְכָל־הָאָ֙רֶץ֙ בָּ֣אוּ מִצְרַ֔יְמָה לִשְׁבֹּ֖ר אֶל־יוֹסֵ֑ף כִּֽי־חָזַ֥ק הָרָעָ֖ב בְּכָל־הָאָֽרֶץ׃<text:s/></text:span><text:span text:style-name="T3932">‬</text:span>‬‬‬‬‬‬‬‬‬‬‬‬‬‬‬‬‬‬‬‬‬‬‬‬‬‬‬‬‬‬‬‬‬‬‬‬‬‬‬‬‬‬‬‬‬‬‬‬‬‬‬‬‬‬‬‬‬‬</text:p>
      </text:section>
      <text:section text:name="Sect41" text:style-name="S41">
        <text:soft-page-break/>
        <text:p text:style-name="P3933">Genesis 42</text:p>
        <text:p text:style-name="P3934"><text:span text:style-name="T3935">1</text:span><text:span text:style-name="T3936"> וַיַּ֣רְא יַעֲקֹ֔ב כִּ֥י יֶשׁ־שֶׁ֖בֶר בְּמִצְרָ֑יִם וַיֹּ֤אמֶר יַעֲקֹב֙ לְבָנָ֔יו לָ֖מָּה תִּתְרָאֽוּ׃<text:s/></text:span><text:span text:style-name="T3937">2</text:span><text:span text:style-name="T3938"> וַיֹּ֕אמֶר הִנֵּ֣ה שָׁמַ֔עְתִּי כִּ֥י יֶשׁ־שֶׁ֖בֶר בְּמִצְרָ֑יִם רְדוּ־שָׁ֙מָּה֙ וְשִׁבְרוּ־לָ֣נוּ מִשָּׁ֔ם וְנִחְיֶ֖ה וְלֹ֥א נָמֽוּת׃<text:s/></text:span><text:span text:style-name="T3939">‬</text:span>‬‬<text:span text:style-name="T3940">3</text:span><text:span text:style-name="T3941"> וַיֵּרְד֥וּ אֲחֵֽי־יוֹסֵ֖ף עֲשָׂרָ֑ה לִשְׁבֹּ֥ר בָּ֖ר מִמִּצְרָֽיִם׃<text:s/></text:span><text:span text:style-name="T3942">‬</text:span>‬‬<text:span text:style-name="T3943">4</text:span><text:span text:style-name="T3944"> וְאֶת־בִּנְיָמִין֙ אֲחִ֣י יוֹסֵ֔ף לֹא־שָׁלַ֥ח יַעֲקֹ֖ב אֶת־אֶחָ֑יו כִּ֣י אָמַ֔ר פֶּן־יִקְרָאֶ֖נּוּ אָסֽוֹן׃<text:s/></text:span><text:span text:style-name="T3945">‬</text:span>‬‬<text:span text:style-name="T3946">5</text:span><text:span text:style-name="T3947"> וַיָּבֹ֙אוּ֙ בְּנֵ֣י יִשְׂרָאֵ֔ל לִשְׁבֹּ֖ר בְּת֣וֹךְ הַבָּאִ֑ים כִּֽי־הָיָ֥ה הָרָעָ֖ב בְּאֶ֥רֶץ כְּנָֽעַן׃<text:s/></text:span><text:span text:style-name="T3948">‬</text:span>‬‬<text:span text:style-name="T3949">6</text:span><text:span text:style-name="T3950"> וְיוֹסֵ֗ף ה֚וּא הַשַּׁלִּ֣יט עַל־הָאָ֔רֶץ ה֥וּא הַמַּשְׁבִּ֖יר לְכָל־עַ֣ם הָאָ֑רֶץ וַיָּבֹ֙אוּ֙ אֲחֵ֣י יוֹסֵ֔ף וַיִּשְׁתַּֽחֲווּ־ל֥וֹ אַפַּ֖יִם אָֽרְצָה׃<text:s/></text:span><text:span text:style-name="T3951">‬</text:span>‬‬<text:span text:style-name="T3952">7</text:span><text:span text:style-name="T3953"> וַיַּ֥רְא יוֹסֵ֛ף אֶת־אֶחָ֖יו וַיַּכִּרֵ֑ם וַיִּתְנַכֵּ֨ר אֲלֵיהֶ֜ם וַיְדַבֵּ֧ר אִתָּ֣ם קָשׁ֗וֹת וַיֹּ֤אמֶר אֲלֵהֶם֙ מֵאַ֣יִן בָּאתֶ֔ם וַיֹּ֣אמְר֔וּ מֵאֶ֥רֶץ כְּנַ֖עַן לִשְׁבָּר־אֹֽכֶל׃<text:s/></text:span><text:span text:style-name="T3954">‬</text:span>‬‬<text:span text:style-name="T3955">8</text:span><text:span text:style-name="T3956"> וַיַּכֵּ֥ר יוֹסֵ֖ף אֶת־אֶחָ֑יו וְהֵ֖ם לֹ֥א הִכִּרֻֽהוּ׃<text:s/></text:span><text:span text:style-name="T3957">‬</text:span>‬‬<text:span text:style-name="T3958">9</text:span><text:span text:style-name="T3959"> וַיִּזְכֹּ֣ר יוֹסֵ֔ף אֵ֚ת הַחֲלֹמ֔וֹת אֲשֶׁ֥ר חָלַ֖ם לָהֶ֑ם וַיֹּ֤אמֶר אֲלֵהֶם֙ מְרַגְּלִ֣ים אַתֶּ֔ם לִרְא֛וֹת אֶת־עֶרְוַ֥ת הָאָ֖רֶץ בָּאתֶֽם׃<text:s/></text:span><text:span text:style-name="T3960">‬</text:span>‬‬<text:span text:style-name="T3961">10</text:span><text:span text:style-name="T3962"> וַיֹּאמְר֥וּ אֵלָ֖יו לֹ֣א אֲדֹנִ֑י וַעֲבָדֶ֥יךָ בָּ֖אוּ לִשְׁבָּר־אֹֽכֶל׃<text:s/></text:span><text:span text:style-name="T3963">‬</text:span>‬‬<text:span text:style-name="T3964">11</text:span><text:span text:style-name="T3965"> כֻּלָּ֕נוּ בְּנֵ֥י אִישׁ־אֶחָ֖ד נָ֑חְנוּ כֵּנִ֣ים אֲנַ֔חְנוּ לֹא־הָי֥וּ עֲבָדֶ֖יךָ מְרַגְּלִֽים׃<text:s/></text:span><text:span text:style-name="T3966">‬</text:span>‬‬<text:span text:style-name="T3967">12</text:span><text:span text:style-name="T3968"> וַיֹּ֖אמֶר אֲלֵהֶ֑ם לֹ֕א כִּֽי־עֶרְוַ֥ת הָאָ֖רֶץ בָּאתֶ֥ם לִרְאֽוֹת׃<text:s/></text:span><text:span text:style-name="T3969">‬</text:span>‬‬<text:span text:style-name="T3970">13</text:span><text:span text:style-name="T3971"> וַיֹּאמְר֗וּ שְׁנֵ֣ים עָשָׂר֩ עֲבָדֶ֨יךָ אַחִ֧ים ׀ אֲנַ֛חְנוּ בְּנֵ֥י אִישׁ־אֶחָ֖ד בְּאֶ֣רֶץ כְּנָ֑עַן וְהִנֵּ֨ה הַקָּטֹ֤ן אֶת־אָבִ֙ינוּ֙ הַיּ֔וֹם וְהָאֶחָ֖ד אֵינֶֽנּוּ׃<text:s/></text:span><text:span text:style-name="T3972">‬</text:span>‬‬<text:span text:style-name="T3973">14</text:span><text:span text:style-name="T3974"> וַיֹּ֥אמֶר אֲלֵהֶ֖ם יוֹסֵ֑ף ה֗וּא אֲשֶׁ֨ר דִּבַּ֧רְתִּי אֲלֵכֶ֛ם לֵאמֹ֖ר מְרַגְּלִ֥ים אַתֶּֽם׃<text:s/></text:span><text:span text:style-name="T3975">‬</text:span>‬‬<text:span text:style-name="T3976">15</text:span><text:span text:style-name="T3977"> בְּזֹ֖את תִּבָּחֵ֑נוּ חֵ֤י פַרְעֹה֙ אִם־תֵּצְא֣וּ מִזֶּ֔ה כִּ֧י אִם־בְּב֛וֹא אֲחִיכֶ֥ם הַקָּטֹ֖ן הֵֽנָּה׃<text:s/></text:span><text:span text:style-name="T3978">‬</text:span>‬‬<text:span text:style-name="T3979">16</text:span><text:span text:style-name="T3980"> שִׁלְח֨וּ מִכֶּ֣ם אֶחָד֮ וְיִקַּ֣ח אֶת־אֲחִיכֶם֒ וְאַתֶּם֙ הֵאָ֣סְר֔וּ וְיִבָּֽחֲנוּ֙ דִּבְרֵיכֶ֔ם הַֽאֱמֶ֖ת אִתְּכֶ֑ם וְאִם־לֹ֕א חֵ֣י פַרְעֹ֔ה כִּ֥י מְרַגְּלִ֖ים אַתֶּֽם׃<text:s/></text:span><text:span text:style-name="T3981">‬</text:span>‬‬<text:span text:style-name="T3982">17</text:span><text:span text:style-name="T3983"> וַיֶּאֱסֹ֥ף אֹתָ֛ם אֶל־מִשְׁמָ֖ר שְׁלֹ֥שֶׁת יָמִֽים׃<text:s/></text:span><text:span text:style-name="T3984">‬</text:span>‬‬<text:span text:style-name="T3985">18</text:span><text:span text:style-name="T3986"> וַיֹּ֨אמֶר אֲלֵהֶ֤ם יוֹסֵף֙ בַּיּ֣וֹם הַשְּׁלִישִׁ֔י זֹ֥את עֲשׂ֖וּ וִֽחְי֑וּ אֶת־הָאֱלֹהִ֖ים אֲנִ֥י יָרֵֽא׃<text:s/></text:span><text:span text:style-name="T3987">‬</text:span>‬‬<text:span text:style-name="T3988">19</text:span><text:span text:style-name="T3989"> אִם־כֵּנִ֣ים אַתֶּ֔ם אֲחִיכֶ֣ם אֶחָ֔ד יֵאָסֵ֖ר בְּבֵ֣ית מִשְׁמַרְכֶ֑ם וְאַתֶּם֙ לְכ֣וּ הָבִ֔יאוּ שֶׁ֖בֶר רַעֲב֥וֹן בָּתֵּיכֶֽם׃<text:s/></text:span><text:span text:style-name="T3990">‬</text:span>‬‬<text:span text:style-name="T3991">20</text:span><text:span text:style-name="T3992"> וְאֶת־אֲחִיכֶ֤ם הַקָּטֹן֙ תָּבִ֣יאוּ אֵלַ֔י וְיֵאָמְנ֥וּ דִבְרֵיכֶ֖ם וְלֹ֣א תָמ֑וּתוּ וַיַּעֲשׂוּ־כֵֽן׃<text:s/></text:span><text:span text:style-name="T3993">‬</text:span>‬‬<text:span text:style-name="T3994">21</text:span><text:span text:style-name="T3995"> וַיֹּאמְר֞וּ אִ֣ישׁ אֶל־אָחִ֗יו אֲבָל֮ אֲשֵׁמִ֣ים ׀ אֲנַחְנוּ֮ עַל־אָחִינוּ֒ אֲשֶׁ֨ר רָאִ֜ינוּ צָרַ֥ת נַפְשׁ֛וֹ בְּהִתְחַֽנְנ֥וֹ אֵלֵ֖ינוּ וְלֹ֣א שָׁמָ֑עְנוּ עַל־כֵּן֙ בָּ֣אָה אֵלֵ֔ינוּ הַצָּרָ֖ה הַזֹּֽאת׃<text:s/></text:span><text:span text:style-name="T3996">‬</text:span>‬‬<text:span text:style-name="T3997">22</text:span><text:span text:style-name="T3998"> וַיַּעַן֩ רְאוּבֵ֨ן אֹתָ֜ם לֵאמֹ֗ר הֲלוֹא֩ אָמַ֨רְתִּי אֲלֵיכֶ֧ם ׀ לֵאמֹ֛ר אַל־תֶּחֶטְא֥וּ בַיֶּ֖לֶד וְלֹ֣א שְׁמַעְתֶּ֑ם וְגַם־דָּמ֖וֹ הִנֵּ֥ה נִדְרָֽשׁ׃<text:s/></text:span><text:span text:style-name="T3999">‬</text:span>‬‬<text:span text:style-name="T4000">23</text:span><text:span text:style-name="T4001"> וְהֵם֙ לֹ֣א יֽ͏ָדְע֔וּ כִּ֥י שֹׁמֵ֖עַ יוֹסֵ֑ף כִּ֥י הַמֵּלִ֖יץ בֵּינֹתָֽם׃<text:s/></text:span><text:span text:style-name="T4002">‬</text:span>‬‬<text:span text:style-name="T4003">24</text:span><text:span text:style-name="T4004"> וַיִּסֹּ֥ב מֵֽעֲלֵיהֶ֖ם וַיֵּ֑בְךְּ וַיָּ֤שָׁב אֲלֵהֶם֙ וַיְדַבֵּ֣ר אֲלֵהֶ֔ם וַיִּקַּ֤ח מֵֽאִתָּם֙ אֶת־שִׁמְע֔וֹן וַיֶּאֱסֹ֥ר אֹת֖וֹ לְעֵינֵיהֶֽם׃<text:s/></text:span><text:span text:style-name="T4005">‬</text:span>‬‬<text:span text:style-name="T4006">25</text:span><text:span text:style-name="T4007"> וַיְצַ֣ו יוֹסֵ֗ף וַיְמַלְא֣וּ אֶת־כְּלֵיהֶם֮ בָּר֒ וּלְהָשִׁ֤יב כַּסְפֵּיהֶם֙ אִ֣ישׁ אֶל־שַׂקּ֔וֹ וְלָתֵ֥ת לָהֶ֛ם צֵדָ֖ה לַדָּ֑רֶךְ וַיַּ֥עַשׂ לָהֶ֖ם כֵּֽן׃<text:s/></text:span><text:span text:style-name="T4008">‬</text:span>‬‬<text:span text:style-name="T4009">26</text:span><text:span text:style-name="T4010"> וַיִּשְׂא֥וּ אֶת־שִׁבְרָ֖ם עַל־חֲמֹרֵיהֶ֑ם וַיֵּלְכ֖וּ מִשָּֽׁם׃<text:s/></text:span><text:span text:style-name="T4011">‬</text:span>‬‬<text:span text:style-name="T4012">27</text:span><text:span text:style-name="T4013"> וַיִּפְתַּ֨ח הָאֶחָ֜ד אֶת־שַׂקּ֗וֹ לָתֵ֥ת מִסְפּ֛וֹא לַחֲמֹר֖וֹ בַּמָּל֑וֹן וַיַּרְא֙ אֶת־כַּסְפּ֔וֹ וְהִנֵּה־ה֖וּא בְּפִ֥י אַמְתַּחְתּֽוֹ׃<text:s/></text:span><text:span text:style-name="T4014">‬</text:span>‬‬<text:span text:style-name="T4015">28</text:span><text:span text:style-name="T4016"> וַיֹּ֤אמֶר אֶל־אֶחָיו֙ הוּשַׁ֣ב כַּסְפִּ֔י וְגַ֖ם הִנֵּ֣ה בְאַמְתַּחְתִּ֑י וַיֵּצֵ֣א לִבָּ֗ם וַיֶּֽחֶרְד֞וּ אִ֤ישׁ אֶל־אָחִיו֙ לֵאמֹ֔ר מַה־זֹּ֛את עָשָׂ֥ה אֱלֹהִ֖ים לָֽנוּ׃<text:s/></text:span><text:span text:style-name="T4017">‬</text:span>‬‬<text:span text:style-name="T4018">29</text:span><text:span text:style-name="T4019"> וַיָּבֹ֛אוּ אֶל־יַעֲקֹ֥ב אֲבִיהֶ֖ם אַ֣רְצָה כְּנָ֑עַן וַיַּגִּ֣ידוּ ל֔וֹ אֵ֛ת כָּל־הַקֹּרֹ֥ת<text:s/></text:span><text:soft-page-break/><text:span text:style-name="T4020">אֹתָ֖ם לֵאמֹֽר׃<text:s/></text:span><text:span text:style-name="T4021">‬</text:span>‬‬<text:span text:style-name="T4022">30</text:span><text:span text:style-name="T4023"> דִּ֠בֶּר הָאִ֨ישׁ אֲדֹנֵ֥י הָאָ֛רֶץ אִתָּ֖נוּ קָשׁ֑וֹת וַיִּתֵּ֣ן אֹתָ֔נוּ כִּֽמְרַגְּלִ֖ים אֶת־הָאָֽרֶץ׃<text:s/></text:span><text:span text:style-name="T4024">‬</text:span>‬‬<text:span text:style-name="T4025">31</text:span><text:span text:style-name="T4026"> וַנֹּ֥אמֶר אֵלָ֖יו כֵּנִ֣ים אֲנָ֑חְנוּ לֹ֥א הָיִ֖ינוּ מְרַגְּלִֽים׃<text:s/></text:span><text:span text:style-name="T4027">‬</text:span>‬‬<text:span text:style-name="T4028">32</text:span><text:span text:style-name="T4029"> שְׁנֵים־עָשָׂ֥ר אֲנַ֛חְנוּ אַחִ֖ים בְּנֵ֣י אָבִ֑ינוּ הָאֶחָ֣ד אֵינֶ֔נּוּ וְהַקָּטֹ֥ן הַיּ֛וֹם אֶת־אָבִ֖ינוּ בְּאֶ֥רֶץ כְּנָֽעַן׃<text:s/></text:span><text:span text:style-name="T4030">‬</text:span>‬‬<text:span text:style-name="T4031">33</text:span><text:span text:style-name="T4032"> וַיֹּ֣אמֶר אֵלֵ֗ינוּ הָאִישׁ֙ אֲדֹנֵ֣י הָאָ֔רֶץ בְּזֹ֣את אֵדַ֔ע כִּ֥י כֵנִ֖ים אַתֶּ֑ם אֲחִיכֶ֤ם הָֽאֶחָד֙ הַנִּ֣יחוּ אִתִּ֔י וְאֶת־רַעֲב֥וֹן בָּתֵּיכֶ֖ם קְח֥וּ וָלֵֽכוּ׃<text:s/></text:span><text:span text:style-name="T4033">‬</text:span>‬‬<text:span text:style-name="T4034">34</text:span><text:span text:style-name="T4035"> וְ֠הָבִיאוּ אֶת־אֲחִיכֶ֣ם הַקָּטֹן֮ אֵלַי֒ וְאֵֽדְעָ֗ה כִּ֣י לֹ֤א מְרַגְּלִים֙ אַתֶּ֔ם כִּ֥י כֵנִ֖ים אַתֶּ֑ם אֶת־אֲחִיכֶם֙ אֶתֵּ֣ן לָכֶ֔ם וְאֶת־הָאָ֖רֶץ תִּסְחָֽרוּ׃<text:s/></text:span><text:span text:style-name="T4036">‬</text:span>‬‬<text:span text:style-name="T4037">35</text:span><text:span text:style-name="T4038"> וַיְהִ֗י הֵ֚ם מְרִיקִ֣ים שַׂקֵּיהֶ֔ם וְהִנֵּה־אִ֥ישׁ צְרוֹר־כַּסְפּ֖וֹ בְּשַׂקּ֑וֹ וַיִּרְא֞וּ אֶת־צְרֹר֧וֹת כַּסְפֵּיהֶ֛ם הֵ֥מָּה וַאֲבִיהֶ֖ם וַיִּירָֽאוּ׃<text:s/></text:span><text:span text:style-name="T4039">‬</text:span>‬‬<text:span text:style-name="T4040">36</text:span><text:span text:style-name="T4041"> וַיֹּ֤אמֶר אֲלֵהֶם֙ יַעֲקֹ֣ב אֲבִיהֶ֔ם אֹתִ֖י שִׁכַּלְתֶּ֑ם יוֹסֵ֤ף אֵינֶ֙נּוּ֙ וְשִׁמְע֣וֹן אֵינֶ֔נּוּ וְאֶת־בִּנְיָמִ֣ן תִּקָּ֔חוּ עָלַ֖י הָי֥וּ כֻלָּֽנָה׃<text:s/></text:span><text:span text:style-name="T4042">‬</text:span>‬‬‬<text:span text:style-name="T4043">37</text:span><text:span text:style-name="T4044"> וַיֹּ֤אמֶר רְאוּבֵן֙ אֶל־אָבִ֣יו לֵאמֹ֔ר אֶת־שְׁנֵ֤י בָנַי֙ תָּמִ֔ית אִם־לֹ֥א אֲבִיאֶ֖נּוּ אֵלֶ֑יךָ תְּנָ֤ה אֹתוֹ֙ עַל־יָדִ֔י וַאֲנִ֖י אֲשִׁיבֶ֥נּוּ אֵלֶֽיךָ׃<text:s/></text:span><text:span text:style-name="T4045">‬</text:span>‬‬<text:span text:style-name="T4046">38</text:span><text:span text:style-name="T4047"> וַיֹּ֕אמֶר לֹֽא־יֵרֵ֥ד בְּנִ֖י עִמָּכֶ֑ם כִּֽי־אָחִ֨יו מֵ֜ת וְה֧וּא לְבַדּ֣וֹ נִשְׁאָ֗ר וּקְרָאָ֤הוּ אָסוֹן֙ בַּדֶּ֙רֶךְ֙ אֲשֶׁ֣ר תֵּֽלְכוּ־בָ֔הּ וְהוֹרַדְתֶּ֧ם אֶת־שֵׂיבָתִ֛י בְּיָג֖וֹן שְׁאֽוֹלָה׃<text:s/></text:span><text:span text:style-name="T4048">‬</text:span>‬‬‬‬‬‬‬‬‬‬‬‬‬‬‬‬‬‬‬‬‬‬‬‬‬‬‬‬‬‬‬‬‬‬‬‬‬‬‬</text:p>
      </text:section>
      <text:section text:name="Sect42" text:style-name="S42">
        <text:p text:style-name="P4049">Genesis 43</text:p>
        <text:p text:style-name="P4050"><text:span text:style-name="T4051">1</text:span><text:span text:style-name="T4052"> וְהָרָעָ֖ב כָּבֵ֥ד בָּאָֽרֶץ׃<text:s/></text:span><text:span text:style-name="T4053">2</text:span><text:span text:style-name="T4054"> וַיְהִ֗י כַּאֲשֶׁ֤ר כִּלּוּ֙ לֶאֱכֹ֣ל אֶת־הַשֶּׁ֔בֶר אֲשֶׁ֥ר הֵבִ֖יאוּ מִמִּצְרָ֑יִם וַיֹּ֤אמֶר אֲלֵיהֶם֙ אֲבִיהֶ֔ם שֻׁ֖בוּ שִׁבְרוּ־לָ֥נוּ מְעַט־אֹֽכֶל׃<text:s/></text:span><text:span text:style-name="T4055">‬</text:span>‬‬<text:span text:style-name="T4056">3</text:span><text:span text:style-name="T4057"> וַיֹּ֧אמֶר אֵלָ֛יו יְהוּדָ֖ה לֵאמֹ֑ר הָעֵ֣ד הֵעִד֩ בָּ֨נוּ הָאִ֤ישׁ לֵאמֹר֙ לֹֽא־תִרְא֣וּ פָנַ֔י בִּלְתִּ֖י אֲחִיכֶ֥ם אִתְּכֶֽם׃<text:s/></text:span><text:span text:style-name="T4058">‬</text:span>‬‬<text:span text:style-name="T4059">4</text:span><text:span text:style-name="T4060"> אִם־יֶשְׁךָ֛ מְשַׁלֵּ֥חַ אֶת־אָחִ֖ינוּ אִתָּ֑נוּ נֵרְדָ֕ה וְנִשְׁבְּרָ֥ה לְךָ֖ אֹֽכֶל׃<text:s/></text:span><text:span text:style-name="T4061">‬</text:span>‬‬<text:span text:style-name="T4062">5</text:span><text:span text:style-name="T4063"> וְאִם־אֵינְךָ֥ מְשַׁלֵּ֖חַ לֹ֣א נֵרֵ֑ד כִּֽי־הָאִ֞ישׁ אָמַ֤ר אֵלֵ֙ינוּ֙ לֹֽא־תִרְא֣וּ פָנַ֔י בִּלְתִּ֖י אֲחִיכֶ֥ם אִתְּכֶֽם׃<text:s/></text:span><text:span text:style-name="T4064">‬</text:span>‬‬<text:span text:style-name="T4065">6</text:span><text:span text:style-name="T4066"> וַיֹּ֙אמֶר֙ יִשְׂרָאֵ֔ל לָמָ֥ה הֲרֵעֹתֶ֖ם לִ֑י לְהַגִּ֣יד לָאִ֔ישׁ הַע֥וֹד לָכֶ֖ם אָֽח׃<text:s/></text:span><text:span text:style-name="T4067">‬</text:span>‬‬<text:span text:style-name="T4068">7</text:span><text:span text:style-name="T4069"> וַיֹּאמְר֡וּ שָׁא֣וֹל שָֽׁאַל־הָ֠אִישׁ לָ֣נוּ וּלְמֽוֹלַדְתֵּ֜נוּ לֵאמֹ֗ר הַע֨וֹד אֲבִיכֶ֥ם חַי֙ הֲיֵ֣שׁ לָכֶ֣ם אָ֔ח וַנַ֨גֶּד־ל֔וֹ עַל־פִּ֖י הַדְּבָרִ֣ים הָאֵ֑לֶּה הֲיָד֣וֹעַ נֵדַ֔ע כִּ֣י יֹאמַ֔ר הוֹרִ֖ידוּ אֶת־אֲחִיכֶֽם׃<text:s/></text:span><text:span text:style-name="T4070">‬</text:span>‬‬<text:span text:style-name="T4071">8</text:span><text:span text:style-name="T4072"> וַיֹּ֨אמֶר יְהוּדָ֜ה אֶל־יִשְׂרָאֵ֣ל אָבִ֗יו שִׁלְחָ֥ה הַנַּ֛עַר אִתִּ֖י וְנָק֣וּמָה וְנֵלֵ֑כָה וְנִֽחְיֶה֙ וְלֹ֣א נָמ֔וּת גַּם־אֲנַ֥חְנוּ גַם־אַתָּ֖ה גַּם־טַפֵּֽנוּ׃<text:s/></text:span><text:span text:style-name="T4073">‬</text:span>‬‬<text:span text:style-name="T4074">9</text:span><text:span text:style-name="T4075"> אָֽנֹכִי֙ אֽ͏ֶעֶרְבֶ֔נּוּ מִיָּדִ֖י תְּבַקְשֶׁ֑נּוּ אִם־לֹ֨א הֲבִיאֹתִ֤יו אֵלֶ֙יךָ֙ וְהִצַּגְתִּ֣יו לְפָנֶ֔יךָ וְחָטָ֥אתִֽי לְךָ֖ כָּל־הַיָּמִֽים׃<text:s/></text:span><text:span text:style-name="T4076">‬</text:span>‬‬<text:span text:style-name="T4077">10</text:span><text:span text:style-name="T4078"> כִּ֖י לוּלֵ֣א הִתְמַהְמָ֑הְנוּ כִּֽי־עַתָּ֥ה שַׁ֖בְנוּ זֶ֥ה פַעֲמָֽיִם׃<text:s/></text:span><text:span text:style-name="T4079">‬</text:span>‬‬<text:span text:style-name="T4080">11</text:span><text:span text:style-name="T4081"> וַיֹּ֨אמֶר אֲלֵהֶ֜ם יִשְׂרָאֵ֣ל אֲבִיהֶ֗ם אִם־כֵּ֣ן ׀ אֵפוֹא֮ זֹ֣את עֲשׂוּ֒ קְח֞וּ מִזִּמְרַ֤ת הָאָ֙רֶץ֙ בִּכְלֵיכֶ֔ם וְהוֹרִ֥ידוּ לָאִ֖ישׁ מִנְחָ֑ה מְעַ֤ט צֳרִי֙ וּמְעַ֣ט דְּבַ֔שׁ נְכֹ֣את וָלֹ֔ט בָּטְנִ֖ים וּשְׁקֵדִֽים׃<text:s/></text:span><text:span text:style-name="T4082">‬</text:span>‬‬<text:span text:style-name="T4083">12</text:span><text:span text:style-name="T4084"> וְכֶ֥סֶף מִשְׁנֶ֖ה קְח֣וּ בְיֶדְכֶ֑ם וְאֶת־הַכֶּ֜סֶף הַמּוּשָׁ֨ב בְּפִ֤י אַמְתְּחֹֽתֵיכֶם֙ תָּשִׁ֣יבוּ בְיֶדְכֶ֔ם אוּלַ֥י מִשְׁגֶּ֖ה הֽוּא׃<text:s/></text:span><text:span text:style-name="T4085">‬</text:span>‬‬<text:span text:style-name="T4086">13</text:span><text:span text:style-name="T4087"> וְאֶת־אֲחִיכֶ֖ם קָ֑חוּ וְק֖וּמוּ שׁ֥וּבוּ אֶל־הָאִֽישׁ׃<text:s/></text:span><text:span text:style-name="T4088">‬</text:span>‬‬<text:span text:style-name="T4089">14</text:span><text:span text:style-name="T4090"> וְאֵ֣ל שַׁדַּ֗י יִתֵּ֨ן לָכֶ֤ם רַחֲמִים֙ לִפְנֵ֣י הָאִ֔ישׁ וְשִׁלַּ֥ח לָכֶ֛ם אֶת־אֲחִיכֶ֥ם אַחֵ֖ר וְאֶת־בִּנְיָמִ֑ין וַאֲנִ֕י כַּאֲשֶׁ֥ר שָׁכֹ֖לְתִּי שָׁכָֽלְתִּי׃<text:s/></text:span><text:span text:style-name="T4091">‬</text:span>‬‬<text:span text:style-name="T4092">15</text:span><text:span text:style-name="T4093"> וַיִּקְח֤וּ הָֽאֲנָשִׁים֙ אֶת־הַמִּנְחָ֣ה הַזֹּ֔את וּמִשְׁנֶה־כֶּ֛סֶף לָקְח֥וּ בְיָדָ֖ם וְאֶת־בִּנְיָמִ֑ן וַיָּקֻ֙מוּ֙ וַיֵּרְד֣וּ מִצְרַ֔יִם וַיַּֽעַמְד֖וּ לִפְנֵ֥י יוֹסֵֽף׃<text:s/></text:span><text:span text:style-name="T4094">‬</text:span>‬‬<text:span text:style-name="T4095">16</text:span><text:span text:style-name="T4096"> וַיַּ֨רְא יוֹסֵ֣ף אִתָּם֮ אֶת־בִּנְיָמִין֒ וַיֹּ֙אמֶר֙ לַֽאֲשֶׁ֣ר<text:s/></text:span><text:soft-page-break/><text:span text:style-name="T4097">עַל־בֵּית֔וֹ הָבֵ֥א אֶת־הָאֲנָשִׁ֖ים הַבָּ֑יְתָה וּטְבֹ֤חַ טֶ֙בַח֙ וְהָכֵ֔ן כִּ֥י אִתִּ֛י יֹאכְל֥וּ הָאֲנָשִׁ֖ים בַּֽצָּהֳרָֽיִם׃<text:s/></text:span><text:span text:style-name="T4098">‬</text:span>‬‬<text:span text:style-name="T4099">17</text:span><text:span text:style-name="T4100"> וַיַּ֣עַשׂ הָאִ֔ישׁ כַּֽאֲשֶׁ֖ר אָמַ֣ר יוֹסֵ֑ף וַיָּבֵ֥א הָאִ֛ישׁ אֶת־הָאֲנָשִׁ֖ים בֵּ֥יתָה יוֹסֵֽף׃<text:s/></text:span><text:span text:style-name="T4101">‬</text:span>‬‬<text:span text:style-name="T4102">18</text:span><text:span text:style-name="T4103"> וַיִּֽירְא֣וּ הָֽאֲנָשִׁ֗ים כִּ֣י הֽוּבְאוּ֮ בֵּ֣ית יוֹסֵף֒ וַיֹּאמְר֗וּ עַל־דְּבַ֤ר הַכֶּ֙סֶף֙ הַשָּׁ֤ב בְּאַמְתְּחֹתֵ֙ינוּ֙ בַּתְּחִלָּ֔ה אֲנַ֖חְנוּ מֽוּבָאִ֑ים לְהִתְגֹּלֵ֤ל עָלֵ֙ינוּ֙ וּלְהִתְנַפֵּ֣ל עָלֵ֔ינוּ וְלָקַ֧חַת אֹתָ֛נוּ לַעֲבָדִ֖ים וְאֶת־חֲמֹרֵֽינוּ׃<text:s/></text:span><text:span text:style-name="T4104">‬</text:span>‬‬<text:span text:style-name="T4105">19</text:span><text:span text:style-name="T4106"> וַֽיִּגְּשׁוּ֙ אֶל־הָאִ֔ישׁ אֲשֶׁ֖ר עַל־בֵּ֣ית יוֹסֵ֑ף וַיְדַבְּר֥וּ אֵלָ֖יו פֶּ֥תַח הַבָּֽיִת׃<text:s/></text:span><text:span text:style-name="T4107">‬</text:span>‬‬<text:span text:style-name="T4108">20</text:span><text:span text:style-name="T4109"> וַיֹּאמְר֖וּ בִּ֣י אֲדֹנִ֑י יָרֹ֥ד יָרַ֛דְנוּ בַּתְּחִלָּ֖ה לִשְׁבָּר־אֹֽכֶל׃<text:s/></text:span><text:span text:style-name="T4110">‬</text:span>‬‬<text:span text:style-name="T4111">21</text:span><text:span text:style-name="T4112"> וַֽיְהִ֞י כִּי־בָ֣אנוּ אֶל־הַמָּל֗וֹן וַֽנִּפְתְּחָה֙ אֶת־אַמְתְּחֹתֵ֔ינוּ וְהִנֵּ֤ה כֶֽסֶף־אִישׁ֙ בְּפִ֣י אַמְתַּחְתּ֔וֹ כַּסְפֵּ֖נוּ בְּמִשְׁקָל֑וֹ וַנָּ֥שֶׁב אֹת֖וֹ בְּיָדֵֽנוּ׃<text:s/></text:span><text:span text:style-name="T4113">‬</text:span>‬‬<text:span text:style-name="T4114">22</text:span><text:span text:style-name="T4115"> וְכֶ֧סֶף אַחֵ֛ר הוֹרַ֥דְנוּ בְיָדֵ֖נוּ לִשְׁבָּר־אֹ֑כֶל לֹ֣א יָדַ֔עְנוּ מִי־שָׂ֥ם כַּסְפֵּ֖נוּ בְּאַמְתְּחֹתֵֽינוּ׃<text:s/></text:span><text:span text:style-name="T4116">‬</text:span>‬‬<text:span text:style-name="T4117">23</text:span><text:span text:style-name="T4118"> וַיֹּאמֶר֩ שָׁל֨וֹם לָכֶ֜ם אַל־תִּירָ֗אוּ אֱלֹ֨הֵיכֶ֜ם וֽ͏ֵאלֹהֵ֤י אֲבִיכֶם֙ נָתַ֨ן לָכֶ֤ם מַטְמוֹן֙ בְּאַמְתְּחֹ֣תֵיכֶ֔ם כַּסְפְּכֶ֖ם בָּ֣א אֵלָ֑י וַיּוֹצֵ֥א אֲלֵהֶ֖ם אֶת־שִׁמְעֽוֹן׃<text:s/></text:span><text:span text:style-name="T4119">‬</text:span>‬‬<text:span text:style-name="T4120">24</text:span><text:span text:style-name="T4121"> וַיָּבֵ֥א הָאִ֛ישׁ אֶת־הָאֲנָשִׁ֖ים בֵּ֣יתָה יוֹסֵ֑ף וַיִּתֶּן־מַ֙יִם֙ וַיִּרְחֲצ֣וּ רַגְלֵיהֶ֔ם וַיִּתֵּ֥ן מִסְפּ֖וֹא לַחֲמֹֽרֵיהֶֽם׃<text:s/></text:span><text:span text:style-name="T4122">‬</text:span>‬‬<text:span text:style-name="T4123">25</text:span><text:span text:style-name="T4124"> וַיָּכִ֙ינוּ֙ אֶת־הַמִּנְחָ֔ה עַד־בּ֥וֹא יוֹסֵ֖ף בַּֽצָּהֳרָ֑יִם כִּ֣י שָֽׁמְע֔וּ כִּי־שָׁ֖ם יֹ֥אכְלוּ לָֽחֶם׃<text:s/></text:span><text:span text:style-name="T4125">‬</text:span>‬‬<text:span text:style-name="T4126">26</text:span><text:span text:style-name="T4127"> וַיָּבֹ֤א יוֹסֵף֙ הַבַּ֔יְתָה וַיָּבִ֥יאּוּ ל֛וֹ אֶת־הַמִּנְחָ֥ה אֲשֶׁר־בְּיָדָ֖ם הַבָּ֑יְתָה וַיִּשְׁתַּחֲווּ־ל֖וֹ אָֽרְצָה׃<text:s/></text:span><text:span text:style-name="T4128">‬</text:span>‬‬<text:span text:style-name="T4129">27</text:span><text:span text:style-name="T4130"> וַיִּשְׁאַ֤ל לָהֶם֙ לְשָׁל֔וֹם וַיֹּ֗אמֶר הֲשָׁל֛וֹם אֲבִיכֶ֥ם הַזָּקֵ֖ן אֲשֶׁ֣ר אֲמַרְתֶּ֑ם הַעוֹדֶ֖נּוּ חָֽי׃<text:s/></text:span><text:span text:style-name="T4131">‬</text:span>‬‬<text:span text:style-name="T4132">28</text:span><text:span text:style-name="T4133"> וַיֹּאמְר֗וּ שָׁל֛וֹם לְעַבְדְּךָ֥ לְאָבִ֖ינוּ עוֹדֶ֣נּוּ חָ֑י וַֽיִּקְּד֖וּ *וישתחו **וַיִּֽשְׁתַּחֲוֻּֽו׃<text:s/></text:span><text:span text:style-name="T4134">‬</text:span>‬‬‬<text:span text:style-name="T4135">29</text:span><text:span text:style-name="T4136"> וַיִּשָּׂ֣א עֵינָ֗יו וַיַּ֞רְא אֶת־בִּנְיָמִ֣ין אָחִיו֮ בֶּן־אִמּוֹ֒ וַיֹּ֗אמֶר הֲזֶה֙ אֲחִיכֶ֣ם הַקָּטֹ֔ן אֲשֶׁ֥ר אֲמַרְתֶּ֖ם אֵלָ֑י וַיֹּאמַ֕ר אֱלֹהִ֥ים יָחְנְךָ֖ בְּנִֽי׃<text:s/></text:span><text:span text:style-name="T4137">‬</text:span>‬‬<text:span text:style-name="T4138">30</text:span><text:span text:style-name="T4139"> וַיְמַהֵ֣ר יוֹסֵ֗ף כִּֽי־נִכְמְר֤וּ רַחֲמָיו֙ אֶל־אָחִ֔יו וַיְבַקֵּ֖שׁ לִבְכּ֑וֹת וַיָּבֹ֥א הַחַ֖דְרָה וַיֵּ֥בְךְּ שָֽׁמָּה׃<text:s/></text:span><text:span text:style-name="T4140">‬</text:span>‬‬<text:span text:style-name="T4141">31</text:span><text:span text:style-name="T4142"> וַיִּרְחַ֥ץ פָּנָ֖יו וַיֵּצֵ֑א וַיִּ֨תְאַפַּ֔ק וַיֹּ֖אמֶר שִׂ֥ימוּ לָֽחֶם׃<text:s/></text:span><text:span text:style-name="T4143">‬</text:span>‬‬<text:span text:style-name="T4144">32</text:span><text:span text:style-name="T4145"> וַיָּשִׂ֥ימוּ ל֛וֹ לְבַדּ֖וֹ וְלָהֶ֣ם לְבַדָּ֑ם וְלַמִּצְרִ֞ים הָאֹכְלִ֤ים אִתּוֹ֙ לְבַדָּ֔ם כִּי֩ לֹ֨א יוּכְל֜וּן הַמִּצְרִ֗ים לֶאֱכֹ֤ל אֶת־הָֽעִבְרִים֙ לֶ֔חֶם כִּי־תוֹעֵבָ֥ה הִ֖וא לְמִצְרָֽיִם׃<text:s/></text:span><text:span text:style-name="T4146">‬</text:span>‬‬<text:span text:style-name="T4147">33</text:span><text:span text:style-name="T4148"> וַיֵּשְׁב֣וּ לְפָנָ֔יו הַבְּכֹר֙ כִּבְכֹ֣רָת֔וֹ וְהַצָּעִ֖יר כִּצְעִרָת֑וֹ וַיִּתְמְה֥וּ הָאֲנָשִׁ֖ים אִ֥ישׁ אֶל־רֵעֵֽהוּ׃<text:s/></text:span><text:span text:style-name="T4149">‬</text:span>‬‬<text:span text:style-name="T4150">34</text:span><text:span text:style-name="T4151"> וַיִּשָּׂ֨א מַשְׂאֹ֜ת מֵאֵ֣ת פָּנָיו֮ אֲלֵהֶם֒ וַתֵּ֜רֶב מַשְׂאַ֧ת בִּנְיָמִ֛ן מִמַּשְׂאֹ֥ת כֻּלָּ֖ם חָמֵ֣שׁ יָד֑וֹת וַיִּשְׁתּ֥וּ וַֽיִּשְׁכְּר֖וּ עִמּֽוֹ׃<text:s/></text:span><text:span text:style-name="T4152">‬</text:span>‬‬‬‬‬‬‬‬‬‬‬‬‬‬‬‬‬‬‬‬‬‬‬‬‬‬‬‬‬‬‬‬‬‬‬</text:p>
      </text:section>
      <text:section text:name="Sect43" text:style-name="S43">
        <text:p text:style-name="P4153">Genesis 44</text:p>
        <text:p text:style-name="P4154"><text:span text:style-name="T4155">1</text:span><text:span text:style-name="T4156"> וַיְצַ֞ו אֶת־אֲשֶׁ֣ר עַל־בֵּיתוֹ֮ לֵאמֹר֒ מַלֵּ֞א אֶת־אַמְתְּחֹ֤ת הָֽאֲנָשִׁים֙ אֹ֔כֶל כַּאֲשֶׁ֥ר יוּכְל֖וּן שְׂאֵ֑ת וְשִׂ֥ים כֶּֽסֶף־אִ֖ישׁ בְּפִ֥י אַמְתַּחְתּֽוֹ׃<text:s/></text:span><text:span text:style-name="T4157">2</text:span><text:span text:style-name="T4158"> וְאֶת־גְּבִיעִ֞י גְּבִ֣יעַ הַכֶּ֗סֶף תָּשִׂים֙ בְּפִי֙ אַמְתַּ֣חַת הַקָּטֹ֔ן וְאֵ֖ת כֶּ֣סֶף שִׁבְר֑וֹ וַיַּ֕עַשׂ כִּדְבַ֥ר יוֹסֵ֖ף אֲשֶׁ֥ר דִּבֵּֽר׃<text:s/></text:span><text:span text:style-name="T4159">‬</text:span>‬‬<text:span text:style-name="T4160">3</text:span><text:span text:style-name="T4161"> הַבֹּ֖קֶר א֑וֹר וְהָאֲנָשִׁ֣ים שֻׁלְּח֔וּ הֵ֖מָּה וַחֲמֹרֵיהֶֽם׃<text:s/></text:span><text:span text:style-name="T4162">‬</text:span>‬‬<text:span text:style-name="T4163">4</text:span><text:span text:style-name="T4164"> הֵ֠ם יָֽצְא֣וּ אֶת־הָעִיר֮ לֹ֣א הִרְחִיקוּ֒ וְיוֹסֵ֤ף אָמַר֙ לַֽאֲשֶׁ֣ר עַל־בֵּית֔וֹ ק֥וּם רְדֹ֖ף אַחֲרֵ֣י הָֽאֲנָשִׁ֑ים וְהִשַּׂגְתָּם֙ וְאָמַרְתָּ֣ אֲלֵהֶ֔ם לָ֛מָּה שִׁלַּמְתֶּ֥ם רָעָ֖ה תַּ֥חַת טוֹבָֽה׃<text:s/></text:span><text:span text:style-name="T4165">‬</text:span>‬‬<text:span text:style-name="T4166">5</text:span><text:span text:style-name="T4167"> הֲל֣וֹא זֶ֗ה אֲשֶׁ֨ר יִשְׁתֶּ֤ה אֲדֹנִי֙ בּ֔וֹ וְה֕וּא נַחֵ֥שׁ יְנַחֵ֖שׁ בּ֑וֹ הֲרֵעֹתֶ֖ם אֲשֶׁ֥ר עֲשִׂיתֶֽם׃<text:s/></text:span><text:span text:style-name="T4168">‬</text:span>‬‬<text:span text:style-name="T4169">6</text:span><text:span text:style-name="T4170"> וַֽיַּשִּׂגֵ֑ם וַיְדַבֵּ֣ר אֲלֵהֶ֔ם אֶת־הַדְּבָרִ֖ים הָאֵֽלֶּה׃<text:s/></text:span><text:span text:style-name="T4171">‬</text:span>‬‬<text:span text:style-name="T4172">7</text:span><text:span text:style-name="T4173"> וַיֹּאמְר֣וּ אֵלָ֔יו לָ֚מָּה יְדַבֵּ֣ר אֲדֹנִ֔י כַּדְּבָרִ֖ים הָאֵ֑לֶּה חָלִ֙ילָה֙ לַעֲבָדֶ֔יךָ מֵעֲשׂ֖וֹת<text:s/></text:span><text:soft-page-break/><text:span text:style-name="T4174">כַּדָּבָ֥ר הַזֶּֽה׃<text:s/></text:span><text:span text:style-name="T4175">‬</text:span>‬‬<text:span text:style-name="T4176">8</text:span><text:span text:style-name="T4177"> הֵ֣ן כֶּ֗סֶף אֲשֶׁ֤ר מָצָ֙אנוּ֙ בְּפִ֣י אַמְתְּחֹתֵ֔ינוּ הֱשִׁיבֹ֥נוּ אֵלֶ֖יךָ מֵאֶ֣רֶץ כְּנָ֑עַן וְאֵ֗יךְ נִגְנֹב֙ מִבֵּ֣ית אֲדֹנֶ֔יךָ כֶּ֖סֶף א֥וֹ זָהָֽב׃<text:s/></text:span><text:span text:style-name="T4178">‬</text:span>‬‬<text:span text:style-name="T4179">9</text:span><text:span text:style-name="T4180"> אֲשֶׁ֨ר יִמָּצֵ֥א אִתּ֛וֹ מֵעֲבָדֶ֖יךָ וָמֵ֑ת וְגַם־אֲנַ֕חְנוּ נִֽהְיֶ֥ה לַֽאדֹנִ֖י לַעֲבָדִֽים׃<text:s/></text:span><text:span text:style-name="T4181">‬</text:span>‬‬<text:span text:style-name="T4182">10</text:span><text:span text:style-name="T4183"> וַיֹּ֕אמֶר גַּם־עַתָּ֥ה כְדִבְרֵיכֶ֖ם כֶּן־ה֑וּא אֲשֶׁ֨ר יִמָּצֵ֤א אִתּוֹ֙ יִהְיֶה־לִּ֣י עָ֔בֶד וְאַתֶּ֖ם תִּהְי֥וּ נְקִיִּֽם׃<text:s/></text:span><text:span text:style-name="T4184">‬</text:span>‬‬<text:span text:style-name="T4185">11</text:span><text:span text:style-name="T4186"> וֽ͏ַיְמַהֲר֗וּ וַיּוֹרִ֛דוּ אִ֥ישׁ אֶת־אַמְתַּחְתּ֖וֹ אָ֑רְצָה וַֽיִּפְתְּח֖וּ אִ֥ישׁ אַמְתַּחְתּֽוֹ׃<text:s/></text:span><text:span text:style-name="T4187">‬</text:span>‬‬<text:span text:style-name="T4188">12</text:span><text:span text:style-name="T4189"> וַיְחַפֵּ֕שׂ בַּגָּד֣וֹל הֵחֵ֔ל וּבַקָּטֹ֖ן כִּלָּ֑ה וַיִּמָּצֵא֙ הַגָּבִ֔יעַ בְּאַמְתַּ֖חַת בִּנְיָמִֽן׃<text:s/></text:span><text:span text:style-name="T4190">‬</text:span>‬‬<text:span text:style-name="T4191">13</text:span><text:span text:style-name="T4192"> וֽ͏ַיִּקְרְע֖וּ שִׂמְלֹתָ֑ם וַֽיַּעֲמֹס֙ אִ֣ישׁ עַל־חֲמֹר֔וֹ וַיָּשֻׁ֖בוּ הָעִֽירָה׃<text:s/></text:span><text:span text:style-name="T4193">‬</text:span>‬‬<text:span text:style-name="T4194">14</text:span><text:span text:style-name="T4195"> וַיָּבֹ֨א יְהוּדָ֤ה וְאֶחָיו֙ בֵּ֣יתָה יוֹסֵ֔ף וְה֖וּא עוֹדֶ֣נּוּ שָׁ֑ם וַיִּפְּל֥וּ לְפָנָ֖יו אָֽרְצָה׃<text:s/></text:span><text:span text:style-name="T4196">‬</text:span>‬‬<text:span text:style-name="T4197">15</text:span><text:span text:style-name="T4198"> וַיֹּ֤אמֶר לָהֶם֙ יוֹסֵ֔ף מָֽה־הַמַּעֲשֶׂ֥ה הַזֶּ֖ה אֲשֶׁ֣ר עֲשִׂיתֶ֑ם הֲל֣וֹא יְדַעְתֶּ֔ם כִּֽי־נַחֵ֧שׁ יְנַחֵ֛שׁ אִ֖ישׁ אֲשֶׁ֥ר כָּמֹֽנִי׃<text:s/></text:span><text:span text:style-name="T4199">‬</text:span>‬‬<text:span text:style-name="T4200">16</text:span><text:span text:style-name="T4201"> וַיֹּ֣אמֶר יְהוּדָ֗ה מַה־נֹּאמַר֙ לַֽאדֹנִ֔י מַה־נְּדַבֵּ֖ר וּמַה־נִּצְטַדָּ֑ק הָאֱלֹהִ֗ים מָצָא֙ אֶת־עֲוֺ֣ן עֲבָדֶ֔יךָ הִנֶּ֤נּוּ עֲבָדִים֙ לַֽאדֹנִ֔י גַּם־אֲנַ֕חְנוּ גַּ֛ם אֲשֶׁר־נִמְצָ֥א הַגָּבִ֖יעַ בְּיָדֽוֹ׃<text:s/></text:span><text:span text:style-name="T4202">‬</text:span>‬‬<text:span text:style-name="T4203">17</text:span><text:span text:style-name="T4204"> וַיֹּ֕אמֶר חָלִ֣ילָה לִּ֔י מֵעֲשׂ֖וֹת זֹ֑את הָאִ֡ישׁ אֲשֶׁר֩ נִמְצָ֨א הַגָּבִ֜יעַ בְּיָד֗וֹ ה֚וּא יִהְיֶה־לִּ֣י עָ֔בֶד וְאַתֶּ֕ם עֲל֥וּ לְשָׁל֖וֹם אֶל־אֲבִיכֶֽם׃<text:s/></text:span><text:span text:style-name="T4205">פ<text:s/></text:span><text:span text:style-name="T4206">‬</text:span>‬‬‬‬‬‬‬‬‬‬‬‬‬‬‬‬‬‬</text:p>
        <text:p text:style-name="P4207"><text:span text:style-name="T4208">18</text:span><text:span text:style-name="T4209"> וַיִּגַּ֨שׁ אֵלָ֜יו יְהוּדָ֗ה וַיֹּאמֶר֮ בִּ֣י אֲדֹנִי֒ יְדַבֶּר־נָ֨א עַבְדְּךָ֤ דָבָר֙ בְּאָזְנֵ֣י אֲדֹנִ֔י וְאַל־יִ֥חַר אַפְּךָ֖ בְּעַבְדֶּ֑ךָ כִּ֥י כָמ֖וֹךָ כְּפַרְעֹֽה׃<text:s/></text:span><text:span text:style-name="T4210">‬</text:span>‬‬<text:span text:style-name="T4211">19</text:span><text:span text:style-name="T4212"> אֲדֹנִ֣י שָׁאַ֔ל אֶת־עֲבָדָ֖יו לֵאמֹ֑ר הֲיֵשׁ־לָכֶ֥ם אָ֖ב אוֹ־אָֽח׃<text:s/></text:span><text:span text:style-name="T4213">‬</text:span>‬‬<text:span text:style-name="T4214">20</text:span><text:span text:style-name="T4215"> וַנֹּ֙אמֶר֙ אֶל־אֲדֹנִ֔י יֶשׁ־לָ֙נוּ֙ אָ֣ב זָקֵ֔ן וְיֶ֥לֶד זְקֻנִ֖ים קָטָ֑ן וְאָחִ֨יו מֵ֜ת וַיִּוָּתֵ֨ר ה֧וּא לְבַדּ֛וֹ לְאִמּ֖וֹ וְאָבִ֥יו אֲהֵבֽוֹ׃<text:s/></text:span><text:span text:style-name="T4216">‬</text:span>‬‬<text:span text:style-name="T4217">21</text:span><text:span text:style-name="T4218"> וַתֹּ֙אמֶר֙ אֶל־עֲבָדֶ֔יךָ הוֹרִדֻ֖הוּ אֵלָ֑י וְאָשִׂ֥ימָה עֵינִ֖י עָלָֽיו׃<text:s/></text:span><text:span text:style-name="T4219">‬</text:span>‬‬<text:span text:style-name="T4220">22</text:span><text:span text:style-name="T4221"> וַנֹּ֙אמֶר֙ אֶל־אֲדֹנִ֔י לֹא־יוּכַ֥ל הַנַּ֖עַר לַעֲזֹ֣ב אֶת־אָבִ֑יו וְעָזַ֥ב אֶת־אָבִ֖יו וָמֵֽת׃<text:s/></text:span><text:span text:style-name="T4222">‬</text:span>‬‬<text:span text:style-name="T4223">23</text:span><text:span text:style-name="T4224"> וַתֹּ֙אמֶר֙ אֶל־עֲבָדֶ֔יךָ אִם־לֹ֥א יֵרֵ֛ד אֲחִיכֶ֥ם הַקָּטֹ֖ן אִתְּכֶ֑ם לֹ֥א תֹסִפ֖וּן לִרְא֥וֹת פָּנָֽי׃<text:s/></text:span><text:span text:style-name="T4225">‬</text:span>‬‬<text:span text:style-name="T4226">24</text:span><text:span text:style-name="T4227"> וַיְהִי֙ כִּ֣י עָלִ֔ינוּ אֶֽל־עַבְדְּךָ֖ אָבִ֑י וַנַּ֨גֶּד־ל֔וֹ אֵ֖ת דִּבְרֵ֥י אֲדֹנִֽי׃<text:s/></text:span><text:span text:style-name="T4228">‬</text:span>‬‬<text:span text:style-name="T4229">25</text:span><text:span text:style-name="T4230"> וַיֹּ֖אמֶר אָבִ֑ינוּ שֻׁ֖בוּ שִׁבְרוּ־לָ֥נוּ מְעַט־אֹֽכֶל׃<text:s/></text:span><text:span text:style-name="T4231">‬</text:span>‬‬<text:span text:style-name="T4232">26</text:span><text:span text:style-name="T4233"> וַנֹּ֕אמֶר לֹ֥א נוּכַ֖ל לָרֶ֑דֶת אִם־יֵשׁ֩ אָחִ֨ינוּ הַקָּטֹ֤ן אִתָּ֙נוּ֙ וְיָרַ֔דְנוּ כִּי־לֹ֣א נוּכַ֗ל לִרְאוֹת֙ פְּנֵ֣י הָאִ֔ישׁ וְאָחִ֥ינוּ הַקָּטֹ֖ן אֵינֶ֥נּוּ אִתָּֽנוּ׃<text:s/></text:span><text:span text:style-name="T4234">‬</text:span>‬‬<text:span text:style-name="T4235">27</text:span><text:span text:style-name="T4236"> וַיֹּ֛אמֶר עַבְדְּךָ֥ אָבִ֖י אֵלֵ֑ינוּ אַתֶּ֣ם יְדַעְתֶּ֔ם כִּ֥י שְׁנַ֖יִם יָֽלְדָה־לִּ֥י אִשְׁתִּֽי׃<text:s/></text:span><text:span text:style-name="T4237">‬</text:span>‬‬<text:span text:style-name="T4238">28</text:span><text:span text:style-name="T4239"> וַיֵּצֵ֤א הָֽאֶחָד֙ מֵֽאִתִּ֔י וָאֹמַ֕ר אַ֖ךְ טָרֹ֣ף טֹרָ֑ף וְלֹ֥א רְאִיתִ֖יו עַד־הֵֽנָּה׃<text:s/></text:span><text:span text:style-name="T4240">‬</text:span>‬‬<text:span text:style-name="T4241">29</text:span><text:span text:style-name="T4242"> וּלְקַחְתֶּ֧ם גַּם־אֶת־זֶ֛ה מֵעִ֥ם פָּנַ֖י וְקָרָ֣הוּ אָס֑וֹן וְהֽוֹרַדְתֶּ֧ם אֶת־שֵׂיבָתִ֛י בְּרָעָ֖ה שְׁאֹֽלָה׃<text:s/></text:span><text:span text:style-name="T4243">‬</text:span>‬‬<text:span text:style-name="T4244">30</text:span><text:span text:style-name="T4245"> וְעַתָּ֗ה כְּבֹאִי֙ אֶל־עַבְדְּךָ֣ אָבִ֔י וְהַנַּ֖עַר אֵינֶ֣נּוּ אִתָּ֑נוּ וְנַפְשׁ֖וֹ קְשׁוּרָ֥ה בְנַפְשֽׁוֹ׃<text:s/></text:span><text:span text:style-name="T4246">‬</text:span>‬‬<text:span text:style-name="T4247">31</text:span><text:span text:style-name="T4248"> וְהָיָ֗ה כִּרְאוֹת֛וֹ כִּי־אֵ֥ין הַנַּ֖עַר וָמֵ֑ת וְהוֹרִ֨ידוּ עֲבָדֶ֜יךָ אֶת־שֵׂיבַ֨ת עַבְדְּךָ֥ אָבִ֛ינוּ בְּיָג֖וֹן שְׁאֹֽלָה׃<text:s/></text:span><text:span text:style-name="T4249">‬</text:span>‬‬<text:span text:style-name="T4250">32</text:span><text:span text:style-name="T4251"> כִּ֤י עַבְדְּךָ֙ עָרַ֣ב אֶת־הַנַּ֔עַר מֵעִ֥ם אָבִ֖י לֵאמֹ֑ר אִם־לֹ֤א אֲבִיאֶ֙נּוּ֙ אֵלֶ֔יךָ וְחָטָ֥אתִי לְאָבִ֖י כָּל־הַיָּמִֽים׃<text:s/></text:span><text:span text:style-name="T4252">‬</text:span>‬‬<text:span text:style-name="T4253">33</text:span><text:span text:style-name="T4254"> וְעַתָּ֗ה יֵֽשֶׁב־נָ֤א עַבְדְּךָ֙ תַּ֣חַת הַנַּ֔עַר עֶ֖בֶד לַֽאדֹנִ֑י וְהַנַּ֖עַר יַ֥עַל עִם־אֶחָֽיו׃<text:s/></text:span><text:span text:style-name="T4255">‬</text:span>‬‬<text:span text:style-name="T4256">34</text:span><text:span text:style-name="T4257"> כִּי־אֵיךְ֙ אֶֽעֱלֶ֣ה אֶל־אָבִ֔י וְהַנַּ֖עַר אֵינֶ֣נּוּ אִתִּ֑י פֶּ֚ן אֶרְאֶ֣ה בָרָ֔ע אֲשֶׁ֥ר יִמְצָ֖א אֶת־אָבִֽי׃<text:s/></text:span><text:span text:style-name="T4258">‬</text:span>‬‬‬‬‬‬‬‬‬‬‬‬‬‬‬‬‬‬‬</text:p>
      </text:section>
      <text:section text:name="Sect44" text:style-name="S44">
        <text:soft-page-break/>
        <text:p text:style-name="P4259">Genesis 45</text:p>
        <text:p text:style-name="P4260"><text:span text:style-name="T4261">1</text:span><text:span text:style-name="T4262"> וְלֹֽא־יָכֹ֨ל יוֹסֵ֜ף לְהִתְאַפֵּ֗ק לְכֹ֤ל הַנִּצָּבִים֙ עָלָ֔יו וַיִּקְרָ֕א הוֹצִ֥יאוּ כָל־אִ֖ישׁ מֵעָלָ֑י וְלֹא־עָ֤מַד אִישׁ֙ אִתּ֔וֹ בְּהִתְוַדַּ֥ע יוֹסֵ֖ף אֶל־אֶחָֽיו׃<text:s/></text:span><text:span text:style-name="T4263">2</text:span><text:span text:style-name="T4264"> וַיִּתֵּ֥ן אֶת־קֹל֖וֹ בִּבְכִ֑י וַיִּשְׁמְע֣וּ מִצְרַ֔יִם וַיִּשְׁמַ֖ע בֵּ֥ית פַּרְעֹֽה׃<text:s/></text:span><text:span text:style-name="T4265">‬</text:span>‬‬<text:span text:style-name="T4266">3</text:span><text:span text:style-name="T4267"> וַיֹּ֨אמֶר יוֹסֵ֤ף אֶל־אֶחָיו֙ אֲנִ֣י יוֹסֵ֔ף הַע֥וֹד אָבִ֖י חָ֑י וְלֹֽא־יָכְל֤וּ אֶחָיו֙ לַעֲנ֣וֹת אֹת֔וֹ כִּ֥י נִבְהֲל֖וּ מִפָּנָֽיו׃<text:s/></text:span><text:span text:style-name="T4268">‬</text:span>‬‬<text:span text:style-name="T4269">4</text:span><text:span text:style-name="T4270"> וַיֹּ֨אמֶר יוֹסֵ֧ף אֶל־אֶחָ֛יו גְּשׁוּ־נָ֥א אֵלַ֖י וַיִּגָּ֑שׁוּ וַיֹּ֗אמֶר אֲנִי֙ יוֹסֵ֣ף אֲחִיכֶ֔ם אֲשֶׁר־מְכַרְתֶּ֥ם אֹתִ֖י מִצְרָֽיְמָה׃<text:s/></text:span><text:span text:style-name="T4271">‬</text:span>‬‬<text:span text:style-name="T4272">5</text:span><text:span text:style-name="T4273"> וְעַתָּ֣ה ׀ אַל־תֵּעָ֣צְב֗וּ וְאַל־יִ֙חַר֙ בְּעֵ֣ינֵיכֶ֔ם כִּֽי־מְכַרְתֶּ֥ם אֹתִ֖י הֵ֑נָּה כִּ֣י לְמִֽחְיָ֔ה שְׁלָחַ֥נִי אֱלֹהִ֖ים לִפְנֵיכֶֽם׃<text:s/></text:span><text:span text:style-name="T4274">‬</text:span>‬‬<text:span text:style-name="T4275">6</text:span><text:span text:style-name="T4276"> כִּי־זֶ֛ה שְׁנָתַ֥יִם הָרָעָ֖ב בְּקֶ֣רֶב הָאָ֑רֶץ וְעוֹד֙ חָמֵ֣שׁ שָׁנִ֔ים אֲשֶׁ֥ר אֵין־חָרִ֖ישׁ וְקָצִּֽיר׃<text:s/></text:span><text:span text:style-name="T4277">‬</text:span>‬‬<text:span text:style-name="T4278">7</text:span><text:span text:style-name="T4279"> וַיִּשְׁלָחֵ֤נִי אֱלֹהִים֙ לִפְנֵיכֶ֔ם לָשׂ֥וּם לָכֶ֛ם שְׁאֵרִ֖ית בָּאָ֑רֶץ וּלְהַחֲי֣וֹת לָכֶ֔ם לִפְלֵיטָ֖ה גְּדֹלָֽה׃<text:s/></text:span><text:span text:style-name="T4280">‬</text:span>‬‬<text:span text:style-name="T4281">8</text:span><text:span text:style-name="T4282"> וְעַתָּ֗ה לֹֽא־אַתֶּ֞ם שְׁלַחְתֶּ֤ם אֹתִי֙ הֵ֔נָּה כִּ֖י הָאֱלֹהִ֑ים וַיְשִׂימֵ֨נִֽי לְאָ֜ב לְפַרְעֹ֗ה וּלְאָדוֹן֙ לְכָל־בֵּית֔וֹ וּמֹשֵׁ֖ל בְּכָל־אֶ֥רֶץ מִצְרָֽיִם׃<text:s/></text:span><text:span text:style-name="T4283">‬</text:span>‬‬<text:span text:style-name="T4284">9</text:span><text:span text:style-name="T4285"> מַהֲרוּ֮ וַעֲל֣וּ אֶל־אָבִי֒ וַאֲמַרְתֶּ֣ם אֵלָ֗יו כֹּ֤ה אָמַר֙ בִּנְךָ֣ יוֹסֵ֔ף שָׂמַ֧נִי אֱלֹהִ֛ים לְאָד֖וֹן לְכָל־מִצְרָ֑יִם רְדָ֥ה אֵלַ֖י אַֽל־תַּעֲמֹֽד׃<text:s/></text:span><text:span text:style-name="T4286">‬</text:span>‬‬<text:span text:style-name="T4287">10</text:span><text:span text:style-name="T4288"> וְיָשַׁבְתָּ֣ בְאֶֽרֶץ־גֹּ֗שֶׁן וְהָיִ֤יתָ קָרוֹב֙ אֵלַ֔י אַתָּ֕ה וּבָנֶ֖יךָ וּבְנֵ֣י בָנֶ֑יךָ וְצֹאנְךָ֥ וּבְקָרְךָ֖ וְכָל־אֲשֶׁר־לָֽךְ׃<text:s/></text:span><text:span text:style-name="T4289">‬</text:span>‬‬<text:span text:style-name="T4290">11</text:span><text:span text:style-name="T4291"> וְכִלְכַּלְתִּ֤י אֹֽתְךָ֙ שָׁ֔ם כִּי־ע֛וֹד חָמֵ֥שׁ שָׁנִ֖ים רָעָ֑ב פֶּן־תִּוָּרֵ֛שׁ אַתָּ֥ה וּבֵֽיתְךָ֖ וְכָל־אֲשֶׁר־לָֽךְ׃<text:s/></text:span><text:span text:style-name="T4292">‬</text:span>‬‬<text:span text:style-name="T4293">12</text:span><text:span text:style-name="T4294"> וְהִנֵּ֤ה עֵֽינֵיכֶם֙ רֹא֔וֹת וְעֵינֵ֖י אָחִ֣י בִנְיָמִ֑ין כִּי־פִ֖י הַֽמְדַבֵּ֥ר אֲלֵיכֶֽם׃<text:s/></text:span><text:span text:style-name="T4295">‬</text:span>‬‬<text:span text:style-name="T4296">13</text:span><text:span text:style-name="T4297"> וְהִגַּדְתֶּ֣ם לְאָבִ֗י אֶת־כָּל־כְּבוֹדִי֙ בְּמִצְרַ֔יִם וְאֵ֖ת כָּל־אֲשֶׁ֣ר רְאִיתֶ֑ם וּמִֽהַרְתֶּ֛ם וְהוֹרַדְתֶּ֥ם אֶת־אָבִ֖י הֵֽנָּה׃<text:s/></text:span><text:span text:style-name="T4298">‬</text:span>‬‬<text:span text:style-name="T4299">14</text:span><text:span text:style-name="T4300"> וַיִּפֹּ֛ל עַל־צַוְּארֵ֥י בִנְיָמִֽן־אָחִ֖יו וַיֵּ֑בְךְּ וּבִנְיָמִ֔ן בָּכָ֖ה עַל־צַוָּארָֽיו׃<text:s/></text:span><text:span text:style-name="T4301">‬</text:span>‬‬<text:span text:style-name="T4302">15</text:span><text:span text:style-name="T4303"> וַיְנַשֵּׁ֥ק לְכָל־אֶחָ֖יו וַיֵּ֣בְךְּ עֲלֵיהֶ֑ם וְאַ֣חֲרֵי כֵ֔ן דִּבְּר֥וּ אֶחָ֖יו אִתּֽוֹ׃<text:s/></text:span><text:span text:style-name="T4304">‬</text:span>‬‬<text:span text:style-name="T4305">16</text:span><text:span text:style-name="T4306"> וְהַקֹּ֣ל נִשְׁמַ֗ע בֵּ֤ית פַּרְעֹה֙ לֵאמֹ֔ר בָּ֖אוּ אֲחֵ֣י יוֹסֵ֑ף וַיִּיטַב֙ בְּעֵינֵ֣י פַרְעֹ֔ה וּבְעֵינֵ֖י עֲבָדָֽיו׃<text:s/></text:span><text:span text:style-name="T4307">‬</text:span>‬‬<text:span text:style-name="T4308">17</text:span><text:span text:style-name="T4309"> וַיֹּ֤אמֶר פַּרְעֹה֙ אֶל־יוֹסֵ֔ף אֱמֹ֥ר אֶל־אַחֶ֖יךָ זֹ֣את עֲשׂ֑וּ טַֽעֲנוּ֙ אֶת־בְּעִ֣ירְכֶ֔ם וּלְכוּ־בֹ֖אוּ אַ֥רְצָה כְּנָֽעַן׃<text:s/></text:span><text:span text:style-name="T4310">‬</text:span>‬‬<text:span text:style-name="T4311">18</text:span><text:span text:style-name="T4312"> וּקְח֧וּ אֶת־אֲבִיכֶ֛ם וְאֶת־בָּתֵּיכֶ֖ם וּבֹ֣אוּ אֵלָ֑י וְאֶתְּנָ֣ה לָכֶ֗ם אֶת־טוּב֙ אֶ֣רֶץ מִצְרַ֔יִם וְאִכְל֖וּ אֶת־חֵ֥לֶב הָאָֽרֶץ׃<text:s/></text:span><text:span text:style-name="T4313">‬</text:span>‬‬<text:span text:style-name="T4314">19</text:span><text:span text:style-name="T4315"> וְאַתָּ֥ה צֻוֵּ֖יתָה זֹ֣את עֲשׂ֑וּ קְחוּ־לָכֶם֩ מֵאֶ֨רֶץ מִצְרַ֜יִם עֲגָל֗וֹת לְטַפְּכֶם֙ וְלִנְשֵׁיכֶ֔ם וּנְשָׂאתֶ֥ם אֶת־אֲבִיכֶ֖ם וּבָאתֶֽם׃<text:s/></text:span><text:span text:style-name="T4316">‬</text:span>‬‬<text:span text:style-name="T4317">20</text:span><text:span text:style-name="T4318"> וְעֵ֣ינְכֶ֔ם אַל־תָּחֹ֖ס עַל־כְּלֵיכֶ֑ם כִּי־ט֛וּב כָּל־אֶ֥רֶץ מִצְרַ֖יִם לָכֶ֥ם הֽוּא׃<text:s/></text:span><text:span text:style-name="T4319">‬</text:span>‬‬<text:span text:style-name="T4320">21</text:span><text:span text:style-name="T4321"> וַיַּֽעֲשׂוּ־כֵן֙ בְּנֵ֣י יִשְׂרָאֵ֔ל וַיִּתֵּ֨ן לָהֶ֥ם יוֹסֵ֛ף עֲגָל֖וֹת עַל־פִּ֣י פַרְעֹ֑ה וַיִּתֵּ֥ן לָהֶ֛ם צֵדָ֖ה לַדָּֽרֶךְ׃<text:s/></text:span><text:span text:style-name="T4322">‬</text:span>‬‬<text:span text:style-name="T4323">22</text:span><text:span text:style-name="T4324"> לְכֻלָּ֥ם נָתַ֛ן לָאִ֖ישׁ חֲלִפ֣וֹת שְׂמָלֹ֑ת וּלְבִנְיָמִ֤ן נָתַן֙ שְׁלֹ֣שׁ מֵא֣וֹת כֶּ֔סֶף וְחָמֵ֖שׁ חֲלִפֹ֥ת שְׂמָלֹֽת׃<text:s/></text:span><text:span text:style-name="T4325">‬</text:span>‬‬<text:span text:style-name="T4326">23</text:span><text:span text:style-name="T4327"> וּלְאָבִ֞יו שָׁלַ֤ח כְּזֹאת֙ עֲשָׂרָ֣ה חֲמֹרִ֔ים נֹשְׂאִ֖ים מִטּ֣וּב מִצְרָ֑יִם וְעֶ֣שֶׂר אֲתֹנֹ֡ת נֹֽ֠שְׂאֹת בָּ֣ר וָלֶ֧חֶם וּמָז֛וֹן לְאָבִ֖יו לַדָּֽרֶךְ׃<text:s/></text:span><text:span text:style-name="T4328">‬</text:span>‬‬<text:span text:style-name="T4329">24</text:span><text:span text:style-name="T4330"> וַיְשַׁלַּ֥ח אֶת־אֶחָ֖יו וַיֵּלֵ֑כוּ וַיֹּ֣אמֶר אֲלֵהֶ֔ם אַֽל־תִּרְגְּז֖וּ בַּדָּֽרֶךְ׃<text:s/></text:span><text:span text:style-name="T4331">‬</text:span>‬‬<text:span text:style-name="T4332">25</text:span><text:span text:style-name="T4333"> וַֽיַּעֲל֖וּ מִמִּצְרָ֑יִם וַיָּבֹ֙אוּ֙ אֶ֣רֶץ כְּנַ֔עַן אֶֽל־יַעֲקֹ֖ב אֲבִיהֶֽם׃<text:s/></text:span><text:span text:style-name="T4334">‬</text:span>‬‬<text:span text:style-name="T4335">26</text:span><text:span text:style-name="T4336"> וַיַּגִּ֨דוּ ל֜וֹ לֵאמֹ֗ר ע֚וֹד יוֹסֵ֣ף חַ֔י וְכִֽי־ה֥וּא מֹשֵׁ֖ל בְּכָל־אֶ֣רֶץ מִצְרָ֑יִם וַיָּ֣פָג לִבּ֔וֹ כִּ֥י לֹא־</text:span><text:soft-page-break/><text:span text:style-name="T4337">הֶאֱמִ֖ין לָהֶֽם׃<text:s/></text:span><text:span text:style-name="T4338">‬</text:span>‬‬<text:span text:style-name="T4339">27</text:span><text:span text:style-name="T4340"> וַיְדַבְּר֣וּ אֵלָ֗יו אֵ֣ת כָּל־דִּבְרֵ֤י יוֹסֵף֙ אֲשֶׁ֣ר דִּבֶּ֣ר אֲלֵהֶ֔ם וַיַּרְא֙ אֶת־הָ֣עֲגָל֔וֹת אֲשֶׁר־שָׁלַ֥ח יוֹסֵ֖ף לָשֵׂ֣את אֹת֑וֹ וַתְּחִ֕י ר֖וּחַ יַעֲקֹ֥ב אֲבִיהֶֽם׃<text:s/></text:span><text:span text:style-name="T4341">‬</text:span>‬‬<text:span text:style-name="T4342">28</text:span><text:span text:style-name="T4343"> וַיֹּ֙אמֶר֙ יִשְׂרָאֵ֔ל רַ֛ב עוֹד־יוֹסֵ֥ף בְּנִ֖י חָ֑י אֵֽלְכָ֥ה וְאֶרְאֶ֖נּוּ בְּטֶ֥רֶם אָמֽוּת׃<text:s/></text:span><text:span text:style-name="T4344">‬</text:span>‬‬‬‬‬‬‬‬‬‬‬‬‬‬‬‬‬‬‬‬‬‬‬‬‬‬‬‬‬</text:p>
      </text:section>
      <text:section text:name="Sect45" text:style-name="S45">
        <text:p text:style-name="P4345">Genesis 46</text:p>
        <text:p text:style-name="P4346"><text:span text:style-name="T4347">1</text:span><text:span text:style-name="T4348"> וַיִּסַּ֤ע יִשְׂרָאֵל֙ וְכָל־אֲשֶׁר־ל֔וֹ וַיָּבֹ֖א בְּאֵ֣רָה שָּׁ֑בַע וַיִּזְבַּ֣ח זְבָחִ֔ים לֵאלֹהֵ֖י אָבִ֥יו יִצְחָֽק׃<text:s/></text:span><text:span text:style-name="T4349">2</text:span><text:span text:style-name="T4350"> וַיֹּ֨אמֶר אֱלֹהִ֤ים ׀ לְיִשְׂרָאֵל֙ בְּמַרְאֹ֣ת הַלַּ֔יְלָה וַיֹּ֖אמֶר יַעֲקֹ֣ב ׀ יַעֲקֹ֑ב וַיֹּ֖אמֶר הִנֵּֽנִי׃<text:s/></text:span><text:span text:style-name="T4351">‬</text:span>‬‬<text:span text:style-name="T4352">3</text:span><text:span text:style-name="T4353"> וַיֹּ֕אמֶר אָנֹכִ֥י הָאֵ֖ל אֱלֹהֵ֣י אָבִ֑יךָ אַל־תִּירָא֙ מֵרְדָ֣ה מִצְרַ֔יְמָה כִּֽי־לְג֥וֹי גָּד֖וֹל אֲשִֽׂימְךָ֥ שָֽׁם׃<text:s/></text:span><text:span text:style-name="T4354">‬</text:span>‬‬<text:span text:style-name="T4355">4</text:span><text:span text:style-name="T4356"> אָנֹכִ֗י אֵרֵ֤ד עִמְּךָ֙ מִצְרַ֔יְמָה וְאָנֹכִ֖י אַֽעַלְךָ֣ גַם־עָלֹ֑ה וְיוֹסֵ֕ף יָשִׁ֥ית יָד֖וֹ עַל־עֵינֶֽיךָ׃<text:s/></text:span><text:span text:style-name="T4357">‬</text:span>‬‬<text:span text:style-name="T4358">5</text:span><text:span text:style-name="T4359"> וַיָּ֥קָם יַעֲקֹ֖ב מִבְּאֵ֣ר שָׁ֑בַע וַיִּשְׂא֨וּ בְנֵֽי־יִשְׂרָאֵ֜ל אֶת־יַעֲקֹ֣ב אֲבִיהֶ֗ם וְאֶת־טַפָּם֙ וְאֶת־נְשֵׁיהֶ֔ם בָּעֲגָל֕וֹת אֲשֶׁר־שָׁלַ֥ח פַּרְעֹ֖ה לָשֵׂ֥את אֹתֽוֹ׃<text:s/></text:span><text:span text:style-name="T4360">‬</text:span>‬‬<text:span text:style-name="T4361">6</text:span><text:span text:style-name="T4362"> וַיִּקְח֣וּ אֶת־מִקְנֵיהֶ֗ם וְאֶת־רְכוּשָׁם֙ אֲשֶׁ֤ר רָֽכְשׁוּ֙ בְּאֶ֣רֶץ כְּנַ֔עַן וַיָּבֹ֖אוּ מִצְרָ֑יְמָה יַעֲקֹ֖ב וְכָל־זַרְע֥וֹ אִתּֽוֹ׃<text:s/></text:span><text:span text:style-name="T4363">‬</text:span>‬‬<text:span text:style-name="T4364">7</text:span><text:span text:style-name="T4365"> בָּנָ֞יו וּבְנֵ֤י בָנָיו֙ אִתּ֔וֹ בְּנֹתָ֛יו וּבְנ֥וֹת בָּנָ֖יו וְכָל־זַרְע֑וֹ הֵבִ֥יא אִתּ֖וֹ מִצְרָֽיְמָה׃</text:span><text:span text:style-name="T4366"><text:s/>ס<text:s/></text:span><text:span text:style-name="T4367">‬</text:span>‬‬<text:span text:style-name="T4368">8</text:span><text:span text:style-name="T4369"> וְאֵ֨לֶּה שְׁמ֧וֹת בְּנֵֽי־יִשְׂרָאֵ֛ל הַבָּאִ֥ים מִצְרַ֖יְמָה יַעֲקֹ֣ב וּבָנָ֑יו בְּכֹ֥ר יַעֲקֹ֖ב רְאוּבֵֽן׃<text:s/></text:span><text:span text:style-name="T4370">‬</text:span>‬‬<text:span text:style-name="T4371">9</text:span><text:span text:style-name="T4372"> וּבְנֵ֖י רְאוּבֵ֑ן חֲנ֥וֹךְ וּפַלּ֖וּא וְחֶצְר֥וֹן וְכַרְמִֽי׃<text:s/></text:span><text:span text:style-name="T4373">‬</text:span>‬‬<text:span text:style-name="T4374">10</text:span><text:span text:style-name="T4375"> וּבְנֵ֣י שִׁמְע֗וֹן יְמוּאֵ֧ל וְיָמִ֛ין וְאֹ֖הַד וְיָכִ֣ין וְצֹ֑חַר וְשָׁא֖וּל בֶּן־הַֽכְּנַעֲנִֽית׃<text:s/></text:span><text:span text:style-name="T4376">‬</text:span>‬‬<text:span text:style-name="T4377">11</text:span><text:span text:style-name="T4378"> וּבְנֵ֖י לֵוִ֑י גֵּרְשׁ֕וֹן קְהָ֖ת וּמְרָרִֽי׃<text:s/></text:span><text:span text:style-name="T4379">‬</text:span>‬‬<text:span text:style-name="T4380">12</text:span><text:span text:style-name="T4381"> וּבְנֵ֣י יְהוּדָ֗ה עֵ֧ר וְאוֹנָ֛ן וְשֵׁלָ֖ה וָפֶ֣רֶץ וָזָ֑רַח וַיָּ֨מָת עֵ֤ר וְאוֹנָן֙ בְּאֶ֣רֶץ כְּנַ֔עַן וַיִּהְי֥וּ בְנֵי־פֶ֖רֶץ חֶצְר֥וֹן וְחָמֽוּל׃<text:s/></text:span><text:span text:style-name="T4382">‬</text:span>‬‬<text:span text:style-name="T4383">13</text:span><text:span text:style-name="T4384"> וּבְנֵ֖י יִשָׂשכָ֑ר תּוֹלָ֥ע וּפֻוָּ֖ה וְי֥וֹב וְשִׁמְרֽוֹן׃<text:s/></text:span><text:span text:style-name="T4385">‬</text:span>‬‬‬<text:span text:style-name="T4386">14</text:span><text:span text:style-name="T4387"> וּבְנֵ֖י זְבוּלֻ֑ן סֶ֥רֶד וְאֵל֖וֹן וְיַחְלְאֵֽל׃<text:s/></text:span><text:span text:style-name="T4388">‬</text:span>‬‬<text:span text:style-name="T4389">15</text:span><text:span text:style-name="T4390"> אֵ֣לֶּה ׀ בְּנֵ֣י לֵאָ֗ה אֲשֶׁ֨ר יָֽלְדָ֤ה לְיַעֲקֹב֙ בְּפַדַּ֣ן אֲרָ֔ם וְאֵ֖ת דִּינָ֣ה בִתּ֑וֹ כָּל־נֶ֧פֶשׁ בָּנָ֛יו וּבְנוֹתָ֖יו שְׁלֹשִׁ֥ים וְשָׁלֹֽשׁ׃<text:s/></text:span><text:span text:style-name="T4391">‬</text:span>‬‬<text:span text:style-name="T4392">16</text:span><text:span text:style-name="T4393"> וּבְנֵ֣י גָ֔ד צִפְי֥וֹן וְחַגִּ֖י שׁוּנִ֣י וְאֶצְבֹּ֑ן עֵרִ֥י וַֽאֲרוֹדִ֖י וְאַרְאֵלִֽי׃<text:s/></text:span><text:span text:style-name="T4394">‬</text:span>‬‬<text:span text:style-name="T4395">17</text:span><text:span text:style-name="T4396"> וּבְנֵ֣י אָשֵׁ֗ר יִמְנָ֧ה וְיִשְׁוָ֛ה וְיִשְׁוִ֥י וּבְרִיעָ֖ה וְשֶׂ֣רַח אֲחֹתָ֑ם וּבְנֵ֣י בְרִיעָ֔ה חֶ֖בֶר וּמַלְכִּיאֵֽל׃<text:s/></text:span><text:span text:style-name="T4397">‬</text:span>‬‬<text:span text:style-name="T4398">18</text:span><text:span text:style-name="T4399"> אֵ֚לֶּה בְּנֵ֣י זִלְפָּ֔ה אֲשֶׁר־נָתַ֥ן לָבָ֖ן לְלֵאָ֣ה בִתּ֑וֹ וַתֵּ֤לֶד אֶת־אֵ֙לֶּה֙ לְיַעֲקֹ֔ב שֵׁ֥שׁ עֶשְׂרֵ֖ה נָֽפֶשׁ׃<text:s/></text:span><text:span text:style-name="T4400">‬</text:span>‬‬<text:span text:style-name="T4401">19</text:span><text:span text:style-name="T4402"> בְּנֵ֤י רָחֵל֙ אֵ֣שֶׁת יַֽעֲקֹ֔ב יוֹסֵ֖ף וּבִנְיָמִֽן׃<text:s/></text:span><text:span text:style-name="T4403">‬</text:span>‬‬<text:span text:style-name="T4404">20</text:span><text:span text:style-name="T4405"> וַיִּוָּלֵ֣ד לְיוֹסֵף֮ בְּאֶ֣רֶץ מִצְרַיִם֒ אֲשֶׁ֤ר יָֽלְדָה־לּוֹ֙ אָֽסְנַ֔ת בַּת־פּ֥וֹטִי פֶ֖רַע כֹּהֵ֣ן אֹ֑ן אֶת־מְנַשֶּׁ֖ה וְאֶת־אֶפְרָֽיִם׃<text:s/></text:span><text:span text:style-name="T4406">‬</text:span>‬‬‬<text:span text:style-name="T4407">21</text:span><text:span text:style-name="T4408"> וּבְנֵ֣י בִנְיָמִ֗ן בֶּ֤לַע וָבֶ֙כֶר֙ וְאַשְׁבֵּ֔ל גֵּרָ֥א וְנַעֲמָ֖ן אֵחִ֣י וָרֹ֑אשׁ מֻפִּ֥ים וְחֻפִּ֖ים וָאָֽרְדְּ׃<text:s/></text:span><text:span text:style-name="T4409">‬</text:span>‬‬<text:span text:style-name="T4410">22</text:span><text:span text:style-name="T4411"> אֵ֚לֶּה בְּנֵ֣י רָחֵ֔ל אֲשֶׁ֥ר יֻלַּ֖ד לְיַעֲקֹ֑ב כָּל־נֶ֖פֶשׁ אַרְבָּעָ֥ה עָשָֽׂר׃<text:s/></text:span><text:span text:style-name="T4412">‬</text:span>‬‬<text:span text:style-name="T4413">23</text:span><text:span text:style-name="T4414"> וּבְנֵי־דָ֖ן חֻשִֽׁים׃<text:s/></text:span><text:span text:style-name="T4415">‬</text:span>‬‬<text:span text:style-name="T4416">24</text:span><text:span text:style-name="T4417"> וּבְנֵ֖י נַפְתָּלִ֑י יַחְצְאֵ֥ל וְגוּנִ֖י וְיֵ֥צֶר וְשִׁלֵּֽם׃<text:s/></text:span><text:span text:style-name="T4418">‬</text:span>‬‬<text:span text:style-name="T4419">25</text:span><text:span text:style-name="T4420"> אֵ֚לֶּה בְּנֵ֣י בִלְהָ֔ה אֲשֶׁר־נָתַ֥ן לָבָ֖ן לְרָחֵ֣ל בִּתּ֑וֹ וַתֵּ֧לֶד אֶת־אֵ֛לֶּה לְיַעֲקֹ֖ב כָּל־נֶ֥פֶשׁ שִׁבְעָֽה׃<text:s/></text:span><text:span text:style-name="T4421">‬</text:span>‬‬<text:span text:style-name="T4422">26</text:span><text:span text:style-name="T4423"> כָּל־הַ֠נֶּפֶשׁ הַבָּאָ֨ה לְיַעֲקֹ֤ב מִצְרַ֙יְמָה֙ יֹצְאֵ֣י יְרֵכ֔וֹ מִלְּבַ֖ד נְשֵׁ֣י בְנֵי־יַעֲקֹ֑ב כָּל־נֶ֖פֶשׁ שִׁשִּׁ֥ים וָשֵֽׁשׁ׃<text:s/></text:span><text:span text:style-name="T4424">‬</text:span>‬‬<text:span text:style-name="T4425">27</text:span><text:span text:style-name="T4426"> וּבְנֵ֥י יוֹסֵ֛ף אֲשֶׁר־יֻלַּד־ל֥וֹ בְמִצְרַ֖יִם נֶ֣פֶשׁ שְׁנָ֑יִם כָּל־הַנֶּ֧פֶשׁ לְבֵֽית־יַעֲקֹ֛ב הַבָּ֥אָה מִצְרַ֖יְמָה שִׁבְעִֽים׃<text:s/></text:span><text:span text:style-name="T4427">פ<text:s/></text:span><text:span text:style-name="T4428">‬</text:span>‬‬‬‬‬‬‬‬‬‬‬‬‬‬‬‬‬‬‬‬‬‬‬‬‬‬‬‬</text:p>
        <text:soft-page-break/>
        <text:p text:style-name="P4429"><text:span text:style-name="T4430">28</text:span><text:span text:style-name="T4431"> וְאֶת־יְהוּדָ֞ה שָׁלַ֤ח לְפָנָיו֙ אֶל־יוֹסֵ֔ף לְהוֹרֹ֥ת לְפָנָ֖יו גֹּ֑שְׁנָה וַיָּבֹ֖אוּ אַ֥רְצָה גֹּֽשֶׁן׃<text:s/></text:span><text:span text:style-name="T4432">‬</text:span>‬‬<text:span text:style-name="T4433">29</text:span><text:span text:style-name="T4434"> וַיֶּאְסֹ֤ר יוֹסֵף֙ מֶרְכַּבְתּ֔וֹ וַיַּ֛עַל לִקְרַֽאת־יִשְׂרָאֵ֥ל אָבִ֖יו גֹּ֑שְׁנָה וַיֵּרָ֣א אֵלָ֗יו וַיִּפֹּל֙ עַל־צַוָּארָ֔יו וַיֵּ֥בְךְּ עַל־צַוָּארָ֖יו עֽוֹד׃<text:s/></text:span><text:span text:style-name="T4435">‬</text:span>‬‬<text:span text:style-name="T4436">30</text:span><text:span text:style-name="T4437"> וַיֹּ֧אמֶר יִשְׂרָאֵ֛ל אֶל־יוֹסֵ֖ף אָמ֣וּתָה הַפָּ֑עַם אַחֲרֵי֙ רְאוֹתִ֣י אֶת־פָּנֶ֔יךָ כִּ֥י עוֹדְךָ֖ חָֽי׃<text:s/></text:span><text:span text:style-name="T4438">‬</text:span>‬‬<text:span text:style-name="T4439">31</text:span><text:span text:style-name="T4440"> וַיֹּ֨אמֶר יוֹסֵ֤ף אֶל־אֶחָיו֙ וְאֶל־בֵּ֣ית אָבִ֔יו אֶעֱלֶ֖ה וְאַגִּ֣ידָה לְפַרְעֹ֑ה וְאֹֽמְרָ֣ה אֵלָ֔יו אַחַ֧י וּבֵית־אָבִ֛י אֲשֶׁ֥ר בְּאֶֽרֶץ־כְּנַ֖עַן בָּ֥אוּ אֵלָֽי׃<text:s/></text:span><text:span text:style-name="T4441">‬</text:span>‬‬<text:span text:style-name="T4442">32</text:span><text:span text:style-name="T4443"> וְהָאֲנָשִׁים֙ רֹ֣עֵי צֹ֔אן כִּֽי־אַנְשֵׁ֥י מִקְנֶ֖ה הָי֑וּ וְצֹאנָ֧ם וּבְקָרָ֛ם וְכָל־אֲשֶׁ֥ר לָהֶ֖ם הֵבִֽיאוּ׃<text:s/></text:span><text:span text:style-name="T4444">‬</text:span>‬‬<text:span text:style-name="T4445">33</text:span><text:span text:style-name="T4446"> וְהָיָ֕ה כִּֽי־יִקְרָ֥א לָכֶ֖ם פַּרְעֹ֑ה וְאָמַ֖ר מַה־מַּעֲשֵׂיכֶֽם׃<text:s/></text:span><text:span text:style-name="T4447">‬</text:span>‬‬<text:span text:style-name="T4448">34</text:span><text:span text:style-name="T4449"> וַאֲמַרְתֶּ֗ם אַנְשֵׁ֨י מִקְנֶ֜ה הָי֤וּ עֲבָדֶ֙יךָ֙ מִנְּעוּרֵ֣ינוּ וְעַד־עַ֔תָּה גַּם־אֲנַ֖חְנוּ גַּם־אֲבֹתֵ֑ינוּ בַּעֲב֗וּר תֵּשְׁבוּ֙ בְּאֶ֣רֶץ גֹּ֔שֶׁן כִּֽי־תוֹעֲבַ֥ת מִצְרַ֖יִם כָּל־רֹ֥עֵה צֹֽאן׃<text:s/></text:span><text:span text:style-name="T4450">‬</text:span>‬‬‬‬‬‬‬‬‬</text:p>
      </text:section>
      <text:section text:name="Sect46" text:style-name="S46">
        <text:p text:style-name="P4451">Genesis 47</text:p>
        <text:p text:style-name="P4452"><text:span text:style-name="T4453">1</text:span><text:span text:style-name="T4454"> וַיָּבֹ֣א יוֹסֵף֮ וַיַּגֵּ֣ד לְפַרְעֹה֒ וַיֹּ֗אמֶר אָבִ֨י וְאַחַ֜י וְצֹאנָ֤ם וּבְקָרָם֙ וְכָל־אֲשֶׁ֣ר לָהֶ֔ם בָּ֖אוּ מֵאֶ֣רֶץ כְּנָ֑עַן וְהִנָּ֖ם בְּאֶ֥רֶץ גֹּֽשֶׁן׃<text:s/></text:span><text:span text:style-name="T4455">2</text:span><text:span text:style-name="T4456"> וּמִקְצֵ֣ה אֶחָ֔יו לָקַ֖ח חֲמִשָּׁ֣ה אֲנָשִׁ֑ים וַיַּצִּגֵ֖ם לִפְנֵ֥י פַרְעֹֽה׃<text:s/></text:span><text:span text:style-name="T4457">‬</text:span>‬‬<text:span text:style-name="T4458">3</text:span><text:span text:style-name="T4459"> וַיֹּ֧אמֶר פַּרְעֹ֛ה אֶל־אֶחָ֖יו מַה־מַּעֲשֵׂיכֶ֑ם וַיֹּאמְר֣וּ אֶל־פַּרְעֹ֗ה רֹעֵ֥ה צֹאן֙ עֲבָדֶ֔יךָ גַּם־אֲנַ֖חְנוּ גַּם־אֲבוֹתֵֽינוּ׃<text:s/></text:span><text:span text:style-name="T4460">‬</text:span>‬‬<text:span text:style-name="T4461">4</text:span><text:span text:style-name="T4462"> וַיֹּאמְר֣וּ אֶל־פַּרְעֹ֗ה לָג֣וּר בָּאָרֶץ֮ בָּאנוּ֒ כִּי־אֵ֣ין מִרְעֶ֗ה לַצֹּאן֙ אֲשֶׁ֣ר לַעֲבָדֶ֔יךָ כִּֽי־כָבֵ֥ד הָרָעָ֖ב בְּאֶ֣רֶץ כְּנָ֑עַן וְעַתָּ֛ה יֵֽשְׁבוּ־נָ֥א עֲבָדֶ֖יךָ בְּאֶ֥רֶץ גֹּֽשֶׁן׃<text:s/></text:span><text:span text:style-name="T4463">‬</text:span>‬‬<text:span text:style-name="T4464">5</text:span><text:span text:style-name="T4465"> וַיֹּ֣אמֶר פַּרְעֹ֔ה אֶל־יוֹסֵ֖ף לֵאמֹ֑ר אָבִ֥יךָ וְאַחֶ֖יךָ בָּ֥אוּ אֵלֶֽיךָ׃<text:s/></text:span><text:span text:style-name="T4466">‬</text:span>‬‬<text:span text:style-name="T4467">6</text:span><text:span text:style-name="T4468"> אֶ֤רֶץ מִצְרַ֙יִם֙ לְפָנֶ֣יךָ הִ֔וא בְּמֵיטַ֣ב הָאָ֔רֶץ הוֹשֵׁ֥ב אֶת־אָבִ֖יךָ וְאֶת־אַחֶ֑יךָ יֵשְׁבוּ֙ בְּאֶ֣רֶץ גֹּ֔שֶׁן וְאִם־יָדַ֗עְתָּ וְיֶשׁ־בָּם֙ אַנְשֵׁי־חַ֔יִל וְשַׂמְתָּ֛ם שָׂרֵ֥י מִקְנֶ֖ה עַל־אֲשֶׁר־לִֽי׃<text:s/></text:span><text:span text:style-name="T4469">‬</text:span>‬‬<text:span text:style-name="T4470">7</text:span><text:span text:style-name="T4471"> וַיָּבֵ֤א יוֹסֵף֙ אֶת־יַֽעֲקֹ֣ב אָבִ֔יו וַיַּֽעֲמִדֵ֖הוּ לִפְנֵ֣י פַרְעֹ֑ה וַיְבָ֥רֶךְ יַעֲקֹ֖ב אֶת־פַּרְעֹֽה׃<text:s/></text:span><text:span text:style-name="T4472">‬</text:span>‬‬<text:span text:style-name="T4473">8</text:span><text:span text:style-name="T4474"> וַיֹּ֥אמֶר פַּרְעֹ֖ה אֶֽל־יַעֲקֹ֑ב כַּמָּ֕ה יְמֵ֖י שְׁנֵ֥י חַיֶּֽיךָ׃<text:s/></text:span><text:span text:style-name="T4475">‬</text:span>‬‬<text:span text:style-name="T4476">9</text:span><text:span text:style-name="T4477"> וַיֹּ֤אמֶר יַעֲקֹב֙ אֶל־פַּרְעֹ֔ה יְמֵי֙ שְׁנֵ֣י מְגוּרַ֔י שְׁלֹשִׁ֥ים וּמְאַ֖ת שָׁנָ֑ה מְעַ֣ט וְרָעִ֗ים הָיוּ֙ יְמֵי֙ שְׁנֵ֣י חַיַּ֔י וְלֹ֣א הִשִּׂ֗יגוּ אֶת־יְמֵי֙ שְׁנֵי֙ חַיֵּ֣י אֲבֹתַ֔י בִּימֵ֖י מְגוּרֵיהֶֽם׃<text:s/></text:span><text:span text:style-name="T4478">‬</text:span>‬‬<text:span text:style-name="T4479">10</text:span><text:span text:style-name="T4480"> וַיְבָ֥רֶךְ יַעֲקֹ֖ב אֶת־פַּרְעֹ֑ה וַיֵּצֵ֖א מִלִּפְנֵ֥י פַרְעֹֽה׃<text:s/></text:span><text:span text:style-name="T4481">‬</text:span>‬‬<text:span text:style-name="T4482">11</text:span><text:span text:style-name="T4483"> וַיּוֹשֵׁ֣ב יוֹסֵף֮ אֶת־אָבִ֣יו וְאֶת־אֶחָיו֒ וַיִּתֵּ֨ן לָהֶ֤ם אֲחֻזָּה֙ בְּאֶ֣רֶץ מִצְרַ֔יִם בְּמֵיטַ֥ב הָאָ֖רֶץ בְּאֶ֣רֶץ רַעְמְסֵ֑ס כַּאֲשֶׁ֖ר צִוָּ֥ה פַרְעֹֽה׃<text:s/></text:span><text:span text:style-name="T4484">‬</text:span>‬‬<text:span text:style-name="T4485">12</text:span><text:span text:style-name="T4486"> וַיְכַלְכֵּ֤ל יוֹסֵף֙ אֶת־אָבִ֣יו וְאֶת־אֶחָ֔יו וְאֵ֖ת כָּל־בֵּ֣ית אָבִ֑יו לֶ֖חֶם לְפִ֥י הַטָּֽף׃<text:s/></text:span><text:span text:style-name="T4487">‬</text:span>‬‬<text:span text:style-name="T4488">13</text:span><text:span text:style-name="T4489"> וְלֶ֤חֶם אֵין֙ בְּכָל־הָאָ֔רֶץ כִּֽי־כָבֵ֥ד הָרָעָ֖ב מְאֹ֑ד וַתֵּ֜לַהּ אֶ֤רֶץ מִצְרַ֙יִם֙ וְאֶ֣רֶץ כְּנַ֔עַן מִפְּנֵ֖י הָרָעָֽב׃<text:s/></text:span><text:span text:style-name="T4490">‬</text:span>‬‬<text:span text:style-name="T4491">14</text:span><text:span text:style-name="T4492"> וַיְלַקֵּ֣ט יוֹסֵ֗ף אֶת־כָּל־הַכֶּ֙סֶף֙ הַנִּמְצָ֤א בְאֶֽרֶץ־מִצְרַ֙יִם֙ וּבְאֶ֣רֶץ כְּנַ֔עַן בַּשֶּׁ֖בֶר אֲשֶׁר־הֵ֣ם שֹׁבְרִ֑ים וַיָּבֵ֥א יוֹסֵ֛ף אֶת־הַכֶּ֖סֶף בֵּ֥יתָה פַרְעֹֽה׃<text:s/></text:span><text:span text:style-name="T4493">‬</text:span>‬‬<text:span text:style-name="T4494">15</text:span><text:span text:style-name="T4495"> וַיִּתֹּ֣ם הַכֶּ֗סֶף מֵאֶ֣רֶץ מִצְרַיִם֮ וּמֵאֶ֣רֶץ כְּנַעַן֒ וַיָּבֹאוּ֩ כָל־מִצְרַ֨יִם אֶל־יוֹסֵ֤ף לֵאמֹר֙ הָֽבָה־לָּ֣נוּ לֶ֔חֶם וְלָ֥מָּה נָמ֖וּת נֶגְדֶּ֑ךָ כִּ֥י אָפֵ֖ס כָּֽסֶף׃<text:s/></text:span><text:span text:style-name="T4496">‬</text:span>‬‬<text:span text:style-name="T4497">16</text:span><text:span text:style-name="T4498"> וַיֹּ֤אמֶר יוֹסֵף֙ הָב֣וּ מִקְנֵיכֶ֔ם וְאֶתְּנָ֥ה לָכֶ֖ם בְּמִקְנֵיכֶ֑ם אִם־אָפֵ֖ס כָּֽסֶף׃<text:s/></text:span><text:span text:style-name="T4499">‬</text:span>‬‬<text:span text:style-name="T4500">17</text:span><text:span text:style-name="T4501"> וַיָּבִ֣יאוּ אֶת־מִקְנֵיהֶם֮ אֶל־יוֹסֵף֒ וַיִּתֵּ֣ן לָהֶם֩ יוֹסֵ֨ף לֶ֜חֶם בַּסּוּסִ֗ים וּבְמִקְנֵ֥ה הַצֹּ֛אן וּבְמִקְנֵ֥ה הַבָּקָ֖ר וּבַחֲמֹרִ֑ים וַיְנַהֲלֵ֤ם בַּלֶּ֙חֶם֙ בְּכָל־מִקְנֵהֶ֔ם בַּשָּׁנָ֖ה הַהִֽוא׃<text:s/></text:span><text:span text:style-name="T4502">‬</text:span>‬‬<text:span text:style-name="T4503">18</text:span><text:span text:style-name="T4504"> וַתִּתֹּם֮<text:s/></text:span><text:soft-page-break/><text:span text:style-name="T4505">הַשָּׁנָ֣ה הַהִוא֒ וַיָּבֹ֨אוּ אֵלָ֜יו בַּשָּׁנָ֣ה הַשֵּׁנִ֗ית וַיֹּ֤אמְרוּ לוֹ֙ לֹֽא־נְכַחֵ֣ד מֵֽאֲדֹנִ֔י כִּ֚י אִם־תַּ֣ם הַכֶּ֔סֶף וּמִקְנֵ֥ה הַבְּהֵמָ֖ה אֶל־אֲדֹנִ֑י לֹ֤א נִשְׁאַר֙ לִפְנֵ֣י אֲדֹנִ֔י בִּלְתִּ֥י אִם־גְּוִיָּתֵ֖נוּ וְאַדְמָתֵֽנוּ׃<text:s/></text:span><text:span text:style-name="T4506">‬</text:span>‬‬<text:span text:style-name="T4507">19</text:span><text:span text:style-name="T4508"> לָ֧מָּה נָמ֣וּת לְעֵינֶ֗יךָ גַּם־אֲנַ֙חְנוּ֙ גַּ֣ם אַדְמָתֵ֔נוּ קְנֵֽה־אֹתָ֥נוּ וְאֶת־אַדְמָתֵ֖נוּ בַּלָּ֑חֶם וְנִֽהְיֶ֞ה אֲנַ֤חְנוּ וְאַדְמָתֵ֙נוּ֙ עֲבָדִ֣ים לְפַרְעֹ֔ה וְתֶן־זֶ֗רַע וְנִֽחְיֶה֙ וְלֹ֣א נָמ֔וּת וְהָאֲדָמָ֖ה לֹ֥א תֵשָֽׁם׃<text:s/></text:span><text:span text:style-name="T4509">‬</text:span>‬‬<text:span text:style-name="T4510">20</text:span><text:span text:style-name="T4511"> וַיִּ֨קֶן יוֹסֵ֜ף אֶת־כָּל־אַדְמַ֤ת מִצְרַ֙יִם֙ לְפַרְעֹ֔ה כִּֽי־מָכְר֤וּ מִצְרַ֙יִם֙ אִ֣ישׁ שָׂדֵ֔הוּ כִּֽי־חָזַ֥ק עֲלֵהֶ֖ם הָרָעָ֑ב וַתְּהִ֥י הָאָ֖רֶץ לְפַרְעֹֽה׃<text:s/></text:span><text:span text:style-name="T4512">‬</text:span>‬‬<text:span text:style-name="T4513">21</text:span><text:span text:style-name="T4514"> וְאֶ֨ת־הָעָ֔ם הֶעֱבִ֥יר אֹת֖וֹ לֶעָרִ֑ים מִקְצֵ֥ה גְבוּל־מִצְרַ֖יִם וְעַד־קָצֵֽהוּ׃<text:s/></text:span><text:span text:style-name="T4515">‬</text:span>‬‬<text:span text:style-name="T4516">22</text:span><text:span text:style-name="T4517"> רַ֛ק אַדְמַ֥ת הַכֹּהֲנִ֖ים לֹ֣א קָנָ֑ה כִּי֩ חֹ֨ק לַכֹּהֲנִ֜ים מֵאֵ֣ת פַּרְעֹ֗ה וְאָֽכְל֤וּ אֶת־חֻקָּם֙ אֲשֶׁ֨ר נָתַ֤ן לָהֶם֙ פַּרְעֹ֔ה עַל־כֵּ֕ן לֹ֥א מָכְר֖וּ אֶת־אַדְמָתָֽם׃<text:s/></text:span><text:span text:style-name="T4518">‬</text:span>‬‬<text:span text:style-name="T4519">23</text:span><text:span text:style-name="T4520"> וַיֹּ֤אמֶר יוֹסֵף֙ אֶל־הָעָ֔ם הֵן֩ קָנִ֨יתִי אֶתְכֶ֥ם הַיּ֛וֹם וְאֶת־אַדְמַתְכֶ֖ם לְפַרְעֹ֑ה הֵֽא־לָכֶ֣ם זֶ֔רַע וּזְרַעְתֶּ֖ם אֶת־הָאֲדָמָֽה׃<text:s/></text:span><text:span text:style-name="T4521">‬</text:span>‬‬<text:span text:style-name="T4522">24</text:span><text:span text:style-name="T4523"> וְהָיָה֙ בַּתְּבוּאֹ֔ת וּנְתַתֶּ֥ם חֲמִישִׁ֖ית לְפַרְעֹ֑ה וְאַרְבַּ֣ע הַיָּדֹ֡ת יִהְיֶ֣ה לָכֶם֩ לְזֶ֨רַע הַשָּׂדֶ֧ה וּֽלְאָכְלְכֶ֛ם וְלַאֲשֶׁ֥ר בְּבָתֵּיכֶ֖ם וְלֶאֱכֹ֥ל לְטַפְּכֶֽם׃<text:s/></text:span><text:span text:style-name="T4524">‬</text:span>‬‬<text:span text:style-name="T4525">25</text:span><text:span text:style-name="T4526"> וַיֹּאמְר֖וּ הֶחֱיִתָ֑נוּ נִמְצָא־חֵן֙ בְּעֵינֵ֣י אֲדֹנִ֔י וְהָיִ֥ינוּ עֲבָדִ֖ים לְפַרְעֹֽה׃<text:s/></text:span><text:span text:style-name="T4527">‬</text:span>‬‬<text:span text:style-name="T4528">26</text:span><text:span text:style-name="T4529"> וַיָּ֣שֶׂם אֹתָ֣הּ יוֹסֵ֡ף לְחֹק֩ עַד־הַיּ֨וֹם הַזֶּ֜ה עַל־אַדְמַ֥ת מִצְרַ֛יִם לְפַרְעֹ֖ה לַחֹ֑מֶשׁ רַ֞ק אַדְמַ֤ת הַכֹּֽהֲנִים֙ לְבַדָּ֔ם לֹ֥א הָיְתָ֖ה לְפַרְעֹֽה׃<text:s/></text:span><text:span text:style-name="T4530">‬</text:span>‬‬<text:span text:style-name="T4531">27</text:span><text:span text:style-name="T4532"> וַיֵּ֧שֶׁב יִשְׂרָאֵ֛ל בְּאֶ֥רֶץ מִצְרַ֖יִם בְּאֶ֣רֶץ גֹּ֑שֶׁן וַיֵּאָחֲז֣וּ בָ֔הּ וַיִּפְר֥וּ וַיִּרְבּ֖וּ מְאֹֽד׃<text:s/></text:span><text:span text:style-name="T4533">‬</text:span>‬‬<text:span text:style-name="T4534">28</text:span><text:span text:style-name="T4535"> וַיְחִ֤י יַעֲקֹב֙ בְּאֶ֣רֶץ מִצְרַ֔יִם שְׁבַ֥ע עֶשְׂרֵ֖ה שָׁנָ֑ה וַיְהִ֤י יְמֵֽי־יַעֲקֹב֙ שְׁנֵ֣י חַיָּ֔יו שֶׁ֣בַע שָׁנִ֔ים וְאַרְבָּעִ֥ים וּמְאַ֖ת שָׁנָֽה׃<text:s/></text:span><text:span text:style-name="T4536">‬</text:span>‬‬<text:span text:style-name="T4537">29</text:span><text:span text:style-name="T4538"> וַיִּקְרְב֣וּ יְמֵֽי־יִשְׂרָאֵל֘ לָמוּת֒ וַיִּקְרָ֣א ׀ לִבְנ֣וֹ לְיוֹסֵ֗ף וַיֹּ֤אמֶר לוֹ֙ אִם־נָ֨א מָצָ֤אתִי חֵן֙ בְּעֵינֶ֔יךָ שִֽׂים־נָ֥א יָדְךָ֖ תַּ֣חַת יְרֵכִ֑י וְעָשִׂ֤יתָ עִמָּדִי֙ חֶ֣סֶד וֶאֱמֶ֔ת אַל־נָ֥א תִקְבְּרֵ֖נִי בְּמִצְרָֽיִם׃<text:s/></text:span><text:span text:style-name="T4539">‬</text:span>‬‬<text:span text:style-name="T4540">30</text:span><text:span text:style-name="T4541"> וְשָֽׁכַבְתִּי֙ עִם־אֲבֹתַ֔י וּנְשָׂאתַ֙נִי֙ מִמִּצְרַ֔יִם וּקְבַרְתַּ֖נִי בִּקְבֻרָתָ֑ם וַיֹּאמַ֕ר אָנֹכִ֖י אֶֽעֱשֶׂ֥ה כִדְבָרֶֽךָ׃<text:s/></text:span><text:span text:style-name="T4542">‬</text:span>‬‬<text:span text:style-name="T4543">31</text:span><text:span text:style-name="T4544"> וַיֹּ֗אמֶר הִשָּֽׁבְעָה֙ לִ֔י וַיִּשָּׁבַ֖ע ל֑וֹ וַיִּשְׁתַּ֥חוּ יִשְׂרָאֵ֖ל עַל־רֹ֥אשׁ הַמִּטָּֽה׃<text:s/></text:span><text:span text:style-name="T4545">פ<text:s/></text:span><text:span text:style-name="T4546">‬</text:span>‬‬‬‬‬‬‬‬‬‬‬‬‬‬‬‬‬‬‬‬‬‬‬‬‬‬‬‬‬‬‬‬</text:p>
      </text:section>
      <text:section text:name="Sect47" text:style-name="S47">
        <text:p text:style-name="P4547">Genesis 48</text:p>
        <text:p text:style-name="P4548"><text:span text:style-name="T4549">1</text:span><text:span text:style-name="T4550"> וַיְהִ֗י אַחֲרֵי֙ הַדְּבָרִ֣ים הָאֵ֔לֶּה וַיֹּ֣אמֶר לְיוֹסֵ֔ף הִנֵּ֥ה אָבִ֖יךָ חֹלֶ֑ה וַיִּקַּ֞ח אֶת־שְׁנֵ֤י בָנָיו֙ עִמּ֔וֹ אֶת־מְנַשֶּׁ֖ה וְאֶת־אֶפְרָֽיִם׃<text:s/></text:span><text:span text:style-name="T4551">2</text:span><text:span text:style-name="T4552"> וַיַּגֵּ֣ד לְיַעֲקֹ֔ב וַיֹּ֕אמֶר הִנֵּ֛ה בִּנְךָ֥ יוֹסֵ֖ף בָּ֣א אֵלֶ֑יךָ וַיִּתְחַזֵּק֙ יִשְׂרָאֵ֔ל וַיֵּ֖שֶׁב עַל־הַמִּטָּֽה׃<text:s/></text:span><text:span text:style-name="T4553">‬</text:span>‬‬<text:span text:style-name="T4554">3</text:span><text:span text:style-name="T4555"> וַיֹּ֤אמֶר יַעֲקֹב֙ אֶל־יוֹסֵ֔ף אֵ֥ל שַׁדַּ֛י נִרְאָֽה־אֵלַ֥י בְּל֖וּז בְּאֶ֣רֶץ כְּנָ֑עַן וַיְבָ֖רֶךְ אֹתִֽי׃<text:s/></text:span><text:span text:style-name="T4556">‬</text:span>‬‬<text:span text:style-name="T4557">4</text:span><text:span text:style-name="T4558"> וַיֹּ֣אמֶר אֵלַ֗י הִנְנִ֤י מַפְרְךָ֙ וְהִרְבִּיתִ֔ךָ וּנְתַתִּ֖יךָ לִקְהַ֣ל עַמִּ֑ים וְנָ֨תַתִּ֜י אֶת־הָאָ֧רֶץ הַזֹּ֛את לְזַרְעֲךָ֥ אַחֲרֶ֖יךָ אֲחֻזַּ֥ת עוֹלָֽם׃<text:s/></text:span><text:span text:style-name="T4559">‬</text:span>‬‬<text:span text:style-name="T4560">5</text:span><text:span text:style-name="T4561"> וְעַתָּ֡ה שְׁנֵֽי־בָנֶיךָ֩ הַנּוֹלָדִ֨ים לְךָ֜ בְּאֶ֣רֶץ מִצְרַ֗יִם עַד־בֹּאִ֥י אֵלֶ֛יךָ מִצְרַ֖יְמָה לִי־הֵ֑ם אֶפְרַ֙יִם֙ וּמְנַשֶּׁ֔ה כִּרְאוּבֵ֥ן וְשִׁמְע֖וֹן יִֽהְיוּ־לִֽי׃<text:s/></text:span><text:span text:style-name="T4562">‬</text:span>‬‬<text:span text:style-name="T4563">6</text:span><text:span text:style-name="T4564"> וּמוֹלַדְתְּךָ֛ אֲשֶׁר־הוֹלַ֥דְתָּ אַחֲרֵיהֶ֖ם לְךָ֣ יִהְי֑וּ עַ֣ל שֵׁ֧ם אֲחֵיהֶ֛ם יִקָּרְא֖וּ בְּנַחֲלָתָֽם׃<text:s/></text:span><text:span text:style-name="T4565">‬</text:span>‬‬<text:span text:style-name="T4566">7</text:span><text:span text:style-name="T4567"> וַאֲנִ֣י ׀ בְּבֹאִ֣י מִפַּדָּ֗ן מֵ֩תָה֩ עָלַ֨י רָחֵ֜ל בְּאֶ֤רֶץ כְּנַ֙עַן֙ בַּדֶּ֔רֶךְ בְּע֥וֹד כִּבְרַת־אֶ֖רֶץ לָבֹ֣א אֶפְרָ֑תָה וָאֶקְבְּרֶ֤הָ שָּׁם֙ בְּדֶ֣רֶךְ אֶפְרָ֔ת הִ֖וא בֵּ֥ית לָֽחֶם׃<text:s/></text:span><text:span text:style-name="T4568">‬</text:span>‬‬<text:span text:style-name="T4569">8</text:span><text:span text:style-name="T4570"> וַיַּ֥רְא יִשְׂרָאֵ֖ל אֶת־בְּנֵ֣י יוֹסֵ֑ף וַיֹּ֖אמֶר מִי־אֵֽלֶּה׃<text:s/></text:span><text:span text:style-name="T4571">‬</text:span>‬‬<text:span text:style-name="T4572">9</text:span><text:span text:style-name="T4573"> וַיֹּ֤אמֶר יוֹסֵף֙ אֶל־אָבִ֔יו בָּנַ֣י הֵ֔ם אֲשֶׁר־נָֽתַן־לִ֥י אֱלֹהִ֖ים בָּזֶ֑ה וַיֹּאמַ֕ר קָֽחֶם־נָ֥א אֵלַ֖י וַאֲבָרֲכֵֽם׃<text:s/></text:span><text:soft-page-break/><text:span text:style-name="T4574">‬</text:span>‬‬<text:span text:style-name="T4575">10</text:span><text:span text:style-name="T4576"> וְעֵינֵ֤י יִשְׂרָאֵל֙ כָּבְד֣וּ מִזֹּ֔קֶן לֹ֥א יוּכַ֖ל לִרְא֑וֹת וַיַּגֵּ֤שׁ אֹתָם֙ אֵלָ֔יו וַיִּשַּׁ֥ק לָהֶ֖ם וַיְחַבֵּ֥ק לָהֶֽם׃<text:s/></text:span><text:span text:style-name="T4577">‬</text:span>‬‬<text:span text:style-name="T4578">11</text:span><text:span text:style-name="T4579"> וַיֹּ֤אמֶר יִשְׂרָאֵל֙ אֶל־יוֹסֵ֔ף רְאֹ֥ה פָנֶ֖יךָ לֹ֣א פִלָּ֑לְתִּי וְהִנֵּ֨ה הֶרְאָ֥ה אֹתִ֛י אֱלֹהִ֖ים גַּ֥ם אֶת־זַרְעֶֽךָ׃<text:s/></text:span><text:span text:style-name="T4580">‬</text:span>‬‬<text:span text:style-name="T4581">12</text:span><text:span text:style-name="T4582"> וַיּוֹצֵ֥א יוֹסֵ֛ף אֹתָ֖ם מֵעִ֣ם בִּרְכָּ֑יו וַיִּשְׁתַּ֥חוּ לְאַפָּ֖יו אָֽרְצָה׃<text:s/></text:span><text:span text:style-name="T4583">‬</text:span>‬‬<text:span text:style-name="T4584">13</text:span><text:span text:style-name="T4585"> וַיִּקַּ֣ח יוֹסֵף֮ אֶת־שְׁנֵיהֶם֒ אֶת־אֶפְרַ֤יִם בִּֽימִינוֹ֙ מִשְּׂמֹ֣אל יִשְׂרָאֵ֔ל וְאֶת־מְנַשֶּׁ֥ה בִשְׂמֹאל֖וֹ מִימִ֣ין יִשְׂרָאֵ֑ל וַיַּגֵּ֖שׁ אֵלָֽיו׃<text:s/></text:span><text:span text:style-name="T4586">‬</text:span>‬‬<text:span text:style-name="T4587">14</text:span><text:span text:style-name="T4588"> וַיִּשְׁלַח֩ יִשְׂרָאֵ֨ל אֶת־יְמִינ֜וֹ וַיָּ֨שֶׁת עַל־רֹ֤אשׁ אֶפְרַ֙יִם֙ וְה֣וּא הַצָּעִ֔יר וְאֶת־שְׂמֹאל֖וֹ עַל־רֹ֣אשׁ מְנַשֶּׁ֑ה שִׂכֵּל֙ אֶת־יָדָ֔יו כִּ֥י מְנַשֶּׁ֖ה הַבְּכֽוֹר׃<text:s/></text:span><text:span text:style-name="T4589">‬</text:span>‬‬<text:span text:style-name="T4590">15</text:span><text:span text:style-name="T4591"> וַיְבָ֥רֶךְ אֶת־יוֹסֵ֖ף וַיֹּאמַ֑ר הָֽאֱלֹהִ֡ים אֲשֶׁר֩ הִתְהַלְּכ֨וּ אֲבֹתַ֤י לְפָנָיו֙ אַבְרָהָ֣ם וְיִצְחָ֔ק הָֽאֱלֹהִים֙ הָרֹעֶ֣ה אֹתִ֔י מֵעוֹדִ֖י עַד־הַיּ֥וֹם הַזֶּֽה׃<text:s/></text:span><text:span text:style-name="T4592">‬</text:span>‬‬<text:span text:style-name="T4593">16</text:span><text:span text:style-name="T4594"> הַמַּלְאָךְ֩ הַגֹּאֵ֨ל אֹתִ֜י מִכָּל־רָ֗ע יְבָרֵךְ֮ אֶת־הַנְּעָרִים֒ וְיִקָּרֵ֤א בָהֶם֙ שְׁמִ֔י וְשֵׁ֥ם אֲבֹתַ֖י אַבְרָהָ֣ם וְיִצְחָ֑ק וְיִדְגּ֥וּ לָרֹ֖ב בְּקֶ֥רֶב הָאָֽרֶץ׃<text:s/></text:span><text:span text:style-name="T4595">‬</text:span>‬‬<text:span text:style-name="T4596">17</text:span><text:span text:style-name="T4597"> וַיַּ֣רְא יוֹסֵ֗ף כִּי־יָשִׁ֨ית אָבִ֧יו יַד־יְמִינ֛וֹ עַל־רֹ֥אשׁ אֶפְרַ֖יִם וַיֵּ֣רַע בְּעֵינָ֑יו וַיִּתְמֹ֣ךְ יַד־אָבִ֗יו לְהָסִ֥יר אֹתָ֛הּ מֵעַ֥ל רֹאשׁ־אֶפְרַ֖יִם עַל־רֹ֥אשׁ מְנַשֶּֽׁה׃<text:s/></text:span><text:span text:style-name="T4598">‬</text:span>‬‬<text:span text:style-name="T4599">18</text:span><text:span text:style-name="T4600"> וַיֹּ֧אמֶר יוֹסֵ֛ף אֶל־אָבִ֖יו לֹא־כֵ֣ן אָבִ֑י כִּי־זֶ֣ה הַבְּכֹ֔ר שִׂ֥ים יְמִינְךָ֖ עַל־רֹאשֽׁוֹ׃<text:s/></text:span><text:span text:style-name="T4601">‬</text:span>‬‬<text:span text:style-name="T4602">19</text:span><text:span text:style-name="T4603"> וַיְמָאֵ֣ן אָבִ֗יו וַיֹּ֙אמֶר֙ יָדַ֤עְתִּֽי בְנִי֙ יָדַ֔עְתִּי גַּם־ה֥וּא יִֽהְיֶה־לְּעָ֖ם וְגַם־ה֣וּא יִגְדָּ֑ל וְאוּלָ֗ם אָחִ֤יו הַקָּטֹן֙ יִגְדַּ֣ל מִמֶּ֔נּוּ וְזַרְע֖וֹ יִהְיֶ֥ה מְלֹֽא־הַגּוֹיִֽם׃<text:s/></text:span><text:span text:style-name="T4604">‬</text:span>‬‬<text:span text:style-name="T4605">20</text:span><text:span text:style-name="T4606"> וַיְבָ֨רֲכֵ֜ם בַּיּ֣וֹם הַהוּא֮ לֵאמוֹר֒ בְּךָ֗ יְבָרֵ֤ךְ יִשְׂרָאֵל֙ לֵאמֹ֔ר יְשִֽׂמְךָ֣ אֱלֹהִ֔ים כְּאֶפְרַ֖יִם וְכִמְנַשֶּׁ֑ה וַיָּ֥שֶׂם אֶת־אֶפְרַ֖יִם לִפְנֵ֥י מְנַשֶּֽׁה׃<text:s/></text:span><text:span text:style-name="T4607">‬</text:span>‬‬<text:span text:style-name="T4608">21</text:span><text:span text:style-name="T4609"> וַיֹּ֤אמֶר יִשְׂרָאֵל֙ אֶל־יוֹסֵ֔ף הִנֵּ֥ה אָנֹכִ֖י מֵ֑ת וְהָיָ֤ה אֱלֹהִים֙ עִמָּכֶ֔ם וְהֵשִׁ֣יב אֶתְכֶ֔ם אֶל־אֶ֖רֶץ אֲבֹתֵיכֶֽם׃<text:s/></text:span><text:span text:style-name="T4610">‬</text:span>‬‬<text:span text:style-name="T4611">22</text:span><text:span text:style-name="T4612"> וַאֲנִ֞י נָתַ֧תִּֽי לְךָ֛ שְׁכֶ֥ם אַחַ֖ד עַל־אַחֶ֑יךָ אֲשֶׁ֤ר לָקַ֙חְתִּי֙ מִיַּ֣ד הָֽאֱמֹרִ֔י בְּחַרְבִּ֖י וּבְקַשְׁתִּֽי׃<text:s/></text:span><text:span text:style-name="T4613">פ<text:s/></text:span><text:span text:style-name="T4614">‬</text:span>‬‬‬‬‬‬‬‬‬‬‬‬‬‬‬‬‬‬‬‬‬‬‬</text:p>
      </text:section>
      <text:section text:name="Sect48" text:style-name="S48">
        <text:p text:style-name="P4615">Genesis 49</text:p>
        <text:p text:style-name="P4616"><text:span text:style-name="T4617">1</text:span><text:span text:style-name="T4618"> וַיִּקְרָ֥א יַעֲקֹ֖ב אֶל־בָּנָ֑יו וַיֹּ֗אמֶר הֵאָֽסְפוּ֙ וְאַגִּ֣ידָה לָכֶ֔ם אֵ֛ת אֲשֶׁר־יִקְרָ֥א אֶתְכֶ֖ם בְּאַחֲרִ֥ית הַיָּמִֽים׃<text:s/></text:span><text:span text:style-name="T4619">2</text:span><text:span text:style-name="T4620"> הִקָּבְצ֥וּ וְשִׁמְע֖וּ בְּנֵ֣י יַעֲקֹ֑ב וְשִׁמְע֖וּ אֶל־יִשְׂרָאֵ֥ל אֲבִיכֶֽם׃<text:s/></text:span><text:span text:style-name="T4621">‬</text:span>‬‬<text:span text:style-name="T4622">3</text:span><text:span text:style-name="T4623"> רְאוּבֵן֙ בְּכֹ֣רִי אַ֔תָּה כֹּחִ֖י וְרֵאשִׁ֣ית אוֹנִ֑י יֶ֥תֶר שְׂאֵ֖ת וְיֶ֥תֶר עָֽז׃<text:s/></text:span><text:span text:style-name="T4624">‬</text:span>‬‬<text:span text:style-name="T4625">4</text:span><text:span text:style-name="T4626"> פַּ֤חַז כַּמַּ֙יִם֙ אַל־תּוֹתַ֔ר כִּ֥י עָלִ֖יתָ מִשְׁכְּבֵ֣י אָבִ֑יךָ אָ֥ז חִלַּ֖לְתָּ יְצוּעִ֥י עָלָֽה׃<text:s/></text:span><text:span text:style-name="T4627">פ<text:s/></text:span><text:span text:style-name="T4628">‬</text:span>‬‬‬‬‬</text:p>
        <text:p text:style-name="P4629"><text:span text:style-name="T4630">5</text:span><text:span text:style-name="T4631"> שִׁמְע֥וֹן וְלֵוִ֖י אַחִ֑ים כְּלֵ֥י חָמָ֖ס מְכֵרֹתֵיהֶֽם׃<text:s/></text:span><text:span text:style-name="T4632">‬</text:span>‬‬<text:span text:style-name="T4633">6</text:span><text:span text:style-name="T4634"> בְּסֹדָם֙ אַל־תָּבֹ֣א נַפְשִׁ֔י בִּקְהָלָ֖ם אַל־תֵּחַ֣ד כְּבֹדִ֑י כִּ֤י בְאַפָּם֙ הָ֣רְגוּ אִ֔ישׁ וּבִרְצֹנָ֖ם עִקְּרוּ־שֽׁוֹר׃<text:s/></text:span><text:span text:style-name="T4635">‬</text:span>‬‬<text:span text:style-name="T4636">7</text:span><text:span text:style-name="T4637"> אָר֤וּר אַפָּם֙ כִּ֣י עָ֔ז וְעֶבְרָתָ֖ם כִּ֣י קָשָׁ֑תָה אֲחַלְּקֵ֣ם בְּיַעֲקֹ֔ב וַאֲפִיצֵ֖ם בְּיִשְׂרָאֵֽל׃</text:span><text:span text:style-name="T4638"><text:s/>ס<text:s/></text:span><text:span text:style-name="T4639">‬</text:span>‬‬<text:span text:style-name="T4640">8</text:span><text:span text:style-name="T4641"> יְהוּדָ֗ה אַתָּה֙ יוֹד֣וּךָ אַחֶ֔יךָ יָדְךָ֖ בְּעֹ֣רֶף אֹיְבֶ֑יךָ יִשְׁתַּחֲוּ֥וּ לְךָ֖ בְּנֵ֥י אָבִֽיךָ׃<text:s/></text:span><text:span text:style-name="T4642">‬</text:span>‬‬<text:span text:style-name="T4643">9</text:span><text:span text:style-name="T4644"> גּ֤וּר אַרְיֵה֙ יְהוּדָ֔ה מִטֶּ֖רֶף בְּנִ֣י עָלִ֑יתָ כָּרַ֨ע רָבַ֧ץ כְּאַרְיֵ֛ה וּכְלָבִ֖יא מִ֥י יְקִימֶֽנּוּ׃<text:s/></text:span><text:span text:style-name="T4645">‬</text:span>‬‬<text:span text:style-name="T4646">10</text:span><text:span text:style-name="T4647"> לֹֽא־יָס֥וּר שֵׁ֙בֶט֙ מִֽיהוּדָ֔ה וּמְחֹקֵ֖ק מִבֵּ֣ין רַגְלָ֑יו עַ֚ד כִּֽי־יָבֹ֣א *שילה **שִׁיל֔וֹ וְל֖וֹ יִקְּהַ֥ת עַמִּֽים׃<text:s/></text:span><text:span text:style-name="T4648">‬</text:span>‬‬<text:span text:style-name="T4649">11</text:span><text:span text:style-name="T4650"> אֹסְרִ֤י לַגֶּ֙פֶן֙ *עירה **עִיר֔וֹ וְלַשֹּׂרֵקָ֖ה בְּנִ֣י אֲתֹנ֑וֹ כִּבֵּ֤ס בַּיַּ֙יִן֙ לְבֻשׁ֔וֹ וּבְדַם־עֲנָבִ֖ים *סותה **סוּתֽוֹ׃<text:s/></text:span><text:span text:style-name="T4651">‬</text:span>‬‬<text:span text:style-name="T4652">12</text:span><text:span text:style-name="T4653"> חַכְלִילִ֥י עֵינַ֖יִם מִיָּ֑יִן וּלְבֶן־שִׁנַּ֖יִם מֵחָלָֽב׃<text:s/></text:span><text:span text:style-name="T4654">פ<text:s/></text:span><text:span text:style-name="T4655">‬</text:span>‬‬‬‬‬‬‬‬‬‬</text:p>
        <text:soft-page-break/>
        <text:p text:style-name="P4656"><text:span text:style-name="T4657">13</text:span><text:span text:style-name="T4658"> זְבוּלֻ֕ן לְח֥וֹף יַמִּ֖ים יִשְׁכֹּ֑ן וְהוּא֙ לְח֣וֹף אֳנִיּ֔וֹת וְיַרְכָת֖וֹ עַל־צִידֹֽן׃</text:span><text:span text:style-name="T4659"><text:s/>ס<text:s/></text:span><text:span text:style-name="T4660">‬</text:span>‬‬<text:span text:style-name="T4661">14</text:span><text:span text:style-name="T4662"> יִשָּׂשכָ֖ר חֲמֹ֣ר גָּ֑רֶם רֹבֵ֖ץ בֵּ֥ין הַֽמִּשְׁפְּתָֽיִם׃<text:s/></text:span><text:span text:style-name="T4663">‬</text:span>‬‬<text:span text:style-name="T4664">15</text:span><text:span text:style-name="T4665"> וַיַּ֤רְא מְנֻחָה֙ כִּ֣י ט֔וֹב וְאֶת־הָאָ֖רֶץ כִּ֣י נָעֵ֑מָה וַיֵּ֤ט שִׁכְמוֹ֙ לִסְבֹּ֔ל וַיְהִ֖י לְמַס־עֹבֵֽד׃</text:span><text:span text:style-name="T4666"><text:s/>ס<text:s/></text:span><text:span text:style-name="T4667">‬</text:span>‬‬<text:span text:style-name="T4668">16</text:span><text:span text:style-name="T4669"> דָּ֖ן יָדִ֣ין עַמּ֑וֹ כְּאַחַ֖ד שִׁבְטֵ֥י יִשְׂרָאֵֽל׃<text:s/></text:span><text:span text:style-name="T4670">‬</text:span>‬‬<text:span text:style-name="T4671">17</text:span><text:span text:style-name="T4672"> יְהִי־דָן֙ נָחָ֣שׁ עֲלֵי־דֶ֔רֶךְ שְׁפִיפֹ֖ן עֲלֵי־אֹ֑רַח הַנֹּשֵׁךְ֙ עִקְּבֵי־ס֔וּס וַיִּפֹּ֥ל רֹכְב֖וֹ אָחֽוֹר׃<text:s/></text:span><text:span text:style-name="T4673">‬</text:span>‬‬<text:span text:style-name="T4674">18</text:span><text:span text:style-name="T4675"> לִֽישׁוּעָתְךָ֖ קִוִּ֥יתִי יְהוָֽה׃<text:s/></text:span><text:span text:style-name="T4676">‬</text:span>‬‬<text:span text:style-name="T4677">19</text:span><text:span text:style-name="T4678"> גָּ֖ד גְּד֣וּד יְגוּדֶ֑נּוּ וְה֖וּא יָגֻ֥ד עָקֵֽב׃</text:span><text:span text:style-name="T4679"><text:s/>ס<text:s/></text:span><text:span text:style-name="T4680">‬</text:span>‬‬<text:span text:style-name="T4681">20</text:span><text:span text:style-name="T4682"> מֵאָשֵׁ֖ר שְׁמֵנָ֣ה לַחְמ֑וֹ וְה֥וּא יִתֵּ֖ן מַֽעֲדַנֵּי־מֶֽלֶךְ׃</text:span><text:span text:style-name="T4683"><text:s/>ס<text:s/></text:span><text:span text:style-name="T4684">‬</text:span>‬‬<text:span text:style-name="T4685">21</text:span><text:span text:style-name="T4686"> נַפְתָּלִ֖י אַיָּלָ֣ה שְׁלֻחָ֑ה הַנֹּתֵ֖ן אִמְרֵי־שָֽׁפֶר׃</text:span><text:span text:style-name="T4687"><text:s/>ס<text:s/></text:span><text:span text:style-name="T4688">‬</text:span>‬‬<text:span text:style-name="T4689">22</text:span><text:span text:style-name="T4690"> בֵּ֤ן פֹּרָת֙ יוֹסֵ֔ף בֵּ֥ן פֹּרָ֖ת עֲלֵי־עָ֑יִן בָּנ֕וֹת צָעֲדָ֖ה עֲלֵי־שֽׁוּר׃<text:s/></text:span><text:span text:style-name="T4691">‬</text:span>‬‬<text:span text:style-name="T4692">23</text:span><text:span text:style-name="T4693"> וַֽיְמָרֲרֻ֖הוּ וָרֹ֑בּוּ וַֽיִּשְׂטְמֻ֖הוּ בַּעֲלֵ֥י חִצִּֽים׃<text:s/></text:span><text:span text:style-name="T4694">‬</text:span>‬‬<text:span text:style-name="T4695">24</text:span><text:span text:style-name="T4696"> וַתֵּ֤שֶׁב בְּאֵיתָן֙ קַשְׁתּ֔וֹ וַיָּפֹ֖זּוּ זְרֹעֵ֣י יָדָ֑יו מִידֵי֙ אֲבִ֣יר יַעֲקֹ֔ב מִשָּׁ֥ם רֹעֶ֖ה אֶ֥בֶן יִשְׂרָאֵֽל׃<text:s/></text:span><text:span text:style-name="T4697">‬</text:span>‬‬<text:span text:style-name="T4698">25</text:span><text:span text:style-name="T4699"> מֵאֵ֨ל אָבִ֜יךָ וְיַעְזְרֶ֗ךָּ וְאֵ֤ת שַׁדַּי֙ וִיבָ֣רְכֶ֔ךָּ בִּרְכֹ֤ת שָׁמַ֙יִם֙ מֵעָ֔ל בִּרְכֹ֥ת תְּה֖וֹם רֹבֶ֣צֶת תָּ֑חַת בִּרְכֹ֥ת שָׁדַ֖יִם וָרָֽחַם׃<text:s/></text:span><text:span text:style-name="T4700">‬</text:span>‬‬<text:span text:style-name="T4701">26</text:span><text:span text:style-name="T4702"> בִּרְכֹ֣ת אָבִ֗יךָ גָּֽבְרוּ֙ עַל־בִּרְכֹ֣ת הוֹרַ֔י עַֽד־תַּאֲוַ֖ת גִּבְעֹ֣ת עוֹלָ֑ם תִּֽהְיֶ֙ין֙ לְרֹ֣אשׁ יוֹסֵ֔ף וּלְקָדְקֹ֖ד נְזִ֥יר אֶחָֽיו׃<text:s/></text:span><text:span text:style-name="T4703">פ<text:s/></text:span><text:span text:style-name="T4704">‬</text:span>‬‬‬‬‬‬‬‬‬‬‬‬‬‬‬‬</text:p>
        <text:p text:style-name="P4705"><text:span text:style-name="T4706">27</text:span><text:span text:style-name="T4707"> בִּנְיָמִין֙ זְאֵ֣ב יִטְרָ֔ף בַּבֹּ֖קֶר יֹ֣אכַל עַ֑ד וְלָעֶ֖רֶב יְחַלֵּ֥ק שָׁלָֽל׃<text:s/></text:span><text:span text:style-name="T4708">‬</text:span>‬‬<text:span text:style-name="T4709">28</text:span><text:span text:style-name="T4710"> כָּל־אֵ֛לֶּה שִׁבְטֵ֥י יִשְׂרָאֵ֖ל שְׁנֵ֣ים עָשָׂ֑ר וְ֠זֹאת אֲשֶׁר־דִּבֶּ֨ר לָהֶ֤ם אֲבִיהֶם֙ וַיְבָ֣רֶךְ אוֹתָ֔ם אִ֛ישׁ אֲשֶׁ֥ר כְּבִרְכָת֖וֹ בֵּרַ֥ךְ אֹתָֽם׃<text:s/></text:span><text:span text:style-name="T4711">‬</text:span>‬‬<text:span text:style-name="T4712">29</text:span><text:span text:style-name="T4713"> וַיְצַ֣ו אוֹתָ֗ם וַיֹּ֤אמֶר אֲלֵהֶם֙ אֲנִי֙ נֶאֱסָ֣ף אֶל־עַמִּ֔י קִבְר֥וּ אֹתִ֖י אֶל־אֲבֹתָ֑י אֶל־הַ֨מְּעָרָ֔ה אֲשֶׁ֥ר בִּשְׂדֵ֖ה עֶפְר֥וֹן הֽ͏ַחִתִּֽי׃<text:s/></text:span><text:span text:style-name="T4714">‬</text:span>‬‬<text:span text:style-name="T4715">30</text:span><text:span text:style-name="T4716"> בַּמְּעָרָ֞ה אֲשֶׁ֨ר בִּשְׂדֵ֧ה הַמַּכְפֵּלָ֛ה אֲשֶׁ֥ר עַל־פְּנֵי־מַמְרֵ֖א בְּאֶ֣רֶץ כְּנָ֑עַן אֲשֶׁר֩ קָנָ֨ה אַבְרָהָ֜ם אֶת־הַשָּׂדֶ֗ה מֵאֵ֛ת עֶפְרֹ֥ן הַחִתִּ֖י לַאֲחֻזַּת־קָֽבֶר׃<text:s/></text:span><text:span text:style-name="T4717">‬</text:span>‬‬<text:span text:style-name="T4718">31</text:span><text:span text:style-name="T4719"> שָׁ֣מָּה קֽ͏ָבְר֞וּ אֶת־אַבְרָהָ֗ם וְאֵת֙ שָׂרָ֣ה אִשְׁתּ֔וֹ שָׁ֚מָּה קָבְר֣וּ אֶת־יִצְחָ֔ק וְאֵ֖ת רִבְקָ֣ה אִשְׁתּ֑וֹ וְשָׁ֥מָּה קָבַ֖רְתִּי אֶת־לֵאָֽה׃<text:s/></text:span><text:span text:style-name="T4720">‬</text:span>‬‬<text:span text:style-name="T4721">32</text:span><text:span text:style-name="T4722"> מִקְנֵ֧ה הַשָּׂדֶ֛ה וְהַמְּעָרָ֥ה אֲשֶׁר־בּ֖וֹ מֵאֵ֥ת בְּנֵי־חֵֽת׃<text:s/></text:span><text:span text:style-name="T4723">‬</text:span>‬‬<text:span text:style-name="T4724">33</text:span><text:span text:style-name="T4725"> וַיְכַ֤ל יַעֲקֹב֙ לְצַוֺּ֣ת אֶת־בָּנָ֔יו וַיֶּאֱסֹ֥ף רַגְלָ֖יו אֶל־הַמִּטָּ֑ה וַיִּגְוַ֖ע וַיֵּאָ֥סֶף אֶל־עַמָּֽיו׃<text:s/></text:span><text:span text:style-name="T4726">‬</text:span>‬‬‬‬‬‬‬‬‬</text:p>
      </text:section>
      <text:section text:name="Sect49" text:style-name="S49">
        <text:p text:style-name="P4727">Genesis 50</text:p>
        <text:p text:style-name="P4728"><text:span text:style-name="T4729">1</text:span><text:span text:style-name="T4730"> וַיִפֹּ֥ל יוֹסֵ֖ף עַל־פְּנֵ֣י אָבִ֑יו וַיֵּ֥בְךְּ עָלָ֖יו וַיִּשַּׁק־לֽוֹ׃<text:s/></text:span><text:span text:style-name="T4731">2</text:span><text:span text:style-name="T4732"> וַיְצַ֨ו יוֹסֵ֤ף אֶת־עֲבָדָיו֙ אֶת־הָרֹ֣פְאִ֔ים לַחֲנֹ֖ט אֶת־אָבִ֑יו וַיַּחַנְט֥וּ הָרֹפְאִ֖ים אֶת־יִשְׂרָאֵֽל׃<text:s/></text:span><text:span text:style-name="T4733">‬</text:span>‬‬<text:span text:style-name="T4734">3</text:span><text:span text:style-name="T4735"> וַיִּמְלְאוּ־לוֹ֙ אַרְבָּעִ֣ים י֔וֹם כִּ֛י כֵּ֥ן יִמְלְא֖וּ יְמֵ֣י הַחֲנֻטִ֑ים וַיִּבְכּ֥וּ אֹת֛וֹ מִצְרַ֖יִם שִׁבְעִ֥ים יֽוֹם׃<text:s/></text:span><text:span text:style-name="T4736">‬</text:span>‬‬<text:span text:style-name="T4737">4</text:span><text:span text:style-name="T4738"> וַיַּֽעַבְרוּ֙ יְמֵ֣י בְכִית֔וֹ וַיְדַבֵּ֣ר יוֹסֵ֔ף אֶל־בֵּ֥ית פַּרְעֹ֖ה לֵאמֹ֑ר אִם־נָ֨א מָצָ֤אתִי חֵן֙ בְּעֵ֣ינֵיכֶ֔ם דַּבְּרוּ־נָ֕א בְּאָזְנֵ֥י פַרְעֹ֖ה לֵאמֹֽר׃<text:s/></text:span><text:span text:style-name="T4739">‬</text:span>‬‬<text:span text:style-name="T4740">5</text:span><text:span text:style-name="T4741"> אָבִ֞י הִשְׁבִּיעַ֣נִי לֵאמֹ֗ר הִנֵּ֣ה אָנֹכִי֮ מֵת֒ בְּקִבְרִ֗י אֲשֶׁ֨ר כָּרִ֤יתִי לִי֙ בְּאֶ֣רֶץ כְּנַ֔עַן שָׁ֖מָּה תִּקְבְּרֵ֑נִי וְעַתָּ֗ה אֶֽעֱלֶה־נָּ֛א וְאֶקְבְּרָ֥ה אֶת־אָבִ֖י וְאָשֽׁוּבָה׃<text:s/></text:span><text:span text:style-name="T4742">‬</text:span>‬‬<text:span text:style-name="T4743">6</text:span><text:span text:style-name="T4744"> וַיֹּ֖אמֶר פַּרְעֹ֑ה עֲלֵ֛ה וּקְבֹ֥ר אֶת־אָבִ֖יךָ כַּאֲשֶׁ֥ר הִשְׁבִּיעֶֽךָ׃<text:s/></text:span><text:span text:style-name="T4745">‬</text:span>‬‬<text:span text:style-name="T4746">7</text:span><text:span text:style-name="T4747"> וַיַּ֥עַל יוֹסֵ֖ף לִקְבֹּ֣ר אֶת־אָבִ֑יו וַיּֽ͏ַעֲל֨וּ אִתּ֜וֹ כָּל־עַבְדֵ֤י פַרְעֹה֙ זִקְנֵ֣י בֵית֔וֹ וְכֹ֖ל זִקְנֵ֥י אֶֽרֶץ־מִצְרָֽיִם׃<text:s/></text:span><text:span text:style-name="T4748">‬</text:span>‬‬<text:span text:style-name="T4749">8</text:span><text:span text:style-name="T4750"> וְכֹל֙ בֵּ֣ית יוֹסֵ֔ף וְאֶחָ֖יו וּבֵ֣ית אָבִ֑יו רַ֗ק טַפָּם֙ וְצֹאנָ֣ם וּבְקָרָ֔ם עָזְב֖וּ בְּאֶ֥רֶץ גֹּֽשֶׁן׃<text:s/></text:span><text:span text:style-name="T4751">‬</text:span>‬‬<text:span text:style-name="T4752">9</text:span><text:span text:style-name="T4753"> וַיַּ֣עַל עִמּ֔וֹ גַּם־רֶ֖כֶב גַּם־פָּרָשִׁ֑ים וַיְהִ֥י<text:s/></text:span><text:soft-page-break/><text:span text:style-name="T4754">הַֽמַּחֲנֶ֖ה כָּבֵ֥ד מְאֹֽד׃<text:s/></text:span><text:span text:style-name="T4755">‬</text:span>‬‬<text:span text:style-name="T4756">10</text:span><text:span text:style-name="T4757"> וַיָּבֹ֜אוּ עַד־גֹּ֣רֶן הָאָטָ֗ד אֲשֶׁר֙ בְּעֵ֣בֶר הַיַּרְדֵּ֔ן וַיִּ֨סְפְּדוּ־שָׁ֔ם מִסְפֵּ֛ד גָּד֥וֹל וְכָבֵ֖ד מְאֹ֑ד וַיַּ֧עַשׂ לְאָבִ֛יו אֵ֖בֶל שִׁבְעַ֥ת יָמִֽים׃<text:s/></text:span><text:span text:style-name="T4758">‬</text:span>‬‬<text:span text:style-name="T4759">11</text:span><text:span text:style-name="T4760"> וַיַּ֡רְא יוֹשֵׁב֩ הָאָ֨רֶץ הַֽכְּנַעֲנִ֜י אֶת־הָאֵ֗בֶל בְּגֹ֙רֶן֙ הָֽאָטָ֔ד וַיֹּ֣אמְר֔וּ אֵֽבֶל־כָּבֵ֥ד זֶ֖ה לְמִצְרָ֑יִם עַל־כֵּ֞ן קָרָ֤א שְׁמָהּ֙ אָבֵ֣ל מִצְרַ֔יִם אֲשֶׁ֖ר בְּעֵ֥בֶר הַיַּרְדֵּֽן׃<text:s/></text:span><text:span text:style-name="T4761">‬</text:span>‬‬<text:span text:style-name="T4762">12</text:span><text:span text:style-name="T4763"> וַיַּעֲשׂ֥וּ בָנָ֖יו ל֑וֹ כֵּ֖ן כַּאֲשֶׁ֥ר צִוָּֽם׃<text:s/></text:span><text:span text:style-name="T4764">‬</text:span>‬‬<text:span text:style-name="T4765">13</text:span><text:span text:style-name="T4766"> וַיִּשְׂא֨וּ אֹת֤וֹ בָנָיו֙ אַ֣רְצָה כְּנַ֔עַן וַיִּקְבְּר֣וּ אֹת֔וֹ בִּמְעָרַ֖ת שְׂדֵ֣ה הַמַּכְפֵּלָ֑ה אֲשֶׁ֣ר קָנָה֩ אַבְרָהָ֨ם אֶת־הַשָּׂדֶ֜ה לַאֲחֻזַּת־קֶ֗בֶר מֵאֵ֛ת עֶפְרֹ֥ן הַחִתִּ֖י עַל־פְּנֵ֥י מַמְרֵֽא׃<text:s/></text:span><text:span text:style-name="T4767">‬</text:span>‬‬<text:span text:style-name="T4768">14</text:span><text:span text:style-name="T4769"> וַיָּ֨שָׁב יוֹסֵ֤ף מִצְרַ֙יְמָה֙ ה֣וּא וְאֶחָ֔יו וְכָל־הָעֹלִ֥ים אִתּ֖וֹ לִקְבֹּ֣ר אֶת־אָבִ֑יו אַחֲרֵ֖י קָבְר֥וֹ אֶת־אָבִֽיו׃<text:s/></text:span><text:span text:style-name="T4770">‬</text:span>‬‬<text:span text:style-name="T4771">15</text:span><text:span text:style-name="T4772"> וַיִּרְא֤וּ אֲחֵֽי־יוֹסֵף֙ כִּי־מֵ֣ת אֲבִיהֶ֔ם וַיֹּ֣אמְר֔וּ ל֥וּ יִשְׂטְמֵ֖נוּ יוֹסֵ֑ף וְהָשֵׁ֤ב יָשִׁיב֙ לָ֔נוּ אֵ֚ת כָּל־הָ֣רָעָ֔ה אֲשֶׁ֥ר גָּמַ֖לְנוּ אֹתֽוֹ׃<text:s/></text:span><text:span text:style-name="T4773">‬</text:span>‬‬<text:span text:style-name="T4774">16</text:span><text:span text:style-name="T4775"> וַיְצַוּ֕וּ אֶל־יוֹסֵ֖ף לֵאמֹ֑ר אָבִ֣יךָ צִוָּ֔ה לִפְנֵ֥י מוֹת֖וֹ לֵאמֹֽר׃<text:s/></text:span><text:span text:style-name="T4776">‬</text:span>‬‬<text:span text:style-name="T4777">17</text:span><text:span text:style-name="T4778"> כֹּֽה־תֹאמְר֣וּ לְיוֹסֵ֗ף אָ֣נָּ֡א שָׂ֣א נָ֠א פֶּ֣שַׁע אַחֶ֤יךָ וְחַטָּאתָם֙ כִּי־רָעָ֣ה גְמָל֔וּךָ וְעַתָּה֙ שָׂ֣א נָ֔א לְפֶ֥שַׁע עַבְדֵ֖י אֱלֹהֵ֣י אָבִ֑יךָ וַיֵּ֥בְךְּ יוֹסֵ֖ף בְּדַבְּרָ֥ם אֵלָֽיו׃<text:s/></text:span><text:span text:style-name="T4779">‬</text:span>‬‬<text:span text:style-name="T4780">18</text:span><text:span text:style-name="T4781"> וַיֵּלְכוּ֙ גַּם־אֶחָ֔יו וֽ͏ַיִּפְּל֖וּ לְפָנָ֑יו וַיֹּ֣אמְר֔וּ הִנֶּ֥נּֽוּ לְךָ֖ לַעֲבָדִֽים׃<text:s/></text:span><text:span text:style-name="T4782">‬</text:span>‬‬<text:span text:style-name="T4783">19</text:span><text:span text:style-name="T4784"> וַיֹּ֧אמֶר אֲלֵהֶ֛ם יוֹסֵ֖ף אַל־תִּירָ֑אוּ כִּ֛י הֲתַ֥חַת אֱלֹהִ֖ים אָֽנִי׃<text:s/></text:span><text:span text:style-name="T4785">‬</text:span>‬‬<text:span text:style-name="T4786">20</text:span><text:span text:style-name="T4787"> וְאַתֶּ֕ם חֲשַׁבְתֶּ֥ם עָלַ֖י רָעָ֑ה אֱלֹהִים֙ חֲשָׁבָ֣הּ לְטֹבָ֔ה לְמַ֗עַן עֲשֹׂ֛ה כַּיּ֥וֹם הַזֶּ֖ה לְהַחֲיֹ֥ת עַם־רָֽב׃<text:s/></text:span><text:span text:style-name="T4788">‬</text:span>‬‬<text:span text:style-name="T4789">21</text:span><text:span text:style-name="T4790"> וְעַתָּה֙ אַל־תִּירָ֔אוּ אָנֹכִ֛י אֲכַלְכֵּ֥ל אֶתְכֶ֖ם וְאֶֽת־טַפְּכֶ֑ם וַיְנַחֵ֣ם אוֹתָ֔ם וַיְדַבֵּ֖ר עַל־לִבָּֽם׃<text:s/></text:span><text:span text:style-name="T4791">‬</text:span>‬‬<text:span text:style-name="T4792">22</text:span><text:span text:style-name="T4793"> וַיֵּ֤שֶׁב יוֹסֵף֙ בְּמִצְרַ֔יִם ה֖וּא וּבֵ֣ית אָבִ֑יו וַיְחִ֣י יוֹסֵ֔ף מֵאָ֥ה וָעֶ֖שֶׂר שָׁנִֽים׃<text:s/></text:span><text:span text:style-name="T4794">‬</text:span>‬‬<text:span text:style-name="T4795">23</text:span><text:span text:style-name="T4796"> וַיַּ֤רְא יוֹסֵף֙ לְאֶפְרַ֔יִם בְּנֵ֖י שִׁלֵּשִׁ֑ים גַּ֗ם בְּנֵ֤י מָכִיר֙ בֶּן־מְנַשֶּׁ֔ה יֻלְּד֖וּ עַל־בִּרְכֵּ֥י יוֹסֵֽף׃<text:s/></text:span><text:span text:style-name="T4797">‬</text:span>‬‬<text:span text:style-name="T4798">24</text:span><text:span text:style-name="T4799"> וַיֹּ֤אמֶר יוֹסֵף֙ אֶל־אֶחָ֔יו אָנֹכִ֖י מֵ֑ת וֵֽאלֹהִ֞ים פָּקֹ֧ד יִפְקֹ֣ד אֶתְכֶ֗ם וְהֶעֱלָ֤ה אֶתְכֶם֙ מִן־הָאָ֣רֶץ הַזֹּ֔את אֶל־הָאָ֕רֶץ אֲשֶׁ֥ר נִשְׁבַּ֛ע לְאַבְרָהָ֥ם לְיִצְחָ֖ק וּֽלְיַעֲקֹֽב׃<text:s/></text:span><text:span text:style-name="T4800">‬</text:span>‬‬<text:span text:style-name="T4801">25</text:span><text:span text:style-name="T4802"> וַיַּשְׁבַּ֣ע יוֹסֵ֔ף אֶת־בְּנֵ֥י יִשְׂרָאֵ֖ל לֵאמֹ֑ר פָּקֹ֨ד יִפְקֹ֤ד אֱלֹהִים֙ אֶתְכֶ֔ם וְהַעֲלִתֶ֥ם אֶת־עַצְמֹתַ֖י מִזֶּֽה׃<text:s/></text:span><text:span text:style-name="T4803">‬</text:span>‬‬<text:span text:style-name="T4804">26</text:span><text:span text:style-name="T4805"> וַיָּ֣מָת יוֹסֵ֔ף בֶּן־מֵאָ֥ה וָעֶ֖שֶׂר שָׁנִ֑ים וַיַּחַנְט֣וּ אֹת֔וֹ וַיִּ֥ישֶׂם בָּאָר֖וֹן בְּמִצְרָֽיִם׃<text:s/></text:span><text:span text:style-name="T4806">‬</text:span>‬‬‬‬‬‬‬‬‬‬‬‬‬‬‬‬‬‬‬‬‬‬‬‬‬‬‬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he" style:country-complex="IL" style:text-combine="none" fo:hyphenate="true"/>
    </style:default-style>
    <style:style style:name="Normal" style:display-name="Normal" style:family="paragraph">
      <style:text-properties style:font-name-complex="Arial" fo:hyphenate="false"/>
    </style:style>
    <style:style style:name="DefaultParagraphFont" style:display-name="Default Paragraph Font" style:family="text"/>
    <style:style style:name="verse" style:display-name="verse" style:family="text" style:parent-style-name="DefaultParagraphFont"/>
    <style:style style:name="PlainText" style:display-name="Plain Text" style:family="paragraph" style:parent-style-name="Normal">
      <style:paragraph-properties fo:margin-bottom="0in" fo:line-height="100%"/>
      <style:text-properties style:font-name="Consolas" style:font-name-asian="Calibri" style:letter-kerning="true" fo:font-size="10.5pt" style:font-size-asian="10.5pt" style:font-size-complex="10.5pt" style:language-asian="en" style:country-asian="US" fo:hyphenate="false"/>
    </style:style>
    <style:style style:name="PlainTextChar" style:display-name="Plain Text Char" style:family="text" style:parent-style-name="DefaultParagraphFont">
      <style:text-properties style:font-name="Consolas" style:font-name-asian="Calibri" style:font-name-complex="Arial" style:letter-kerning="true" fo:font-size="10.5pt" style:font-size-asian="10.5pt" style:font-size-complex="10.5pt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263in" fo:margin-left="1in" fo:margin-bottom="0.927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The Book of Genesis</dc:title>
    <dc:description/>
    <dc:subject/>
    <dc:creator>Adrian Hills</dc:creator>
    <meta:creation-date>2025-03-23T15:17:00Z</meta:creation-date>
    <dc:date>2025-03-23T15:17:00Z</dc:date>
    <meta:template xlink:href="Normal.dotm" xlink:type="simple"/>
    <meta:editing-cycles>2</meta:editing-cycles>
    <meta:editing-duration>PT0S</meta:editing-duration>
    <meta:document-statistic meta:page-count="57" meta:paragraph-count="392" meta:word-count="29321" meta:character-count="196060" meta:row-count="1392" meta:non-whitespace-character-count="167131"/>
  </office:meta>
</office:document-meta>
</file>